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jpg" manifest:media-type="image/jpeg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>
      <style:table-cell-properties style:vertical-align="automatic" fo:background-color="transparent" style:cell-protect="protected"/>
    </style:style>
    <style:style style:name="ce2" style:family="table-cell" style:parent-style-name="Default" style:data-style-name="N0">
      <style:table-cell-properties fo:border-top="none" fo:border-bottom="thick solid #000000" fo:border-left="none" fo:border-right="none" style:vertical-align="automatic" fo:background-color="#6699CC" style:cell-protect="protected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fo:background-color="#FFFFFF" style:cell-protect="protected"/>
    </style:style>
    <style:style style:name="ce4" style:family="table-cell" style:parent-style-name="Default" style:data-style-name="N3">
      <style:table-cell-properties style:vertical-align="automatic" fo:background-color="#FFFFFF" style:cell-protect="protected" style:repeat-content="false"/>
      <style:paragraph-properties fo:text-align="end" fo:margin-right="0cm"/>
    </style:style>
    <style:style style:name="ce5" style:family="table-cell" style:parent-style-name="Default" style:data-style-name="N4">
      <style:table-cell-properties style:vertical-align="automatic" fo:background-color="#FFFFFF" style:cell-protect="protected"/>
    </style:style>
    <style:style style:name="ce6" style:family="table-cell" style:parent-style-name="Default" style:data-style-name="N0">
      <style:table-cell-properties fo:border-top="none" fo:border-bottom="thick solid #000000" fo:border-left="none" fo:border-right="none" style:vertical-align="automatic" fo:background-color="transparent" style:cell-protect="protected"/>
    </style:style>
    <style:style style:name="ce7" style:family="table-cell" style:parent-style-name="Default" style:data-style-name="N0">
      <style:table-cell-properties style:vertical-align="automatic" fo:background-color="transparent" style:cell-protect="protected"/>
      <style:text-properties fo:font-size="12pt" style:font-size-asian="12pt" style:font-size-complex="12pt"/>
    </style:style>
    <style:style style:name="ce8" style:family="table-cell" style:parent-style-name="Default" style:data-style-name="N0">
      <style:table-cell-properties style:vertical-align="automatic" fo:background-color="transparent" style:cell-protect="protected"/>
    </style:style>
    <style:style style:name="ce9" style:family="table-cell" style:parent-style-name="Default" style:data-style-name="N0">
      <style:table-cell-properties style:vertical-align="automatic" fo:background-color="transparent" style:cell-protect="protected"/>
      <style:text-properties fo:font-size="9pt" style:font-size-asian="9pt" style:font-size-complex="9pt"/>
    </style:style>
    <style:style style:name="ce10" style:family="table-cell" style:parent-style-name="Default" style:data-style-name="N0">
      <style:table-cell-properties style:vertical-align="automatic" fo:background-color="transparent" style:cell-protect="protected" style:repeat-content="false"/>
      <style:paragraph-properties fo:text-align="center"/>
      <style:text-properties fo:font-size="26pt" style:font-size-asian="26pt" style:font-size-complex="26pt" fo:font-weight="bold" style:font-weight-asian="bold" style:font-weight-complex="bold"/>
    </style:style>
    <style:style style:name="co1" style:family="table-column">
      <style:table-column-properties fo:break-before="auto" style:column-width="0.396875cm"/>
    </style:style>
    <style:style style:name="co2" style:family="table-column">
      <style:table-column-properties fo:break-before="auto" style:column-width="2.16958333333333cm"/>
    </style:style>
    <style:style style:name="co3" style:family="table-column">
      <style:table-column-properties fo:break-before="auto" style:column-width="0.47625cm"/>
    </style:style>
    <style:style style:name="co4" style:family="table-column">
      <style:table-column-properties fo:break-before="auto" style:column-width="4.63020833333333cm"/>
    </style:style>
    <style:style style:name="co5" style:family="table-column">
      <style:table-column-properties fo:break-before="auto" style:column-width="3.65125cm"/>
    </style:style>
    <style:style style:name="co6" style:family="table-column">
      <style:table-column-properties fo:break-before="auto" style:column-width="4.28625cm"/>
    </style:style>
    <style:style style:name="co7" style:family="table-column">
      <style:table-column-properties fo:break-before="auto" style:column-width="3.62479166666667cm"/>
    </style:style>
    <style:style style:name="co8" style:family="table-column">
      <style:table-column-properties fo:break-before="auto" style:column-width="9.47208333333333cm"/>
    </style:style>
    <style:style style:name="co9" style:family="table-column">
      <style:table-column-properties fo:break-before="auto" style:column-width="6.29708333333333cm"/>
    </style:style>
    <style:style style:name="co10" style:family="table-column">
      <style:table-column-properties fo:break-before="auto" style:column-width="4.78895833333333cm"/>
    </style:style>
    <style:style style:name="co11" style:family="table-column">
      <style:table-column-properties fo:break-before="auto" style:column-width="4.445cm"/>
    </style:style>
    <style:style style:name="co12" style:family="table-column">
      <style:table-column-properties fo:break-before="auto" style:column-width="5.635625cm"/>
    </style:style>
    <style:style style:name="co13" style:family="table-column">
      <style:table-column-properties fo:break-before="auto" style:column-width="27.913541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30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 style:parent-style-name="Graphics">
      <style:graphic-properties draw:fill="none" draw:stroke="none" style:protect="position size"/>
    </style:style>
  </office:automatic-styles>
  <office:body>
    <office:spreadsheet>
      <table:calculation-settings table:case-sensitive="false" table:search-criteria-must-apply-to-whole-cell="false"/>
      <table:table table:name="Caratula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default-cell-style-name="ce1"/>
        <table:table-column table:style-name="co2" table:number-columns-repeated="16378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table:style-name="ce1">
            <draw:frame draw:z-index="1" draw:id="id0" draw:style-name="a0" draw:name="Logo" svg:x="0in" svg:y="0in" svg:width="2.5625in" svg:height="0.83333in" style:rel-width="scale" style:rel-height="scale">
              <draw:image xlink:href="media/image1.jpg" xlink:type="simple" xlink:show="embed" xlink:actuate="onLoad"/>
              <svg:title/>
              <svg:desc/>
            </draw:frame>
          </table:table-cell>
          <table:table-cell table:number-columns-repeated="3" table:style-name="ce1"/>
          <table:table-cell office:value-type="string" table:number-columns-spanned="4" table:number-rows-spanned="1" table:style-name="ce7">
            <text:p>SECRETARÍA DE ESTADO DE ENERGÍA</text:p>
          </table:table-cell>
          <table:covered-table-cell table:number-columns-repeated="3"/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number-columns-repeated="5" table:style-name="ce1"/>
          <table:table-cell office:value-type="string" table:number-columns-spanned="3" table:number-rows-spanned="2" table:style-name="ce9">
            <text:p>DIRECCIÓN GENERAL DE POLÍTICA ENERGÉTICA Y MINAS</text:p>
          </table:table-cell>
          <table:covered-table-cell table:number-columns-repeated="2"/>
          <table:table-cell table:number-columns-repeated="16375"/>
        </table:table-row>
        <table:table-row table:style-name="ro1">
          <table:table-cell/>
          <table:table-cell table:number-columns-repeated="5" table:style-name="ce1"/>
          <table:covered-table-cell/>
          <table:covered-table-cell table:number-columns-repeated="2"/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number-columns-repeated="5" table:style-name="ce1"/>
          <table:table-cell office:value-type="string" table:number-columns-spanned="3" table:number-rows-spanned="2" table:style-name="ce9">
            <text:p>SUBDIRECCIÓN GENERAL DE PLANIFICACIÓN ENERGÉTICA Y SEGUIMIENTO</text:p>
          </table:table-cell>
          <table:covered-table-cell table:number-columns-repeated="2"/>
          <table:table-cell table:number-columns-repeated="16375"/>
        </table:table-row>
        <table:table-row table:style-name="ro1">
          <table:table-cell/>
          <table:table-cell table:number-columns-repeated="5" table:style-name="ce1"/>
          <table:covered-table-cell/>
          <table:covered-table-cell table:number-columns-repeated="2"/>
          <table:table-cell table:number-columns-repeated="16375"/>
        </table:table-row>
        <table:table-row table:number-rows-repeated="7" table:style-name="ro1">
          <table:table-cell table:number-columns-repeated="16384"/>
        </table:table-row>
        <table:table-row table:style-name="ro1">
          <table:table-cell/>
          <table:table-cell office:value-type="string" table:number-columns-spanned="8" table:number-rows-spanned="5" table:style-name="ce10">
            <text:p>ESTADÍSTICA DE LA INDUSTRIA DE LA ENERGÍA ELÉCTRICA 2015</text:p>
          </table:table-cell>
          <table:covered-table-cell table:number-columns-repeated="7"/>
          <table:table-cell table:number-columns-repeated="16375"/>
        </table:table-row>
        <table:table-row table:number-rows-repeated="4" table:style-name="ro1">
          <table:table-cell/>
          <table:covered-table-cell/>
          <table:covered-table-cell table:number-columns-repeated="7"/>
          <table:table-cell table:number-columns-repeated="16375"/>
        </table:table-row>
        <table:table-row table:number-rows-repeated="1048556" table:style-name="ro1">
          <table:table-cell table:number-columns-repeated="16384"/>
        </table:table-row>
      </table:table>
      <table:table table:name="Nacional" table:style-name="ta1"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number-columns-repeated="16375" table:default-cell-style-name="ce1"/>
        <table:table-row table:style-name="ro2">
          <table:table-cell office:value-type="string" table:style-name="ce2">
            <text:p>DESCRIPCION_FILA</text:p>
          </table:table-cell>
          <table:table-cell office:value-type="string" table:style-name="ce2">
            <text:p>CENTRALES ACTIVAS</text:p>
          </table:table-cell>
          <table:table-cell office:value-type="string" table:style-name="ce2">
            <text:p>POTENCIA ACTIVA (MW)</text:p>
          </table:table-cell>
          <table:table-cell office:value-type="string" table:style-name="ce2">
            <text:p>HORAS UTILIZACION</text:p>
          </table:table-cell>
          <table:table-cell office:value-type="string" table:style-name="ce2">
            <text:p>PRODUCCION EN BORNES DE LOS GENERADORES (MWh)</text:p>
          </table:table-cell>
          <table:table-cell office:value-type="string" table:style-name="ce2">
            <text:p>CONSUMOS EN GENERACION (MWh)</text:p>
          </table:table-cell>
          <table:table-cell office:value-type="string" table:style-name="ce2">
            <text:p>PRODUCCION NETA (MWH)</text:p>
          </table:table-cell>
          <table:table-cell office:value-type="string" table:style-name="ce2">
            <text:p>AUTOCONSUMOS (MWh)</text:p>
          </table:table-cell>
          <table:table-cell office:value-type="string" table:style-name="ce2">
            <text:p>CONSUMOS EN BOMBEO (MWh)</text:p>
          </table:table-cell>
          <table:table-cell table:number-columns-repeated="16375" table:style-name="ce6"/>
        </table:table-row>
        <table:table-row table:style-name="ro1">
          <table:table-cell office:value-type="string" table:style-name="ce3">
            <text:p>Hidraúlica</text:p>
          </table:table-cell>
          <table:table-cell office:value-type="float" office:value="379" table:style-name="ce4">
            <text:p>379</text:p>
          </table:table-cell>
          <table:table-cell office:value-type="float" office:value="17945.72" table:style-name="ce5">
            <text:p>17.945,72</text:p>
          </table:table-cell>
          <table:table-cell office:value-type="float" office:value="1434.4813693738699" table:style-name="ce5">
            <text:p>1.434,48</text:p>
          </table:table-cell>
          <table:table-cell office:value-type="float" office:value="25742801" table:style-name="ce5">
            <text:p>25.742.801,00</text:p>
          </table:table-cell>
          <table:table-cell office:value-type="float" office:value="379947.12" table:style-name="ce5">
            <text:p>379.947,12</text:p>
          </table:table-cell>
          <table:table-cell office:value-type="float" office:value="25362853.879999999" table:style-name="ce5">
            <text:p>25.362.853,88</text:p>
          </table:table-cell>
          <table:table-cell office:value-type="float" office:value="70" table:style-name="ce5">
            <text:p>70,00</text:p>
          </table:table-cell>
          <table:table-cell office:value-type="float" office:value="4518592.3899999997" table:style-name="ce5">
            <text:p>4.518.592,39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 text:c="8"/>Bombeo puro</text:p>
          </table:table-cell>
          <table:table-cell office:value-type="float" office:value="8" table:style-name="ce4">
            <text:p>8</text:p>
          </table:table-cell>
          <table:table-cell office:value-type="float" office:value="3336.73" table:style-name="ce5">
            <text:p>3.336,73</text:p>
          </table:table-cell>
          <table:table-cell office:value-type="float" office:value="685.41905098704399" table:style-name="ce5">
            <text:p>685,42</text:p>
          </table:table-cell>
          <table:table-cell office:value-type="float" office:value="2287058.31" table:style-name="ce5">
            <text:p>2.287.058,31</text:p>
          </table:table-cell>
          <table:table-cell office:value-type="float" office:value="16680.18" table:style-name="ce5">
            <text:p>16.680,18</text:p>
          </table:table-cell>
          <table:table-cell office:value-type="float" office:value="2270378.13" table:style-name="ce5">
            <text:p>2.270.378,13</text:p>
          </table:table-cell>
          <table:table-cell office:value-type="float" office:value="0" table:style-name="ce5">
            <text:p>0,00</text:p>
          </table:table-cell>
          <table:table-cell office:value-type="float" office:value="3166289.39" table:style-name="ce5">
            <text:p>3.166.289,39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 text:c="8"/>Bombeo mixto</text:p>
          </table:table-cell>
          <table:table-cell office:value-type="float" office:value="13" table:style-name="ce4">
            <text:p>13</text:p>
          </table:table-cell>
          <table:table-cell office:value-type="float" office:value="2683.06" table:style-name="ce5">
            <text:p>2.683,06</text:p>
          </table:table-cell>
          <table:table-cell office:value-type="float" office:value="865.33702563490897" table:style-name="ce5">
            <text:p>865,34</text:p>
          </table:table-cell>
          <table:table-cell office:value-type="float" office:value="2321751.16" table:style-name="ce5">
            <text:p>2.321.751,16</text:p>
          </table:table-cell>
          <table:table-cell office:value-type="float" office:value="16487.61" table:style-name="ce5">
            <text:p>16.487,61</text:p>
          </table:table-cell>
          <table:table-cell office:value-type="float" office:value="2305263.5499999998" table:style-name="ce5">
            <text:p>2.305.263,55</text:p>
          </table:table-cell>
          <table:table-cell office:value-type="float" office:value="0" table:style-name="ce5">
            <text:p>0,00</text:p>
          </table:table-cell>
          <table:table-cell office:value-type="float" office:value="1352303" table:style-name="ce5">
            <text:p>1.352.303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Nuclear</text:p>
          </table:table-cell>
          <table:table-cell office:value-type="float" office:value="6" table:style-name="ce4">
            <text:p>6</text:p>
          </table:table-cell>
          <table:table-cell office:value-type="float" office:value="8119.04" table:style-name="ce5">
            <text:p>8.119,04</text:p>
          </table:table-cell>
          <table:table-cell office:value-type="float" office:value="7044.63076915497" table:style-name="ce5">
            <text:p>7.044,63</text:p>
          </table:table-cell>
          <table:table-cell office:value-type="float" office:value="57195639" table:style-name="ce5">
            <text:p>57.195.639,00</text:p>
          </table:table-cell>
          <table:table-cell office:value-type="float" office:value="2471472.08" table:style-name="ce5">
            <text:p>2.471.472,08</text:p>
          </table:table-cell>
          <table:table-cell office:value-type="float" office:value="54724166.920000002" table:style-name="ce5">
            <text:p>54.724.166,92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Carbón</text:p>
          </table:table-cell>
          <table:table-cell office:value-type="float" office:value="16" table:style-name="ce4">
            <text:p>16</text:p>
          </table:table-cell>
          <table:table-cell office:value-type="float" office:value="11336.18" table:style-name="ce5">
            <text:p>11.336,18</text:p>
          </table:table-cell>
          <table:table-cell office:value-type="float" office:value="4977.9617154985199" table:style-name="ce5">
            <text:p>4.977,96</text:p>
          </table:table-cell>
          <table:table-cell office:value-type="float" office:value="56431070.039999999" table:style-name="ce5">
            <text:p>56.431.070,04</text:p>
          </table:table-cell>
          <table:table-cell office:value-type="float" office:value="3785648.95" table:style-name="ce5">
            <text:p>3.785.648,95</text:p>
          </table:table-cell>
          <table:table-cell office:value-type="float" office:value="52645421.090000004" table:style-name="ce5">
            <text:p>52.645.421,09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Fuel+gas y ciclo combinado</text:p>
          </table:table-cell>
          <table:table-cell office:value-type="float" office:value="55" table:style-name="ce4">
            <text:p>55</text:p>
          </table:table-cell>
          <table:table-cell office:value-type="float" office:value="26712.63" table:style-name="ce5">
            <text:p>26.712,63</text:p>
          </table:table-cell>
          <table:table-cell office:value-type="float" office:value="1388.44798883524" table:style-name="ce5">
            <text:p>1.388,45</text:p>
          </table:table-cell>
          <table:table-cell office:value-type="float" office:value="37089097.399999999" table:style-name="ce5">
            <text:p>37.089.097,40</text:p>
          </table:table-cell>
          <table:table-cell office:value-type="float" office:value="1405278.24" table:style-name="ce5">
            <text:p>1.405.278,24</text:p>
          </table:table-cell>
          <table:table-cell office:value-type="float" office:value="35683819.159999996" table:style-name="ce5">
            <text:p>35.683.819,16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Resto hidráulica</text:p>
          </table:table-cell>
          <table:table-cell office:value-type="float" office:value="880" table:style-name="ce4">
            <text:p>880</text:p>
          </table:table-cell>
          <table:table-cell office:value-type="float" office:value="2014.1" table:style-name="ce5">
            <text:p>2.014,10</text:p>
          </table:table-cell>
          <table:table-cell office:value-type="float" office:value="2732.2154262449699" table:style-name="ce5">
            <text:p>2.732,22</text:p>
          </table:table-cell>
          <table:table-cell office:value-type="float" office:value="5502955.0899999999" table:style-name="ce5">
            <text:p>5.502.955,09</text:p>
          </table:table-cell>
          <table:table-cell office:value-type="float" office:value="56701.85" table:style-name="ce5">
            <text:p>56.701,85</text:p>
          </table:table-cell>
          <table:table-cell office:value-type="float" office:value="5446253.2400000002" table:style-name="ce5">
            <text:p>5.446.253,24</text:p>
          </table:table-cell>
          <table:table-cell office:value-type="float" office:value="32611.85" table:style-name="ce5">
            <text:p>32.611,85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Eólica</text:p>
          </table:table-cell>
          <table:table-cell office:value-type="float" office:value="908" table:style-name="ce4">
            <text:p>908</text:p>
          </table:table-cell>
          <table:table-cell office:value-type="float" office:value="22757.439999999999" table:style-name="ce5">
            <text:p>22.757,44</text:p>
          </table:table-cell>
          <table:table-cell office:value-type="float" office:value="2140.5083607822298" table:style-name="ce5">
            <text:p>2.140,51</text:p>
          </table:table-cell>
          <table:table-cell office:value-type="float" office:value="48712490.590000004" table:style-name="ce5">
            <text:p>48.712.490,59</text:p>
          </table:table-cell>
          <table:table-cell office:value-type="float" office:value="871006.41" table:style-name="ce5">
            <text:p>871.006,41</text:p>
          </table:table-cell>
          <table:table-cell office:value-type="float" office:value="47841484.18" table:style-name="ce5">
            <text:p>47.841.484,18</text:p>
          </table:table-cell>
          <table:table-cell office:value-type="float" office:value="49496.77" table:style-name="ce5">
            <text:p>49.496,77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Solar fotovoltaica</text:p>
          </table:table-cell>
          <table:table-cell office:value-type="float" office:value="61346" table:style-name="ce4">
            <text:p>61.346</text:p>
          </table:table-cell>
          <table:table-cell office:value-type="float" office:value="4670.6000000000004" table:style-name="ce5">
            <text:p>4.670,60</text:p>
          </table:table-cell>
          <table:table-cell office:value-type="float" office:value="1754.7426519076801" table:style-name="ce5">
            <text:p>1.754,74</text:p>
          </table:table-cell>
          <table:table-cell office:value-type="float" office:value="8195701.0300000003" table:style-name="ce5">
            <text:p>8.195.701,03</text:p>
          </table:table-cell>
          <table:table-cell office:value-type="float" office:value="0" table:style-name="ce5">
            <text:p>0,00</text:p>
          </table:table-cell>
          <table:table-cell office:value-type="float" office:value="8195701.0300000003" table:style-name="ce5">
            <text:p>8.195.701,03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Solar térmica</text:p>
          </table:table-cell>
          <table:table-cell office:value-type="float" office:value="51" table:style-name="ce4">
            <text:p>51</text:p>
          </table:table-cell>
          <table:table-cell office:value-type="float" office:value="2299.5300000000002" table:style-name="ce5">
            <text:p>2.299,53</text:p>
          </table:table-cell>
          <table:table-cell office:value-type="float" office:value="2432.33934760582" table:style-name="ce5">
            <text:p>2.432,34</text:p>
          </table:table-cell>
          <table:table-cell office:value-type="float" office:value="5593237.2999999998" table:style-name="ce5">
            <text:p>5.593.237,30</text:p>
          </table:table-cell>
          <table:table-cell office:value-type="float" office:value="508475.9" table:style-name="ce5">
            <text:p>508.475,90</text:p>
          </table:table-cell>
          <table:table-cell office:value-type="float" office:value="5084761.4000000004" table:style-name="ce5">
            <text:p>5.084.761,4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Cogeneración</text:p>
          </table:table-cell>
          <table:table-cell office:value-type="float" office:value="531" table:style-name="ce4">
            <text:p>531</text:p>
          </table:table-cell>
          <table:table-cell office:value-type="float" office:value="4776.4799999999996" table:style-name="ce5">
            <text:p>4.776,48</text:p>
          </table:table-cell>
          <table:table-cell office:value-type="float" office:value="6029.8063259973896" table:style-name="ce5">
            <text:p>6.029,81</text:p>
          </table:table-cell>
          <table:table-cell office:value-type="float" office:value="28801249.32" table:style-name="ce5">
            <text:p>28.801.249,32</text:p>
          </table:table-cell>
          <table:table-cell office:value-type="float" office:value="907709.67" table:style-name="ce5">
            <text:p>907.709,67</text:p>
          </table:table-cell>
          <table:table-cell office:value-type="float" office:value="27893539.649999999" table:style-name="ce5">
            <text:p>27.893.539,65</text:p>
          </table:table-cell>
          <table:table-cell office:value-type="float" office:value="2020722.56" table:style-name="ce5">
            <text:p>2.020.722,56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Térmica renovable y resto</text:p>
          </table:table-cell>
          <table:table-cell office:value-type="float" office:value="144" table:style-name="ce4">
            <text:p>144</text:p>
          </table:table-cell>
          <table:table-cell office:value-type="float" office:value="1160.79" table:style-name="ce5">
            <text:p>1.160,79</text:p>
          </table:table-cell>
          <table:table-cell office:value-type="float" office:value="5581.8766615839204" table:style-name="ce5">
            <text:p>5.581,88</text:p>
          </table:table-cell>
          <table:table-cell office:value-type="float" office:value="6479386.6100000003" table:style-name="ce5">
            <text:p>6.479.386,61</text:p>
          </table:table-cell>
          <table:table-cell office:value-type="float" office:value="590852.06999999995" table:style-name="ce5">
            <text:p>590.852,07</text:p>
          </table:table-cell>
          <table:table-cell office:value-type="float" office:value="5888534.54" table:style-name="ce5">
            <text:p>5.888.534,54</text:p>
          </table:table-cell>
          <table:table-cell office:value-type="float" office:value="242359.28" table:style-name="ce5">
            <text:p>242.359,28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TOTAL</text:p>
          </table:table-cell>
          <table:table-cell office:value-type="float" office:value="64316" table:style-name="ce4">
            <text:p>64.316</text:p>
          </table:table-cell>
          <table:table-cell office:value-type="float" office:value="101792.51" table:style-name="ce5">
            <text:p>101.792,51</text:p>
          </table:table-cell>
          <table:table-cell office:value-type="float" office:value="2748.1749627747699" table:style-name="ce5">
            <text:p>2.748,17</text:p>
          </table:table-cell>
          <table:table-cell office:value-type="float" office:value="279743627.38" table:style-name="ce5">
            <text:p>279.743.627,38</text:p>
          </table:table-cell>
          <table:table-cell office:value-type="float" office:value="10977092.289999999" table:style-name="ce5">
            <text:p>10.977.092,29</text:p>
          </table:table-cell>
          <table:table-cell office:value-type="float" office:value="268766535.08999997" table:style-name="ce5">
            <text:p>268.766.535,09</text:p>
          </table:table-cell>
          <table:table-cell office:value-type="float" office:value="2345260.46" table:style-name="ce5">
            <text:p>2.345.260,46</text:p>
          </table:table-cell>
          <table:table-cell office:value-type="float" office:value="4518592.3899999997" table:style-name="ce5">
            <text:p>4.518.592,39</text:p>
          </table:table-cell>
          <table:table-cell table:number-columns-repeated="16375"/>
        </table:table-row>
        <table:table-row table:number-rows-repeated="1048562" table:style-name="ro1">
          <table:table-cell table:number-columns-repeated="16384"/>
        </table:table-row>
      </table:table>
      <table:table table:name="Peninsular" table:style-name="ta1"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number-columns-repeated="16375" table:default-cell-style-name="ce1"/>
        <table:table-row table:style-name="ro2">
          <table:table-cell office:value-type="string" table:style-name="ce2">
            <text:p>DESCRIPCION_FILA</text:p>
          </table:table-cell>
          <table:table-cell office:value-type="string" table:style-name="ce2">
            <text:p>CENTRALES ACTIVAS</text:p>
          </table:table-cell>
          <table:table-cell office:value-type="string" table:style-name="ce2">
            <text:p>POTENCIA ACTIVA (MW)</text:p>
          </table:table-cell>
          <table:table-cell office:value-type="string" table:style-name="ce2">
            <text:p>HORAS UTILIZACION</text:p>
          </table:table-cell>
          <table:table-cell office:value-type="string" table:style-name="ce2">
            <text:p>PRODUCCION EN BORNES DE LOS GENERADORES (MWh)</text:p>
          </table:table-cell>
          <table:table-cell office:value-type="string" table:style-name="ce2">
            <text:p>CONSUMOS EN GENERACION (MWh)</text:p>
          </table:table-cell>
          <table:table-cell office:value-type="string" table:style-name="ce2">
            <text:p>PRODUCCION NETA (MWH)</text:p>
          </table:table-cell>
          <table:table-cell office:value-type="string" table:style-name="ce2">
            <text:p>AUTOCONSUMOS (MWh)</text:p>
          </table:table-cell>
          <table:table-cell office:value-type="string" table:style-name="ce2">
            <text:p>CONSUMOS EN BOMBEO (MWh)</text:p>
          </table:table-cell>
          <table:table-cell table:number-columns-repeated="16375" table:style-name="ce6"/>
        </table:table-row>
        <table:table-row table:style-name="ro1">
          <table:table-cell office:value-type="string" table:style-name="ce3">
            <text:p>Hidraúlica</text:p>
          </table:table-cell>
          <table:table-cell office:value-type="float" office:value="379" table:style-name="ce4">
            <text:p>379</text:p>
          </table:table-cell>
          <table:table-cell office:value-type="float" office:value="17945.72" table:style-name="ce5">
            <text:p>17.945,72</text:p>
          </table:table-cell>
          <table:table-cell office:value-type="float" office:value="1434.4813693738699" table:style-name="ce5">
            <text:p>1.434,48</text:p>
          </table:table-cell>
          <table:table-cell office:value-type="float" office:value="25742801" table:style-name="ce5">
            <text:p>25.742.801,00</text:p>
          </table:table-cell>
          <table:table-cell office:value-type="float" office:value="379947.12" table:style-name="ce5">
            <text:p>379.947,12</text:p>
          </table:table-cell>
          <table:table-cell office:value-type="float" office:value="25362853.879999999" table:style-name="ce5">
            <text:p>25.362.853,88</text:p>
          </table:table-cell>
          <table:table-cell office:value-type="float" office:value="70" table:style-name="ce5">
            <text:p>70,00</text:p>
          </table:table-cell>
          <table:table-cell office:value-type="float" office:value="4518592.3899999997" table:style-name="ce5">
            <text:p>4.518.592,39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 text:c="8"/>Bombeo puro</text:p>
          </table:table-cell>
          <table:table-cell office:value-type="float" office:value="8" table:style-name="ce4">
            <text:p>8</text:p>
          </table:table-cell>
          <table:table-cell office:value-type="float" office:value="3336.73" table:style-name="ce5">
            <text:p>3.336,73</text:p>
          </table:table-cell>
          <table:table-cell office:value-type="float" office:value="685.41905098704399" table:style-name="ce5">
            <text:p>685,42</text:p>
          </table:table-cell>
          <table:table-cell office:value-type="float" office:value="2287058.31" table:style-name="ce5">
            <text:p>2.287.058,31</text:p>
          </table:table-cell>
          <table:table-cell office:value-type="float" office:value="16680.18" table:style-name="ce5">
            <text:p>16.680,18</text:p>
          </table:table-cell>
          <table:table-cell office:value-type="float" office:value="2270378.13" table:style-name="ce5">
            <text:p>2.270.378,13</text:p>
          </table:table-cell>
          <table:table-cell office:value-type="float" office:value="0" table:style-name="ce5">
            <text:p>0,00</text:p>
          </table:table-cell>
          <table:table-cell office:value-type="float" office:value="3166289.39" table:style-name="ce5">
            <text:p>3.166.289,39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 text:c="8"/>Bombeo mixto</text:p>
          </table:table-cell>
          <table:table-cell office:value-type="float" office:value="13" table:style-name="ce4">
            <text:p>13</text:p>
          </table:table-cell>
          <table:table-cell office:value-type="float" office:value="2683.06" table:style-name="ce5">
            <text:p>2.683,06</text:p>
          </table:table-cell>
          <table:table-cell office:value-type="float" office:value="865.33702563490897" table:style-name="ce5">
            <text:p>865,34</text:p>
          </table:table-cell>
          <table:table-cell office:value-type="float" office:value="2321751.16" table:style-name="ce5">
            <text:p>2.321.751,16</text:p>
          </table:table-cell>
          <table:table-cell office:value-type="float" office:value="16487.61" table:style-name="ce5">
            <text:p>16.487,61</text:p>
          </table:table-cell>
          <table:table-cell office:value-type="float" office:value="2305263.5499999998" table:style-name="ce5">
            <text:p>2.305.263,55</text:p>
          </table:table-cell>
          <table:table-cell office:value-type="float" office:value="0" table:style-name="ce5">
            <text:p>0,00</text:p>
          </table:table-cell>
          <table:table-cell office:value-type="float" office:value="1352303" table:style-name="ce5">
            <text:p>1.352.303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Nuclear</text:p>
          </table:table-cell>
          <table:table-cell office:value-type="float" office:value="6" table:style-name="ce4">
            <text:p>6</text:p>
          </table:table-cell>
          <table:table-cell office:value-type="float" office:value="8119.04" table:style-name="ce5">
            <text:p>8.119,04</text:p>
          </table:table-cell>
          <table:table-cell office:value-type="float" office:value="7044.63076915497" table:style-name="ce5">
            <text:p>7.044,63</text:p>
          </table:table-cell>
          <table:table-cell office:value-type="float" office:value="57195639" table:style-name="ce5">
            <text:p>57.195.639,00</text:p>
          </table:table-cell>
          <table:table-cell office:value-type="float" office:value="2471472.08" table:style-name="ce5">
            <text:p>2.471.472,08</text:p>
          </table:table-cell>
          <table:table-cell office:value-type="float" office:value="54724166.920000002" table:style-name="ce5">
            <text:p>54.724.166,92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Carbón</text:p>
          </table:table-cell>
          <table:table-cell office:value-type="float" office:value="15" table:style-name="ce4">
            <text:p>15</text:p>
          </table:table-cell>
          <table:table-cell office:value-type="float" office:value="10751.18" table:style-name="ce5">
            <text:p>10.751,18</text:p>
          </table:table-cell>
          <table:table-cell office:value-type="float" office:value="5056.0479891509603" table:style-name="ce5">
            <text:p>5.056,05</text:p>
          </table:table-cell>
          <table:table-cell office:value-type="float" office:value="54358482.020000003" table:style-name="ce5">
            <text:p>54.358.482,02</text:p>
          </table:table-cell>
          <table:table-cell office:value-type="float" office:value="3576973.2" table:style-name="ce5">
            <text:p>3.576.973,20</text:p>
          </table:table-cell>
          <table:table-cell office:value-type="float" office:value="50781508.82" table:style-name="ce5">
            <text:p>50.781.508,82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Fuel+gas y ciclo combinado</text:p>
          </table:table-cell>
          <table:table-cell office:value-type="float" office:value="39" table:style-name="ce4">
            <text:p>39</text:p>
          </table:table-cell>
          <table:table-cell office:value-type="float" office:value="22358.31" table:style-name="ce5">
            <text:p>22.358,31</text:p>
          </table:table-cell>
          <table:table-cell office:value-type="float" office:value="1163.72035453485" table:style-name="ce5">
            <text:p>1.163,72</text:p>
          </table:table-cell>
          <table:table-cell office:value-type="float" office:value="26018820.440000001" table:style-name="ce5">
            <text:p>26.018.820,44</text:p>
          </table:table-cell>
          <table:table-cell office:value-type="float" office:value="845511.77" table:style-name="ce5">
            <text:p>845.511,77</text:p>
          </table:table-cell>
          <table:table-cell office:value-type="float" office:value="25173308.670000002" table:style-name="ce5">
            <text:p>25.173.308,67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Resto hidráulica</text:p>
          </table:table-cell>
          <table:table-cell office:value-type="float" office:value="879" table:style-name="ce4">
            <text:p>879</text:p>
          </table:table-cell>
          <table:table-cell office:value-type="float" office:value="2013.64" table:style-name="ce5">
            <text:p>2.013,64</text:p>
          </table:table-cell>
          <table:table-cell office:value-type="float" office:value="2731.0585953795098" table:style-name="ce5">
            <text:p>2.731,06</text:p>
          </table:table-cell>
          <table:table-cell office:value-type="float" office:value="5499368.8300000001" table:style-name="ce5">
            <text:p>5.499.368,83</text:p>
          </table:table-cell>
          <table:table-cell office:value-type="float" office:value="56701.85" table:style-name="ce5">
            <text:p>56.701,85</text:p>
          </table:table-cell>
          <table:table-cell office:value-type="float" office:value="5442666.9800000004" table:style-name="ce5">
            <text:p>5.442.666,98</text:p>
          </table:table-cell>
          <table:table-cell office:value-type="float" office:value="32611.85" table:style-name="ce5">
            <text:p>32.611,85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Eólica</text:p>
          </table:table-cell>
          <table:table-cell office:value-type="float" office:value="867" table:style-name="ce4">
            <text:p>867</text:p>
          </table:table-cell>
          <table:table-cell office:value-type="float" office:value="22613.040000000001" table:style-name="ce5">
            <text:p>22.613,04</text:p>
          </table:table-cell>
          <table:table-cell office:value-type="float" office:value="2136.1636918344502" table:style-name="ce5">
            <text:p>2.136,16</text:p>
          </table:table-cell>
          <table:table-cell office:value-type="float" office:value="48305155.009999998" table:style-name="ce5">
            <text:p>48.305.155,01</text:p>
          </table:table-cell>
          <table:table-cell office:value-type="float" office:value="864822.55" table:style-name="ce5">
            <text:p>864.822,55</text:p>
          </table:table-cell>
          <table:table-cell office:value-type="float" office:value="47440332.460000001" table:style-name="ce5">
            <text:p>47.440.332,46</text:p>
          </table:table-cell>
          <table:table-cell office:value-type="float" office:value="23850.720000000001" table:style-name="ce5">
            <text:p>23.850,72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Solar fotovoltaica</text:p>
          </table:table-cell>
          <table:table-cell office:value-type="float" office:value="59063" table:style-name="ce4">
            <text:p>59.063</text:p>
          </table:table-cell>
          <table:table-cell office:value-type="float" office:value="4426.41" table:style-name="ce5">
            <text:p>4.426,41</text:p>
          </table:table-cell>
          <table:table-cell office:value-type="float" office:value="1762.3032818920999" table:style-name="ce5">
            <text:p>1.762,30</text:p>
          </table:table-cell>
          <table:table-cell office:value-type="float" office:value="7800676.8700000001" table:style-name="ce5">
            <text:p>7.800.676,87</text:p>
          </table:table-cell>
          <table:table-cell office:value-type="float" office:value="0" table:style-name="ce5">
            <text:p>0,00</text:p>
          </table:table-cell>
          <table:table-cell office:value-type="float" office:value="7800676.8700000001" table:style-name="ce5">
            <text:p>7.800.676,87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Solar térmica</text:p>
          </table:table-cell>
          <table:table-cell office:value-type="float" office:value="51" table:style-name="ce4">
            <text:p>51</text:p>
          </table:table-cell>
          <table:table-cell office:value-type="float" office:value="2299.5300000000002" table:style-name="ce5">
            <text:p>2.299,53</text:p>
          </table:table-cell>
          <table:table-cell office:value-type="float" office:value="2432.33934760582" table:style-name="ce5">
            <text:p>2.432,34</text:p>
          </table:table-cell>
          <table:table-cell office:value-type="float" office:value="5593237.2999999998" table:style-name="ce5">
            <text:p>5.593.237,30</text:p>
          </table:table-cell>
          <table:table-cell office:value-type="float" office:value="508475.9" table:style-name="ce5">
            <text:p>508.475,90</text:p>
          </table:table-cell>
          <table:table-cell office:value-type="float" office:value="5084761.4000000004" table:style-name="ce5">
            <text:p>5.084.761,4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Cogeneración</text:p>
          </table:table-cell>
          <table:table-cell office:value-type="float" office:value="525" table:style-name="ce4">
            <text:p>525</text:p>
          </table:table-cell>
          <table:table-cell office:value-type="float" office:value="4764.33" table:style-name="ce5">
            <text:p>4.764,33</text:p>
          </table:table-cell>
          <table:table-cell office:value-type="float" office:value="6035.5971920500897" table:style-name="ce5">
            <text:p>6.035,60</text:p>
          </table:table-cell>
          <table:table-cell office:value-type="float" office:value="28755576.77" table:style-name="ce5">
            <text:p>28.755.576,77</text:p>
          </table:table-cell>
          <table:table-cell office:value-type="float" office:value="906559.9" table:style-name="ce5">
            <text:p>906.559,90</text:p>
          </table:table-cell>
          <table:table-cell office:value-type="float" office:value="27849016.870000001" table:style-name="ce5">
            <text:p>27.849.016,87</text:p>
          </table:table-cell>
          <table:table-cell office:value-type="float" office:value="2009685.56" table:style-name="ce5">
            <text:p>2.009.685,56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Térmica renovable y resto</text:p>
          </table:table-cell>
          <table:table-cell office:value-type="float" office:value="138" table:style-name="ce4">
            <text:p>138</text:p>
          </table:table-cell>
          <table:table-cell office:value-type="float" office:value="1075.82" table:style-name="ce5">
            <text:p>1.075,82</text:p>
          </table:table-cell>
          <table:table-cell office:value-type="float" office:value="5670.4520551765199" table:style-name="ce5">
            <text:p>5.670,45</text:p>
          </table:table-cell>
          <table:table-cell office:value-type="float" office:value="6100385.7300000004" table:style-name="ce5">
            <text:p>6.100.385,73</text:p>
          </table:table-cell>
          <table:table-cell office:value-type="float" office:value="586626.51" table:style-name="ce5">
            <text:p>586.626,51</text:p>
          </table:table-cell>
          <table:table-cell office:value-type="float" office:value="5513759.2199999997" table:style-name="ce5">
            <text:p>5.513.759,22</text:p>
          </table:table-cell>
          <table:table-cell office:value-type="float" office:value="190886" table:style-name="ce5">
            <text:p>190.886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TOTAL</text:p>
          </table:table-cell>
          <table:table-cell office:value-type="float" office:value="61962" table:style-name="ce4">
            <text:p>61.962</text:p>
          </table:table-cell>
          <table:table-cell office:value-type="float" office:value="96367.02" table:style-name="ce5">
            <text:p>96.367,02</text:p>
          </table:table-cell>
          <table:table-cell office:value-type="float" office:value="2753.7444134933298" table:style-name="ce5">
            <text:p>2.753,74</text:p>
          </table:table-cell>
          <table:table-cell office:value-type="float" office:value="265370142.97" table:style-name="ce5">
            <text:p>265.370.142,97</text:p>
          </table:table-cell>
          <table:table-cell office:value-type="float" office:value="10197090.880000001" table:style-name="ce5">
            <text:p>10.197.090,88</text:p>
          </table:table-cell>
          <table:table-cell office:value-type="float" office:value="255173052.09" table:style-name="ce5">
            <text:p>255.173.052,09</text:p>
          </table:table-cell>
          <table:table-cell office:value-type="float" office:value="2257104.13" table:style-name="ce5">
            <text:p>2.257.104,13</text:p>
          </table:table-cell>
          <table:table-cell office:value-type="float" office:value="4518592.3899999997" table:style-name="ce5">
            <text:p>4.518.592,39</text:p>
          </table:table-cell>
          <table:table-cell table:number-columns-repeated="16375"/>
        </table:table-row>
        <table:table-row table:number-rows-repeated="1048562" table:style-name="ro1">
          <table:table-cell table:number-columns-repeated="16384"/>
        </table:table-row>
      </table:table>
      <table:table table:name="Extrapeninsular" table:style-name="ta1"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number-columns-repeated="16375" table:default-cell-style-name="ce1"/>
        <table:table-row table:style-name="ro2">
          <table:table-cell office:value-type="string" table:style-name="ce2">
            <text:p>DESCRIPCION_FILA</text:p>
          </table:table-cell>
          <table:table-cell office:value-type="string" table:style-name="ce2">
            <text:p>CENTRALES ACTIVAS</text:p>
          </table:table-cell>
          <table:table-cell office:value-type="string" table:style-name="ce2">
            <text:p>POTENCIA ACTIVA (MW)</text:p>
          </table:table-cell>
          <table:table-cell office:value-type="string" table:style-name="ce2">
            <text:p>HORAS UTILIZACION</text:p>
          </table:table-cell>
          <table:table-cell office:value-type="string" table:style-name="ce2">
            <text:p>PRODUCCION EN BORNES DE LOS GENERADORES (MWh)</text:p>
          </table:table-cell>
          <table:table-cell office:value-type="string" table:style-name="ce2">
            <text:p>CONSUMOS EN GENERACION (MWh)</text:p>
          </table:table-cell>
          <table:table-cell office:value-type="string" table:style-name="ce2">
            <text:p>PRODUCCION NETA (MWH)</text:p>
          </table:table-cell>
          <table:table-cell office:value-type="string" table:style-name="ce2">
            <text:p>AUTOCONSUMOS (MWh)</text:p>
          </table:table-cell>
          <table:table-cell office:value-type="string" table:style-name="ce2">
            <text:p>CONSUMOS EN BOMBEO (MWh)</text:p>
          </table:table-cell>
          <table:table-cell table:number-columns-repeated="16375" table:style-name="ce6"/>
        </table:table-row>
        <table:table-row table:style-name="ro1">
          <table:table-cell office:value-type="string" table:style-name="ce3">
            <text:p>Hidraúlica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 text:c="8"/>Bombeo puro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 text:c="8"/>Bombeo mixto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Nuclear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Carbón</text:p>
          </table:table-cell>
          <table:table-cell office:value-type="float" office:value="1" table:style-name="ce4">
            <text:p>1</text:p>
          </table:table-cell>
          <table:table-cell office:value-type="float" office:value="585" table:style-name="ce5">
            <text:p>585,00</text:p>
          </table:table-cell>
          <table:table-cell office:value-type="float" office:value="3542.8855042734999" table:style-name="ce5">
            <text:p>3.542,89</text:p>
          </table:table-cell>
          <table:table-cell office:value-type="float" office:value="2072588.02" table:style-name="ce5">
            <text:p>2.072.588,02</text:p>
          </table:table-cell>
          <table:table-cell office:value-type="float" office:value="208675.75" table:style-name="ce5">
            <text:p>208.675,75</text:p>
          </table:table-cell>
          <table:table-cell office:value-type="float" office:value="1863912.27" table:style-name="ce5">
            <text:p>1.863.912,27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Fuel+gas y ciclo combinado</text:p>
          </table:table-cell>
          <table:table-cell office:value-type="float" office:value="16" table:style-name="ce4">
            <text:p>16</text:p>
          </table:table-cell>
          <table:table-cell office:value-type="float" office:value="4354.32" table:style-name="ce5">
            <text:p>4.354,32</text:p>
          </table:table-cell>
          <table:table-cell office:value-type="float" office:value="2542.3664223116398" table:style-name="ce5">
            <text:p>2.542,37</text:p>
          </table:table-cell>
          <table:table-cell office:value-type="float" office:value="11070276.960000001" table:style-name="ce5">
            <text:p>11.070.276,96</text:p>
          </table:table-cell>
          <table:table-cell office:value-type="float" office:value="559766.47" table:style-name="ce5">
            <text:p>559.766,47</text:p>
          </table:table-cell>
          <table:table-cell office:value-type="float" office:value="10510510.49" table:style-name="ce5">
            <text:p>10.510.510,49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Resto hidráulica</text:p>
          </table:table-cell>
          <table:table-cell office:value-type="float" office:value="1" table:style-name="ce4">
            <text:p>1</text:p>
          </table:table-cell>
          <table:table-cell office:value-type="float" office:value="0.46" table:style-name="ce5">
            <text:p>0,46</text:p>
          </table:table-cell>
          <table:table-cell office:value-type="float" office:value="7796.2173913043498" table:style-name="ce5">
            <text:p>7.796,22</text:p>
          </table:table-cell>
          <table:table-cell office:value-type="float" office:value="3586.26" table:style-name="ce5">
            <text:p>3.586,26</text:p>
          </table:table-cell>
          <table:table-cell office:value-type="float" office:value="0" table:style-name="ce5">
            <text:p>0,00</text:p>
          </table:table-cell>
          <table:table-cell office:value-type="float" office:value="3586.26" table:style-name="ce5">
            <text:p>3.586,26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Eólica</text:p>
          </table:table-cell>
          <table:table-cell office:value-type="float" office:value="41" table:style-name="ce4">
            <text:p>41</text:p>
          </table:table-cell>
          <table:table-cell office:value-type="float" office:value="144.4" table:style-name="ce5">
            <text:p>144,40</text:p>
          </table:table-cell>
          <table:table-cell office:value-type="float" office:value="2820.8835180055398" table:style-name="ce5">
            <text:p>2.820,88</text:p>
          </table:table-cell>
          <table:table-cell office:value-type="float" office:value="407335.58" table:style-name="ce5">
            <text:p>407.335,58</text:p>
          </table:table-cell>
          <table:table-cell office:value-type="float" office:value="6183.86" table:style-name="ce5">
            <text:p>6.183,86</text:p>
          </table:table-cell>
          <table:table-cell office:value-type="float" office:value="401151.72" table:style-name="ce5">
            <text:p>401.151,72</text:p>
          </table:table-cell>
          <table:table-cell office:value-type="float" office:value="25646.05" table:style-name="ce5">
            <text:p>25.646,05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Solar fotovoltaica</text:p>
          </table:table-cell>
          <table:table-cell office:value-type="float" office:value="2283" table:style-name="ce4">
            <text:p>2.283</text:p>
          </table:table-cell>
          <table:table-cell office:value-type="float" office:value="244.19" table:style-name="ce5">
            <text:p>244,19</text:p>
          </table:table-cell>
          <table:table-cell office:value-type="float" office:value="1617.6917973709001" table:style-name="ce5">
            <text:p>1.617,69</text:p>
          </table:table-cell>
          <table:table-cell office:value-type="float" office:value="395024.16" table:style-name="ce5">
            <text:p>395.024,16</text:p>
          </table:table-cell>
          <table:table-cell office:value-type="float" office:value="0" table:style-name="ce5">
            <text:p>0,00</text:p>
          </table:table-cell>
          <table:table-cell office:value-type="float" office:value="395024.16" table:style-name="ce5">
            <text:p>395.024,16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Solar térmica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Cogeneración</text:p>
          </table:table-cell>
          <table:table-cell office:value-type="float" office:value="6" table:style-name="ce4">
            <text:p>6</text:p>
          </table:table-cell>
          <table:table-cell office:value-type="float" office:value="12.15" table:style-name="ce5">
            <text:p>12,15</text:p>
          </table:table-cell>
          <table:table-cell office:value-type="float" office:value="3759.0576131687199" table:style-name="ce5">
            <text:p>3.759,06</text:p>
          </table:table-cell>
          <table:table-cell office:value-type="float" office:value="45672.55" table:style-name="ce5">
            <text:p>45.672,55</text:p>
          </table:table-cell>
          <table:table-cell office:value-type="float" office:value="1149.77" table:style-name="ce5">
            <text:p>1.149,77</text:p>
          </table:table-cell>
          <table:table-cell office:value-type="float" office:value="44522.78" table:style-name="ce5">
            <text:p>44.522,78</text:p>
          </table:table-cell>
          <table:table-cell office:value-type="float" office:value="11037" table:style-name="ce5">
            <text:p>11.037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Térmica renovable y resto</text:p>
          </table:table-cell>
          <table:table-cell office:value-type="float" office:value="6" table:style-name="ce4">
            <text:p>6</text:p>
          </table:table-cell>
          <table:table-cell office:value-type="float" office:value="84.97" table:style-name="ce5">
            <text:p>84,97</text:p>
          </table:table-cell>
          <table:table-cell office:value-type="float" office:value="4460.4081440508398" table:style-name="ce5">
            <text:p>4.460,41</text:p>
          </table:table-cell>
          <table:table-cell office:value-type="float" office:value="379000.88" table:style-name="ce5">
            <text:p>379.000,88</text:p>
          </table:table-cell>
          <table:table-cell office:value-type="float" office:value="4225.5600000000004" table:style-name="ce5">
            <text:p>4.225,56</text:p>
          </table:table-cell>
          <table:table-cell office:value-type="float" office:value="374775.32" table:style-name="ce5">
            <text:p>374.775,32</text:p>
          </table:table-cell>
          <table:table-cell office:value-type="float" office:value="51473.279999999999" table:style-name="ce5">
            <text:p>51.473,28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TOTAL</text:p>
          </table:table-cell>
          <table:table-cell office:value-type="float" office:value="2354" table:style-name="ce4">
            <text:p>2.354</text:p>
          </table:table-cell>
          <table:table-cell office:value-type="float" office:value="5425.49" table:style-name="ce5">
            <text:p>5.425,49</text:p>
          </table:table-cell>
          <table:table-cell office:value-type="float" office:value="2649.2509266444099" table:style-name="ce5">
            <text:p>2.649,25</text:p>
          </table:table-cell>
          <table:table-cell office:value-type="float" office:value="14373484.41" table:style-name="ce5">
            <text:p>14.373.484,41</text:p>
          </table:table-cell>
          <table:table-cell office:value-type="float" office:value="780001.41" table:style-name="ce5">
            <text:p>780.001,41</text:p>
          </table:table-cell>
          <table:table-cell office:value-type="float" office:value="13593483" table:style-name="ce5">
            <text:p>13.593.483,00</text:p>
          </table:table-cell>
          <table:table-cell office:value-type="float" office:value="88156.33" table:style-name="ce5">
            <text:p>88.156,33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number-rows-repeated="1048562" table:style-name="ro1">
          <table:table-cell table:number-columns-repeated="16384"/>
        </table:table-row>
      </table:table>
      <table:table table:name="ARABA-ÁLAVA" table:style-name="ta1"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number-columns-repeated="16375" table:default-cell-style-name="ce1"/>
        <table:table-row table:style-name="ro2">
          <table:table-cell office:value-type="string" table:style-name="ce2">
            <text:p>DESCRIPCION_FILA</text:p>
          </table:table-cell>
          <table:table-cell office:value-type="string" table:style-name="ce2">
            <text:p>CENTRALES ACTIVAS</text:p>
          </table:table-cell>
          <table:table-cell office:value-type="string" table:style-name="ce2">
            <text:p>POTENCIA ACTIVA (MW)</text:p>
          </table:table-cell>
          <table:table-cell office:value-type="string" table:style-name="ce2">
            <text:p>HORAS UTILIZACION</text:p>
          </table:table-cell>
          <table:table-cell office:value-type="string" table:style-name="ce2">
            <text:p>PRODUCCION EN BORNES DE LOS GENERADORES (MWh)</text:p>
          </table:table-cell>
          <table:table-cell office:value-type="string" table:style-name="ce2">
            <text:p>CONSUMOS EN GENERACION (MWh)</text:p>
          </table:table-cell>
          <table:table-cell office:value-type="string" table:style-name="ce2">
            <text:p>PRODUCCION NETA (MWH)</text:p>
          </table:table-cell>
          <table:table-cell office:value-type="string" table:style-name="ce2">
            <text:p>AUTOCONSUMOS (MWh)</text:p>
          </table:table-cell>
          <table:table-cell office:value-type="string" table:style-name="ce2">
            <text:p>CONSUMOS EN BOMBEO (MWh)</text:p>
          </table:table-cell>
          <table:table-cell table:number-columns-repeated="16375" table:style-name="ce6"/>
        </table:table-row>
        <table:table-row table:style-name="ro1">
          <table:table-cell office:value-type="string" table:style-name="ce3">
            <text:p>Hidraúlica</text:p>
          </table:table-cell>
          <table:table-cell office:value-type="float" office:value="4" table:style-name="ce4">
            <text:p>4</text:p>
          </table:table-cell>
          <table:table-cell office:value-type="float" office:value="32.729999999999997" table:style-name="ce5">
            <text:p>32,73</text:p>
          </table:table-cell>
          <table:table-cell office:value-type="float" office:value="3390.28414298808" table:style-name="ce5">
            <text:p>3.390,28</text:p>
          </table:table-cell>
          <table:table-cell office:value-type="float" office:value="110964" table:style-name="ce5">
            <text:p>110.964,00</text:p>
          </table:table-cell>
          <table:table-cell office:value-type="float" office:value="546" table:style-name="ce5">
            <text:p>546,00</text:p>
          </table:table-cell>
          <table:table-cell office:value-type="float" office:value="110418" table:style-name="ce5">
            <text:p>110.418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 text:c="8"/>Bombeo puro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 text:c="8"/>Bombeo mixto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Nuclear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Carbón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Fuel+gas y ciclo combinado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Resto hidráulica</text:p>
          </table:table-cell>
          <table:table-cell office:value-type="float" office:value="9" table:style-name="ce4">
            <text:p>9</text:p>
          </table:table-cell>
          <table:table-cell office:value-type="float" office:value="11.33" table:style-name="ce5">
            <text:p>11,33</text:p>
          </table:table-cell>
          <table:table-cell office:value-type="float" office:value="2947.0670785525199" table:style-name="ce5">
            <text:p>2.947,07</text:p>
          </table:table-cell>
          <table:table-cell office:value-type="float" office:value="33390.269999999997" table:style-name="ce5">
            <text:p>33.390,27</text:p>
          </table:table-cell>
          <table:table-cell office:value-type="float" office:value="210" table:style-name="ce5">
            <text:p>210,00</text:p>
          </table:table-cell>
          <table:table-cell office:value-type="float" office:value="33180.269999999997" table:style-name="ce5">
            <text:p>33.180,27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Eólica</text:p>
          </table:table-cell>
          <table:table-cell office:value-type="float" office:value="4" table:style-name="ce4">
            <text:p>4</text:p>
          </table:table-cell>
          <table:table-cell office:value-type="float" office:value="109.26" table:style-name="ce5">
            <text:p>109,26</text:p>
          </table:table-cell>
          <table:table-cell office:value-type="float" office:value="2403.3354384038098" table:style-name="ce5">
            <text:p>2.403,34</text:p>
          </table:table-cell>
          <table:table-cell office:value-type="float" office:value="262588.43" table:style-name="ce5">
            <text:p>262.588,43</text:p>
          </table:table-cell>
          <table:table-cell office:value-type="float" office:value="1622" table:style-name="ce5">
            <text:p>1.622,00</text:p>
          </table:table-cell>
          <table:table-cell office:value-type="float" office:value="260966.43" table:style-name="ce5">
            <text:p>260.966,43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Solar fotovoltaica</text:p>
          </table:table-cell>
          <table:table-cell office:value-type="float" office:value="722" table:style-name="ce4">
            <text:p>722</text:p>
          </table:table-cell>
          <table:table-cell office:value-type="float" office:value="13.85" table:style-name="ce5">
            <text:p>13,85</text:p>
          </table:table-cell>
          <table:table-cell office:value-type="float" office:value="1224.7581227436799" table:style-name="ce5">
            <text:p>1.224,76</text:p>
          </table:table-cell>
          <table:table-cell office:value-type="float" office:value="16962.900000000001" table:style-name="ce5">
            <text:p>16.962,90</text:p>
          </table:table-cell>
          <table:table-cell office:value-type="float" office:value="0" table:style-name="ce5">
            <text:p>0,00</text:p>
          </table:table-cell>
          <table:table-cell office:value-type="float" office:value="16962.900000000001" table:style-name="ce5">
            <text:p>16.962,9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Solar térmica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Cogeneración</text:p>
          </table:table-cell>
          <table:table-cell office:value-type="float" office:value="8" table:style-name="ce4">
            <text:p>8</text:p>
          </table:table-cell>
          <table:table-cell office:value-type="float" office:value="59.91" table:style-name="ce5">
            <text:p>59,91</text:p>
          </table:table-cell>
          <table:table-cell office:value-type="float" office:value="7606.6765147721599" table:style-name="ce5">
            <text:p>7.606,68</text:p>
          </table:table-cell>
          <table:table-cell office:value-type="float" office:value="455715.99" table:style-name="ce5">
            <text:p>455.715,99</text:p>
          </table:table-cell>
          <table:table-cell office:value-type="float" office:value="19187.689999999999" table:style-name="ce5">
            <text:p>19.187,69</text:p>
          </table:table-cell>
          <table:table-cell office:value-type="float" office:value="436528.3" table:style-name="ce5">
            <text:p>436.528,30</text:p>
          </table:table-cell>
          <table:table-cell office:value-type="float" office:value="14673" table:style-name="ce5">
            <text:p>14.673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Térmica renovable y resto</text:p>
          </table:table-cell>
          <table:table-cell office:value-type="float" office:value="3" table:style-name="ce4">
            <text:p>3</text:p>
          </table:table-cell>
          <table:table-cell office:value-type="float" office:value="14.87" table:style-name="ce5">
            <text:p>14,87</text:p>
          </table:table-cell>
          <table:table-cell office:value-type="float" office:value="346.48957632817798" table:style-name="ce5">
            <text:p>346,49</text:p>
          </table:table-cell>
          <table:table-cell office:value-type="float" office:value="5152.3" table:style-name="ce5">
            <text:p>5.152,30</text:p>
          </table:table-cell>
          <table:table-cell office:value-type="float" office:value="72" table:style-name="ce5">
            <text:p>72,00</text:p>
          </table:table-cell>
          <table:table-cell office:value-type="float" office:value="5080.3" table:style-name="ce5">
            <text:p>5.080,30</text:p>
          </table:table-cell>
          <table:table-cell office:value-type="float" office:value="2981.9" table:style-name="ce5">
            <text:p>2.981,9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TOTAL</text:p>
          </table:table-cell>
          <table:table-cell office:value-type="float" office:value="750" table:style-name="ce4">
            <text:p>750</text:p>
          </table:table-cell>
          <table:table-cell office:value-type="float" office:value="241.95" table:style-name="ce5">
            <text:p>241,95</text:p>
          </table:table-cell>
          <table:table-cell office:value-type="float" office:value="3656.84600123993" table:style-name="ce5">
            <text:p>3.656,85</text:p>
          </table:table-cell>
          <table:table-cell office:value-type="float" office:value="884773.89" table:style-name="ce5">
            <text:p>884.773,89</text:p>
          </table:table-cell>
          <table:table-cell office:value-type="float" office:value="21637.69" table:style-name="ce5">
            <text:p>21.637,69</text:p>
          </table:table-cell>
          <table:table-cell office:value-type="float" office:value="863136.2" table:style-name="ce5">
            <text:p>863.136,20</text:p>
          </table:table-cell>
          <table:table-cell office:value-type="float" office:value="17654.900000000001" table:style-name="ce5">
            <text:p>17.654,9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number-rows-repeated="1048562" table:style-name="ro1">
          <table:table-cell table:number-columns-repeated="16384"/>
        </table:table-row>
      </table:table>
      <table:table table:name="ALBACETE" table:style-name="ta1"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number-columns-repeated="16375" table:default-cell-style-name="ce1"/>
        <table:table-row table:style-name="ro2">
          <table:table-cell office:value-type="string" table:style-name="ce2">
            <text:p>DESCRIPCION_FILA</text:p>
          </table:table-cell>
          <table:table-cell office:value-type="string" table:style-name="ce2">
            <text:p>CENTRALES ACTIVAS</text:p>
          </table:table-cell>
          <table:table-cell office:value-type="string" table:style-name="ce2">
            <text:p>POTENCIA ACTIVA (MW)</text:p>
          </table:table-cell>
          <table:table-cell office:value-type="string" table:style-name="ce2">
            <text:p>HORAS UTILIZACION</text:p>
          </table:table-cell>
          <table:table-cell office:value-type="string" table:style-name="ce2">
            <text:p>PRODUCCION EN BORNES DE LOS GENERADORES (MWh)</text:p>
          </table:table-cell>
          <table:table-cell office:value-type="string" table:style-name="ce2">
            <text:p>CONSUMOS EN GENERACION (MWh)</text:p>
          </table:table-cell>
          <table:table-cell office:value-type="string" table:style-name="ce2">
            <text:p>PRODUCCION NETA (MWH)</text:p>
          </table:table-cell>
          <table:table-cell office:value-type="string" table:style-name="ce2">
            <text:p>AUTOCONSUMOS (MWh)</text:p>
          </table:table-cell>
          <table:table-cell office:value-type="string" table:style-name="ce2">
            <text:p>CONSUMOS EN BOMBEO (MWh)</text:p>
          </table:table-cell>
          <table:table-cell table:number-columns-repeated="16375" table:style-name="ce6"/>
        </table:table-row>
        <table:table-row table:style-name="ro1">
          <table:table-cell office:value-type="string" table:style-name="ce3">
            <text:p>Hidraúlica</text:p>
          </table:table-cell>
          <table:table-cell office:value-type="float" office:value="6" table:style-name="ce4">
            <text:p>6</text:p>
          </table:table-cell>
          <table:table-cell office:value-type="float" office:value="22.52" table:style-name="ce5">
            <text:p>22,52</text:p>
          </table:table-cell>
          <table:table-cell office:value-type="float" office:value="1680.9058614564799" table:style-name="ce5">
            <text:p>1.680,91</text:p>
          </table:table-cell>
          <table:table-cell office:value-type="float" office:value="37854" table:style-name="ce5">
            <text:p>37.854,00</text:p>
          </table:table-cell>
          <table:table-cell office:value-type="float" office:value="755" table:style-name="ce5">
            <text:p>755,00</text:p>
          </table:table-cell>
          <table:table-cell office:value-type="float" office:value="37099" table:style-name="ce5">
            <text:p>37.099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 text:c="8"/>Bombeo puro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 text:c="8"/>Bombeo mixto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Nuclear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Carbón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Fuel+gas y ciclo combinado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Resto hidráulica</text:p>
          </table:table-cell>
          <table:table-cell office:value-type="float" office:value="12" table:style-name="ce4">
            <text:p>12</text:p>
          </table:table-cell>
          <table:table-cell office:value-type="float" office:value="55.22" table:style-name="ce5">
            <text:p>55,22</text:p>
          </table:table-cell>
          <table:table-cell office:value-type="float" office:value="2978.2480985150301" table:style-name="ce5">
            <text:p>2.978,25</text:p>
          </table:table-cell>
          <table:table-cell office:value-type="float" office:value="164458.85999999999" table:style-name="ce5">
            <text:p>164.458,86</text:p>
          </table:table-cell>
          <table:table-cell office:value-type="float" office:value="1460.29" table:style-name="ce5">
            <text:p>1.460,29</text:p>
          </table:table-cell>
          <table:table-cell office:value-type="float" office:value="162998.57" table:style-name="ce5">
            <text:p>162.998,57</text:p>
          </table:table-cell>
          <table:table-cell office:value-type="float" office:value="473" table:style-name="ce5">
            <text:p>473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Eólica</text:p>
          </table:table-cell>
          <table:table-cell office:value-type="float" office:value="62" table:style-name="ce4">
            <text:p>62</text:p>
          </table:table-cell>
          <table:table-cell office:value-type="float" office:value="2009.59" table:style-name="ce5">
            <text:p>2.009,59</text:p>
          </table:table-cell>
          <table:table-cell office:value-type="float" office:value="1978.7068108420101" table:style-name="ce5">
            <text:p>1.978,71</text:p>
          </table:table-cell>
          <table:table-cell office:value-type="float" office:value="3976389.42" table:style-name="ce5">
            <text:p>3.976.389,42</text:p>
          </table:table-cell>
          <table:table-cell office:value-type="float" office:value="73056.28" table:style-name="ce5">
            <text:p>73.056,28</text:p>
          </table:table-cell>
          <table:table-cell office:value-type="float" office:value="3903333.14" table:style-name="ce5">
            <text:p>3.903.333,14</text:p>
          </table:table-cell>
          <table:table-cell office:value-type="float" office:value="4462.37" table:style-name="ce5">
            <text:p>4.462,37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Solar fotovoltaica</text:p>
          </table:table-cell>
          <table:table-cell office:value-type="float" office:value="4068" table:style-name="ce4">
            <text:p>4.068</text:p>
          </table:table-cell>
          <table:table-cell office:value-type="float" office:value="295.77" table:style-name="ce5">
            <text:p>295,77</text:p>
          </table:table-cell>
          <table:table-cell office:value-type="float" office:value="1939.7818237143699" table:style-name="ce5">
            <text:p>1.939,78</text:p>
          </table:table-cell>
          <table:table-cell office:value-type="float" office:value="573729.27" table:style-name="ce5">
            <text:p>573.729,27</text:p>
          </table:table-cell>
          <table:table-cell office:value-type="float" office:value="0" table:style-name="ce5">
            <text:p>0,00</text:p>
          </table:table-cell>
          <table:table-cell office:value-type="float" office:value="573729.27" table:style-name="ce5">
            <text:p>573.729,27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Solar térmica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Cogeneración</text:p>
          </table:table-cell>
          <table:table-cell office:value-type="float" office:value="7" table:style-name="ce4">
            <text:p>7</text:p>
          </table:table-cell>
          <table:table-cell office:value-type="float" office:value="37.9" table:style-name="ce5">
            <text:p>37,90</text:p>
          </table:table-cell>
          <table:table-cell office:value-type="float" office:value="4222.63852242744" table:style-name="ce5">
            <text:p>4.222,64</text:p>
          </table:table-cell>
          <table:table-cell office:value-type="float" office:value="160038" table:style-name="ce5">
            <text:p>160.038,00</text:p>
          </table:table-cell>
          <table:table-cell office:value-type="float" office:value="6368.52" table:style-name="ce5">
            <text:p>6.368,52</text:p>
          </table:table-cell>
          <table:table-cell office:value-type="float" office:value="153669.48000000001" table:style-name="ce5">
            <text:p>153.669,48</text:p>
          </table:table-cell>
          <table:table-cell office:value-type="float" office:value="8657.23" table:style-name="ce5">
            <text:p>8.657,23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Térmica renovable y resto</text:p>
          </table:table-cell>
          <table:table-cell office:value-type="float" office:value="1" table:style-name="ce4">
            <text:p>1</text:p>
          </table:table-cell>
          <table:table-cell office:value-type="float" office:value="1.06" table:style-name="ce5">
            <text:p>1,06</text:p>
          </table:table-cell>
          <table:table-cell office:value-type="float" office:value="6095.6603773584902" table:style-name="ce5">
            <text:p>6.095,66</text:p>
          </table:table-cell>
          <table:table-cell office:value-type="float" office:value="6461.4" table:style-name="ce5">
            <text:p>6.461,40</text:p>
          </table:table-cell>
          <table:table-cell office:value-type="float" office:value="142.22999999999999" table:style-name="ce5">
            <text:p>142,23</text:p>
          </table:table-cell>
          <table:table-cell office:value-type="float" office:value="6319.17" table:style-name="ce5">
            <text:p>6.319,17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TOTAL</text:p>
          </table:table-cell>
          <table:table-cell office:value-type="float" office:value="4156" table:style-name="ce4">
            <text:p>4.156</text:p>
          </table:table-cell>
          <table:table-cell office:value-type="float" office:value="2422.06" table:style-name="ce5">
            <text:p>2.422,06</text:p>
          </table:table-cell>
          <table:table-cell office:value-type="float" office:value="2030.8873231877001" table:style-name="ce5">
            <text:p>2.030,89</text:p>
          </table:table-cell>
          <table:table-cell office:value-type="float" office:value="4918930.95" table:style-name="ce5">
            <text:p>4.918.930,95</text:p>
          </table:table-cell>
          <table:table-cell office:value-type="float" office:value="81782.320000000007" table:style-name="ce5">
            <text:p>81.782,32</text:p>
          </table:table-cell>
          <table:table-cell office:value-type="float" office:value="4837148.63" table:style-name="ce5">
            <text:p>4.837.148,63</text:p>
          </table:table-cell>
          <table:table-cell office:value-type="float" office:value="13592.6" table:style-name="ce5">
            <text:p>13.592,6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number-rows-repeated="1048562" table:style-name="ro1">
          <table:table-cell table:number-columns-repeated="16384"/>
        </table:table-row>
      </table:table>
      <table:table table:name="ALICANTE-ALACANT" table:style-name="ta1"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number-columns-repeated="16375" table:default-cell-style-name="ce1"/>
        <table:table-row table:style-name="ro2">
          <table:table-cell office:value-type="string" table:style-name="ce2">
            <text:p>DESCRIPCION_FILA</text:p>
          </table:table-cell>
          <table:table-cell office:value-type="string" table:style-name="ce2">
            <text:p>CENTRALES ACTIVAS</text:p>
          </table:table-cell>
          <table:table-cell office:value-type="string" table:style-name="ce2">
            <text:p>POTENCIA ACTIVA (MW)</text:p>
          </table:table-cell>
          <table:table-cell office:value-type="string" table:style-name="ce2">
            <text:p>HORAS UTILIZACION</text:p>
          </table:table-cell>
          <table:table-cell office:value-type="string" table:style-name="ce2">
            <text:p>PRODUCCION EN BORNES DE LOS GENERADORES (MWh)</text:p>
          </table:table-cell>
          <table:table-cell office:value-type="string" table:style-name="ce2">
            <text:p>CONSUMOS EN GENERACION (MWh)</text:p>
          </table:table-cell>
          <table:table-cell office:value-type="string" table:style-name="ce2">
            <text:p>PRODUCCION NETA (MWH)</text:p>
          </table:table-cell>
          <table:table-cell office:value-type="string" table:style-name="ce2">
            <text:p>AUTOCONSUMOS (MWh)</text:p>
          </table:table-cell>
          <table:table-cell office:value-type="string" table:style-name="ce2">
            <text:p>CONSUMOS EN BOMBEO (MWh)</text:p>
          </table:table-cell>
          <table:table-cell table:number-columns-repeated="16375" table:style-name="ce6"/>
        </table:table-row>
        <table:table-row table:style-name="ro1">
          <table:table-cell office:value-type="string" table:style-name="ce3">
            <text:p>Hidraúlica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 text:c="8"/>Bombeo puro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 text:c="8"/>Bombeo mixto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Nuclear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Carbón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Fuel+gas y ciclo combinado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Resto hidráulica</text:p>
          </table:table-cell>
          <table:table-cell office:value-type="float" office:value="2" table:style-name="ce4">
            <text:p>2</text:p>
          </table:table-cell>
          <table:table-cell office:value-type="float" office:value="1.91" table:style-name="ce5">
            <text:p>1,91</text:p>
          </table:table-cell>
          <table:table-cell office:value-type="float" office:value="649.26178010471199" table:style-name="ce5">
            <text:p>649,26</text:p>
          </table:table-cell>
          <table:table-cell office:value-type="float" office:value="1240.0899999999999" table:style-name="ce5">
            <text:p>1.240,09</text:p>
          </table:table-cell>
          <table:table-cell office:value-type="float" office:value="8.3000000000000007" table:style-name="ce5">
            <text:p>8,30</text:p>
          </table:table-cell>
          <table:table-cell office:value-type="float" office:value="1231.79" table:style-name="ce5">
            <text:p>1.231,79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Eólica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Solar fotovoltaica</text:p>
          </table:table-cell>
          <table:table-cell office:value-type="float" office:value="2050" table:style-name="ce4">
            <text:p>2.050</text:p>
          </table:table-cell>
          <table:table-cell office:value-type="float" office:value="133.54" table:style-name="ce5">
            <text:p>133,54</text:p>
          </table:table-cell>
          <table:table-cell office:value-type="float" office:value="1497.32881533623" table:style-name="ce5">
            <text:p>1.497,33</text:p>
          </table:table-cell>
          <table:table-cell office:value-type="float" office:value="199953.29" table:style-name="ce5">
            <text:p>199.953,29</text:p>
          </table:table-cell>
          <table:table-cell office:value-type="float" office:value="0" table:style-name="ce5">
            <text:p>0,00</text:p>
          </table:table-cell>
          <table:table-cell office:value-type="float" office:value="199953.29" table:style-name="ce5">
            <text:p>199.953,29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Solar térmica</text:p>
          </table:table-cell>
          <table:table-cell office:value-type="float" office:value="1" table:style-name="ce4">
            <text:p>1</text:p>
          </table:table-cell>
          <table:table-cell office:value-type="float" office:value="49.9" table:style-name="ce5">
            <text:p>49,90</text:p>
          </table:table-cell>
          <table:table-cell office:value-type="float" office:value="1983.44909819639" table:style-name="ce5">
            <text:p>1.983,45</text:p>
          </table:table-cell>
          <table:table-cell office:value-type="float" office:value="98974.11" table:style-name="ce5">
            <text:p>98.974,11</text:p>
          </table:table-cell>
          <table:table-cell office:value-type="float" office:value="8997.65" table:style-name="ce5">
            <text:p>8.997,65</text:p>
          </table:table-cell>
          <table:table-cell office:value-type="float" office:value="89976.46" table:style-name="ce5">
            <text:p>89.976,46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Cogeneración</text:p>
          </table:table-cell>
          <table:table-cell office:value-type="float" office:value="16" table:style-name="ce4">
            <text:p>16</text:p>
          </table:table-cell>
          <table:table-cell office:value-type="float" office:value="35.22" table:style-name="ce5">
            <text:p>35,22</text:p>
          </table:table-cell>
          <table:table-cell office:value-type="float" office:value="2561.4849517319699" table:style-name="ce5">
            <text:p>2.561,48</text:p>
          </table:table-cell>
          <table:table-cell office:value-type="float" office:value="90215.5" table:style-name="ce5">
            <text:p>90.215,50</text:p>
          </table:table-cell>
          <table:table-cell office:value-type="float" office:value="2688.02" table:style-name="ce5">
            <text:p>2.688,02</text:p>
          </table:table-cell>
          <table:table-cell office:value-type="float" office:value="87527.48" table:style-name="ce5">
            <text:p>87.527,48</text:p>
          </table:table-cell>
          <table:table-cell office:value-type="float" office:value="8329.8700000000008" table:style-name="ce5">
            <text:p>8.329,87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Térmica renovable y resto</text:p>
          </table:table-cell>
          <table:table-cell office:value-type="float" office:value="2" table:style-name="ce4">
            <text:p>2</text:p>
          </table:table-cell>
          <table:table-cell office:value-type="float" office:value="3.56" table:style-name="ce5">
            <text:p>3,56</text:p>
          </table:table-cell>
          <table:table-cell office:value-type="float" office:value="4660.3932584269696" table:style-name="ce5">
            <text:p>4.660,39</text:p>
          </table:table-cell>
          <table:table-cell office:value-type="float" office:value="16591" table:style-name="ce5">
            <text:p>16.591,00</text:p>
          </table:table-cell>
          <table:table-cell office:value-type="float" office:value="48" table:style-name="ce5">
            <text:p>48,00</text:p>
          </table:table-cell>
          <table:table-cell office:value-type="float" office:value="16543" table:style-name="ce5">
            <text:p>16.543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TOTAL</text:p>
          </table:table-cell>
          <table:table-cell office:value-type="float" office:value="2071" table:style-name="ce4">
            <text:p>2.071</text:p>
          </table:table-cell>
          <table:table-cell office:value-type="float" office:value="224.13" table:style-name="ce5">
            <text:p>224,13</text:p>
          </table:table-cell>
          <table:table-cell office:value-type="float" office:value="1815.7943604158299" table:style-name="ce5">
            <text:p>1.815,79</text:p>
          </table:table-cell>
          <table:table-cell office:value-type="float" office:value="406973.99" table:style-name="ce5">
            <text:p>406.973,99</text:p>
          </table:table-cell>
          <table:table-cell office:value-type="float" office:value="11741.97" table:style-name="ce5">
            <text:p>11.741,97</text:p>
          </table:table-cell>
          <table:table-cell office:value-type="float" office:value="395232.02" table:style-name="ce5">
            <text:p>395.232,02</text:p>
          </table:table-cell>
          <table:table-cell office:value-type="float" office:value="8329.8700000000008" table:style-name="ce5">
            <text:p>8.329,87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number-rows-repeated="1048562" table:style-name="ro1">
          <table:table-cell table:number-columns-repeated="16384"/>
        </table:table-row>
      </table:table>
      <table:table table:name="ALMERÍA" table:style-name="ta1"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number-columns-repeated="16375" table:default-cell-style-name="ce1"/>
        <table:table-row table:style-name="ro2">
          <table:table-cell office:value-type="string" table:style-name="ce2">
            <text:p>DESCRIPCION_FILA</text:p>
          </table:table-cell>
          <table:table-cell office:value-type="string" table:style-name="ce2">
            <text:p>CENTRALES ACTIVAS</text:p>
          </table:table-cell>
          <table:table-cell office:value-type="string" table:style-name="ce2">
            <text:p>POTENCIA ACTIVA (MW)</text:p>
          </table:table-cell>
          <table:table-cell office:value-type="string" table:style-name="ce2">
            <text:p>HORAS UTILIZACION</text:p>
          </table:table-cell>
          <table:table-cell office:value-type="string" table:style-name="ce2">
            <text:p>PRODUCCION EN BORNES DE LOS GENERADORES (MWh)</text:p>
          </table:table-cell>
          <table:table-cell office:value-type="string" table:style-name="ce2">
            <text:p>CONSUMOS EN GENERACION (MWh)</text:p>
          </table:table-cell>
          <table:table-cell office:value-type="string" table:style-name="ce2">
            <text:p>PRODUCCION NETA (MWH)</text:p>
          </table:table-cell>
          <table:table-cell office:value-type="string" table:style-name="ce2">
            <text:p>AUTOCONSUMOS (MWh)</text:p>
          </table:table-cell>
          <table:table-cell office:value-type="string" table:style-name="ce2">
            <text:p>CONSUMOS EN BOMBEO (MWh)</text:p>
          </table:table-cell>
          <table:table-cell table:number-columns-repeated="16375" table:style-name="ce6"/>
        </table:table-row>
        <table:table-row table:style-name="ro1">
          <table:table-cell office:value-type="string" table:style-name="ce3">
            <text:p>Hidraúlica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 text:c="8"/>Bombeo puro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 text:c="8"/>Bombeo mixto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Nuclear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Carbón</text:p>
          </table:table-cell>
          <table:table-cell office:value-type="float" office:value="1" table:style-name="ce4">
            <text:p>1</text:p>
          </table:table-cell>
          <table:table-cell office:value-type="float" office:value="1158.9000000000001" table:style-name="ce5">
            <text:p>1.158,90</text:p>
          </table:table-cell>
          <table:table-cell office:value-type="float" office:value="6657.3595651048399" table:style-name="ce5">
            <text:p>6.657,36</text:p>
          </table:table-cell>
          <table:table-cell office:value-type="float" office:value="7715214" table:style-name="ce5">
            <text:p>7.715.214,00</text:p>
          </table:table-cell>
          <table:table-cell office:value-type="float" office:value="363192" table:style-name="ce5">
            <text:p>363.192,00</text:p>
          </table:table-cell>
          <table:table-cell office:value-type="float" office:value="7352022" table:style-name="ce5">
            <text:p>7.352.022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Fuel+gas y ciclo combinado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Resto hidráulica</text:p>
          </table:table-cell>
          <table:table-cell office:value-type="float" office:value="2" table:style-name="ce4">
            <text:p>2</text:p>
          </table:table-cell>
          <table:table-cell office:value-type="float" office:value="8.2799999999999994" table:style-name="ce5">
            <text:p>8,28</text:p>
          </table:table-cell>
          <table:table-cell office:value-type="float" office:value="5725.3816425120804" table:style-name="ce5">
            <text:p>5.725,38</text:p>
          </table:table-cell>
          <table:table-cell office:value-type="float" office:value="47406.16" table:style-name="ce5">
            <text:p>47.406,16</text:p>
          </table:table-cell>
          <table:table-cell office:value-type="float" office:value="20" table:style-name="ce5">
            <text:p>20,00</text:p>
          </table:table-cell>
          <table:table-cell office:value-type="float" office:value="47386.16" table:style-name="ce5">
            <text:p>47.386,16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Eólica</text:p>
          </table:table-cell>
          <table:table-cell office:value-type="float" office:value="19" table:style-name="ce4">
            <text:p>19</text:p>
          </table:table-cell>
          <table:table-cell office:value-type="float" office:value="510.75" table:style-name="ce5">
            <text:p>510,75</text:p>
          </table:table-cell>
          <table:table-cell office:value-type="float" office:value="1628.38741067058" table:style-name="ce5">
            <text:p>1.628,39</text:p>
          </table:table-cell>
          <table:table-cell office:value-type="float" office:value="831698.87" table:style-name="ce5">
            <text:p>831.698,87</text:p>
          </table:table-cell>
          <table:table-cell office:value-type="float" office:value="22208.84" table:style-name="ce5">
            <text:p>22.208,84</text:p>
          </table:table-cell>
          <table:table-cell office:value-type="float" office:value="809490.03" table:style-name="ce5">
            <text:p>809.490,03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Solar fotovoltaica</text:p>
          </table:table-cell>
          <table:table-cell office:value-type="float" office:value="593" table:style-name="ce4">
            <text:p>593</text:p>
          </table:table-cell>
          <table:table-cell office:value-type="float" office:value="83.91" table:style-name="ce5">
            <text:p>83,91</text:p>
          </table:table-cell>
          <table:table-cell office:value-type="float" office:value="1722.0470742462201" table:style-name="ce5">
            <text:p>1.722,05</text:p>
          </table:table-cell>
          <table:table-cell office:value-type="float" office:value="144496.97" table:style-name="ce5">
            <text:p>144.496,97</text:p>
          </table:table-cell>
          <table:table-cell office:value-type="float" office:value="0" table:style-name="ce5">
            <text:p>0,00</text:p>
          </table:table-cell>
          <table:table-cell office:value-type="float" office:value="144496.97" table:style-name="ce5">
            <text:p>144.496,97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Solar térmica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Cogeneración</text:p>
          </table:table-cell>
          <table:table-cell office:value-type="float" office:value="3" table:style-name="ce4">
            <text:p>3</text:p>
          </table:table-cell>
          <table:table-cell office:value-type="float" office:value="31.15" table:style-name="ce5">
            <text:p>31,15</text:p>
          </table:table-cell>
          <table:table-cell office:value-type="float" office:value="6621.6908507223097" table:style-name="ce5">
            <text:p>6.621,69</text:p>
          </table:table-cell>
          <table:table-cell office:value-type="float" office:value="206265.67" table:style-name="ce5">
            <text:p>206.265,67</text:p>
          </table:table-cell>
          <table:table-cell office:value-type="float" office:value="8664.9599999999991" table:style-name="ce5">
            <text:p>8.664,96</text:p>
          </table:table-cell>
          <table:table-cell office:value-type="float" office:value="197600.71" table:style-name="ce5">
            <text:p>197.600,71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Térmica renovable y resto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TOTAL</text:p>
          </table:table-cell>
          <table:table-cell office:value-type="float" office:value="618" table:style-name="ce4">
            <text:p>618</text:p>
          </table:table-cell>
          <table:table-cell office:value-type="float" office:value="1792.99" table:style-name="ce5">
            <text:p>1.792,99</text:p>
          </table:table-cell>
          <table:table-cell office:value-type="float" office:value="4988.9188840986299" table:style-name="ce5">
            <text:p>4.988,92</text:p>
          </table:table-cell>
          <table:table-cell office:value-type="float" office:value="8945081.6699999999" table:style-name="ce5">
            <text:p>8.945.081,67</text:p>
          </table:table-cell>
          <table:table-cell office:value-type="float" office:value="394085.8" table:style-name="ce5">
            <text:p>394.085,80</text:p>
          </table:table-cell>
          <table:table-cell office:value-type="float" office:value="8550995.8699999992" table:style-name="ce5">
            <text:p>8.550.995,87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number-rows-repeated="1048562" table:style-name="ro1">
          <table:table-cell table:number-columns-repeated="16384"/>
        </table:table-row>
      </table:table>
      <table:table table:name="ÁVILA" table:style-name="ta1"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number-columns-repeated="16375" table:default-cell-style-name="ce1"/>
        <table:table-row table:style-name="ro2">
          <table:table-cell office:value-type="string" table:style-name="ce2">
            <text:p>DESCRIPCION_FILA</text:p>
          </table:table-cell>
          <table:table-cell office:value-type="string" table:style-name="ce2">
            <text:p>CENTRALES ACTIVAS</text:p>
          </table:table-cell>
          <table:table-cell office:value-type="string" table:style-name="ce2">
            <text:p>POTENCIA ACTIVA (MW)</text:p>
          </table:table-cell>
          <table:table-cell office:value-type="string" table:style-name="ce2">
            <text:p>HORAS UTILIZACION</text:p>
          </table:table-cell>
          <table:table-cell office:value-type="string" table:style-name="ce2">
            <text:p>PRODUCCION EN BORNES DE LOS GENERADORES (MWh)</text:p>
          </table:table-cell>
          <table:table-cell office:value-type="string" table:style-name="ce2">
            <text:p>CONSUMOS EN GENERACION (MWh)</text:p>
          </table:table-cell>
          <table:table-cell office:value-type="string" table:style-name="ce2">
            <text:p>PRODUCCION NETA (MWH)</text:p>
          </table:table-cell>
          <table:table-cell office:value-type="string" table:style-name="ce2">
            <text:p>AUTOCONSUMOS (MWh)</text:p>
          </table:table-cell>
          <table:table-cell office:value-type="string" table:style-name="ce2">
            <text:p>CONSUMOS EN BOMBEO (MWh)</text:p>
          </table:table-cell>
          <table:table-cell table:number-columns-repeated="16375" table:style-name="ce6"/>
        </table:table-row>
        <table:table-row table:style-name="ro1">
          <table:table-cell office:value-type="string" table:style-name="ce3">
            <text:p>Hidraúlica</text:p>
          </table:table-cell>
          <table:table-cell office:value-type="float" office:value="4" table:style-name="ce4">
            <text:p>4</text:p>
          </table:table-cell>
          <table:table-cell office:value-type="float" office:value="76.319999999999993" table:style-name="ce5">
            <text:p>76,32</text:p>
          </table:table-cell>
          <table:table-cell office:value-type="float" office:value="895.85953878406701" table:style-name="ce5">
            <text:p>895,86</text:p>
          </table:table-cell>
          <table:table-cell office:value-type="float" office:value="68372" table:style-name="ce5">
            <text:p>68.372,00</text:p>
          </table:table-cell>
          <table:table-cell office:value-type="float" office:value="1646" table:style-name="ce5">
            <text:p>1.646,00</text:p>
          </table:table-cell>
          <table:table-cell office:value-type="float" office:value="66726" table:style-name="ce5">
            <text:p>66.726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 text:c="8"/>Bombeo puro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 text:c="8"/>Bombeo mixto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Nuclear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Carbón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Fuel+gas y ciclo combinado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Resto hidráulica</text:p>
          </table:table-cell>
          <table:table-cell office:value-type="float" office:value="12" table:style-name="ce4">
            <text:p>12</text:p>
          </table:table-cell>
          <table:table-cell office:value-type="float" office:value="24.21" table:style-name="ce5">
            <text:p>24,21</text:p>
          </table:table-cell>
          <table:table-cell office:value-type="float" office:value="999.01817430813696" table:style-name="ce5">
            <text:p>999,02</text:p>
          </table:table-cell>
          <table:table-cell office:value-type="float" office:value="24186.23" table:style-name="ce5">
            <text:p>24.186,23</text:p>
          </table:table-cell>
          <table:table-cell office:value-type="float" office:value="919.03" table:style-name="ce5">
            <text:p>919,03</text:p>
          </table:table-cell>
          <table:table-cell office:value-type="float" office:value="23267.200000000001" table:style-name="ce5">
            <text:p>23.267,2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Eólica</text:p>
          </table:table-cell>
          <table:table-cell office:value-type="float" office:value="15" table:style-name="ce4">
            <text:p>15</text:p>
          </table:table-cell>
          <table:table-cell office:value-type="float" office:value="260.68" table:style-name="ce5">
            <text:p>260,68</text:p>
          </table:table-cell>
          <table:table-cell office:value-type="float" office:value="1985.8750575418101" table:style-name="ce5">
            <text:p>1.985,88</text:p>
          </table:table-cell>
          <table:table-cell office:value-type="float" office:value="517677.91" table:style-name="ce5">
            <text:p>517.677,91</text:p>
          </table:table-cell>
          <table:table-cell office:value-type="float" office:value="22950.47" table:style-name="ce5">
            <text:p>22.950,47</text:p>
          </table:table-cell>
          <table:table-cell office:value-type="float" office:value="494727.44" table:style-name="ce5">
            <text:p>494.727,44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Solar fotovoltaica</text:p>
          </table:table-cell>
          <table:table-cell office:value-type="float" office:value="622" table:style-name="ce4">
            <text:p>622</text:p>
          </table:table-cell>
          <table:table-cell office:value-type="float" office:value="66.33" table:style-name="ce5">
            <text:p>66,33</text:p>
          </table:table-cell>
          <table:table-cell office:value-type="float" office:value="1747.48741142771" table:style-name="ce5">
            <text:p>1.747,49</text:p>
          </table:table-cell>
          <table:table-cell office:value-type="float" office:value="115910.84" table:style-name="ce5">
            <text:p>115.910,84</text:p>
          </table:table-cell>
          <table:table-cell office:value-type="float" office:value="0" table:style-name="ce5">
            <text:p>0,00</text:p>
          </table:table-cell>
          <table:table-cell office:value-type="float" office:value="115910.84" table:style-name="ce5">
            <text:p>115.910,84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Solar térmica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Cogeneración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Térmica renovable y resto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TOTAL</text:p>
          </table:table-cell>
          <table:table-cell office:value-type="float" office:value="653" table:style-name="ce4">
            <text:p>653</text:p>
          </table:table-cell>
          <table:table-cell office:value-type="float" office:value="427.54" table:style-name="ce5">
            <text:p>427,54</text:p>
          </table:table-cell>
          <table:table-cell office:value-type="float" office:value="1698.4305094260201" table:style-name="ce5">
            <text:p>1.698,43</text:p>
          </table:table-cell>
          <table:table-cell office:value-type="float" office:value="726146.98" table:style-name="ce5">
            <text:p>726.146,98</text:p>
          </table:table-cell>
          <table:table-cell office:value-type="float" office:value="25515.5" table:style-name="ce5">
            <text:p>25.515,50</text:p>
          </table:table-cell>
          <table:table-cell office:value-type="float" office:value="700631.48" table:style-name="ce5">
            <text:p>700.631,48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number-rows-repeated="1048562" table:style-name="ro1">
          <table:table-cell table:number-columns-repeated="16384"/>
        </table:table-row>
      </table:table>
      <table:table table:name="BADAJOZ" table:style-name="ta1"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number-columns-repeated="16375" table:default-cell-style-name="ce1"/>
        <table:table-row table:style-name="ro2">
          <table:table-cell office:value-type="string" table:style-name="ce2">
            <text:p>DESCRIPCION_FILA</text:p>
          </table:table-cell>
          <table:table-cell office:value-type="string" table:style-name="ce2">
            <text:p>CENTRALES ACTIVAS</text:p>
          </table:table-cell>
          <table:table-cell office:value-type="string" table:style-name="ce2">
            <text:p>POTENCIA ACTIVA (MW)</text:p>
          </table:table-cell>
          <table:table-cell office:value-type="string" table:style-name="ce2">
            <text:p>HORAS UTILIZACION</text:p>
          </table:table-cell>
          <table:table-cell office:value-type="string" table:style-name="ce2">
            <text:p>PRODUCCION EN BORNES DE LOS GENERADORES (MWh)</text:p>
          </table:table-cell>
          <table:table-cell office:value-type="string" table:style-name="ce2">
            <text:p>CONSUMOS EN GENERACION (MWh)</text:p>
          </table:table-cell>
          <table:table-cell office:value-type="string" table:style-name="ce2">
            <text:p>PRODUCCION NETA (MWH)</text:p>
          </table:table-cell>
          <table:table-cell office:value-type="string" table:style-name="ce2">
            <text:p>AUTOCONSUMOS (MWh)</text:p>
          </table:table-cell>
          <table:table-cell office:value-type="string" table:style-name="ce2">
            <text:p>CONSUMOS EN BOMBEO (MWh)</text:p>
          </table:table-cell>
          <table:table-cell table:number-columns-repeated="16375" table:style-name="ce6"/>
        </table:table-row>
        <table:table-row table:style-name="ro1">
          <table:table-cell office:value-type="string" table:style-name="ce3">
            <text:p>Hidraúlica</text:p>
          </table:table-cell>
          <table:table-cell office:value-type="float" office:value="5" table:style-name="ce4">
            <text:p>5</text:p>
          </table:table-cell>
          <table:table-cell office:value-type="float" office:value="225.99" table:style-name="ce5">
            <text:p>225,99</text:p>
          </table:table-cell>
          <table:table-cell office:value-type="float" office:value="582.30895172352803" table:style-name="ce5">
            <text:p>582,31</text:p>
          </table:table-cell>
          <table:table-cell office:value-type="float" office:value="131596" table:style-name="ce5">
            <text:p>131.596,00</text:p>
          </table:table-cell>
          <table:table-cell office:value-type="float" office:value="4397" table:style-name="ce5">
            <text:p>4.397,00</text:p>
          </table:table-cell>
          <table:table-cell office:value-type="float" office:value="127199" table:style-name="ce5">
            <text:p>127.199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 text:c="8"/>Bombeo puro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 text:c="8"/>Bombeo mixto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Nuclear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Carbón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Fuel+gas y ciclo combinado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Resto hidráulica</text:p>
          </table:table-cell>
          <table:table-cell office:value-type="float" office:value="2" table:style-name="ce4">
            <text:p>2</text:p>
          </table:table-cell>
          <table:table-cell office:value-type="float" office:value="10.78" table:style-name="ce5">
            <text:p>10,78</text:p>
          </table:table-cell>
          <table:table-cell office:value-type="float" office:value="1410.66790352505" table:style-name="ce5">
            <text:p>1.410,67</text:p>
          </table:table-cell>
          <table:table-cell office:value-type="float" office:value="15207" table:style-name="ce5">
            <text:p>15.207,00</text:p>
          </table:table-cell>
          <table:table-cell office:value-type="float" office:value="0" table:style-name="ce5">
            <text:p>0,00</text:p>
          </table:table-cell>
          <table:table-cell office:value-type="float" office:value="15207" table:style-name="ce5">
            <text:p>15.207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Eólica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Solar fotovoltaica</text:p>
          </table:table-cell>
          <table:table-cell office:value-type="float" office:value="2170" table:style-name="ce4">
            <text:p>2.170</text:p>
          </table:table-cell>
          <table:table-cell office:value-type="float" office:value="333.21" table:style-name="ce5">
            <text:p>333,21</text:p>
          </table:table-cell>
          <table:table-cell office:value-type="float" office:value="1964.18543861229" table:style-name="ce5">
            <text:p>1.964,19</text:p>
          </table:table-cell>
          <table:table-cell office:value-type="float" office:value="654486.23" table:style-name="ce5">
            <text:p>654.486,23</text:p>
          </table:table-cell>
          <table:table-cell office:value-type="float" office:value="0" table:style-name="ce5">
            <text:p>0,00</text:p>
          </table:table-cell>
          <table:table-cell office:value-type="float" office:value="654486.23" table:style-name="ce5">
            <text:p>654.486,23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Solar térmica</text:p>
          </table:table-cell>
          <table:table-cell office:value-type="float" office:value="12" table:style-name="ce4">
            <text:p>12</text:p>
          </table:table-cell>
          <table:table-cell office:value-type="float" office:value="599.1" table:style-name="ce5">
            <text:p>599,10</text:p>
          </table:table-cell>
          <table:table-cell office:value-type="float" office:value="2878.8117509597701" table:style-name="ce5">
            <text:p>2.878,81</text:p>
          </table:table-cell>
          <table:table-cell office:value-type="float" office:value="1724696.12" table:style-name="ce5">
            <text:p>1.724.696,12</text:p>
          </table:table-cell>
          <table:table-cell office:value-type="float" office:value="156790.48000000001" table:style-name="ce5">
            <text:p>156.790,48</text:p>
          </table:table-cell>
          <table:table-cell office:value-type="float" office:value="1567905.64" table:style-name="ce5">
            <text:p>1.567.905,64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Cogeneración</text:p>
          </table:table-cell>
          <table:table-cell office:value-type="float" office:value="2" table:style-name="ce4">
            <text:p>2</text:p>
          </table:table-cell>
          <table:table-cell office:value-type="float" office:value="10.130000000000001" table:style-name="ce5">
            <text:p>10,13</text:p>
          </table:table-cell>
          <table:table-cell office:value-type="float" office:value="3930.3208292201398" table:style-name="ce5">
            <text:p>3.930,32</text:p>
          </table:table-cell>
          <table:table-cell office:value-type="float" office:value="39814.15" table:style-name="ce5">
            <text:p>39.814,15</text:p>
          </table:table-cell>
          <table:table-cell office:value-type="float" office:value="400" table:style-name="ce5">
            <text:p>400,00</text:p>
          </table:table-cell>
          <table:table-cell office:value-type="float" office:value="39414.15" table:style-name="ce5">
            <text:p>39.414,15</text:p>
          </table:table-cell>
          <table:table-cell office:value-type="float" office:value="2745" table:style-name="ce5">
            <text:p>2.745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Térmica renovable y resto</text:p>
          </table:table-cell>
          <table:table-cell office:value-type="float" office:value="3" table:style-name="ce4">
            <text:p>3</text:p>
          </table:table-cell>
          <table:table-cell office:value-type="float" office:value="24.63" table:style-name="ce5">
            <text:p>24,63</text:p>
          </table:table-cell>
          <table:table-cell office:value-type="float" office:value="6031.1981323589098" table:style-name="ce5">
            <text:p>6.031,20</text:p>
          </table:table-cell>
          <table:table-cell office:value-type="float" office:value="148548.41" table:style-name="ce5">
            <text:p>148.548,41</text:p>
          </table:table-cell>
          <table:table-cell office:value-type="float" office:value="14153.07" table:style-name="ce5">
            <text:p>14.153,07</text:p>
          </table:table-cell>
          <table:table-cell office:value-type="float" office:value="134395.34" table:style-name="ce5">
            <text:p>134.395,34</text:p>
          </table:table-cell>
          <table:table-cell office:value-type="float" office:value="176.91" table:style-name="ce5">
            <text:p>176,91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TOTAL</text:p>
          </table:table-cell>
          <table:table-cell office:value-type="float" office:value="2194" table:style-name="ce4">
            <text:p>2.194</text:p>
          </table:table-cell>
          <table:table-cell office:value-type="float" office:value="1203.8399999999999" table:style-name="ce5">
            <text:p>1.203,84</text:p>
          </table:table-cell>
          <table:table-cell office:value-type="float" office:value="2254.7414191254702" table:style-name="ce5">
            <text:p>2.254,74</text:p>
          </table:table-cell>
          <table:table-cell office:value-type="float" office:value="2714347.91" table:style-name="ce5">
            <text:p>2.714.347,91</text:p>
          </table:table-cell>
          <table:table-cell office:value-type="float" office:value="175740.55" table:style-name="ce5">
            <text:p>175.740,55</text:p>
          </table:table-cell>
          <table:table-cell office:value-type="float" office:value="2538607.36" table:style-name="ce5">
            <text:p>2.538.607,36</text:p>
          </table:table-cell>
          <table:table-cell office:value-type="float" office:value="2921.91" table:style-name="ce5">
            <text:p>2.921,91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number-rows-repeated="1048562" table:style-name="ro1">
          <table:table-cell table:number-columns-repeated="16384"/>
        </table:table-row>
      </table:table>
      <table:table table:name="BALEARS_(ILLES)" table:style-name="ta1"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number-columns-repeated="16375" table:default-cell-style-name="ce1"/>
        <table:table-row table:style-name="ro2">
          <table:table-cell office:value-type="string" table:style-name="ce2">
            <text:p>DESCRIPCION_FILA</text:p>
          </table:table-cell>
          <table:table-cell office:value-type="string" table:style-name="ce2">
            <text:p>CENTRALES ACTIVAS</text:p>
          </table:table-cell>
          <table:table-cell office:value-type="string" table:style-name="ce2">
            <text:p>POTENCIA ACTIVA (MW)</text:p>
          </table:table-cell>
          <table:table-cell office:value-type="string" table:style-name="ce2">
            <text:p>HORAS UTILIZACION</text:p>
          </table:table-cell>
          <table:table-cell office:value-type="string" table:style-name="ce2">
            <text:p>PRODUCCION EN BORNES DE LOS GENERADORES (MWh)</text:p>
          </table:table-cell>
          <table:table-cell office:value-type="string" table:style-name="ce2">
            <text:p>CONSUMOS EN GENERACION (MWh)</text:p>
          </table:table-cell>
          <table:table-cell office:value-type="string" table:style-name="ce2">
            <text:p>PRODUCCION NETA (MWH)</text:p>
          </table:table-cell>
          <table:table-cell office:value-type="string" table:style-name="ce2">
            <text:p>AUTOCONSUMOS (MWh)</text:p>
          </table:table-cell>
          <table:table-cell office:value-type="string" table:style-name="ce2">
            <text:p>CONSUMOS EN BOMBEO (MWh)</text:p>
          </table:table-cell>
          <table:table-cell table:number-columns-repeated="16375" table:style-name="ce6"/>
        </table:table-row>
        <table:table-row table:style-name="ro1">
          <table:table-cell office:value-type="string" table:style-name="ce3">
            <text:p>Hidraúlica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 text:c="8"/>Bombeo puro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 text:c="8"/>Bombeo mixto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Nuclear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Carbón</text:p>
          </table:table-cell>
          <table:table-cell office:value-type="float" office:value="1" table:style-name="ce4">
            <text:p>1</text:p>
          </table:table-cell>
          <table:table-cell office:value-type="float" office:value="585" table:style-name="ce5">
            <text:p>585,00</text:p>
          </table:table-cell>
          <table:table-cell office:value-type="float" office:value="3542.8855042734999" table:style-name="ce5">
            <text:p>3.542,89</text:p>
          </table:table-cell>
          <table:table-cell office:value-type="float" office:value="2072588.02" table:style-name="ce5">
            <text:p>2.072.588,02</text:p>
          </table:table-cell>
          <table:table-cell office:value-type="float" office:value="208675.75" table:style-name="ce5">
            <text:p>208.675,75</text:p>
          </table:table-cell>
          <table:table-cell office:value-type="float" office:value="1863912.27" table:style-name="ce5">
            <text:p>1.863.912,27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Fuel+gas y ciclo combinado</text:p>
          </table:table-cell>
          <table:table-cell office:value-type="float" office:value="5" table:style-name="ce4">
            <text:p>5</text:p>
          </table:table-cell>
          <table:table-cell office:value-type="float" office:value="1709.05" table:style-name="ce5">
            <text:p>1.709,05</text:p>
          </table:table-cell>
          <table:table-cell office:value-type="float" office:value="1297.8574003101101" table:style-name="ce5">
            <text:p>1.297,86</text:p>
          </table:table-cell>
          <table:table-cell office:value-type="float" office:value="2218103.19" table:style-name="ce5">
            <text:p>2.218.103,19</text:p>
          </table:table-cell>
          <table:table-cell office:value-type="float" office:value="93493.47" table:style-name="ce5">
            <text:p>93.493,47</text:p>
          </table:table-cell>
          <table:table-cell office:value-type="float" office:value="2124609.7200000002" table:style-name="ce5">
            <text:p>2.124.609,72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Resto hidráulica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Eólica</text:p>
          </table:table-cell>
          <table:table-cell office:value-type="float" office:value="1" table:style-name="ce4">
            <text:p>1</text:p>
          </table:table-cell>
          <table:table-cell office:value-type="float" office:value="3.2" table:style-name="ce5">
            <text:p>3,20</text:p>
          </table:table-cell>
          <table:table-cell office:value-type="float" office:value="1685.625" table:style-name="ce5">
            <text:p>1.685,63</text:p>
          </table:table-cell>
          <table:table-cell office:value-type="float" office:value="5394" table:style-name="ce5">
            <text:p>5.394,00</text:p>
          </table:table-cell>
          <table:table-cell office:value-type="float" office:value="76" table:style-name="ce5">
            <text:p>76,00</text:p>
          </table:table-cell>
          <table:table-cell office:value-type="float" office:value="5318" table:style-name="ce5">
            <text:p>5.318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Solar fotovoltaica</text:p>
          </table:table-cell>
          <table:table-cell office:value-type="float" office:value="769" table:style-name="ce4">
            <text:p>769</text:p>
          </table:table-cell>
          <table:table-cell office:value-type="float" office:value="77.75" table:style-name="ce5">
            <text:p>77,75</text:p>
          </table:table-cell>
          <table:table-cell office:value-type="float" office:value="1573.9261736334399" table:style-name="ce5">
            <text:p>1.573,93</text:p>
          </table:table-cell>
          <table:table-cell office:value-type="float" office:value="122372.76" table:style-name="ce5">
            <text:p>122.372,76</text:p>
          </table:table-cell>
          <table:table-cell office:value-type="float" office:value="0" table:style-name="ce5">
            <text:p>0,00</text:p>
          </table:table-cell>
          <table:table-cell office:value-type="float" office:value="122372.76" table:style-name="ce5">
            <text:p>122.372,76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Solar térmica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Cogeneración</text:p>
          </table:table-cell>
          <table:table-cell office:value-type="float" office:value="6" table:style-name="ce4">
            <text:p>6</text:p>
          </table:table-cell>
          <table:table-cell office:value-type="float" office:value="12.15" table:style-name="ce5">
            <text:p>12,15</text:p>
          </table:table-cell>
          <table:table-cell office:value-type="float" office:value="3759.0576131687199" table:style-name="ce5">
            <text:p>3.759,06</text:p>
          </table:table-cell>
          <table:table-cell office:value-type="float" office:value="45672.55" table:style-name="ce5">
            <text:p>45.672,55</text:p>
          </table:table-cell>
          <table:table-cell office:value-type="float" office:value="1149.77" table:style-name="ce5">
            <text:p>1.149,77</text:p>
          </table:table-cell>
          <table:table-cell office:value-type="float" office:value="44522.78" table:style-name="ce5">
            <text:p>44.522,78</text:p>
          </table:table-cell>
          <table:table-cell office:value-type="float" office:value="11037" table:style-name="ce5">
            <text:p>11.037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Térmica renovable y resto</text:p>
          </table:table-cell>
          <table:table-cell office:value-type="float" office:value="2" table:style-name="ce4">
            <text:p>2</text:p>
          </table:table-cell>
          <table:table-cell office:value-type="float" office:value="74.599999999999994" table:style-name="ce5">
            <text:p>74,60</text:p>
          </table:table-cell>
          <table:table-cell office:value-type="float" office:value="4736.3270777479902" table:style-name="ce5">
            <text:p>4.736,33</text:p>
          </table:table-cell>
          <table:table-cell office:value-type="float" office:value="353330" table:style-name="ce5">
            <text:p>353.330,00</text:p>
          </table:table-cell>
          <table:table-cell office:value-type="float" office:value="0" table:style-name="ce5">
            <text:p>0,00</text:p>
          </table:table-cell>
          <table:table-cell office:value-type="float" office:value="353330" table:style-name="ce5">
            <text:p>353.330,00</text:p>
          </table:table-cell>
          <table:table-cell office:value-type="float" office:value="51080" table:style-name="ce5">
            <text:p>51.08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TOTAL</text:p>
          </table:table-cell>
          <table:table-cell office:value-type="float" office:value="784" table:style-name="ce4">
            <text:p>784</text:p>
          </table:table-cell>
          <table:table-cell office:value-type="float" office:value="2461.75" table:style-name="ce5">
            <text:p>2.461,75</text:p>
          </table:table-cell>
          <table:table-cell office:value-type="float" office:value="1956.9251629938101" table:style-name="ce5">
            <text:p>1.956,93</text:p>
          </table:table-cell>
          <table:table-cell office:value-type="float" office:value="4817460.5199999996" table:style-name="ce5">
            <text:p>4.817.460,52</text:p>
          </table:table-cell>
          <table:table-cell office:value-type="float" office:value="303394.99" table:style-name="ce5">
            <text:p>303.394,99</text:p>
          </table:table-cell>
          <table:table-cell office:value-type="float" office:value="4514065.53" table:style-name="ce5">
            <text:p>4.514.065,53</text:p>
          </table:table-cell>
          <table:table-cell office:value-type="float" office:value="62117" table:style-name="ce5">
            <text:p>62.117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number-rows-repeated="1048562" table:style-name="ro1">
          <table:table-cell table:number-columns-repeated="16384"/>
        </table:table-row>
      </table:table>
      <table:table table:name="BARCELONA" table:style-name="ta1"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number-columns-repeated="16375" table:default-cell-style-name="ce1"/>
        <table:table-row table:style-name="ro2">
          <table:table-cell office:value-type="string" table:style-name="ce2">
            <text:p>DESCRIPCION_FILA</text:p>
          </table:table-cell>
          <table:table-cell office:value-type="string" table:style-name="ce2">
            <text:p>CENTRALES ACTIVAS</text:p>
          </table:table-cell>
          <table:table-cell office:value-type="string" table:style-name="ce2">
            <text:p>POTENCIA ACTIVA (MW)</text:p>
          </table:table-cell>
          <table:table-cell office:value-type="string" table:style-name="ce2">
            <text:p>HORAS UTILIZACION</text:p>
          </table:table-cell>
          <table:table-cell office:value-type="string" table:style-name="ce2">
            <text:p>PRODUCCION EN BORNES DE LOS GENERADORES (MWh)</text:p>
          </table:table-cell>
          <table:table-cell office:value-type="string" table:style-name="ce2">
            <text:p>CONSUMOS EN GENERACION (MWh)</text:p>
          </table:table-cell>
          <table:table-cell office:value-type="string" table:style-name="ce2">
            <text:p>PRODUCCION NETA (MWH)</text:p>
          </table:table-cell>
          <table:table-cell office:value-type="string" table:style-name="ce2">
            <text:p>AUTOCONSUMOS (MWh)</text:p>
          </table:table-cell>
          <table:table-cell office:value-type="string" table:style-name="ce2">
            <text:p>CONSUMOS EN BOMBEO (MWh)</text:p>
          </table:table-cell>
          <table:table-cell table:number-columns-repeated="16375" table:style-name="ce6"/>
        </table:table-row>
        <table:table-row table:style-name="ro1">
          <table:table-cell office:value-type="string" table:style-name="ce3">
            <text:p>Hidraúlica</text:p>
          </table:table-cell>
          <table:table-cell office:value-type="float" office:value="6" table:style-name="ce4">
            <text:p>6</text:p>
          </table:table-cell>
          <table:table-cell office:value-type="float" office:value="66.53" table:style-name="ce5">
            <text:p>66,53</text:p>
          </table:table-cell>
          <table:table-cell office:value-type="float" office:value="1103.3368405230699" table:style-name="ce5">
            <text:p>1.103,34</text:p>
          </table:table-cell>
          <table:table-cell office:value-type="float" office:value="73405" table:style-name="ce5">
            <text:p>73.405,00</text:p>
          </table:table-cell>
          <table:table-cell office:value-type="float" office:value="1231" table:style-name="ce5">
            <text:p>1.231,00</text:p>
          </table:table-cell>
          <table:table-cell office:value-type="float" office:value="72174" table:style-name="ce5">
            <text:p>72.174,00</text:p>
          </table:table-cell>
          <table:table-cell office:value-type="float" office:value="70" table:style-name="ce5">
            <text:p>7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 text:c="8"/>Bombeo puro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 text:c="8"/>Bombeo mixto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Nuclear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Carbón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Fuel+gas y ciclo combinado</text:p>
          </table:table-cell>
          <table:table-cell office:value-type="float" office:value="4" table:style-name="ce4">
            <text:p>4</text:p>
          </table:table-cell>
          <table:table-cell office:value-type="float" office:value="2569.14" table:style-name="ce5">
            <text:p>2.569,14</text:p>
          </table:table-cell>
          <table:table-cell office:value-type="float" office:value="2417.73900994107" table:style-name="ce5">
            <text:p>2.417,74</text:p>
          </table:table-cell>
          <table:table-cell office:value-type="float" office:value="6211510" table:style-name="ce5">
            <text:p>6.211.510,00</text:p>
          </table:table-cell>
          <table:table-cell office:value-type="float" office:value="191962" table:style-name="ce5">
            <text:p>191.962,00</text:p>
          </table:table-cell>
          <table:table-cell office:value-type="float" office:value="6019548" table:style-name="ce5">
            <text:p>6.019.548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Resto hidráulica</text:p>
          </table:table-cell>
          <table:table-cell office:value-type="float" office:value="105" table:style-name="ce4">
            <text:p>105</text:p>
          </table:table-cell>
          <table:table-cell office:value-type="float" office:value="59.6" table:style-name="ce5">
            <text:p>59,60</text:p>
          </table:table-cell>
          <table:table-cell office:value-type="float" office:value="3801.8083892617501" table:style-name="ce5">
            <text:p>3.801,81</text:p>
          </table:table-cell>
          <table:table-cell office:value-type="float" office:value="226587.78" table:style-name="ce5">
            <text:p>226.587,78</text:p>
          </table:table-cell>
          <table:table-cell office:value-type="float" office:value="1330.26" table:style-name="ce5">
            <text:p>1.330,26</text:p>
          </table:table-cell>
          <table:table-cell office:value-type="float" office:value="225257.52" table:style-name="ce5">
            <text:p>225.257,52</text:p>
          </table:table-cell>
          <table:table-cell office:value-type="float" office:value="4002.49" table:style-name="ce5">
            <text:p>4.002,49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Eólica</text:p>
          </table:table-cell>
          <table:table-cell office:value-type="float" office:value="6" table:style-name="ce4">
            <text:p>6</text:p>
          </table:table-cell>
          <table:table-cell office:value-type="float" office:value="202.27" table:style-name="ce5">
            <text:p>202,27</text:p>
          </table:table-cell>
          <table:table-cell office:value-type="float" office:value="1755.7295693874501" table:style-name="ce5">
            <text:p>1.755,73</text:p>
          </table:table-cell>
          <table:table-cell office:value-type="float" office:value="355131.42" table:style-name="ce5">
            <text:p>355.131,42</text:p>
          </table:table-cell>
          <table:table-cell office:value-type="float" office:value="1990.34" table:style-name="ce5">
            <text:p>1.990,34</text:p>
          </table:table-cell>
          <table:table-cell office:value-type="float" office:value="353141.08" table:style-name="ce5">
            <text:p>353.141,08</text:p>
          </table:table-cell>
          <table:table-cell office:value-type="float" office:value="324.5" table:style-name="ce5">
            <text:p>324,5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Solar fotovoltaica</text:p>
          </table:table-cell>
          <table:table-cell office:value-type="float" office:value="1467" table:style-name="ce4">
            <text:p>1.467</text:p>
          </table:table-cell>
          <table:table-cell office:value-type="float" office:value="102.61" table:style-name="ce5">
            <text:p>102,61</text:p>
          </table:table-cell>
          <table:table-cell office:value-type="float" office:value="1413.21820485333" table:style-name="ce5">
            <text:p>1.413,22</text:p>
          </table:table-cell>
          <table:table-cell office:value-type="float" office:value="145010.32" table:style-name="ce5">
            <text:p>145.010,32</text:p>
          </table:table-cell>
          <table:table-cell office:value-type="float" office:value="0" table:style-name="ce5">
            <text:p>0,00</text:p>
          </table:table-cell>
          <table:table-cell office:value-type="float" office:value="145010.32" table:style-name="ce5">
            <text:p>145.010,32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Solar térmica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Cogeneración</text:p>
          </table:table-cell>
          <table:table-cell office:value-type="float" office:value="57" table:style-name="ce4">
            <text:p>57</text:p>
          </table:table-cell>
          <table:table-cell office:value-type="float" office:value="337.93" table:style-name="ce5">
            <text:p>337,93</text:p>
          </table:table-cell>
          <table:table-cell office:value-type="float" office:value="6409.4874974107097" table:style-name="ce5">
            <text:p>6.409,49</text:p>
          </table:table-cell>
          <table:table-cell office:value-type="float" office:value="2165958.11" table:style-name="ce5">
            <text:p>2.165.958,11</text:p>
          </table:table-cell>
          <table:table-cell office:value-type="float" office:value="94900.77" table:style-name="ce5">
            <text:p>94.900,77</text:p>
          </table:table-cell>
          <table:table-cell office:value-type="float" office:value="2071057.34" table:style-name="ce5">
            <text:p>2.071.057,34</text:p>
          </table:table-cell>
          <table:table-cell office:value-type="float" office:value="167392.26999999999" table:style-name="ce5">
            <text:p>167.392,27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Térmica renovable y resto</text:p>
          </table:table-cell>
          <table:table-cell office:value-type="float" office:value="19" table:style-name="ce4">
            <text:p>19</text:p>
          </table:table-cell>
          <table:table-cell office:value-type="float" office:value="53.94" table:style-name="ce5">
            <text:p>53,94</text:p>
          </table:table-cell>
          <table:table-cell office:value-type="float" office:value="4106.5975157582498" table:style-name="ce5">
            <text:p>4.106,60</text:p>
          </table:table-cell>
          <table:table-cell office:value-type="float" office:value="221509.87" table:style-name="ce5">
            <text:p>221.509,87</text:p>
          </table:table-cell>
          <table:table-cell office:value-type="float" office:value="37147.97" table:style-name="ce5">
            <text:p>37.147,97</text:p>
          </table:table-cell>
          <table:table-cell office:value-type="float" office:value="184361.9" table:style-name="ce5">
            <text:p>184.361,90</text:p>
          </table:table-cell>
          <table:table-cell office:value-type="float" office:value="10207.129999999999" table:style-name="ce5">
            <text:p>10.207,13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TOTAL</text:p>
          </table:table-cell>
          <table:table-cell office:value-type="float" office:value="1664" table:style-name="ce4">
            <text:p>1.664</text:p>
          </table:table-cell>
          <table:table-cell office:value-type="float" office:value="3392.02" table:style-name="ce5">
            <text:p>3.392,02</text:p>
          </table:table-cell>
          <table:table-cell office:value-type="float" office:value="2770.9484319078301" table:style-name="ce5">
            <text:p>2.770,95</text:p>
          </table:table-cell>
          <table:table-cell office:value-type="float" office:value="9399112.5" table:style-name="ce5">
            <text:p>9.399.112,50</text:p>
          </table:table-cell>
          <table:table-cell office:value-type="float" office:value="328562.34000000003" table:style-name="ce5">
            <text:p>328.562,34</text:p>
          </table:table-cell>
          <table:table-cell office:value-type="float" office:value="9070550.1600000001" table:style-name="ce5">
            <text:p>9.070.550,16</text:p>
          </table:table-cell>
          <table:table-cell office:value-type="float" office:value="181996.39" table:style-name="ce5">
            <text:p>181.996,39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number-rows-repeated="1048562" table:style-name="ro1">
          <table:table-cell table:number-columns-repeated="16384"/>
        </table:table-row>
      </table:table>
      <table:table table:name="BURGOS" table:style-name="ta1"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number-columns-repeated="16375" table:default-cell-style-name="ce1"/>
        <table:table-row table:style-name="ro2">
          <table:table-cell office:value-type="string" table:style-name="ce2">
            <text:p>DESCRIPCION_FILA</text:p>
          </table:table-cell>
          <table:table-cell office:value-type="string" table:style-name="ce2">
            <text:p>CENTRALES ACTIVAS</text:p>
          </table:table-cell>
          <table:table-cell office:value-type="string" table:style-name="ce2">
            <text:p>POTENCIA ACTIVA (MW)</text:p>
          </table:table-cell>
          <table:table-cell office:value-type="string" table:style-name="ce2">
            <text:p>HORAS UTILIZACION</text:p>
          </table:table-cell>
          <table:table-cell office:value-type="string" table:style-name="ce2">
            <text:p>PRODUCCION EN BORNES DE LOS GENERADORES (MWh)</text:p>
          </table:table-cell>
          <table:table-cell office:value-type="string" table:style-name="ce2">
            <text:p>CONSUMOS EN GENERACION (MWh)</text:p>
          </table:table-cell>
          <table:table-cell office:value-type="string" table:style-name="ce2">
            <text:p>PRODUCCION NETA (MWH)</text:p>
          </table:table-cell>
          <table:table-cell office:value-type="string" table:style-name="ce2">
            <text:p>AUTOCONSUMOS (MWh)</text:p>
          </table:table-cell>
          <table:table-cell office:value-type="string" table:style-name="ce2">
            <text:p>CONSUMOS EN BOMBEO (MWh)</text:p>
          </table:table-cell>
          <table:table-cell table:number-columns-repeated="16375" table:style-name="ce6"/>
        </table:table-row>
        <table:table-row table:style-name="ro1">
          <table:table-cell office:value-type="string" table:style-name="ce3">
            <text:p>Hidraúlica</text:p>
          </table:table-cell>
          <table:table-cell office:value-type="float" office:value="4" table:style-name="ce4">
            <text:p>4</text:p>
          </table:table-cell>
          <table:table-cell office:value-type="float" office:value="28.92" table:style-name="ce5">
            <text:p>28,92</text:p>
          </table:table-cell>
          <table:table-cell office:value-type="float" office:value="2288.6583679114801" table:style-name="ce5">
            <text:p>2.288,66</text:p>
          </table:table-cell>
          <table:table-cell office:value-type="float" office:value="66188" table:style-name="ce5">
            <text:p>66.188,00</text:p>
          </table:table-cell>
          <table:table-cell office:value-type="float" office:value="428" table:style-name="ce5">
            <text:p>428,00</text:p>
          </table:table-cell>
          <table:table-cell office:value-type="float" office:value="65760" table:style-name="ce5">
            <text:p>65.76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 text:c="8"/>Bombeo puro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 text:c="8"/>Bombeo mixto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Nuclear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Carbón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Fuel+gas y ciclo combinado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Resto hidráulica</text:p>
          </table:table-cell>
          <table:table-cell office:value-type="float" office:value="30" table:style-name="ce4">
            <text:p>30</text:p>
          </table:table-cell>
          <table:table-cell office:value-type="float" office:value="17.28" table:style-name="ce5">
            <text:p>17,28</text:p>
          </table:table-cell>
          <table:table-cell office:value-type="float" office:value="3243.6122685185201" table:style-name="ce5">
            <text:p>3.243,61</text:p>
          </table:table-cell>
          <table:table-cell office:value-type="float" office:value="56049.62" table:style-name="ce5">
            <text:p>56.049,62</text:p>
          </table:table-cell>
          <table:table-cell office:value-type="float" office:value="167.61" table:style-name="ce5">
            <text:p>167,61</text:p>
          </table:table-cell>
          <table:table-cell office:value-type="float" office:value="55882.01" table:style-name="ce5">
            <text:p>55.882,01</text:p>
          </table:table-cell>
          <table:table-cell office:value-type="float" office:value="3332.81" table:style-name="ce5">
            <text:p>3.332,81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Eólica</text:p>
          </table:table-cell>
          <table:table-cell office:value-type="float" office:value="65" table:style-name="ce4">
            <text:p>65</text:p>
          </table:table-cell>
          <table:table-cell office:value-type="float" office:value="1831.31" table:style-name="ce5">
            <text:p>1.831,31</text:p>
          </table:table-cell>
          <table:table-cell office:value-type="float" office:value="2161.5093676111601" table:style-name="ce5">
            <text:p>2.161,51</text:p>
          </table:table-cell>
          <table:table-cell office:value-type="float" office:value="3958393.72" table:style-name="ce5">
            <text:p>3.958.393,72</text:p>
          </table:table-cell>
          <table:table-cell office:value-type="float" office:value="72757.45" table:style-name="ce5">
            <text:p>72.757,45</text:p>
          </table:table-cell>
          <table:table-cell office:value-type="float" office:value="3885636.27" table:style-name="ce5">
            <text:p>3.885.636,27</text:p>
          </table:table-cell>
          <table:table-cell office:value-type="float" office:value="500.37" table:style-name="ce5">
            <text:p>500,37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Solar fotovoltaica</text:p>
          </table:table-cell>
          <table:table-cell office:value-type="float" office:value="473" table:style-name="ce4">
            <text:p>473</text:p>
          </table:table-cell>
          <table:table-cell office:value-type="float" office:value="31.94" table:style-name="ce5">
            <text:p>31,94</text:p>
          </table:table-cell>
          <table:table-cell office:value-type="float" office:value="1417.0150281778299" table:style-name="ce5">
            <text:p>1.417,02</text:p>
          </table:table-cell>
          <table:table-cell office:value-type="float" office:value="45259.46" table:style-name="ce5">
            <text:p>45.259,46</text:p>
          </table:table-cell>
          <table:table-cell office:value-type="float" office:value="0" table:style-name="ce5">
            <text:p>0,00</text:p>
          </table:table-cell>
          <table:table-cell office:value-type="float" office:value="45259.46" table:style-name="ce5">
            <text:p>45.259,46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Solar térmica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Cogeneración</text:p>
          </table:table-cell>
          <table:table-cell office:value-type="float" office:value="10" table:style-name="ce4">
            <text:p>10</text:p>
          </table:table-cell>
          <table:table-cell office:value-type="float" office:value="110.55" table:style-name="ce5">
            <text:p>110,55</text:p>
          </table:table-cell>
          <table:table-cell office:value-type="float" office:value="5472.9900497512399" table:style-name="ce5">
            <text:p>5.472,99</text:p>
          </table:table-cell>
          <table:table-cell office:value-type="float" office:value="605039.05000000005" table:style-name="ce5">
            <text:p>605.039,05</text:p>
          </table:table-cell>
          <table:table-cell office:value-type="float" office:value="18591.91" table:style-name="ce5">
            <text:p>18.591,91</text:p>
          </table:table-cell>
          <table:table-cell office:value-type="float" office:value="586447.14" table:style-name="ce5">
            <text:p>586.447,14</text:p>
          </table:table-cell>
          <table:table-cell office:value-type="float" office:value="43127" table:style-name="ce5">
            <text:p>43.127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Térmica renovable y resto</text:p>
          </table:table-cell>
          <table:table-cell office:value-type="float" office:value="2" table:style-name="ce4">
            <text:p>2</text:p>
          </table:table-cell>
          <table:table-cell office:value-type="float" office:value="17.87" table:style-name="ce5">
            <text:p>17,87</text:p>
          </table:table-cell>
          <table:table-cell office:value-type="float" office:value="7122.0850587576897" table:style-name="ce5">
            <text:p>7.122,09</text:p>
          </table:table-cell>
          <table:table-cell office:value-type="float" office:value="127271.66" table:style-name="ce5">
            <text:p>127.271,66</text:p>
          </table:table-cell>
          <table:table-cell office:value-type="float" office:value="12640.22" table:style-name="ce5">
            <text:p>12.640,22</text:p>
          </table:table-cell>
          <table:table-cell office:value-type="float" office:value="114631.44" table:style-name="ce5">
            <text:p>114.631,44</text:p>
          </table:table-cell>
          <table:table-cell office:value-type="float" office:value="826.69" table:style-name="ce5">
            <text:p>826,69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TOTAL</text:p>
          </table:table-cell>
          <table:table-cell office:value-type="float" office:value="584" table:style-name="ce4">
            <text:p>584</text:p>
          </table:table-cell>
          <table:table-cell office:value-type="float" office:value="2037.87" table:style-name="ce5">
            <text:p>2.037,87</text:p>
          </table:table-cell>
          <table:table-cell office:value-type="float" office:value="2383.9604636213298" table:style-name="ce5">
            <text:p>2.383,96</text:p>
          </table:table-cell>
          <table:table-cell office:value-type="float" office:value="4858201.51" table:style-name="ce5">
            <text:p>4.858.201,51</text:p>
          </table:table-cell>
          <table:table-cell office:value-type="float" office:value="104585.19" table:style-name="ce5">
            <text:p>104.585,19</text:p>
          </table:table-cell>
          <table:table-cell office:value-type="float" office:value="4753616.32" table:style-name="ce5">
            <text:p>4.753.616,32</text:p>
          </table:table-cell>
          <table:table-cell office:value-type="float" office:value="47786.87" table:style-name="ce5">
            <text:p>47.786,87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number-rows-repeated="1048562" table:style-name="ro1">
          <table:table-cell table:number-columns-repeated="16384"/>
        </table:table-row>
      </table:table>
      <table:table table:name="CÁCERES" table:style-name="ta1"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number-columns-repeated="16375" table:default-cell-style-name="ce1"/>
        <table:table-row table:style-name="ro2">
          <table:table-cell office:value-type="string" table:style-name="ce2">
            <text:p>DESCRIPCION_FILA</text:p>
          </table:table-cell>
          <table:table-cell office:value-type="string" table:style-name="ce2">
            <text:p>CENTRALES ACTIVAS</text:p>
          </table:table-cell>
          <table:table-cell office:value-type="string" table:style-name="ce2">
            <text:p>POTENCIA ACTIVA (MW)</text:p>
          </table:table-cell>
          <table:table-cell office:value-type="string" table:style-name="ce2">
            <text:p>HORAS UTILIZACION</text:p>
          </table:table-cell>
          <table:table-cell office:value-type="string" table:style-name="ce2">
            <text:p>PRODUCCION EN BORNES DE LOS GENERADORES (MWh)</text:p>
          </table:table-cell>
          <table:table-cell office:value-type="string" table:style-name="ce2">
            <text:p>CONSUMOS EN GENERACION (MWh)</text:p>
          </table:table-cell>
          <table:table-cell office:value-type="string" table:style-name="ce2">
            <text:p>PRODUCCION NETA (MWH)</text:p>
          </table:table-cell>
          <table:table-cell office:value-type="string" table:style-name="ce2">
            <text:p>AUTOCONSUMOS (MWh)</text:p>
          </table:table-cell>
          <table:table-cell office:value-type="string" table:style-name="ce2">
            <text:p>CONSUMOS EN BOMBEO (MWh)</text:p>
          </table:table-cell>
          <table:table-cell table:number-columns-repeated="16375" table:style-name="ce6"/>
        </table:table-row>
        <table:table-row table:style-name="ro1">
          <table:table-cell office:value-type="string" table:style-name="ce3">
            <text:p>Hidraúlica</text:p>
          </table:table-cell>
          <table:table-cell office:value-type="float" office:value="10" table:style-name="ce4">
            <text:p>10</text:p>
          </table:table-cell>
          <table:table-cell office:value-type="float" office:value="1970.24" table:style-name="ce5">
            <text:p>1.970,24</text:p>
          </table:table-cell>
          <table:table-cell office:value-type="float" office:value="663.56890531102795" table:style-name="ce5">
            <text:p>663,57</text:p>
          </table:table-cell>
          <table:table-cell office:value-type="float" office:value="1307390" table:style-name="ce5">
            <text:p>1.307.390,00</text:p>
          </table:table-cell>
          <table:table-cell office:value-type="float" office:value="11707" table:style-name="ce5">
            <text:p>11.707,00</text:p>
          </table:table-cell>
          <table:table-cell office:value-type="float" office:value="1295683" table:style-name="ce5">
            <text:p>1.295.683,00</text:p>
          </table:table-cell>
          <table:table-cell office:value-type="float" office:value="0" table:style-name="ce5">
            <text:p>0,00</text:p>
          </table:table-cell>
          <table:table-cell office:value-type="float" office:value="42920" table:style-name="ce5">
            <text:p>42.92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 text:c="8"/>Bombeo puro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 text:c="8"/>Bombeo mixto</text:p>
          </table:table-cell>
          <table:table-cell office:value-type="float" office:value="3" table:style-name="ce4">
            <text:p>3</text:p>
          </table:table-cell>
          <table:table-cell office:value-type="float" office:value="294.18" table:style-name="ce5">
            <text:p>294,18</text:p>
          </table:table-cell>
          <table:table-cell office:value-type="float" office:value="124.009110068665" table:style-name="ce5">
            <text:p>124,01</text:p>
          </table:table-cell>
          <table:table-cell office:value-type="float" office:value="36481" table:style-name="ce5">
            <text:p>36.481,00</text:p>
          </table:table-cell>
          <table:table-cell office:value-type="float" office:value="0" table:style-name="ce5">
            <text:p>0,00</text:p>
          </table:table-cell>
          <table:table-cell office:value-type="float" office:value="36481" table:style-name="ce5">
            <text:p>36.481,00</text:p>
          </table:table-cell>
          <table:table-cell office:value-type="float" office:value="0" table:style-name="ce5">
            <text:p>0,00</text:p>
          </table:table-cell>
          <table:table-cell office:value-type="float" office:value="42920" table:style-name="ce5">
            <text:p>42.92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Nuclear</text:p>
          </table:table-cell>
          <table:table-cell office:value-type="float" office:value="1" table:style-name="ce4">
            <text:p>1</text:p>
          </table:table-cell>
          <table:table-cell office:value-type="float" office:value="2093.88" table:style-name="ce5">
            <text:p>2.093,88</text:p>
          </table:table-cell>
          <table:table-cell office:value-type="float" office:value="7978.0737196018899" table:style-name="ce5">
            <text:p>7.978,07</text:p>
          </table:table-cell>
          <table:table-cell office:value-type="float" office:value="16705129" table:style-name="ce5">
            <text:p>16.705.129,00</text:p>
          </table:table-cell>
          <table:table-cell office:value-type="float" office:value="630584" table:style-name="ce5">
            <text:p>630.584,00</text:p>
          </table:table-cell>
          <table:table-cell office:value-type="float" office:value="16074545" table:style-name="ce5">
            <text:p>16.074.545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Carbón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Fuel+gas y ciclo combinado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Resto hidráulica</text:p>
          </table:table-cell>
          <table:table-cell office:value-type="float" office:value="5" table:style-name="ce4">
            <text:p>5</text:p>
          </table:table-cell>
          <table:table-cell office:value-type="float" office:value="8.7799999999999994" table:style-name="ce5">
            <text:p>8,78</text:p>
          </table:table-cell>
          <table:table-cell office:value-type="float" office:value="1164.2369020501101" table:style-name="ce5">
            <text:p>1.164,24</text:p>
          </table:table-cell>
          <table:table-cell office:value-type="float" office:value="10222" table:style-name="ce5">
            <text:p>10.222,00</text:p>
          </table:table-cell>
          <table:table-cell office:value-type="float" office:value="0" table:style-name="ce5">
            <text:p>0,00</text:p>
          </table:table-cell>
          <table:table-cell office:value-type="float" office:value="10222" table:style-name="ce5">
            <text:p>10.222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Eólica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Solar fotovoltaica</text:p>
          </table:table-cell>
          <table:table-cell office:value-type="float" office:value="1999" table:style-name="ce4">
            <text:p>1.999</text:p>
          </table:table-cell>
          <table:table-cell office:value-type="float" office:value="227.53" table:style-name="ce5">
            <text:p>227,53</text:p>
          </table:table-cell>
          <table:table-cell office:value-type="float" office:value="1991.0273370544501" table:style-name="ce5">
            <text:p>1.991,03</text:p>
          </table:table-cell>
          <table:table-cell office:value-type="float" office:value="453018.45" table:style-name="ce5">
            <text:p>453.018,45</text:p>
          </table:table-cell>
          <table:table-cell office:value-type="float" office:value="0" table:style-name="ce5">
            <text:p>0,00</text:p>
          </table:table-cell>
          <table:table-cell office:value-type="float" office:value="453018.45" table:style-name="ce5">
            <text:p>453.018,45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Solar térmica</text:p>
          </table:table-cell>
          <table:table-cell office:value-type="float" office:value="5" table:style-name="ce4">
            <text:p>5</text:p>
          </table:table-cell>
          <table:table-cell office:value-type="float" office:value="250" table:style-name="ce5">
            <text:p>250,00</text:p>
          </table:table-cell>
          <table:table-cell office:value-type="float" office:value="2067.6773600000001" table:style-name="ce5">
            <text:p>2.067,68</text:p>
          </table:table-cell>
          <table:table-cell office:value-type="float" office:value="516919.34" table:style-name="ce5">
            <text:p>516.919,34</text:p>
          </table:table-cell>
          <table:table-cell office:value-type="float" office:value="46992.65" table:style-name="ce5">
            <text:p>46.992,65</text:p>
          </table:table-cell>
          <table:table-cell office:value-type="float" office:value="469926.69" table:style-name="ce5">
            <text:p>469.926,69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Cogeneración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Térmica renovable y resto</text:p>
          </table:table-cell>
          <table:table-cell office:value-type="float" office:value="1" table:style-name="ce4">
            <text:p>1</text:p>
          </table:table-cell>
          <table:table-cell office:value-type="float" office:value="15" table:style-name="ce5">
            <text:p>15,00</text:p>
          </table:table-cell>
          <table:table-cell office:value-type="float" office:value="7215.4546666666702" table:style-name="ce5">
            <text:p>7.215,45</text:p>
          </table:table-cell>
          <table:table-cell office:value-type="float" office:value="108231.82" table:style-name="ce5">
            <text:p>108.231,82</text:p>
          </table:table-cell>
          <table:table-cell office:value-type="float" office:value="10169.780000000001" table:style-name="ce5">
            <text:p>10.169,78</text:p>
          </table:table-cell>
          <table:table-cell office:value-type="float" office:value="98062.04" table:style-name="ce5">
            <text:p>98.062,04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TOTAL</text:p>
          </table:table-cell>
          <table:table-cell office:value-type="float" office:value="2021" table:style-name="ce4">
            <text:p>2.021</text:p>
          </table:table-cell>
          <table:table-cell office:value-type="float" office:value="4565.43" table:style-name="ce5">
            <text:p>4.565,43</text:p>
          </table:table-cell>
          <table:table-cell office:value-type="float" office:value="4183.8141445603196" table:style-name="ce5">
            <text:p>4.183,81</text:p>
          </table:table-cell>
          <table:table-cell office:value-type="float" office:value="19100910.609999999" table:style-name="ce5">
            <text:p>19.100.910,61</text:p>
          </table:table-cell>
          <table:table-cell office:value-type="float" office:value="699453.43" table:style-name="ce5">
            <text:p>699.453,43</text:p>
          </table:table-cell>
          <table:table-cell office:value-type="float" office:value="18401457.18" table:style-name="ce5">
            <text:p>18.401.457,18</text:p>
          </table:table-cell>
          <table:table-cell office:value-type="float" office:value="0" table:style-name="ce5">
            <text:p>0,00</text:p>
          </table:table-cell>
          <table:table-cell office:value-type="float" office:value="42920" table:style-name="ce5">
            <text:p>42.920,00</text:p>
          </table:table-cell>
          <table:table-cell table:number-columns-repeated="16375"/>
        </table:table-row>
        <table:table-row table:number-rows-repeated="1048562" table:style-name="ro1">
          <table:table-cell table:number-columns-repeated="16384"/>
        </table:table-row>
      </table:table>
      <table:table table:name="CÁDIZ" table:style-name="ta1"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number-columns-repeated="16375" table:default-cell-style-name="ce1"/>
        <table:table-row table:style-name="ro2">
          <table:table-cell office:value-type="string" table:style-name="ce2">
            <text:p>DESCRIPCION_FILA</text:p>
          </table:table-cell>
          <table:table-cell office:value-type="string" table:style-name="ce2">
            <text:p>CENTRALES ACTIVAS</text:p>
          </table:table-cell>
          <table:table-cell office:value-type="string" table:style-name="ce2">
            <text:p>POTENCIA ACTIVA (MW)</text:p>
          </table:table-cell>
          <table:table-cell office:value-type="string" table:style-name="ce2">
            <text:p>HORAS UTILIZACION</text:p>
          </table:table-cell>
          <table:table-cell office:value-type="string" table:style-name="ce2">
            <text:p>PRODUCCION EN BORNES DE LOS GENERADORES (MWh)</text:p>
          </table:table-cell>
          <table:table-cell office:value-type="string" table:style-name="ce2">
            <text:p>CONSUMOS EN GENERACION (MWh)</text:p>
          </table:table-cell>
          <table:table-cell office:value-type="string" table:style-name="ce2">
            <text:p>PRODUCCION NETA (MWH)</text:p>
          </table:table-cell>
          <table:table-cell office:value-type="string" table:style-name="ce2">
            <text:p>AUTOCONSUMOS (MWh)</text:p>
          </table:table-cell>
          <table:table-cell office:value-type="string" table:style-name="ce2">
            <text:p>CONSUMOS EN BOMBEO (MWh)</text:p>
          </table:table-cell>
          <table:table-cell table:number-columns-repeated="16375" table:style-name="ce6"/>
        </table:table-row>
        <table:table-row table:style-name="ro1">
          <table:table-cell office:value-type="string" table:style-name="ce3">
            <text:p>Hidraúlica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 text:c="8"/>Bombeo puro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 text:c="8"/>Bombeo mixto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Nuclear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Carbón</text:p>
          </table:table-cell>
          <table:table-cell office:value-type="float" office:value="1" table:style-name="ce4">
            <text:p>1</text:p>
          </table:table-cell>
          <table:table-cell office:value-type="float" office:value="588.98" table:style-name="ce5">
            <text:p>588,98</text:p>
          </table:table-cell>
          <table:table-cell office:value-type="float" office:value="6778.4219158545302" table:style-name="ce5">
            <text:p>6.778,42</text:p>
          </table:table-cell>
          <table:table-cell office:value-type="float" office:value="3992354.94" table:style-name="ce5">
            <text:p>3.992.354,94</text:p>
          </table:table-cell>
          <table:table-cell office:value-type="float" office:value="162658.87" table:style-name="ce5">
            <text:p>162.658,87</text:p>
          </table:table-cell>
          <table:table-cell office:value-type="float" office:value="3829696.07" table:style-name="ce5">
            <text:p>3.829.696,07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Fuel+gas y ciclo combinado</text:p>
          </table:table-cell>
          <table:table-cell office:value-type="float" office:value="4" table:style-name="ce4">
            <text:p>4</text:p>
          </table:table-cell>
          <table:table-cell office:value-type="float" office:value="3191.97" table:style-name="ce5">
            <text:p>3.191,97</text:p>
          </table:table-cell>
          <table:table-cell office:value-type="float" office:value="1066.14739800186" table:style-name="ce5">
            <text:p>1.066,15</text:p>
          </table:table-cell>
          <table:table-cell office:value-type="float" office:value="3403110.51" table:style-name="ce5">
            <text:p>3.403.110,51</text:p>
          </table:table-cell>
          <table:table-cell office:value-type="float" office:value="99875.59" table:style-name="ce5">
            <text:p>99.875,59</text:p>
          </table:table-cell>
          <table:table-cell office:value-type="float" office:value="3303234.92" table:style-name="ce5">
            <text:p>3.303.234,92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Resto hidráulica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Eólica</text:p>
          </table:table-cell>
          <table:table-cell office:value-type="float" office:value="62" table:style-name="ce4">
            <text:p>62</text:p>
          </table:table-cell>
          <table:table-cell office:value-type="float" office:value="1300.1500000000001" table:style-name="ce5">
            <text:p>1.300,15</text:p>
          </table:table-cell>
          <table:table-cell office:value-type="float" office:value="2098.8144367957502" table:style-name="ce5">
            <text:p>2.098,81</text:p>
          </table:table-cell>
          <table:table-cell office:value-type="float" office:value="2728773.59" table:style-name="ce5">
            <text:p>2.728.773,59</text:p>
          </table:table-cell>
          <table:table-cell office:value-type="float" office:value="44734.06" table:style-name="ce5">
            <text:p>44.734,06</text:p>
          </table:table-cell>
          <table:table-cell office:value-type="float" office:value="2684039.5299999998" table:style-name="ce5">
            <text:p>2.684.039,53</text:p>
          </table:table-cell>
          <table:table-cell office:value-type="float" office:value="671" table:style-name="ce5">
            <text:p>671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Solar fotovoltaica</text:p>
          </table:table-cell>
          <table:table-cell office:value-type="float" office:value="660" table:style-name="ce4">
            <text:p>660</text:p>
          </table:table-cell>
          <table:table-cell office:value-type="float" office:value="67.06" table:style-name="ce5">
            <text:p>67,06</text:p>
          </table:table-cell>
          <table:table-cell office:value-type="float" office:value="1789.3124067998799" table:style-name="ce5">
            <text:p>1.789,31</text:p>
          </table:table-cell>
          <table:table-cell office:value-type="float" office:value="119991.29" table:style-name="ce5">
            <text:p>119.991,29</text:p>
          </table:table-cell>
          <table:table-cell office:value-type="float" office:value="0" table:style-name="ce5">
            <text:p>0,00</text:p>
          </table:table-cell>
          <table:table-cell office:value-type="float" office:value="119991.29" table:style-name="ce5">
            <text:p>119.991,29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Solar térmica</text:p>
          </table:table-cell>
          <table:table-cell office:value-type="float" office:value="2" table:style-name="ce4">
            <text:p>2</text:p>
          </table:table-cell>
          <table:table-cell office:value-type="float" office:value="100" table:style-name="ce5">
            <text:p>100,00</text:p>
          </table:table-cell>
          <table:table-cell office:value-type="float" office:value="3143.3283999999999" table:style-name="ce5">
            <text:p>3.143,33</text:p>
          </table:table-cell>
          <table:table-cell office:value-type="float" office:value="314332.84000000003" table:style-name="ce5">
            <text:p>314.332,84</text:p>
          </table:table-cell>
          <table:table-cell office:value-type="float" office:value="28575.7" table:style-name="ce5">
            <text:p>28.575,70</text:p>
          </table:table-cell>
          <table:table-cell office:value-type="float" office:value="285757.14" table:style-name="ce5">
            <text:p>285.757,14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Cogeneración</text:p>
          </table:table-cell>
          <table:table-cell office:value-type="float" office:value="6" table:style-name="ce4">
            <text:p>6</text:p>
          </table:table-cell>
          <table:table-cell office:value-type="float" office:value="194.44" table:style-name="ce5">
            <text:p>194,44</text:p>
          </table:table-cell>
          <table:table-cell office:value-type="float" office:value="6034.72171363917" table:style-name="ce5">
            <text:p>6.034,72</text:p>
          </table:table-cell>
          <table:table-cell office:value-type="float" office:value="1173391.29" table:style-name="ce5">
            <text:p>1.173.391,29</text:p>
          </table:table-cell>
          <table:table-cell office:value-type="float" office:value="20019.21" table:style-name="ce5">
            <text:p>20.019,21</text:p>
          </table:table-cell>
          <table:table-cell office:value-type="float" office:value="1153372.08" table:style-name="ce5">
            <text:p>1.153.372,08</text:p>
          </table:table-cell>
          <table:table-cell office:value-type="float" office:value="27243.47" table:style-name="ce5">
            <text:p>27.243,47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Térmica renovable y resto</text:p>
          </table:table-cell>
          <table:table-cell office:value-type="float" office:value="2" table:style-name="ce4">
            <text:p>2</text:p>
          </table:table-cell>
          <table:table-cell office:value-type="float" office:value="1.62" table:style-name="ce5">
            <text:p>1,62</text:p>
          </table:table-cell>
          <table:table-cell office:value-type="float" office:value="3969.15432098765" table:style-name="ce5">
            <text:p>3.969,15</text:p>
          </table:table-cell>
          <table:table-cell office:value-type="float" office:value="6430.03" table:style-name="ce5">
            <text:p>6.430,03</text:p>
          </table:table-cell>
          <table:table-cell office:value-type="float" office:value="387.89" table:style-name="ce5">
            <text:p>387,89</text:p>
          </table:table-cell>
          <table:table-cell office:value-type="float" office:value="6042.14" table:style-name="ce5">
            <text:p>6.042,14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TOTAL</text:p>
          </table:table-cell>
          <table:table-cell office:value-type="float" office:value="737" table:style-name="ce4">
            <text:p>737</text:p>
          </table:table-cell>
          <table:table-cell office:value-type="float" office:value="5444.22" table:style-name="ce5">
            <text:p>5.444,22</text:p>
          </table:table-cell>
          <table:table-cell office:value-type="float" office:value="2156.1186891786201" table:style-name="ce5">
            <text:p>2.156,12</text:p>
          </table:table-cell>
          <table:table-cell office:value-type="float" office:value="11738384.49" table:style-name="ce5">
            <text:p>11.738.384,49</text:p>
          </table:table-cell>
          <table:table-cell office:value-type="float" office:value="356251.32" table:style-name="ce5">
            <text:p>356.251,32</text:p>
          </table:table-cell>
          <table:table-cell office:value-type="float" office:value="11382133.17" table:style-name="ce5">
            <text:p>11.382.133,17</text:p>
          </table:table-cell>
          <table:table-cell office:value-type="float" office:value="27914.47" table:style-name="ce5">
            <text:p>27.914,47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number-rows-repeated="1048562" table:style-name="ro1">
          <table:table-cell table:number-columns-repeated="16384"/>
        </table:table-row>
      </table:table>
      <table:table table:name="CASTELLÓN-CASTELLÒ" table:style-name="ta1"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number-columns-repeated="16375" table:default-cell-style-name="ce1"/>
        <table:table-row table:style-name="ro2">
          <table:table-cell office:value-type="string" table:style-name="ce2">
            <text:p>DESCRIPCION_FILA</text:p>
          </table:table-cell>
          <table:table-cell office:value-type="string" table:style-name="ce2">
            <text:p>CENTRALES ACTIVAS</text:p>
          </table:table-cell>
          <table:table-cell office:value-type="string" table:style-name="ce2">
            <text:p>POTENCIA ACTIVA (MW)</text:p>
          </table:table-cell>
          <table:table-cell office:value-type="string" table:style-name="ce2">
            <text:p>HORAS UTILIZACION</text:p>
          </table:table-cell>
          <table:table-cell office:value-type="string" table:style-name="ce2">
            <text:p>PRODUCCION EN BORNES DE LOS GENERADORES (MWh)</text:p>
          </table:table-cell>
          <table:table-cell office:value-type="string" table:style-name="ce2">
            <text:p>CONSUMOS EN GENERACION (MWh)</text:p>
          </table:table-cell>
          <table:table-cell office:value-type="string" table:style-name="ce2">
            <text:p>PRODUCCION NETA (MWH)</text:p>
          </table:table-cell>
          <table:table-cell office:value-type="string" table:style-name="ce2">
            <text:p>AUTOCONSUMOS (MWh)</text:p>
          </table:table-cell>
          <table:table-cell office:value-type="string" table:style-name="ce2">
            <text:p>CONSUMOS EN BOMBEO (MWh)</text:p>
          </table:table-cell>
          <table:table-cell table:number-columns-repeated="16375" table:style-name="ce6"/>
        </table:table-row>
        <table:table-row table:style-name="ro1">
          <table:table-cell office:value-type="string" table:style-name="ce3">
            <text:p>Hidraúlica</text:p>
          </table:table-cell>
          <table:table-cell office:value-type="float" office:value="8" table:style-name="ce4">
            <text:p>8</text:p>
          </table:table-cell>
          <table:table-cell office:value-type="float" office:value="49.45" table:style-name="ce5">
            <text:p>49,45</text:p>
          </table:table-cell>
          <table:table-cell office:value-type="float" office:value="2161.37512639029" table:style-name="ce5">
            <text:p>2.161,38</text:p>
          </table:table-cell>
          <table:table-cell office:value-type="float" office:value="106880" table:style-name="ce5">
            <text:p>106.880,00</text:p>
          </table:table-cell>
          <table:table-cell office:value-type="float" office:value="891" table:style-name="ce5">
            <text:p>891,00</text:p>
          </table:table-cell>
          <table:table-cell office:value-type="float" office:value="105989" table:style-name="ce5">
            <text:p>105.989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 text:c="8"/>Bombeo puro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 text:c="8"/>Bombeo mixto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Nuclear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Carbón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Fuel+gas y ciclo combinado</text:p>
          </table:table-cell>
          <table:table-cell office:value-type="float" office:value="3" table:style-name="ce4">
            <text:p>3</text:p>
          </table:table-cell>
          <table:table-cell office:value-type="float" office:value="1655.21" table:style-name="ce5">
            <text:p>1.655,21</text:p>
          </table:table-cell>
          <table:table-cell office:value-type="float" office:value="763.31402057744901" table:style-name="ce5">
            <text:p>763,31</text:p>
          </table:table-cell>
          <table:table-cell office:value-type="float" office:value="1263445" table:style-name="ce5">
            <text:p>1.263.445,00</text:p>
          </table:table-cell>
          <table:table-cell office:value-type="float" office:value="36584" table:style-name="ce5">
            <text:p>36.584,00</text:p>
          </table:table-cell>
          <table:table-cell office:value-type="float" office:value="1226861" table:style-name="ce5">
            <text:p>1.226.861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Resto hidráulica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Eólica</text:p>
          </table:table-cell>
          <table:table-cell office:value-type="float" office:value="16" table:style-name="ce4">
            <text:p>16</text:p>
          </table:table-cell>
          <table:table-cell office:value-type="float" office:value="590.79999999999995" table:style-name="ce5">
            <text:p>590,80</text:p>
          </table:table-cell>
          <table:table-cell office:value-type="float" office:value="2100.2794346648602" table:style-name="ce5">
            <text:p>2.100,28</text:p>
          </table:table-cell>
          <table:table-cell office:value-type="float" office:value="1240845.0900000001" table:style-name="ce5">
            <text:p>1.240.845,09</text:p>
          </table:table-cell>
          <table:table-cell office:value-type="float" office:value="13468.14" table:style-name="ce5">
            <text:p>13.468,14</text:p>
          </table:table-cell>
          <table:table-cell office:value-type="float" office:value="1227376.95" table:style-name="ce5">
            <text:p>1.227.376,95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Solar fotovoltaica</text:p>
          </table:table-cell>
          <table:table-cell office:value-type="float" office:value="701" table:style-name="ce4">
            <text:p>701</text:p>
          </table:table-cell>
          <table:table-cell office:value-type="float" office:value="53.08" table:style-name="ce5">
            <text:p>53,08</text:p>
          </table:table-cell>
          <table:table-cell office:value-type="float" office:value="1568.88733986436" table:style-name="ce5">
            <text:p>1.568,89</text:p>
          </table:table-cell>
          <table:table-cell office:value-type="float" office:value="83276.539999999994" table:style-name="ce5">
            <text:p>83.276,54</text:p>
          </table:table-cell>
          <table:table-cell office:value-type="float" office:value="0" table:style-name="ce5">
            <text:p>0,00</text:p>
          </table:table-cell>
          <table:table-cell office:value-type="float" office:value="83276.539999999994" table:style-name="ce5">
            <text:p>83.276,54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Solar térmica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Cogeneración</text:p>
          </table:table-cell>
          <table:table-cell office:value-type="float" office:value="31" table:style-name="ce4">
            <text:p>31</text:p>
          </table:table-cell>
          <table:table-cell office:value-type="float" office:value="235.85" table:style-name="ce5">
            <text:p>235,85</text:p>
          </table:table-cell>
          <table:table-cell office:value-type="float" office:value="5688.8156455374201" table:style-name="ce5">
            <text:p>5.688,82</text:p>
          </table:table-cell>
          <table:table-cell office:value-type="float" office:value="1341707.17" table:style-name="ce5">
            <text:p>1.341.707,17</text:p>
          </table:table-cell>
          <table:table-cell office:value-type="float" office:value="30049.360000000001" table:style-name="ce5">
            <text:p>30.049,36</text:p>
          </table:table-cell>
          <table:table-cell office:value-type="float" office:value="1311657.81" table:style-name="ce5">
            <text:p>1.311.657,81</text:p>
          </table:table-cell>
          <table:table-cell office:value-type="float" office:value="186540" table:style-name="ce5">
            <text:p>186.54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Térmica renovable y resto</text:p>
          </table:table-cell>
          <table:table-cell office:value-type="float" office:value="3" table:style-name="ce4">
            <text:p>3</text:p>
          </table:table-cell>
          <table:table-cell office:value-type="float" office:value="59.56" table:style-name="ce5">
            <text:p>59,56</text:p>
          </table:table-cell>
          <table:table-cell office:value-type="float" office:value="6310.56077904634" table:style-name="ce5">
            <text:p>6.310,56</text:p>
          </table:table-cell>
          <table:table-cell office:value-type="float" office:value="375857" table:style-name="ce5">
            <text:p>375.857,00</text:p>
          </table:table-cell>
          <table:table-cell office:value-type="float" office:value="8423" table:style-name="ce5">
            <text:p>8.423,00</text:p>
          </table:table-cell>
          <table:table-cell office:value-type="float" office:value="367434" table:style-name="ce5">
            <text:p>367.434,00</text:p>
          </table:table-cell>
          <table:table-cell office:value-type="float" office:value="292" table:style-name="ce5">
            <text:p>292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TOTAL</text:p>
          </table:table-cell>
          <table:table-cell office:value-type="float" office:value="762" table:style-name="ce4">
            <text:p>762</text:p>
          </table:table-cell>
          <table:table-cell office:value-type="float" office:value="2643.95" table:style-name="ce5">
            <text:p>2.643,95</text:p>
          </table:table-cell>
          <table:table-cell office:value-type="float" office:value="1668.71945384746" table:style-name="ce5">
            <text:p>1.668,72</text:p>
          </table:table-cell>
          <table:table-cell office:value-type="float" office:value="4412010.8" table:style-name="ce5">
            <text:p>4.412.010,80</text:p>
          </table:table-cell>
          <table:table-cell office:value-type="float" office:value="89415.5" table:style-name="ce5">
            <text:p>89.415,50</text:p>
          </table:table-cell>
          <table:table-cell office:value-type="float" office:value="4322595.3" table:style-name="ce5">
            <text:p>4.322.595,30</text:p>
          </table:table-cell>
          <table:table-cell office:value-type="float" office:value="186832" table:style-name="ce5">
            <text:p>186.832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number-rows-repeated="1048562" table:style-name="ro1">
          <table:table-cell table:number-columns-repeated="16384"/>
        </table:table-row>
      </table:table>
      <table:table table:name="CIUDAD_REAL" table:style-name="ta1"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number-columns-repeated="16375" table:default-cell-style-name="ce1"/>
        <table:table-row table:style-name="ro2">
          <table:table-cell office:value-type="string" table:style-name="ce2">
            <text:p>DESCRIPCION_FILA</text:p>
          </table:table-cell>
          <table:table-cell office:value-type="string" table:style-name="ce2">
            <text:p>CENTRALES ACTIVAS</text:p>
          </table:table-cell>
          <table:table-cell office:value-type="string" table:style-name="ce2">
            <text:p>POTENCIA ACTIVA (MW)</text:p>
          </table:table-cell>
          <table:table-cell office:value-type="string" table:style-name="ce2">
            <text:p>HORAS UTILIZACION</text:p>
          </table:table-cell>
          <table:table-cell office:value-type="string" table:style-name="ce2">
            <text:p>PRODUCCION EN BORNES DE LOS GENERADORES (MWh)</text:p>
          </table:table-cell>
          <table:table-cell office:value-type="string" table:style-name="ce2">
            <text:p>CONSUMOS EN GENERACION (MWh)</text:p>
          </table:table-cell>
          <table:table-cell office:value-type="string" table:style-name="ce2">
            <text:p>PRODUCCION NETA (MWH)</text:p>
          </table:table-cell>
          <table:table-cell office:value-type="string" table:style-name="ce2">
            <text:p>AUTOCONSUMOS (MWh)</text:p>
          </table:table-cell>
          <table:table-cell office:value-type="string" table:style-name="ce2">
            <text:p>CONSUMOS EN BOMBEO (MWh)</text:p>
          </table:table-cell>
          <table:table-cell table:number-columns-repeated="16375" table:style-name="ce6"/>
        </table:table-row>
        <table:table-row table:style-name="ro1">
          <table:table-cell office:value-type="string" table:style-name="ce3">
            <text:p>Hidraúlica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 text:c="8"/>Bombeo puro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 text:c="8"/>Bombeo mixto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Nuclear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Carbón</text:p>
          </table:table-cell>
          <table:table-cell office:value-type="float" office:value="1" table:style-name="ce4">
            <text:p>1</text:p>
          </table:table-cell>
          <table:table-cell office:value-type="float" office:value="320" table:style-name="ce5">
            <text:p>320,00</text:p>
          </table:table-cell>
          <table:table-cell office:value-type="float" office:value="3357.6031250000001" table:style-name="ce5">
            <text:p>3.357,60</text:p>
          </table:table-cell>
          <table:table-cell office:value-type="float" office:value="1074433" table:style-name="ce5">
            <text:p>1.074.433,00</text:p>
          </table:table-cell>
          <table:table-cell office:value-type="float" office:value="165261" table:style-name="ce5">
            <text:p>165.261,00</text:p>
          </table:table-cell>
          <table:table-cell office:value-type="float" office:value="909172" table:style-name="ce5">
            <text:p>909.172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Fuel+gas y ciclo combinado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Resto hidráulica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Eólica</text:p>
          </table:table-cell>
          <table:table-cell office:value-type="float" office:value="5" table:style-name="ce4">
            <text:p>5</text:p>
          </table:table-cell>
          <table:table-cell office:value-type="float" office:value="202" table:style-name="ce5">
            <text:p>202,00</text:p>
          </table:table-cell>
          <table:table-cell office:value-type="float" office:value="1696.3008910891101" table:style-name="ce5">
            <text:p>1.696,30</text:p>
          </table:table-cell>
          <table:table-cell office:value-type="float" office:value="342652.78" table:style-name="ce5">
            <text:p>342.652,78</text:p>
          </table:table-cell>
          <table:table-cell office:value-type="float" office:value="13904.3" table:style-name="ce5">
            <text:p>13.904,30</text:p>
          </table:table-cell>
          <table:table-cell office:value-type="float" office:value="328748.48" table:style-name="ce5">
            <text:p>328.748,48</text:p>
          </table:table-cell>
          <table:table-cell office:value-type="float" office:value="981.94" table:style-name="ce5">
            <text:p>981,94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Solar fotovoltaica</text:p>
          </table:table-cell>
          <table:table-cell office:value-type="float" office:value="2463" table:style-name="ce4">
            <text:p>2.463</text:p>
          </table:table-cell>
          <table:table-cell office:value-type="float" office:value="179.49" table:style-name="ce5">
            <text:p>179,49</text:p>
          </table:table-cell>
          <table:table-cell office:value-type="float" office:value="1851.8204356788699" table:style-name="ce5">
            <text:p>1.851,82</text:p>
          </table:table-cell>
          <table:table-cell office:value-type="float" office:value="332383.25" table:style-name="ce5">
            <text:p>332.383,25</text:p>
          </table:table-cell>
          <table:table-cell office:value-type="float" office:value="0" table:style-name="ce5">
            <text:p>0,00</text:p>
          </table:table-cell>
          <table:table-cell office:value-type="float" office:value="332383.25" table:style-name="ce5">
            <text:p>332.383,25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Solar térmica</text:p>
          </table:table-cell>
          <table:table-cell office:value-type="float" office:value="7" table:style-name="ce4">
            <text:p>7</text:p>
          </table:table-cell>
          <table:table-cell office:value-type="float" office:value="349.4" table:style-name="ce5">
            <text:p>349,40</text:p>
          </table:table-cell>
          <table:table-cell office:value-type="float" office:value="2315.4976817401298" table:style-name="ce5">
            <text:p>2.315,50</text:p>
          </table:table-cell>
          <table:table-cell office:value-type="float" office:value="809034.89" table:style-name="ce5">
            <text:p>809.034,89</text:p>
          </table:table-cell>
          <table:table-cell office:value-type="float" office:value="73548.59" table:style-name="ce5">
            <text:p>73.548,59</text:p>
          </table:table-cell>
          <table:table-cell office:value-type="float" office:value="735486.3" table:style-name="ce5">
            <text:p>735.486,3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Cogeneración</text:p>
          </table:table-cell>
          <table:table-cell office:value-type="float" office:value="9" table:style-name="ce4">
            <text:p>9</text:p>
          </table:table-cell>
          <table:table-cell office:value-type="float" office:value="161.52000000000001" table:style-name="ce5">
            <text:p>161,52</text:p>
          </table:table-cell>
          <table:table-cell office:value-type="float" office:value="5865.7370604259504" table:style-name="ce5">
            <text:p>5.865,74</text:p>
          </table:table-cell>
          <table:table-cell office:value-type="float" office:value="947433.85" table:style-name="ce5">
            <text:p>947.433,85</text:p>
          </table:table-cell>
          <table:table-cell office:value-type="float" office:value="21106.69" table:style-name="ce5">
            <text:p>21.106,69</text:p>
          </table:table-cell>
          <table:table-cell office:value-type="float" office:value="926327.16" table:style-name="ce5">
            <text:p>926.327,16</text:p>
          </table:table-cell>
          <table:table-cell office:value-type="float" office:value="320528.40999999997" table:style-name="ce5">
            <text:p>320.528,41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Térmica renovable y resto</text:p>
          </table:table-cell>
          <table:table-cell office:value-type="float" office:value="3" table:style-name="ce4">
            <text:p>3</text:p>
          </table:table-cell>
          <table:table-cell office:value-type="float" office:value="23.05" table:style-name="ce5">
            <text:p>23,05</text:p>
          </table:table-cell>
          <table:table-cell office:value-type="float" office:value="5961.9188720173497" table:style-name="ce5">
            <text:p>5.961,92</text:p>
          </table:table-cell>
          <table:table-cell office:value-type="float" office:value="137422.23000000001" table:style-name="ce5">
            <text:p>137.422,23</text:p>
          </table:table-cell>
          <table:table-cell office:value-type="float" office:value="11622.24" table:style-name="ce5">
            <text:p>11.622,24</text:p>
          </table:table-cell>
          <table:table-cell office:value-type="float" office:value="125799.99" table:style-name="ce5">
            <text:p>125.799,99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TOTAL</text:p>
          </table:table-cell>
          <table:table-cell office:value-type="float" office:value="2488" table:style-name="ce4">
            <text:p>2.488</text:p>
          </table:table-cell>
          <table:table-cell office:value-type="float" office:value="1235.46" table:style-name="ce5">
            <text:p>1.235,46</text:p>
          </table:table-cell>
          <table:table-cell office:value-type="float" office:value="2948.9906593495498" table:style-name="ce5">
            <text:p>2.948,99</text:p>
          </table:table-cell>
          <table:table-cell office:value-type="float" office:value="3643360" table:style-name="ce5">
            <text:p>3.643.360,00</text:p>
          </table:table-cell>
          <table:table-cell office:value-type="float" office:value="285442.82" table:style-name="ce5">
            <text:p>285.442,82</text:p>
          </table:table-cell>
          <table:table-cell office:value-type="float" office:value="3357917.18" table:style-name="ce5">
            <text:p>3.357.917,18</text:p>
          </table:table-cell>
          <table:table-cell office:value-type="float" office:value="321510.34999999998" table:style-name="ce5">
            <text:p>321.510,35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number-rows-repeated="1048562" table:style-name="ro1">
          <table:table-cell table:number-columns-repeated="16384"/>
        </table:table-row>
      </table:table>
      <table:table table:name="CÓRDOBA" table:style-name="ta1"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number-columns-repeated="16375" table:default-cell-style-name="ce1"/>
        <table:table-row table:style-name="ro2">
          <table:table-cell office:value-type="string" table:style-name="ce2">
            <text:p>DESCRIPCION_FILA</text:p>
          </table:table-cell>
          <table:table-cell office:value-type="string" table:style-name="ce2">
            <text:p>CENTRALES ACTIVAS</text:p>
          </table:table-cell>
          <table:table-cell office:value-type="string" table:style-name="ce2">
            <text:p>POTENCIA ACTIVA (MW)</text:p>
          </table:table-cell>
          <table:table-cell office:value-type="string" table:style-name="ce2">
            <text:p>HORAS UTILIZACION</text:p>
          </table:table-cell>
          <table:table-cell office:value-type="string" table:style-name="ce2">
            <text:p>PRODUCCION EN BORNES DE LOS GENERADORES (MWh)</text:p>
          </table:table-cell>
          <table:table-cell office:value-type="string" table:style-name="ce2">
            <text:p>CONSUMOS EN GENERACION (MWh)</text:p>
          </table:table-cell>
          <table:table-cell office:value-type="string" table:style-name="ce2">
            <text:p>PRODUCCION NETA (MWH)</text:p>
          </table:table-cell>
          <table:table-cell office:value-type="string" table:style-name="ce2">
            <text:p>AUTOCONSUMOS (MWh)</text:p>
          </table:table-cell>
          <table:table-cell office:value-type="string" table:style-name="ce2">
            <text:p>CONSUMOS EN BOMBEO (MWh)</text:p>
          </table:table-cell>
          <table:table-cell table:number-columns-repeated="16375" table:style-name="ce6"/>
        </table:table-row>
        <table:table-row table:style-name="ro1">
          <table:table-cell office:value-type="string" table:style-name="ce3">
            <text:p>Hidraúlica</text:p>
          </table:table-cell>
          <table:table-cell office:value-type="float" office:value="7" table:style-name="ce4">
            <text:p>7</text:p>
          </table:table-cell>
          <table:table-cell office:value-type="float" office:value="54.16" table:style-name="ce5">
            <text:p>54,16</text:p>
          </table:table-cell>
          <table:table-cell office:value-type="float" office:value="1566.89438700148" table:style-name="ce5">
            <text:p>1.566,89</text:p>
          </table:table-cell>
          <table:table-cell office:value-type="float" office:value="84863" table:style-name="ce5">
            <text:p>84.863,00</text:p>
          </table:table-cell>
          <table:table-cell office:value-type="float" office:value="2469" table:style-name="ce5">
            <text:p>2.469,00</text:p>
          </table:table-cell>
          <table:table-cell office:value-type="float" office:value="82394" table:style-name="ce5">
            <text:p>82.394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 text:c="8"/>Bombeo puro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 text:c="8"/>Bombeo mixto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Nuclear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Carbón</text:p>
          </table:table-cell>
          <table:table-cell office:value-type="float" office:value="1" table:style-name="ce4">
            <text:p>1</text:p>
          </table:table-cell>
          <table:table-cell office:value-type="float" office:value="323.5" table:style-name="ce5">
            <text:p>323,50</text:p>
          </table:table-cell>
          <table:table-cell office:value-type="float" office:value="5271.4623802163796" table:style-name="ce5">
            <text:p>5.271,46</text:p>
          </table:table-cell>
          <table:table-cell office:value-type="float" office:value="1705318.08" table:style-name="ce5">
            <text:p>1.705.318,08</text:p>
          </table:table-cell>
          <table:table-cell office:value-type="float" office:value="198345.33" table:style-name="ce5">
            <text:p>198.345,33</text:p>
          </table:table-cell>
          <table:table-cell office:value-type="float" office:value="1506972.75" table:style-name="ce5">
            <text:p>1.506.972,75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Fuel+gas y ciclo combinado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Resto hidráulica</text:p>
          </table:table-cell>
          <table:table-cell office:value-type="float" office:value="6" table:style-name="ce4">
            <text:p>6</text:p>
          </table:table-cell>
          <table:table-cell office:value-type="float" office:value="27.37" table:style-name="ce5">
            <text:p>27,37</text:p>
          </table:table-cell>
          <table:table-cell office:value-type="float" office:value="850.95031055900597" table:style-name="ce5">
            <text:p>850,95</text:p>
          </table:table-cell>
          <table:table-cell office:value-type="float" office:value="23290.51" table:style-name="ce5">
            <text:p>23.290,51</text:p>
          </table:table-cell>
          <table:table-cell office:value-type="float" office:value="3.73" table:style-name="ce5">
            <text:p>3,73</text:p>
          </table:table-cell>
          <table:table-cell office:value-type="float" office:value="23286.78" table:style-name="ce5">
            <text:p>23.286,78</text:p>
          </table:table-cell>
          <table:table-cell office:value-type="float" office:value="62" table:style-name="ce5">
            <text:p>62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Eólica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Solar fotovoltaica</text:p>
          </table:table-cell>
          <table:table-cell office:value-type="float" office:value="1206" table:style-name="ce4">
            <text:p>1.206</text:p>
          </table:table-cell>
          <table:table-cell office:value-type="float" office:value="191.68" table:style-name="ce5">
            <text:p>191,68</text:p>
          </table:table-cell>
          <table:table-cell office:value-type="float" office:value="1779.8404111018399" table:style-name="ce5">
            <text:p>1.779,84</text:p>
          </table:table-cell>
          <table:table-cell office:value-type="float" office:value="341159.81" table:style-name="ce5">
            <text:p>341.159,81</text:p>
          </table:table-cell>
          <table:table-cell office:value-type="float" office:value="0" table:style-name="ce5">
            <text:p>0,00</text:p>
          </table:table-cell>
          <table:table-cell office:value-type="float" office:value="341159.81" table:style-name="ce5">
            <text:p>341.159,81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Solar térmica</text:p>
          </table:table-cell>
          <table:table-cell office:value-type="float" office:value="6" table:style-name="ce4">
            <text:p>6</text:p>
          </table:table-cell>
          <table:table-cell office:value-type="float" office:value="299.8" table:style-name="ce5">
            <text:p>299,80</text:p>
          </table:table-cell>
          <table:table-cell office:value-type="float" office:value="2196.2811874583099" table:style-name="ce5">
            <text:p>2.196,28</text:p>
          </table:table-cell>
          <table:table-cell office:value-type="float" office:value="658445.1" table:style-name="ce5">
            <text:p>658.445,10</text:p>
          </table:table-cell>
          <table:table-cell office:value-type="float" office:value="59858.62" table:style-name="ce5">
            <text:p>59.858,62</text:p>
          </table:table-cell>
          <table:table-cell office:value-type="float" office:value="598586.48" table:style-name="ce5">
            <text:p>598.586,48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Cogeneración</text:p>
          </table:table-cell>
          <table:table-cell office:value-type="float" office:value="5" table:style-name="ce4">
            <text:p>5</text:p>
          </table:table-cell>
          <table:table-cell office:value-type="float" office:value="51.35" table:style-name="ce5">
            <text:p>51,35</text:p>
          </table:table-cell>
          <table:table-cell office:value-type="float" office:value="7767.9892891918198" table:style-name="ce5">
            <text:p>7.767,99</text:p>
          </table:table-cell>
          <table:table-cell office:value-type="float" office:value="398886.25" table:style-name="ce5">
            <text:p>398.886,25</text:p>
          </table:table-cell>
          <table:table-cell office:value-type="float" office:value="13719.12" table:style-name="ce5">
            <text:p>13.719,12</text:p>
          </table:table-cell>
          <table:table-cell office:value-type="float" office:value="385167.13" table:style-name="ce5">
            <text:p>385.167,13</text:p>
          </table:table-cell>
          <table:table-cell office:value-type="float" office:value="38962.620000000003" table:style-name="ce5">
            <text:p>38.962,62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Térmica renovable y resto</text:p>
          </table:table-cell>
          <table:table-cell office:value-type="float" office:value="7" table:style-name="ce4">
            <text:p>7</text:p>
          </table:table-cell>
          <table:table-cell office:value-type="float" office:value="72.319999999999993" table:style-name="ce5">
            <text:p>72,32</text:p>
          </table:table-cell>
          <table:table-cell office:value-type="float" office:value="6794.5157632743403" table:style-name="ce5">
            <text:p>6.794,52</text:p>
          </table:table-cell>
          <table:table-cell office:value-type="float" office:value="491379.38" table:style-name="ce5">
            <text:p>491.379,38</text:p>
          </table:table-cell>
          <table:table-cell office:value-type="float" office:value="65047.45" table:style-name="ce5">
            <text:p>65.047,45</text:p>
          </table:table-cell>
          <table:table-cell office:value-type="float" office:value="426331.93" table:style-name="ce5">
            <text:p>426.331,93</text:p>
          </table:table-cell>
          <table:table-cell office:value-type="float" office:value="1037.47" table:style-name="ce5">
            <text:p>1.037,47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TOTAL</text:p>
          </table:table-cell>
          <table:table-cell office:value-type="float" office:value="1238" table:style-name="ce4">
            <text:p>1.238</text:p>
          </table:table-cell>
          <table:table-cell office:value-type="float" office:value="1020.18" table:style-name="ce5">
            <text:p>1.020,18</text:p>
          </table:table-cell>
          <table:table-cell office:value-type="float" office:value="3630.0869748475802" table:style-name="ce5">
            <text:p>3.630,09</text:p>
          </table:table-cell>
          <table:table-cell office:value-type="float" office:value="3703342.13" table:style-name="ce5">
            <text:p>3.703.342,13</text:p>
          </table:table-cell>
          <table:table-cell office:value-type="float" office:value="339443.25" table:style-name="ce5">
            <text:p>339.443,25</text:p>
          </table:table-cell>
          <table:table-cell office:value-type="float" office:value="3363898.88" table:style-name="ce5">
            <text:p>3.363.898,88</text:p>
          </table:table-cell>
          <table:table-cell office:value-type="float" office:value="40062.089999999997" table:style-name="ce5">
            <text:p>40.062,09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number-rows-repeated="1048562" table:style-name="ro1">
          <table:table-cell table:number-columns-repeated="16384"/>
        </table:table-row>
      </table:table>
      <table:table table:name="CORUÑA_(A)" table:style-name="ta1"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number-columns-repeated="16375" table:default-cell-style-name="ce1"/>
        <table:table-row table:style-name="ro2">
          <table:table-cell office:value-type="string" table:style-name="ce2">
            <text:p>DESCRIPCION_FILA</text:p>
          </table:table-cell>
          <table:table-cell office:value-type="string" table:style-name="ce2">
            <text:p>CENTRALES ACTIVAS</text:p>
          </table:table-cell>
          <table:table-cell office:value-type="string" table:style-name="ce2">
            <text:p>POTENCIA ACTIVA (MW)</text:p>
          </table:table-cell>
          <table:table-cell office:value-type="string" table:style-name="ce2">
            <text:p>HORAS UTILIZACION</text:p>
          </table:table-cell>
          <table:table-cell office:value-type="string" table:style-name="ce2">
            <text:p>PRODUCCION EN BORNES DE LOS GENERADORES (MWh)</text:p>
          </table:table-cell>
          <table:table-cell office:value-type="string" table:style-name="ce2">
            <text:p>CONSUMOS EN GENERACION (MWh)</text:p>
          </table:table-cell>
          <table:table-cell office:value-type="string" table:style-name="ce2">
            <text:p>PRODUCCION NETA (MWH)</text:p>
          </table:table-cell>
          <table:table-cell office:value-type="string" table:style-name="ce2">
            <text:p>AUTOCONSUMOS (MWh)</text:p>
          </table:table-cell>
          <table:table-cell office:value-type="string" table:style-name="ce2">
            <text:p>CONSUMOS EN BOMBEO (MWh)</text:p>
          </table:table-cell>
          <table:table-cell table:number-columns-repeated="16375" table:style-name="ce6"/>
        </table:table-row>
        <table:table-row table:style-name="ro1">
          <table:table-cell office:value-type="string" table:style-name="ce3">
            <text:p>Hidraúlica</text:p>
          </table:table-cell>
          <table:table-cell office:value-type="float" office:value="9" table:style-name="ce4">
            <text:p>9</text:p>
          </table:table-cell>
          <table:table-cell office:value-type="float" office:value="153.16" table:style-name="ce5">
            <text:p>153,16</text:p>
          </table:table-cell>
          <table:table-cell office:value-type="float" office:value="3122.9399973883501" table:style-name="ce5">
            <text:p>3.122,94</text:p>
          </table:table-cell>
          <table:table-cell office:value-type="float" office:value="478309.49" table:style-name="ce5">
            <text:p>478.309,49</text:p>
          </table:table-cell>
          <table:table-cell office:value-type="float" office:value="5227" table:style-name="ce5">
            <text:p>5.227,00</text:p>
          </table:table-cell>
          <table:table-cell office:value-type="float" office:value="473082.49" table:style-name="ce5">
            <text:p>473.082,49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 text:c="8"/>Bombeo puro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 text:c="8"/>Bombeo mixto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Nuclear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Carbón</text:p>
          </table:table-cell>
          <table:table-cell office:value-type="float" office:value="2" table:style-name="ce4">
            <text:p>2</text:p>
          </table:table-cell>
          <table:table-cell office:value-type="float" office:value="2048.96" table:style-name="ce5">
            <text:p>2.048,96</text:p>
          </table:table-cell>
          <table:table-cell office:value-type="float" office:value="5654.4027213806003" table:style-name="ce5">
            <text:p>5.654,40</text:p>
          </table:table-cell>
          <table:table-cell office:value-type="float" office:value="11585645" table:style-name="ce5">
            <text:p>11.585.645,00</text:p>
          </table:table-cell>
          <table:table-cell office:value-type="float" office:value="544736" table:style-name="ce5">
            <text:p>544.736,00</text:p>
          </table:table-cell>
          <table:table-cell office:value-type="float" office:value="11040909" table:style-name="ce5">
            <text:p>11.040.909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Fuel+gas y ciclo combinado</text:p>
          </table:table-cell>
          <table:table-cell office:value-type="float" office:value="2" table:style-name="ce4">
            <text:p>2</text:p>
          </table:table-cell>
          <table:table-cell office:value-type="float" office:value="1232.1400000000001" table:style-name="ce5">
            <text:p>1.232,14</text:p>
          </table:table-cell>
          <table:table-cell office:value-type="float" office:value="282.53039427337802" table:style-name="ce5">
            <text:p>282,53</text:p>
          </table:table-cell>
          <table:table-cell office:value-type="float" office:value="348117" table:style-name="ce5">
            <text:p>348.117,00</text:p>
          </table:table-cell>
          <table:table-cell office:value-type="float" office:value="28835" table:style-name="ce5">
            <text:p>28.835,00</text:p>
          </table:table-cell>
          <table:table-cell office:value-type="float" office:value="319282" table:style-name="ce5">
            <text:p>319.282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Resto hidráulica</text:p>
          </table:table-cell>
          <table:table-cell office:value-type="float" office:value="29" table:style-name="ce4">
            <text:p>29</text:p>
          </table:table-cell>
          <table:table-cell office:value-type="float" office:value="186.41" table:style-name="ce5">
            <text:p>186,41</text:p>
          </table:table-cell>
          <table:table-cell office:value-type="float" office:value="2772.39686712086" table:style-name="ce5">
            <text:p>2.772,40</text:p>
          </table:table-cell>
          <table:table-cell office:value-type="float" office:value="516802.5" table:style-name="ce5">
            <text:p>516.802,50</text:p>
          </table:table-cell>
          <table:table-cell office:value-type="float" office:value="9492.7000000000007" table:style-name="ce5">
            <text:p>9.492,70</text:p>
          </table:table-cell>
          <table:table-cell office:value-type="float" office:value="507309.8" table:style-name="ce5">
            <text:p>507.309,80</text:p>
          </table:table-cell>
          <table:table-cell office:value-type="float" office:value="45.94" table:style-name="ce5">
            <text:p>45,94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Eólica</text:p>
          </table:table-cell>
          <table:table-cell office:value-type="float" office:value="58" table:style-name="ce4">
            <text:p>58</text:p>
          </table:table-cell>
          <table:table-cell office:value-type="float" office:value="1153.52" table:style-name="ce5">
            <text:p>1.153,52</text:p>
          </table:table-cell>
          <table:table-cell office:value-type="float" office:value="2603.6150738608799" table:style-name="ce5">
            <text:p>2.603,62</text:p>
          </table:table-cell>
          <table:table-cell office:value-type="float" office:value="3003322.06" table:style-name="ce5">
            <text:p>3.003.322,06</text:p>
          </table:table-cell>
          <table:table-cell office:value-type="float" office:value="62574.2" table:style-name="ce5">
            <text:p>62.574,20</text:p>
          </table:table-cell>
          <table:table-cell office:value-type="float" office:value="2940747.86" table:style-name="ce5">
            <text:p>2.940.747,86</text:p>
          </table:table-cell>
          <table:table-cell office:value-type="float" office:value="2667.03" table:style-name="ce5">
            <text:p>2.667,03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Solar fotovoltaica</text:p>
          </table:table-cell>
          <table:table-cell office:value-type="float" office:value="106" table:style-name="ce4">
            <text:p>106</text:p>
          </table:table-cell>
          <table:table-cell office:value-type="float" office:value="2.44" table:style-name="ce5">
            <text:p>2,44</text:p>
          </table:table-cell>
          <table:table-cell office:value-type="float" office:value="986.67213114754099" table:style-name="ce5">
            <text:p>986,67</text:p>
          </table:table-cell>
          <table:table-cell office:value-type="float" office:value="2407.48" table:style-name="ce5">
            <text:p>2.407,48</text:p>
          </table:table-cell>
          <table:table-cell office:value-type="float" office:value="0" table:style-name="ce5">
            <text:p>0,00</text:p>
          </table:table-cell>
          <table:table-cell office:value-type="float" office:value="2407.48" table:style-name="ce5">
            <text:p>2.407,48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Solar térmica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Cogeneración</text:p>
          </table:table-cell>
          <table:table-cell office:value-type="float" office:value="28" table:style-name="ce4">
            <text:p>28</text:p>
          </table:table-cell>
          <table:table-cell office:value-type="float" office:value="350.86" table:style-name="ce5">
            <text:p>350,86</text:p>
          </table:table-cell>
          <table:table-cell office:value-type="float" office:value="6819.21393148264" table:style-name="ce5">
            <text:p>6.819,21</text:p>
          </table:table-cell>
          <table:table-cell office:value-type="float" office:value="2392589.4" table:style-name="ce5">
            <text:p>2.392.589,40</text:p>
          </table:table-cell>
          <table:table-cell office:value-type="float" office:value="72817.45" table:style-name="ce5">
            <text:p>72.817,45</text:p>
          </table:table-cell>
          <table:table-cell office:value-type="float" office:value="2319771.9500000002" table:style-name="ce5">
            <text:p>2.319.771,95</text:p>
          </table:table-cell>
          <table:table-cell office:value-type="float" office:value="18551.189999999999" table:style-name="ce5">
            <text:p>18.551,19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Térmica renovable y resto</text:p>
          </table:table-cell>
          <table:table-cell office:value-type="float" office:value="6" table:style-name="ce4">
            <text:p>6</text:p>
          </table:table-cell>
          <table:table-cell office:value-type="float" office:value="62.96" table:style-name="ce5">
            <text:p>62,96</text:p>
          </table:table-cell>
          <table:table-cell office:value-type="float" office:value="6250.5155654383698" table:style-name="ce5">
            <text:p>6.250,52</text:p>
          </table:table-cell>
          <table:table-cell office:value-type="float" office:value="393532.46" table:style-name="ce5">
            <text:p>393.532,46</text:p>
          </table:table-cell>
          <table:table-cell office:value-type="float" office:value="4484.05" table:style-name="ce5">
            <text:p>4.484,05</text:p>
          </table:table-cell>
          <table:table-cell office:value-type="float" office:value="389048.41" table:style-name="ce5">
            <text:p>389.048,41</text:p>
          </table:table-cell>
          <table:table-cell office:value-type="float" office:value="5594.27" table:style-name="ce5">
            <text:p>5.594,27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TOTAL</text:p>
          </table:table-cell>
          <table:table-cell office:value-type="float" office:value="240" table:style-name="ce4">
            <text:p>240</text:p>
          </table:table-cell>
          <table:table-cell office:value-type="float" office:value="5190.45" table:style-name="ce5">
            <text:p>5.190,45</text:p>
          </table:table-cell>
          <table:table-cell office:value-type="float" office:value="3606.7634578890102" table:style-name="ce5">
            <text:p>3.606,76</text:p>
          </table:table-cell>
          <table:table-cell office:value-type="float" office:value="18720725.390000001" table:style-name="ce5">
            <text:p>18.720.725,39</text:p>
          </table:table-cell>
          <table:table-cell office:value-type="float" office:value="728166.40000000002" table:style-name="ce5">
            <text:p>728.166,40</text:p>
          </table:table-cell>
          <table:table-cell office:value-type="float" office:value="17992558.989999998" table:style-name="ce5">
            <text:p>17.992.558,99</text:p>
          </table:table-cell>
          <table:table-cell office:value-type="float" office:value="26858.43" table:style-name="ce5">
            <text:p>26.858,43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number-rows-repeated="1048562" table:style-name="ro1">
          <table:table-cell table:number-columns-repeated="16384"/>
        </table:table-row>
      </table:table>
      <table:table table:name="CUENCA" table:style-name="ta1"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number-columns-repeated="16375" table:default-cell-style-name="ce1"/>
        <table:table-row table:style-name="ro2">
          <table:table-cell office:value-type="string" table:style-name="ce2">
            <text:p>DESCRIPCION_FILA</text:p>
          </table:table-cell>
          <table:table-cell office:value-type="string" table:style-name="ce2">
            <text:p>CENTRALES ACTIVAS</text:p>
          </table:table-cell>
          <table:table-cell office:value-type="string" table:style-name="ce2">
            <text:p>POTENCIA ACTIVA (MW)</text:p>
          </table:table-cell>
          <table:table-cell office:value-type="string" table:style-name="ce2">
            <text:p>HORAS UTILIZACION</text:p>
          </table:table-cell>
          <table:table-cell office:value-type="string" table:style-name="ce2">
            <text:p>PRODUCCION EN BORNES DE LOS GENERADORES (MWh)</text:p>
          </table:table-cell>
          <table:table-cell office:value-type="string" table:style-name="ce2">
            <text:p>CONSUMOS EN GENERACION (MWh)</text:p>
          </table:table-cell>
          <table:table-cell office:value-type="string" table:style-name="ce2">
            <text:p>PRODUCCION NETA (MWH)</text:p>
          </table:table-cell>
          <table:table-cell office:value-type="string" table:style-name="ce2">
            <text:p>AUTOCONSUMOS (MWh)</text:p>
          </table:table-cell>
          <table:table-cell office:value-type="string" table:style-name="ce2">
            <text:p>CONSUMOS EN BOMBEO (MWh)</text:p>
          </table:table-cell>
          <table:table-cell table:number-columns-repeated="16375" table:style-name="ce6"/>
        </table:table-row>
        <table:table-row table:style-name="ro1">
          <table:table-cell office:value-type="string" table:style-name="ce3">
            <text:p>Hidraúlica</text:p>
          </table:table-cell>
          <table:table-cell office:value-type="float" office:value="9" table:style-name="ce4">
            <text:p>9</text:p>
          </table:table-cell>
          <table:table-cell office:value-type="float" office:value="126.21" table:style-name="ce5">
            <text:p>126,21</text:p>
          </table:table-cell>
          <table:table-cell office:value-type="float" office:value="783.74930671103698" table:style-name="ce5">
            <text:p>783,75</text:p>
          </table:table-cell>
          <table:table-cell office:value-type="float" office:value="98917" table:style-name="ce5">
            <text:p>98.917,00</text:p>
          </table:table-cell>
          <table:table-cell office:value-type="float" office:value="1632" table:style-name="ce5">
            <text:p>1.632,00</text:p>
          </table:table-cell>
          <table:table-cell office:value-type="float" office:value="97285" table:style-name="ce5">
            <text:p>97.285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 text:c="8"/>Bombeo puro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 text:c="8"/>Bombeo mixto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Nuclear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Carbón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Fuel+gas y ciclo combinado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Resto hidráulica</text:p>
          </table:table-cell>
          <table:table-cell office:value-type="float" office:value="10" table:style-name="ce4">
            <text:p>10</text:p>
          </table:table-cell>
          <table:table-cell office:value-type="float" office:value="36.1" table:style-name="ce5">
            <text:p>36,10</text:p>
          </table:table-cell>
          <table:table-cell office:value-type="float" office:value="2540.7360110803302" table:style-name="ce5">
            <text:p>2.540,74</text:p>
          </table:table-cell>
          <table:table-cell office:value-type="float" office:value="91720.57" table:style-name="ce5">
            <text:p>91.720,57</text:p>
          </table:table-cell>
          <table:table-cell office:value-type="float" office:value="394" table:style-name="ce5">
            <text:p>394,00</text:p>
          </table:table-cell>
          <table:table-cell office:value-type="float" office:value="91326.57" table:style-name="ce5">
            <text:p>91.326,57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Eólica</text:p>
          </table:table-cell>
          <table:table-cell office:value-type="float" office:value="21" table:style-name="ce4">
            <text:p>21</text:p>
          </table:table-cell>
          <table:table-cell office:value-type="float" office:value="847.6" table:style-name="ce5">
            <text:p>847,60</text:p>
          </table:table-cell>
          <table:table-cell office:value-type="float" office:value="1916.66623407268" table:style-name="ce5">
            <text:p>1.916,67</text:p>
          </table:table-cell>
          <table:table-cell office:value-type="float" office:value="1624566.3" table:style-name="ce5">
            <text:p>1.624.566,30</text:p>
          </table:table-cell>
          <table:table-cell office:value-type="float" office:value="26639.65" table:style-name="ce5">
            <text:p>26.639,65</text:p>
          </table:table-cell>
          <table:table-cell office:value-type="float" office:value="1597926.65" table:style-name="ce5">
            <text:p>1.597.926,65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Solar fotovoltaica</text:p>
          </table:table-cell>
          <table:table-cell office:value-type="float" office:value="2657" table:style-name="ce4">
            <text:p>2.657</text:p>
          </table:table-cell>
          <table:table-cell office:value-type="float" office:value="229.56" table:style-name="ce5">
            <text:p>229,56</text:p>
          </table:table-cell>
          <table:table-cell office:value-type="float" office:value="1835.0667363652201" table:style-name="ce5">
            <text:p>1.835,07</text:p>
          </table:table-cell>
          <table:table-cell office:value-type="float" office:value="421257.92" table:style-name="ce5">
            <text:p>421.257,92</text:p>
          </table:table-cell>
          <table:table-cell office:value-type="float" office:value="0" table:style-name="ce5">
            <text:p>0,00</text:p>
          </table:table-cell>
          <table:table-cell office:value-type="float" office:value="421257.92" table:style-name="ce5">
            <text:p>421.257,92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Solar térmica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Cogeneración</text:p>
          </table:table-cell>
          <table:table-cell office:value-type="float" office:value="3" table:style-name="ce4">
            <text:p>3</text:p>
          </table:table-cell>
          <table:table-cell office:value-type="float" office:value="21.33" table:style-name="ce5">
            <text:p>21,33</text:p>
          </table:table-cell>
          <table:table-cell office:value-type="float" office:value="5951.0853258321604" table:style-name="ce5">
            <text:p>5.951,09</text:p>
          </table:table-cell>
          <table:table-cell office:value-type="float" office:value="126936.65" table:style-name="ce5">
            <text:p>126.936,65</text:p>
          </table:table-cell>
          <table:table-cell office:value-type="float" office:value="4619.99" table:style-name="ce5">
            <text:p>4.619,99</text:p>
          </table:table-cell>
          <table:table-cell office:value-type="float" office:value="122316.66" table:style-name="ce5">
            <text:p>122.316,66</text:p>
          </table:table-cell>
          <table:table-cell office:value-type="float" office:value="0.65" table:style-name="ce5">
            <text:p>0,65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Térmica renovable y resto</text:p>
          </table:table-cell>
          <table:table-cell office:value-type="float" office:value="1" table:style-name="ce4">
            <text:p>1</text:p>
          </table:table-cell>
          <table:table-cell office:value-type="float" office:value="4" table:style-name="ce5">
            <text:p>4,00</text:p>
          </table:table-cell>
          <table:table-cell office:value-type="float" office:value="4658.0924999999997" table:style-name="ce5">
            <text:p>4.658,09</text:p>
          </table:table-cell>
          <table:table-cell office:value-type="float" office:value="18632.37" table:style-name="ce5">
            <text:p>18.632,37</text:p>
          </table:table-cell>
          <table:table-cell office:value-type="float" office:value="0" table:style-name="ce5">
            <text:p>0,00</text:p>
          </table:table-cell>
          <table:table-cell office:value-type="float" office:value="18632.37" table:style-name="ce5">
            <text:p>18.632,37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TOTAL</text:p>
          </table:table-cell>
          <table:table-cell office:value-type="float" office:value="2701" table:style-name="ce4">
            <text:p>2.701</text:p>
          </table:table-cell>
          <table:table-cell office:value-type="float" office:value="1264.8" table:style-name="ce5">
            <text:p>1.264,80</text:p>
          </table:table-cell>
          <table:table-cell office:value-type="float" office:value="1883.32606736243" table:style-name="ce5">
            <text:p>1.883,33</text:p>
          </table:table-cell>
          <table:table-cell office:value-type="float" office:value="2382030.81" table:style-name="ce5">
            <text:p>2.382.030,81</text:p>
          </table:table-cell>
          <table:table-cell office:value-type="float" office:value="33285.64" table:style-name="ce5">
            <text:p>33.285,64</text:p>
          </table:table-cell>
          <table:table-cell office:value-type="float" office:value="2348745.17" table:style-name="ce5">
            <text:p>2.348.745,17</text:p>
          </table:table-cell>
          <table:table-cell office:value-type="float" office:value="0.65" table:style-name="ce5">
            <text:p>0,65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number-rows-repeated="1048562" table:style-name="ro1">
          <table:table-cell table:number-columns-repeated="16384"/>
        </table:table-row>
      </table:table>
      <table:table table:name="GIRONA" table:style-name="ta1"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number-columns-repeated="16375" table:default-cell-style-name="ce1"/>
        <table:table-row table:style-name="ro2">
          <table:table-cell office:value-type="string" table:style-name="ce2">
            <text:p>DESCRIPCION_FILA</text:p>
          </table:table-cell>
          <table:table-cell office:value-type="string" table:style-name="ce2">
            <text:p>CENTRALES ACTIVAS</text:p>
          </table:table-cell>
          <table:table-cell office:value-type="string" table:style-name="ce2">
            <text:p>POTENCIA ACTIVA (MW)</text:p>
          </table:table-cell>
          <table:table-cell office:value-type="string" table:style-name="ce2">
            <text:p>HORAS UTILIZACION</text:p>
          </table:table-cell>
          <table:table-cell office:value-type="string" table:style-name="ce2">
            <text:p>PRODUCCION EN BORNES DE LOS GENERADORES (MWh)</text:p>
          </table:table-cell>
          <table:table-cell office:value-type="string" table:style-name="ce2">
            <text:p>CONSUMOS EN GENERACION (MWh)</text:p>
          </table:table-cell>
          <table:table-cell office:value-type="string" table:style-name="ce2">
            <text:p>PRODUCCION NETA (MWH)</text:p>
          </table:table-cell>
          <table:table-cell office:value-type="string" table:style-name="ce2">
            <text:p>AUTOCONSUMOS (MWh)</text:p>
          </table:table-cell>
          <table:table-cell office:value-type="string" table:style-name="ce2">
            <text:p>CONSUMOS EN BOMBEO (MWh)</text:p>
          </table:table-cell>
          <table:table-cell table:number-columns-repeated="16375" table:style-name="ce6"/>
        </table:table-row>
        <table:table-row table:style-name="ro1">
          <table:table-cell office:value-type="string" table:style-name="ce3">
            <text:p>Hidraúlica</text:p>
          </table:table-cell>
          <table:table-cell office:value-type="float" office:value="6" table:style-name="ce4">
            <text:p>6</text:p>
          </table:table-cell>
          <table:table-cell office:value-type="float" office:value="106.1" table:style-name="ce5">
            <text:p>106,10</text:p>
          </table:table-cell>
          <table:table-cell office:value-type="float" office:value="1574.36380772856" table:style-name="ce5">
            <text:p>1.574,36</text:p>
          </table:table-cell>
          <table:table-cell office:value-type="float" office:value="167040" table:style-name="ce5">
            <text:p>167.040,00</text:p>
          </table:table-cell>
          <table:table-cell office:value-type="float" office:value="3328" table:style-name="ce5">
            <text:p>3.328,00</text:p>
          </table:table-cell>
          <table:table-cell office:value-type="float" office:value="163712" table:style-name="ce5">
            <text:p>163.712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 text:c="8"/>Bombeo puro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 text:c="8"/>Bombeo mixto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Nuclear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Carbón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Fuel+gas y ciclo combinado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Resto hidráulica</text:p>
          </table:table-cell>
          <table:table-cell office:value-type="float" office:value="71" table:style-name="ce4">
            <text:p>71</text:p>
          </table:table-cell>
          <table:table-cell office:value-type="float" office:value="39.28" table:style-name="ce5">
            <text:p>39,28</text:p>
          </table:table-cell>
          <table:table-cell office:value-type="float" office:value="3679.6102342158902" table:style-name="ce5">
            <text:p>3.679,61</text:p>
          </table:table-cell>
          <table:table-cell office:value-type="float" office:value="144535.09" table:style-name="ce5">
            <text:p>144.535,09</text:p>
          </table:table-cell>
          <table:table-cell office:value-type="float" office:value="1473.84" table:style-name="ce5">
            <text:p>1.473,84</text:p>
          </table:table-cell>
          <table:table-cell office:value-type="float" office:value="143061.25" table:style-name="ce5">
            <text:p>143.061,25</text:p>
          </table:table-cell>
          <table:table-cell office:value-type="float" office:value="5.79" table:style-name="ce5">
            <text:p>5,79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Eólica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Solar fotovoltaica</text:p>
          </table:table-cell>
          <table:table-cell office:value-type="float" office:value="506" table:style-name="ce4">
            <text:p>506</text:p>
          </table:table-cell>
          <table:table-cell office:value-type="float" office:value="24.64" table:style-name="ce5">
            <text:p>24,64</text:p>
          </table:table-cell>
          <table:table-cell office:value-type="float" office:value="1373.8802759740299" table:style-name="ce5">
            <text:p>1.373,88</text:p>
          </table:table-cell>
          <table:table-cell office:value-type="float" office:value="33852.410000000003" table:style-name="ce5">
            <text:p>33.852,41</text:p>
          </table:table-cell>
          <table:table-cell office:value-type="float" office:value="0" table:style-name="ce5">
            <text:p>0,00</text:p>
          </table:table-cell>
          <table:table-cell office:value-type="float" office:value="33852.410000000003" table:style-name="ce5">
            <text:p>33.852,41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Solar térmica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Cogeneración</text:p>
          </table:table-cell>
          <table:table-cell office:value-type="float" office:value="11" table:style-name="ce4">
            <text:p>11</text:p>
          </table:table-cell>
          <table:table-cell office:value-type="float" office:value="76.77" table:style-name="ce5">
            <text:p>76,77</text:p>
          </table:table-cell>
          <table:table-cell office:value-type="float" office:value="5674.1862706786496" table:style-name="ce5">
            <text:p>5.674,19</text:p>
          </table:table-cell>
          <table:table-cell office:value-type="float" office:value="435607.28" table:style-name="ce5">
            <text:p>435.607,28</text:p>
          </table:table-cell>
          <table:table-cell office:value-type="float" office:value="13634.47" table:style-name="ce5">
            <text:p>13.634,47</text:p>
          </table:table-cell>
          <table:table-cell office:value-type="float" office:value="421972.81" table:style-name="ce5">
            <text:p>421.972,81</text:p>
          </table:table-cell>
          <table:table-cell office:value-type="float" office:value="82753.350000000006" table:style-name="ce5">
            <text:p>82.753,35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Térmica renovable y resto</text:p>
          </table:table-cell>
          <table:table-cell office:value-type="float" office:value="5" table:style-name="ce4">
            <text:p>5</text:p>
          </table:table-cell>
          <table:table-cell office:value-type="float" office:value="3.74" table:style-name="ce5">
            <text:p>3,74</text:p>
          </table:table-cell>
          <table:table-cell office:value-type="float" office:value="4101.7887700534802" table:style-name="ce5">
            <text:p>4.101,79</text:p>
          </table:table-cell>
          <table:table-cell office:value-type="float" office:value="15340.69" table:style-name="ce5">
            <text:p>15.340,69</text:p>
          </table:table-cell>
          <table:table-cell office:value-type="float" office:value="7577.59" table:style-name="ce5">
            <text:p>7.577,59</text:p>
          </table:table-cell>
          <table:table-cell office:value-type="float" office:value="7763.1" table:style-name="ce5">
            <text:p>7.763,10</text:p>
          </table:table-cell>
          <table:table-cell office:value-type="float" office:value="3089.14" table:style-name="ce5">
            <text:p>3.089,14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TOTAL</text:p>
          </table:table-cell>
          <table:table-cell office:value-type="float" office:value="599" table:style-name="ce4">
            <text:p>599</text:p>
          </table:table-cell>
          <table:table-cell office:value-type="float" office:value="250.53" table:style-name="ce5">
            <text:p>250,53</text:p>
          </table:table-cell>
          <table:table-cell office:value-type="float" office:value="3178.7629026463901" table:style-name="ce5">
            <text:p>3.178,76</text:p>
          </table:table-cell>
          <table:table-cell office:value-type="float" office:value="796375.47" table:style-name="ce5">
            <text:p>796.375,47</text:p>
          </table:table-cell>
          <table:table-cell office:value-type="float" office:value="26013.9" table:style-name="ce5">
            <text:p>26.013,90</text:p>
          </table:table-cell>
          <table:table-cell office:value-type="float" office:value="770361.57" table:style-name="ce5">
            <text:p>770.361,57</text:p>
          </table:table-cell>
          <table:table-cell office:value-type="float" office:value="85848.28" table:style-name="ce5">
            <text:p>85.848,28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number-rows-repeated="1048562" table:style-name="ro1">
          <table:table-cell table:number-columns-repeated="16384"/>
        </table:table-row>
      </table:table>
      <table:table table:name="GRANADA" table:style-name="ta1"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number-columns-repeated="16375" table:default-cell-style-name="ce1"/>
        <table:table-row table:style-name="ro2">
          <table:table-cell office:value-type="string" table:style-name="ce2">
            <text:p>DESCRIPCION_FILA</text:p>
          </table:table-cell>
          <table:table-cell office:value-type="string" table:style-name="ce2">
            <text:p>CENTRALES ACTIVAS</text:p>
          </table:table-cell>
          <table:table-cell office:value-type="string" table:style-name="ce2">
            <text:p>POTENCIA ACTIVA (MW)</text:p>
          </table:table-cell>
          <table:table-cell office:value-type="string" table:style-name="ce2">
            <text:p>HORAS UTILIZACION</text:p>
          </table:table-cell>
          <table:table-cell office:value-type="string" table:style-name="ce2">
            <text:p>PRODUCCION EN BORNES DE LOS GENERADORES (MWh)</text:p>
          </table:table-cell>
          <table:table-cell office:value-type="string" table:style-name="ce2">
            <text:p>CONSUMOS EN GENERACION (MWh)</text:p>
          </table:table-cell>
          <table:table-cell office:value-type="string" table:style-name="ce2">
            <text:p>PRODUCCION NETA (MWH)</text:p>
          </table:table-cell>
          <table:table-cell office:value-type="string" table:style-name="ce2">
            <text:p>AUTOCONSUMOS (MWh)</text:p>
          </table:table-cell>
          <table:table-cell office:value-type="string" table:style-name="ce2">
            <text:p>CONSUMOS EN BOMBEO (MWh)</text:p>
          </table:table-cell>
          <table:table-cell table:number-columns-repeated="16375" table:style-name="ce6"/>
        </table:table-row>
        <table:table-row table:style-name="ro1">
          <table:table-cell office:value-type="string" table:style-name="ce3">
            <text:p>Hidraúlica</text:p>
          </table:table-cell>
          <table:table-cell office:value-type="float" office:value="10" table:style-name="ce4">
            <text:p>10</text:p>
          </table:table-cell>
          <table:table-cell office:value-type="float" office:value="66.209999999999994" table:style-name="ce5">
            <text:p>66,21</text:p>
          </table:table-cell>
          <table:table-cell office:value-type="float" office:value="934.54161002869705" table:style-name="ce5">
            <text:p>934,54</text:p>
          </table:table-cell>
          <table:table-cell office:value-type="float" office:value="61876" table:style-name="ce5">
            <text:p>61.876,00</text:p>
          </table:table-cell>
          <table:table-cell office:value-type="float" office:value="1915" table:style-name="ce5">
            <text:p>1.915,00</text:p>
          </table:table-cell>
          <table:table-cell office:value-type="float" office:value="59961" table:style-name="ce5">
            <text:p>59.961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 text:c="8"/>Bombeo puro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 text:c="8"/>Bombeo mixto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Nuclear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Carbón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Fuel+gas y ciclo combinado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Resto hidráulica</text:p>
          </table:table-cell>
          <table:table-cell office:value-type="float" office:value="11" table:style-name="ce4">
            <text:p>11</text:p>
          </table:table-cell>
          <table:table-cell office:value-type="float" office:value="28.02" table:style-name="ce5">
            <text:p>28,02</text:p>
          </table:table-cell>
          <table:table-cell office:value-type="float" office:value="1735.17773019272" table:style-name="ce5">
            <text:p>1.735,18</text:p>
          </table:table-cell>
          <table:table-cell office:value-type="float" office:value="48619.68" table:style-name="ce5">
            <text:p>48.619,68</text:p>
          </table:table-cell>
          <table:table-cell office:value-type="float" office:value="126.55" table:style-name="ce5">
            <text:p>126,55</text:p>
          </table:table-cell>
          <table:table-cell office:value-type="float" office:value="48493.13" table:style-name="ce5">
            <text:p>48.493,13</text:p>
          </table:table-cell>
          <table:table-cell office:value-type="float" office:value="59" table:style-name="ce5">
            <text:p>59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Eólica</text:p>
          </table:table-cell>
          <table:table-cell office:value-type="float" office:value="18" table:style-name="ce4">
            <text:p>18</text:p>
          </table:table-cell>
          <table:table-cell office:value-type="float" office:value="384.8" table:style-name="ce5">
            <text:p>384,80</text:p>
          </table:table-cell>
          <table:table-cell office:value-type="float" office:value="1717.76681392931" table:style-name="ce5">
            <text:p>1.717,77</text:p>
          </table:table-cell>
          <table:table-cell office:value-type="float" office:value="660996.67000000004" table:style-name="ce5">
            <text:p>660.996,67</text:p>
          </table:table-cell>
          <table:table-cell office:value-type="float" office:value="7254.5" table:style-name="ce5">
            <text:p>7.254,50</text:p>
          </table:table-cell>
          <table:table-cell office:value-type="float" office:value="653742.17000000004" table:style-name="ce5">
            <text:p>653.742,17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Solar fotovoltaica</text:p>
          </table:table-cell>
          <table:table-cell office:value-type="float" office:value="1009" table:style-name="ce4">
            <text:p>1.009</text:p>
          </table:table-cell>
          <table:table-cell office:value-type="float" office:value="92.03" table:style-name="ce5">
            <text:p>92,03</text:p>
          </table:table-cell>
          <table:table-cell office:value-type="float" office:value="1913.3863957405199" table:style-name="ce5">
            <text:p>1.913,39</text:p>
          </table:table-cell>
          <table:table-cell office:value-type="float" office:value="176088.95" table:style-name="ce5">
            <text:p>176.088,95</text:p>
          </table:table-cell>
          <table:table-cell office:value-type="float" office:value="0" table:style-name="ce5">
            <text:p>0,00</text:p>
          </table:table-cell>
          <table:table-cell office:value-type="float" office:value="176088.95" table:style-name="ce5">
            <text:p>176.088,95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Solar térmica</text:p>
          </table:table-cell>
          <table:table-cell office:value-type="float" office:value="3" table:style-name="ce4">
            <text:p>3</text:p>
          </table:table-cell>
          <table:table-cell office:value-type="float" office:value="149.69999999999999" table:style-name="ce5">
            <text:p>149,70</text:p>
          </table:table-cell>
          <table:table-cell office:value-type="float" office:value="2759.9600534402098" table:style-name="ce5">
            <text:p>2.759,96</text:p>
          </table:table-cell>
          <table:table-cell office:value-type="float" office:value="413166.02" table:style-name="ce5">
            <text:p>413.166,02</text:p>
          </table:table-cell>
          <table:table-cell office:value-type="float" office:value="37560.53" table:style-name="ce5">
            <text:p>37.560,53</text:p>
          </table:table-cell>
          <table:table-cell office:value-type="float" office:value="375605.49" table:style-name="ce5">
            <text:p>375.605,49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Cogeneración</text:p>
          </table:table-cell>
          <table:table-cell office:value-type="float" office:value="10" table:style-name="ce4">
            <text:p>10</text:p>
          </table:table-cell>
          <table:table-cell office:value-type="float" office:value="126.05" table:style-name="ce5">
            <text:p>126,05</text:p>
          </table:table-cell>
          <table:table-cell office:value-type="float" office:value="6130.34502181674" table:style-name="ce5">
            <text:p>6.130,35</text:p>
          </table:table-cell>
          <table:table-cell office:value-type="float" office:value="772729.99" table:style-name="ce5">
            <text:p>772.729,99</text:p>
          </table:table-cell>
          <table:table-cell office:value-type="float" office:value="24843.25" table:style-name="ce5">
            <text:p>24.843,25</text:p>
          </table:table-cell>
          <table:table-cell office:value-type="float" office:value="747886.74" table:style-name="ce5">
            <text:p>747.886,74</text:p>
          </table:table-cell>
          <table:table-cell office:value-type="float" office:value="7221.31" table:style-name="ce5">
            <text:p>7.221,31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Térmica renovable y resto</text:p>
          </table:table-cell>
          <table:table-cell office:value-type="float" office:value="1" table:style-name="ce4">
            <text:p>1</text:p>
          </table:table-cell>
          <table:table-cell office:value-type="float" office:value="0.62" table:style-name="ce5">
            <text:p>0,62</text:p>
          </table:table-cell>
          <table:table-cell office:value-type="float" office:value="5298.8225806451601" table:style-name="ce5">
            <text:p>5.298,82</text:p>
          </table:table-cell>
          <table:table-cell office:value-type="float" office:value="3285.27" table:style-name="ce5">
            <text:p>3.285,27</text:p>
          </table:table-cell>
          <table:table-cell office:value-type="float" office:value="551.42999999999995" table:style-name="ce5">
            <text:p>551,43</text:p>
          </table:table-cell>
          <table:table-cell office:value-type="float" office:value="2733.84" table:style-name="ce5">
            <text:p>2.733,84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TOTAL</text:p>
          </table:table-cell>
          <table:table-cell office:value-type="float" office:value="1062" table:style-name="ce4">
            <text:p>1.062</text:p>
          </table:table-cell>
          <table:table-cell office:value-type="float" office:value="847.43" table:style-name="ce5">
            <text:p>847,43</text:p>
          </table:table-cell>
          <table:table-cell office:value-type="float" office:value="2521.46204406264" table:style-name="ce5">
            <text:p>2.521,46</text:p>
          </table:table-cell>
          <table:table-cell office:value-type="float" office:value="2136762.58" table:style-name="ce5">
            <text:p>2.136.762,58</text:p>
          </table:table-cell>
          <table:table-cell office:value-type="float" office:value="72251.259999999995" table:style-name="ce5">
            <text:p>72.251,26</text:p>
          </table:table-cell>
          <table:table-cell office:value-type="float" office:value="2064511.32" table:style-name="ce5">
            <text:p>2.064.511,32</text:p>
          </table:table-cell>
          <table:table-cell office:value-type="float" office:value="7280.31" table:style-name="ce5">
            <text:p>7.280,31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number-rows-repeated="1048562" table:style-name="ro1">
          <table:table-cell table:number-columns-repeated="16384"/>
        </table:table-row>
      </table:table>
      <table:table table:name="GUADALAJARA" table:style-name="ta1"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number-columns-repeated="16375" table:default-cell-style-name="ce1"/>
        <table:table-row table:style-name="ro2">
          <table:table-cell office:value-type="string" table:style-name="ce2">
            <text:p>DESCRIPCION_FILA</text:p>
          </table:table-cell>
          <table:table-cell office:value-type="string" table:style-name="ce2">
            <text:p>CENTRALES ACTIVAS</text:p>
          </table:table-cell>
          <table:table-cell office:value-type="string" table:style-name="ce2">
            <text:p>POTENCIA ACTIVA (MW)</text:p>
          </table:table-cell>
          <table:table-cell office:value-type="string" table:style-name="ce2">
            <text:p>HORAS UTILIZACION</text:p>
          </table:table-cell>
          <table:table-cell office:value-type="string" table:style-name="ce2">
            <text:p>PRODUCCION EN BORNES DE LOS GENERADORES (MWh)</text:p>
          </table:table-cell>
          <table:table-cell office:value-type="string" table:style-name="ce2">
            <text:p>CONSUMOS EN GENERACION (MWh)</text:p>
          </table:table-cell>
          <table:table-cell office:value-type="string" table:style-name="ce2">
            <text:p>PRODUCCION NETA (MWH)</text:p>
          </table:table-cell>
          <table:table-cell office:value-type="string" table:style-name="ce2">
            <text:p>AUTOCONSUMOS (MWh)</text:p>
          </table:table-cell>
          <table:table-cell office:value-type="string" table:style-name="ce2">
            <text:p>CONSUMOS EN BOMBEO (MWh)</text:p>
          </table:table-cell>
          <table:table-cell table:number-columns-repeated="16375" table:style-name="ce6"/>
        </table:table-row>
        <table:table-row table:style-name="ro1">
          <table:table-cell office:value-type="string" table:style-name="ce3">
            <text:p>Hidraúlica</text:p>
          </table:table-cell>
          <table:table-cell office:value-type="float" office:value="5" table:style-name="ce4">
            <text:p>5</text:p>
          </table:table-cell>
          <table:table-cell office:value-type="float" office:value="294.23" table:style-name="ce5">
            <text:p>294,23</text:p>
          </table:table-cell>
          <table:table-cell office:value-type="float" office:value="286.98297250450298" table:style-name="ce5">
            <text:p>286,98</text:p>
          </table:table-cell>
          <table:table-cell office:value-type="float" office:value="84439" table:style-name="ce5">
            <text:p>84.439,00</text:p>
          </table:table-cell>
          <table:table-cell office:value-type="float" office:value="3163" table:style-name="ce5">
            <text:p>3.163,00</text:p>
          </table:table-cell>
          <table:table-cell office:value-type="float" office:value="81276" table:style-name="ce5">
            <text:p>81.276,00</text:p>
          </table:table-cell>
          <table:table-cell office:value-type="float" office:value="0" table:style-name="ce5">
            <text:p>0,00</text:p>
          </table:table-cell>
          <table:table-cell office:value-type="float" office:value="44427" table:style-name="ce5">
            <text:p>44.427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 text:c="8"/>Bombeo puro</text:p>
          </table:table-cell>
          <table:table-cell office:value-type="float" office:value="1" table:style-name="ce4">
            <text:p>1</text:p>
          </table:table-cell>
          <table:table-cell office:value-type="float" office:value="208" table:style-name="ce5">
            <text:p>208,00</text:p>
          </table:table-cell>
          <table:table-cell office:value-type="float" office:value="154.769230769231" table:style-name="ce5">
            <text:p>154,77</text:p>
          </table:table-cell>
          <table:table-cell office:value-type="float" office:value="32192" table:style-name="ce5">
            <text:p>32.192,00</text:p>
          </table:table-cell>
          <table:table-cell office:value-type="float" office:value="455" table:style-name="ce5">
            <text:p>455,00</text:p>
          </table:table-cell>
          <table:table-cell office:value-type="float" office:value="31737" table:style-name="ce5">
            <text:p>31.737,00</text:p>
          </table:table-cell>
          <table:table-cell office:value-type="float" office:value="0" table:style-name="ce5">
            <text:p>0,00</text:p>
          </table:table-cell>
          <table:table-cell office:value-type="float" office:value="44427" table:style-name="ce5">
            <text:p>44.427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 text:c="8"/>Bombeo mixto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Nuclear</text:p>
          </table:table-cell>
          <table:table-cell office:value-type="float" office:value="1" table:style-name="ce4">
            <text:p>1</text:p>
          </table:table-cell>
          <table:table-cell office:value-type="float" office:value="1066" table:style-name="ce5">
            <text:p>1.066,00</text:p>
          </table:table-cell>
          <table:table-cell office:value-type="float" office:value="7939.3893058161302" table:style-name="ce5">
            <text:p>7.939,39</text:p>
          </table:table-cell>
          <table:table-cell office:value-type="float" office:value="8463389" table:style-name="ce5">
            <text:p>8.463.389,00</text:p>
          </table:table-cell>
          <table:table-cell office:value-type="float" office:value="536398" table:style-name="ce5">
            <text:p>536.398,00</text:p>
          </table:table-cell>
          <table:table-cell office:value-type="float" office:value="7926991" table:style-name="ce5">
            <text:p>7.926.991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Carbón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Fuel+gas y ciclo combinado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Resto hidráulica</text:p>
          </table:table-cell>
          <table:table-cell office:value-type="float" office:value="14" table:style-name="ce4">
            <text:p>14</text:p>
          </table:table-cell>
          <table:table-cell office:value-type="float" office:value="12.85" table:style-name="ce5">
            <text:p>12,85</text:p>
          </table:table-cell>
          <table:table-cell office:value-type="float" office:value="2849.8093385214002" table:style-name="ce5">
            <text:p>2.849,81</text:p>
          </table:table-cell>
          <table:table-cell office:value-type="float" office:value="36620.050000000003" table:style-name="ce5">
            <text:p>36.620,05</text:p>
          </table:table-cell>
          <table:table-cell office:value-type="float" office:value="96.77" table:style-name="ce5">
            <text:p>96,77</text:p>
          </table:table-cell>
          <table:table-cell office:value-type="float" office:value="36523.279999999999" table:style-name="ce5">
            <text:p>36.523,28</text:p>
          </table:table-cell>
          <table:table-cell office:value-type="float" office:value="28.95" table:style-name="ce5">
            <text:p>28,95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Eólica</text:p>
          </table:table-cell>
          <table:table-cell office:value-type="float" office:value="24" table:style-name="ce4">
            <text:p>24</text:p>
          </table:table-cell>
          <table:table-cell office:value-type="float" office:value="649.98" table:style-name="ce5">
            <text:p>649,98</text:p>
          </table:table-cell>
          <table:table-cell office:value-type="float" office:value="1995.9004277054701" table:style-name="ce5">
            <text:p>1.995,90</text:p>
          </table:table-cell>
          <table:table-cell office:value-type="float" office:value="1297295.3600000001" table:style-name="ce5">
            <text:p>1.297.295,36</text:p>
          </table:table-cell>
          <table:table-cell office:value-type="float" office:value="70927.899999999994" table:style-name="ce5">
            <text:p>70.927,90</text:p>
          </table:table-cell>
          <table:table-cell office:value-type="float" office:value="1226367.46" table:style-name="ce5">
            <text:p>1.226.367,46</text:p>
          </table:table-cell>
          <table:table-cell office:value-type="float" office:value="1185.17" table:style-name="ce5">
            <text:p>1.185,17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Solar fotovoltaica</text:p>
          </table:table-cell>
          <table:table-cell office:value-type="float" office:value="539" table:style-name="ce4">
            <text:p>539</text:p>
          </table:table-cell>
          <table:table-cell office:value-type="float" office:value="37.119999999999997" table:style-name="ce5">
            <text:p>37,12</text:p>
          </table:table-cell>
          <table:table-cell office:value-type="float" office:value="1579.6988146551701" table:style-name="ce5">
            <text:p>1.579,70</text:p>
          </table:table-cell>
          <table:table-cell office:value-type="float" office:value="58638.42" table:style-name="ce5">
            <text:p>58.638,42</text:p>
          </table:table-cell>
          <table:table-cell office:value-type="float" office:value="0" table:style-name="ce5">
            <text:p>0,00</text:p>
          </table:table-cell>
          <table:table-cell office:value-type="float" office:value="58638.42" table:style-name="ce5">
            <text:p>58.638,42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Solar térmica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Cogeneración</text:p>
          </table:table-cell>
          <table:table-cell office:value-type="float" office:value="5" table:style-name="ce4">
            <text:p>5</text:p>
          </table:table-cell>
          <table:table-cell office:value-type="float" office:value="28.05" table:style-name="ce5">
            <text:p>28,05</text:p>
          </table:table-cell>
          <table:table-cell office:value-type="float" office:value="998.67130124777202" table:style-name="ce5">
            <text:p>998,67</text:p>
          </table:table-cell>
          <table:table-cell office:value-type="float" office:value="28012.73" table:style-name="ce5">
            <text:p>28.012,73</text:p>
          </table:table-cell>
          <table:table-cell office:value-type="float" office:value="363.86" table:style-name="ce5">
            <text:p>363,86</text:p>
          </table:table-cell>
          <table:table-cell office:value-type="float" office:value="27648.87" table:style-name="ce5">
            <text:p>27.648,87</text:p>
          </table:table-cell>
          <table:table-cell office:value-type="float" office:value="539" table:style-name="ce5">
            <text:p>539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Térmica renovable y resto</text:p>
          </table:table-cell>
          <table:table-cell office:value-type="float" office:value="1" table:style-name="ce4">
            <text:p>1</text:p>
          </table:table-cell>
          <table:table-cell office:value-type="float" office:value="2" table:style-name="ce5">
            <text:p>2,00</text:p>
          </table:table-cell>
          <table:table-cell office:value-type="float" office:value="1857.155" table:style-name="ce5">
            <text:p>1.857,16</text:p>
          </table:table-cell>
          <table:table-cell office:value-type="float" office:value="3714.31" table:style-name="ce5">
            <text:p>3.714,31</text:p>
          </table:table-cell>
          <table:table-cell office:value-type="float" office:value="828" table:style-name="ce5">
            <text:p>828,00</text:p>
          </table:table-cell>
          <table:table-cell office:value-type="float" office:value="2886.31" table:style-name="ce5">
            <text:p>2.886,31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TOTAL</text:p>
          </table:table-cell>
          <table:table-cell office:value-type="float" office:value="589" table:style-name="ce4">
            <text:p>589</text:p>
          </table:table-cell>
          <table:table-cell office:value-type="float" office:value="2090.23" table:style-name="ce5">
            <text:p>2.090,23</text:p>
          </table:table-cell>
          <table:table-cell office:value-type="float" office:value="4770.8189385857104" table:style-name="ce5">
            <text:p>4.770,82</text:p>
          </table:table-cell>
          <table:table-cell office:value-type="float" office:value="9972108.8699999992" table:style-name="ce5">
            <text:p>9.972.108,87</text:p>
          </table:table-cell>
          <table:table-cell office:value-type="float" office:value="611777.53" table:style-name="ce5">
            <text:p>611.777,53</text:p>
          </table:table-cell>
          <table:table-cell office:value-type="float" office:value="9360331.3399999999" table:style-name="ce5">
            <text:p>9.360.331,34</text:p>
          </table:table-cell>
          <table:table-cell office:value-type="float" office:value="1753.12" table:style-name="ce5">
            <text:p>1.753,12</text:p>
          </table:table-cell>
          <table:table-cell office:value-type="float" office:value="44427" table:style-name="ce5">
            <text:p>44.427,00</text:p>
          </table:table-cell>
          <table:table-cell table:number-columns-repeated="16375"/>
        </table:table-row>
        <table:table-row table:number-rows-repeated="1048562" table:style-name="ro1">
          <table:table-cell table:number-columns-repeated="16384"/>
        </table:table-row>
      </table:table>
      <table:table table:name="GIPUZKOA" table:style-name="ta1"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number-columns-repeated="16375" table:default-cell-style-name="ce1"/>
        <table:table-row table:style-name="ro2">
          <table:table-cell office:value-type="string" table:style-name="ce2">
            <text:p>DESCRIPCION_FILA</text:p>
          </table:table-cell>
          <table:table-cell office:value-type="string" table:style-name="ce2">
            <text:p>CENTRALES ACTIVAS</text:p>
          </table:table-cell>
          <table:table-cell office:value-type="string" table:style-name="ce2">
            <text:p>POTENCIA ACTIVA (MW)</text:p>
          </table:table-cell>
          <table:table-cell office:value-type="string" table:style-name="ce2">
            <text:p>HORAS UTILIZACION</text:p>
          </table:table-cell>
          <table:table-cell office:value-type="string" table:style-name="ce2">
            <text:p>PRODUCCION EN BORNES DE LOS GENERADORES (MWh)</text:p>
          </table:table-cell>
          <table:table-cell office:value-type="string" table:style-name="ce2">
            <text:p>CONSUMOS EN GENERACION (MWh)</text:p>
          </table:table-cell>
          <table:table-cell office:value-type="string" table:style-name="ce2">
            <text:p>PRODUCCION NETA (MWH)</text:p>
          </table:table-cell>
          <table:table-cell office:value-type="string" table:style-name="ce2">
            <text:p>AUTOCONSUMOS (MWh)</text:p>
          </table:table-cell>
          <table:table-cell office:value-type="string" table:style-name="ce2">
            <text:p>CONSUMOS EN BOMBEO (MWh)</text:p>
          </table:table-cell>
          <table:table-cell table:number-columns-repeated="16375" table:style-name="ce6"/>
        </table:table-row>
        <table:table-row table:style-name="ro1">
          <table:table-cell office:value-type="string" table:style-name="ce3">
            <text:p>Hidraúlica</text:p>
          </table:table-cell>
          <table:table-cell office:value-type="float" office:value="2" table:style-name="ce4">
            <text:p>2</text:p>
          </table:table-cell>
          <table:table-cell office:value-type="float" office:value="4.74" table:style-name="ce5">
            <text:p>4,74</text:p>
          </table:table-cell>
          <table:table-cell office:value-type="float" office:value="3795.7805907173001" table:style-name="ce5">
            <text:p>3.795,78</text:p>
          </table:table-cell>
          <table:table-cell office:value-type="float" office:value="17992" table:style-name="ce5">
            <text:p>17.992,00</text:p>
          </table:table-cell>
          <table:table-cell office:value-type="float" office:value="722" table:style-name="ce5">
            <text:p>722,00</text:p>
          </table:table-cell>
          <table:table-cell office:value-type="float" office:value="17270" table:style-name="ce5">
            <text:p>17.27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 text:c="8"/>Bombeo puro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 text:c="8"/>Bombeo mixto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Nuclear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Carbón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Fuel+gas y ciclo combinado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Resto hidráulica</text:p>
          </table:table-cell>
          <table:table-cell office:value-type="float" office:value="39" table:style-name="ce4">
            <text:p>39</text:p>
          </table:table-cell>
          <table:table-cell office:value-type="float" office:value="26.35" table:style-name="ce5">
            <text:p>26,35</text:p>
          </table:table-cell>
          <table:table-cell office:value-type="float" office:value="2501.9013282732399" table:style-name="ce5">
            <text:p>2.501,90</text:p>
          </table:table-cell>
          <table:table-cell office:value-type="float" office:value="65925.100000000006" table:style-name="ce5">
            <text:p>65.925,10</text:p>
          </table:table-cell>
          <table:table-cell office:value-type="float" office:value="1103.48" table:style-name="ce5">
            <text:p>1.103,48</text:p>
          </table:table-cell>
          <table:table-cell office:value-type="float" office:value="64821.62" table:style-name="ce5">
            <text:p>64.821,62</text:p>
          </table:table-cell>
          <table:table-cell office:value-type="float" office:value="581" table:style-name="ce5">
            <text:p>581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Eólica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Solar fotovoltaica</text:p>
          </table:table-cell>
          <table:table-cell office:value-type="float" office:value="512" table:style-name="ce4">
            <text:p>512</text:p>
          </table:table-cell>
          <table:table-cell office:value-type="float" office:value="7.22" table:style-name="ce5">
            <text:p>7,22</text:p>
          </table:table-cell>
          <table:table-cell office:value-type="float" office:value="965.51385041551202" table:style-name="ce5">
            <text:p>965,51</text:p>
          </table:table-cell>
          <table:table-cell office:value-type="float" office:value="6971.01" table:style-name="ce5">
            <text:p>6.971,01</text:p>
          </table:table-cell>
          <table:table-cell office:value-type="float" office:value="0" table:style-name="ce5">
            <text:p>0,00</text:p>
          </table:table-cell>
          <table:table-cell office:value-type="float" office:value="6971.01" table:style-name="ce5">
            <text:p>6.971,01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Solar térmica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Cogeneración</text:p>
          </table:table-cell>
          <table:table-cell office:value-type="float" office:value="22" table:style-name="ce4">
            <text:p>22</text:p>
          </table:table-cell>
          <table:table-cell office:value-type="float" office:value="159.1" table:style-name="ce5">
            <text:p>159,10</text:p>
          </table:table-cell>
          <table:table-cell office:value-type="float" office:value="4880.5755499685702" table:style-name="ce5">
            <text:p>4.880,58</text:p>
          </table:table-cell>
          <table:table-cell office:value-type="float" office:value="776499.57" table:style-name="ce5">
            <text:p>776.499,57</text:p>
          </table:table-cell>
          <table:table-cell office:value-type="float" office:value="32233.49" table:style-name="ce5">
            <text:p>32.233,49</text:p>
          </table:table-cell>
          <table:table-cell office:value-type="float" office:value="744266.08" table:style-name="ce5">
            <text:p>744.266,08</text:p>
          </table:table-cell>
          <table:table-cell office:value-type="float" office:value="17249.810000000001" table:style-name="ce5">
            <text:p>17.249,81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Térmica renovable y resto</text:p>
          </table:table-cell>
          <table:table-cell office:value-type="float" office:value="3" table:style-name="ce4">
            <text:p>3</text:p>
          </table:table-cell>
          <table:table-cell office:value-type="float" office:value="2.98" table:style-name="ce5">
            <text:p>2,98</text:p>
          </table:table-cell>
          <table:table-cell office:value-type="float" office:value="1271.47651006711" table:style-name="ce5">
            <text:p>1.271,48</text:p>
          </table:table-cell>
          <table:table-cell office:value-type="float" office:value="3789" table:style-name="ce5">
            <text:p>3.789,00</text:p>
          </table:table-cell>
          <table:table-cell office:value-type="float" office:value="394" table:style-name="ce5">
            <text:p>394,00</text:p>
          </table:table-cell>
          <table:table-cell office:value-type="float" office:value="3395" table:style-name="ce5">
            <text:p>3.395,00</text:p>
          </table:table-cell>
          <table:table-cell office:value-type="float" office:value="620" table:style-name="ce5">
            <text:p>62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TOTAL</text:p>
          </table:table-cell>
          <table:table-cell office:value-type="float" office:value="578" table:style-name="ce4">
            <text:p>578</text:p>
          </table:table-cell>
          <table:table-cell office:value-type="float" office:value="200.39" table:style-name="ce5">
            <text:p>200,39</text:p>
          </table:table-cell>
          <table:table-cell office:value-type="float" office:value="4347.4059583811604" table:style-name="ce5">
            <text:p>4.347,41</text:p>
          </table:table-cell>
          <table:table-cell office:value-type="float" office:value="871176.68" table:style-name="ce5">
            <text:p>871.176,68</text:p>
          </table:table-cell>
          <table:table-cell office:value-type="float" office:value="34452.97" table:style-name="ce5">
            <text:p>34.452,97</text:p>
          </table:table-cell>
          <table:table-cell office:value-type="float" office:value="836723.71" table:style-name="ce5">
            <text:p>836.723,71</text:p>
          </table:table-cell>
          <table:table-cell office:value-type="float" office:value="18450.810000000001" table:style-name="ce5">
            <text:p>18.450,81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number-rows-repeated="1048562" table:style-name="ro1">
          <table:table-cell table:number-columns-repeated="16384"/>
        </table:table-row>
      </table:table>
      <table:table table:name="HUELVA" table:style-name="ta1"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number-columns-repeated="16375" table:default-cell-style-name="ce1"/>
        <table:table-row table:style-name="ro2">
          <table:table-cell office:value-type="string" table:style-name="ce2">
            <text:p>DESCRIPCION_FILA</text:p>
          </table:table-cell>
          <table:table-cell office:value-type="string" table:style-name="ce2">
            <text:p>CENTRALES ACTIVAS</text:p>
          </table:table-cell>
          <table:table-cell office:value-type="string" table:style-name="ce2">
            <text:p>POTENCIA ACTIVA (MW)</text:p>
          </table:table-cell>
          <table:table-cell office:value-type="string" table:style-name="ce2">
            <text:p>HORAS UTILIZACION</text:p>
          </table:table-cell>
          <table:table-cell office:value-type="string" table:style-name="ce2">
            <text:p>PRODUCCION EN BORNES DE LOS GENERADORES (MWh)</text:p>
          </table:table-cell>
          <table:table-cell office:value-type="string" table:style-name="ce2">
            <text:p>CONSUMOS EN GENERACION (MWh)</text:p>
          </table:table-cell>
          <table:table-cell office:value-type="string" table:style-name="ce2">
            <text:p>PRODUCCION NETA (MWH)</text:p>
          </table:table-cell>
          <table:table-cell office:value-type="string" table:style-name="ce2">
            <text:p>AUTOCONSUMOS (MWh)</text:p>
          </table:table-cell>
          <table:table-cell office:value-type="string" table:style-name="ce2">
            <text:p>CONSUMOS EN BOMBEO (MWh)</text:p>
          </table:table-cell>
          <table:table-cell table:number-columns-repeated="16375" table:style-name="ce6"/>
        </table:table-row>
        <table:table-row table:style-name="ro1">
          <table:table-cell office:value-type="string" table:style-name="ce3">
            <text:p>Hidraúlica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 text:c="8"/>Bombeo puro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 text:c="8"/>Bombeo mixto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Nuclear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Carbón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Fuel+gas y ciclo combinado</text:p>
          </table:table-cell>
          <table:table-cell office:value-type="float" office:value="3" table:style-name="ce4">
            <text:p>3</text:p>
          </table:table-cell>
          <table:table-cell office:value-type="float" office:value="1187.48" table:style-name="ce5">
            <text:p>1.187,48</text:p>
          </table:table-cell>
          <table:table-cell office:value-type="float" office:value="408.21992791457501" table:style-name="ce5">
            <text:p>408,22</text:p>
          </table:table-cell>
          <table:table-cell office:value-type="float" office:value="484753" table:style-name="ce5">
            <text:p>484.753,00</text:p>
          </table:table-cell>
          <table:table-cell office:value-type="float" office:value="31974" table:style-name="ce5">
            <text:p>31.974,00</text:p>
          </table:table-cell>
          <table:table-cell office:value-type="float" office:value="452779" table:style-name="ce5">
            <text:p>452.779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Resto hidráulica</text:p>
          </table:table-cell>
          <table:table-cell office:value-type="float" office:value="3" table:style-name="ce4">
            <text:p>3</text:p>
          </table:table-cell>
          <table:table-cell office:value-type="float" office:value="13.5" table:style-name="ce5">
            <text:p>13,50</text:p>
          </table:table-cell>
          <table:table-cell office:value-type="float" office:value="847.49851851851804" table:style-name="ce5">
            <text:p>847,50</text:p>
          </table:table-cell>
          <table:table-cell office:value-type="float" office:value="11441.23" table:style-name="ce5">
            <text:p>11.441,23</text:p>
          </table:table-cell>
          <table:table-cell office:value-type="float" office:value="86" table:style-name="ce5">
            <text:p>86,00</text:p>
          </table:table-cell>
          <table:table-cell office:value-type="float" office:value="11355.23" table:style-name="ce5">
            <text:p>11.355,23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Eólica</text:p>
          </table:table-cell>
          <table:table-cell office:value-type="float" office:value="12" table:style-name="ce4">
            <text:p>12</text:p>
          </table:table-cell>
          <table:table-cell office:value-type="float" office:value="383.6" table:style-name="ce5">
            <text:p>383,60</text:p>
          </table:table-cell>
          <table:table-cell office:value-type="float" office:value="1632.0456986444201" table:style-name="ce5">
            <text:p>1.632,05</text:p>
          </table:table-cell>
          <table:table-cell office:value-type="float" office:value="626052.73" table:style-name="ce5">
            <text:p>626.052,73</text:p>
          </table:table-cell>
          <table:table-cell office:value-type="float" office:value="6727.1" table:style-name="ce5">
            <text:p>6.727,10</text:p>
          </table:table-cell>
          <table:table-cell office:value-type="float" office:value="619325.63" table:style-name="ce5">
            <text:p>619.325,63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Solar fotovoltaica</text:p>
          </table:table-cell>
          <table:table-cell office:value-type="float" office:value="809" table:style-name="ce4">
            <text:p>809</text:p>
          </table:table-cell>
          <table:table-cell office:value-type="float" office:value="71.489999999999995" table:style-name="ce5">
            <text:p>71,49</text:p>
          </table:table-cell>
          <table:table-cell office:value-type="float" office:value="1773.8654357252799" table:style-name="ce5">
            <text:p>1.773,87</text:p>
          </table:table-cell>
          <table:table-cell office:value-type="float" office:value="126813.64" table:style-name="ce5">
            <text:p>126.813,64</text:p>
          </table:table-cell>
          <table:table-cell office:value-type="float" office:value="0" table:style-name="ce5">
            <text:p>0,00</text:p>
          </table:table-cell>
          <table:table-cell office:value-type="float" office:value="126813.64" table:style-name="ce5">
            <text:p>126.813,64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Solar térmica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Cogeneración</text:p>
          </table:table-cell>
          <table:table-cell office:value-type="float" office:value="6" table:style-name="ce4">
            <text:p>6</text:p>
          </table:table-cell>
          <table:table-cell office:value-type="float" office:value="151.08000000000001" table:style-name="ce5">
            <text:p>151,08</text:p>
          </table:table-cell>
          <table:table-cell office:value-type="float" office:value="7377.3455785014603" table:style-name="ce5">
            <text:p>7.377,35</text:p>
          </table:table-cell>
          <table:table-cell office:value-type="float" office:value="1114569.3700000001" table:style-name="ce5">
            <text:p>1.114.569,37</text:p>
          </table:table-cell>
          <table:table-cell office:value-type="float" office:value="45919.67" table:style-name="ce5">
            <text:p>45.919,67</text:p>
          </table:table-cell>
          <table:table-cell office:value-type="float" office:value="1068649.7" table:style-name="ce5">
            <text:p>1.068.649,70</text:p>
          </table:table-cell>
          <table:table-cell office:value-type="float" office:value="28341" table:style-name="ce5">
            <text:p>28.341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Térmica renovable y resto</text:p>
          </table:table-cell>
          <table:table-cell office:value-type="float" office:value="2" table:style-name="ce4">
            <text:p>2</text:p>
          </table:table-cell>
          <table:table-cell office:value-type="float" office:value="90.95" table:style-name="ce5">
            <text:p>90,95</text:p>
          </table:table-cell>
          <table:table-cell office:value-type="float" office:value="5811.7686641011496" table:style-name="ce5">
            <text:p>5.811,77</text:p>
          </table:table-cell>
          <table:table-cell office:value-type="float" office:value="528580.36" table:style-name="ce5">
            <text:p>528.580,36</text:p>
          </table:table-cell>
          <table:table-cell office:value-type="float" office:value="73198.38" table:style-name="ce5">
            <text:p>73.198,38</text:p>
          </table:table-cell>
          <table:table-cell office:value-type="float" office:value="455381.98" table:style-name="ce5">
            <text:p>455.381,98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TOTAL</text:p>
          </table:table-cell>
          <table:table-cell office:value-type="float" office:value="835" table:style-name="ce4">
            <text:p>835</text:p>
          </table:table-cell>
          <table:table-cell office:value-type="float" office:value="1898.1" table:style-name="ce5">
            <text:p>1.898,10</text:p>
          </table:table-cell>
          <table:table-cell office:value-type="float" office:value="1523.73970286076" table:style-name="ce5">
            <text:p>1.523,74</text:p>
          </table:table-cell>
          <table:table-cell office:value-type="float" office:value="2892210.33" table:style-name="ce5">
            <text:p>2.892.210,33</text:p>
          </table:table-cell>
          <table:table-cell office:value-type="float" office:value="157905.15" table:style-name="ce5">
            <text:p>157.905,15</text:p>
          </table:table-cell>
          <table:table-cell office:value-type="float" office:value="2734305.18" table:style-name="ce5">
            <text:p>2.734.305,18</text:p>
          </table:table-cell>
          <table:table-cell office:value-type="float" office:value="28341" table:style-name="ce5">
            <text:p>28.341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number-rows-repeated="1048562" table:style-name="ro1">
          <table:table-cell table:number-columns-repeated="16384"/>
        </table:table-row>
      </table:table>
      <table:table table:name="HUESCA" table:style-name="ta1"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number-columns-repeated="16375" table:default-cell-style-name="ce1"/>
        <table:table-row table:style-name="ro2">
          <table:table-cell office:value-type="string" table:style-name="ce2">
            <text:p>DESCRIPCION_FILA</text:p>
          </table:table-cell>
          <table:table-cell office:value-type="string" table:style-name="ce2">
            <text:p>CENTRALES ACTIVAS</text:p>
          </table:table-cell>
          <table:table-cell office:value-type="string" table:style-name="ce2">
            <text:p>POTENCIA ACTIVA (MW)</text:p>
          </table:table-cell>
          <table:table-cell office:value-type="string" table:style-name="ce2">
            <text:p>HORAS UTILIZACION</text:p>
          </table:table-cell>
          <table:table-cell office:value-type="string" table:style-name="ce2">
            <text:p>PRODUCCION EN BORNES DE LOS GENERADORES (MWh)</text:p>
          </table:table-cell>
          <table:table-cell office:value-type="string" table:style-name="ce2">
            <text:p>CONSUMOS EN GENERACION (MWh)</text:p>
          </table:table-cell>
          <table:table-cell office:value-type="string" table:style-name="ce2">
            <text:p>PRODUCCION NETA (MWH)</text:p>
          </table:table-cell>
          <table:table-cell office:value-type="string" table:style-name="ce2">
            <text:p>AUTOCONSUMOS (MWh)</text:p>
          </table:table-cell>
          <table:table-cell office:value-type="string" table:style-name="ce2">
            <text:p>CONSUMOS EN BOMBEO (MWh)</text:p>
          </table:table-cell>
          <table:table-cell table:number-columns-repeated="16375" table:style-name="ce6"/>
        </table:table-row>
        <table:table-row table:style-name="ro1">
          <table:table-cell office:value-type="string" table:style-name="ce3">
            <text:p>Hidraúlica</text:p>
          </table:table-cell>
          <table:table-cell office:value-type="float" office:value="32" table:style-name="ce4">
            <text:p>32</text:p>
          </table:table-cell>
          <table:table-cell office:value-type="float" office:value="954.03" table:style-name="ce5">
            <text:p>954,03</text:p>
          </table:table-cell>
          <table:table-cell office:value-type="float" office:value="2002.97093382808" table:style-name="ce5">
            <text:p>2.002,97</text:p>
          </table:table-cell>
          <table:table-cell office:value-type="float" office:value="1910894.36" table:style-name="ce5">
            <text:p>1.910.894,36</text:p>
          </table:table-cell>
          <table:table-cell office:value-type="float" office:value="24267.51" table:style-name="ce5">
            <text:p>24.267,51</text:p>
          </table:table-cell>
          <table:table-cell office:value-type="float" office:value="1886626.85" table:style-name="ce5">
            <text:p>1.886.626,85</text:p>
          </table:table-cell>
          <table:table-cell office:value-type="float" office:value="0" table:style-name="ce5">
            <text:p>0,00</text:p>
          </table:table-cell>
          <table:table-cell office:value-type="float" office:value="402125" table:style-name="ce5">
            <text:p>402.125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 text:c="8"/>Bombeo puro</text:p>
          </table:table-cell>
          <table:table-cell office:value-type="float" office:value="1" table:style-name="ce4">
            <text:p>1</text:p>
          </table:table-cell>
          <table:table-cell office:value-type="float" office:value="220.98" table:style-name="ce5">
            <text:p>220,98</text:p>
          </table:table-cell>
          <table:table-cell office:value-type="float" office:value="971.09693184903597" table:style-name="ce5">
            <text:p>971,10</text:p>
          </table:table-cell>
          <table:table-cell office:value-type="float" office:value="214593" table:style-name="ce5">
            <text:p>214.593,00</text:p>
          </table:table-cell>
          <table:table-cell office:value-type="float" office:value="6035" table:style-name="ce5">
            <text:p>6.035,00</text:p>
          </table:table-cell>
          <table:table-cell office:value-type="float" office:value="208558" table:style-name="ce5">
            <text:p>208.558,00</text:p>
          </table:table-cell>
          <table:table-cell office:value-type="float" office:value="0" table:style-name="ce5">
            <text:p>0,00</text:p>
          </table:table-cell>
          <table:table-cell office:value-type="float" office:value="296285" table:style-name="ce5">
            <text:p>296.285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 text:c="8"/>Bombeo mixto</text:p>
          </table:table-cell>
          <table:table-cell office:value-type="float" office:value="2" table:style-name="ce4">
            <text:p>2</text:p>
          </table:table-cell>
          <table:table-cell office:value-type="float" office:value="97.45" table:style-name="ce5">
            <text:p>97,45</text:p>
          </table:table-cell>
          <table:table-cell office:value-type="float" office:value="762.35156490507995" table:style-name="ce5">
            <text:p>762,35</text:p>
          </table:table-cell>
          <table:table-cell office:value-type="float" office:value="74291.16" table:style-name="ce5">
            <text:p>74.291,16</text:p>
          </table:table-cell>
          <table:table-cell office:value-type="float" office:value="48.61" table:style-name="ce5">
            <text:p>48,61</text:p>
          </table:table-cell>
          <table:table-cell office:value-type="float" office:value="74242.55" table:style-name="ce5">
            <text:p>74.242,55</text:p>
          </table:table-cell>
          <table:table-cell office:value-type="float" office:value="0" table:style-name="ce5">
            <text:p>0,00</text:p>
          </table:table-cell>
          <table:table-cell office:value-type="float" office:value="105840" table:style-name="ce5">
            <text:p>105.84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Nuclear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Carbón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Fuel+gas y ciclo combinado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Resto hidráulica</text:p>
          </table:table-cell>
          <table:table-cell office:value-type="float" office:value="36" table:style-name="ce4">
            <text:p>36</text:p>
          </table:table-cell>
          <table:table-cell office:value-type="float" office:value="178.18" table:style-name="ce5">
            <text:p>178,18</text:p>
          </table:table-cell>
          <table:table-cell office:value-type="float" office:value="2833.9839488158" table:style-name="ce5">
            <text:p>2.833,98</text:p>
          </table:table-cell>
          <table:table-cell office:value-type="float" office:value="504959.26" table:style-name="ce5">
            <text:p>504.959,26</text:p>
          </table:table-cell>
          <table:table-cell office:value-type="float" office:value="10335.35" table:style-name="ce5">
            <text:p>10.335,35</text:p>
          </table:table-cell>
          <table:table-cell office:value-type="float" office:value="494623.91" table:style-name="ce5">
            <text:p>494.623,91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Eólica</text:p>
          </table:table-cell>
          <table:table-cell office:value-type="float" office:value="9" table:style-name="ce4">
            <text:p>9</text:p>
          </table:table-cell>
          <table:table-cell office:value-type="float" office:value="282.49" table:style-name="ce5">
            <text:p>282,49</text:p>
          </table:table-cell>
          <table:table-cell office:value-type="float" office:value="2377.9976636341098" table:style-name="ce5">
            <text:p>2.378,00</text:p>
          </table:table-cell>
          <table:table-cell office:value-type="float" office:value="671760.56" table:style-name="ce5">
            <text:p>671.760,56</text:p>
          </table:table-cell>
          <table:table-cell office:value-type="float" office:value="5688.23" table:style-name="ce5">
            <text:p>5.688,23</text:p>
          </table:table-cell>
          <table:table-cell office:value-type="float" office:value="666072.32999999996" table:style-name="ce5">
            <text:p>666.072,33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Solar fotovoltaica</text:p>
          </table:table-cell>
          <table:table-cell office:value-type="float" office:value="414" table:style-name="ce4">
            <text:p>414</text:p>
          </table:table-cell>
          <table:table-cell office:value-type="float" office:value="31.2" table:style-name="ce5">
            <text:p>31,20</text:p>
          </table:table-cell>
          <table:table-cell office:value-type="float" office:value="1987.9637820512801" table:style-name="ce5">
            <text:p>1.987,96</text:p>
          </table:table-cell>
          <table:table-cell office:value-type="float" office:value="62024.47" table:style-name="ce5">
            <text:p>62.024,47</text:p>
          </table:table-cell>
          <table:table-cell office:value-type="float" office:value="0" table:style-name="ce5">
            <text:p>0,00</text:p>
          </table:table-cell>
          <table:table-cell office:value-type="float" office:value="62024.47" table:style-name="ce5">
            <text:p>62.024,47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Solar térmica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Cogeneración</text:p>
          </table:table-cell>
          <table:table-cell office:value-type="float" office:value="10" table:style-name="ce4">
            <text:p>10</text:p>
          </table:table-cell>
          <table:table-cell office:value-type="float" office:value="98.47" table:style-name="ce5">
            <text:p>98,47</text:p>
          </table:table-cell>
          <table:table-cell office:value-type="float" office:value="4399.2541890931298" table:style-name="ce5">
            <text:p>4.399,25</text:p>
          </table:table-cell>
          <table:table-cell office:value-type="float" office:value="433194.56" table:style-name="ce5">
            <text:p>433.194,56</text:p>
          </table:table-cell>
          <table:table-cell office:value-type="float" office:value="16788.86" table:style-name="ce5">
            <text:p>16.788,86</text:p>
          </table:table-cell>
          <table:table-cell office:value-type="float" office:value="416405.7" table:style-name="ce5">
            <text:p>416.405,70</text:p>
          </table:table-cell>
          <table:table-cell office:value-type="float" office:value="16670.13" table:style-name="ce5">
            <text:p>16.670,13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Térmica renovable y resto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TOTAL</text:p>
          </table:table-cell>
          <table:table-cell office:value-type="float" office:value="501" table:style-name="ce4">
            <text:p>501</text:p>
          </table:table-cell>
          <table:table-cell office:value-type="float" office:value="1544.37" table:style-name="ce5">
            <text:p>1.544,37</text:p>
          </table:table-cell>
          <table:table-cell office:value-type="float" office:value="2319.93188808381" table:style-name="ce5">
            <text:p>2.319,93</text:p>
          </table:table-cell>
          <table:table-cell office:value-type="float" office:value="3582833.21" table:style-name="ce5">
            <text:p>3.582.833,21</text:p>
          </table:table-cell>
          <table:table-cell office:value-type="float" office:value="57079.95" table:style-name="ce5">
            <text:p>57.079,95</text:p>
          </table:table-cell>
          <table:table-cell office:value-type="float" office:value="3525753.26" table:style-name="ce5">
            <text:p>3.525.753,26</text:p>
          </table:table-cell>
          <table:table-cell office:value-type="float" office:value="16670.13" table:style-name="ce5">
            <text:p>16.670,13</text:p>
          </table:table-cell>
          <table:table-cell office:value-type="float" office:value="402125" table:style-name="ce5">
            <text:p>402.125,00</text:p>
          </table:table-cell>
          <table:table-cell table:number-columns-repeated="16375"/>
        </table:table-row>
        <table:table-row table:number-rows-repeated="1048562" table:style-name="ro1">
          <table:table-cell table:number-columns-repeated="16384"/>
        </table:table-row>
      </table:table>
      <table:table table:name="JAÉN" table:style-name="ta1"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number-columns-repeated="16375" table:default-cell-style-name="ce1"/>
        <table:table-row table:style-name="ro2">
          <table:table-cell office:value-type="string" table:style-name="ce2">
            <text:p>DESCRIPCION_FILA</text:p>
          </table:table-cell>
          <table:table-cell office:value-type="string" table:style-name="ce2">
            <text:p>CENTRALES ACTIVAS</text:p>
          </table:table-cell>
          <table:table-cell office:value-type="string" table:style-name="ce2">
            <text:p>POTENCIA ACTIVA (MW)</text:p>
          </table:table-cell>
          <table:table-cell office:value-type="string" table:style-name="ce2">
            <text:p>HORAS UTILIZACION</text:p>
          </table:table-cell>
          <table:table-cell office:value-type="string" table:style-name="ce2">
            <text:p>PRODUCCION EN BORNES DE LOS GENERADORES (MWh)</text:p>
          </table:table-cell>
          <table:table-cell office:value-type="string" table:style-name="ce2">
            <text:p>CONSUMOS EN GENERACION (MWh)</text:p>
          </table:table-cell>
          <table:table-cell office:value-type="string" table:style-name="ce2">
            <text:p>PRODUCCION NETA (MWH)</text:p>
          </table:table-cell>
          <table:table-cell office:value-type="string" table:style-name="ce2">
            <text:p>AUTOCONSUMOS (MWh)</text:p>
          </table:table-cell>
          <table:table-cell office:value-type="string" table:style-name="ce2">
            <text:p>CONSUMOS EN BOMBEO (MWh)</text:p>
          </table:table-cell>
          <table:table-cell table:number-columns-repeated="16375" table:style-name="ce6"/>
        </table:table-row>
        <table:table-row table:style-name="ro1">
          <table:table-cell office:value-type="string" table:style-name="ce3">
            <text:p>Hidraúlica</text:p>
          </table:table-cell>
          <table:table-cell office:value-type="float" office:value="13" table:style-name="ce4">
            <text:p>13</text:p>
          </table:table-cell>
          <table:table-cell office:value-type="float" office:value="162.51" table:style-name="ce5">
            <text:p>162,51</text:p>
          </table:table-cell>
          <table:table-cell office:value-type="float" office:value="875.50304596640206" table:style-name="ce5">
            <text:p>875,50</text:p>
          </table:table-cell>
          <table:table-cell office:value-type="float" office:value="142278" table:style-name="ce5">
            <text:p>142.278,00</text:p>
          </table:table-cell>
          <table:table-cell office:value-type="float" office:value="4993" table:style-name="ce5">
            <text:p>4.993,00</text:p>
          </table:table-cell>
          <table:table-cell office:value-type="float" office:value="137285" table:style-name="ce5">
            <text:p>137.285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 text:c="8"/>Bombeo puro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 text:c="8"/>Bombeo mixto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Nuclear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Carbón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Fuel+gas y ciclo combinado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Resto hidráulica</text:p>
          </table:table-cell>
          <table:table-cell office:value-type="float" office:value="8" table:style-name="ce4">
            <text:p>8</text:p>
          </table:table-cell>
          <table:table-cell office:value-type="float" office:value="39.51" table:style-name="ce5">
            <text:p>39,51</text:p>
          </table:table-cell>
          <table:table-cell office:value-type="float" office:value="1444.74614021767" table:style-name="ce5">
            <text:p>1.444,75</text:p>
          </table:table-cell>
          <table:table-cell office:value-type="float" office:value="57081.919999999998" table:style-name="ce5">
            <text:p>57.081,92</text:p>
          </table:table-cell>
          <table:table-cell office:value-type="float" office:value="198" table:style-name="ce5">
            <text:p>198,00</text:p>
          </table:table-cell>
          <table:table-cell office:value-type="float" office:value="56883.92" table:style-name="ce5">
            <text:p>56.883,92</text:p>
          </table:table-cell>
          <table:table-cell office:value-type="float" office:value="4" table:style-name="ce5">
            <text:p>4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Eólica</text:p>
          </table:table-cell>
          <table:table-cell office:value-type="float" office:value="1" table:style-name="ce4">
            <text:p>1</text:p>
          </table:table-cell>
          <table:table-cell office:value-type="float" office:value="15.18" table:style-name="ce5">
            <text:p>15,18</text:p>
          </table:table-cell>
          <table:table-cell office:value-type="float" office:value="1418.84057971015" table:style-name="ce5">
            <text:p>1.418,84</text:p>
          </table:table-cell>
          <table:table-cell office:value-type="float" office:value="21538" table:style-name="ce5">
            <text:p>21.538,00</text:p>
          </table:table-cell>
          <table:table-cell office:value-type="float" office:value="708" table:style-name="ce5">
            <text:p>708,00</text:p>
          </table:table-cell>
          <table:table-cell office:value-type="float" office:value="20830" table:style-name="ce5">
            <text:p>20.83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Solar fotovoltaica</text:p>
          </table:table-cell>
          <table:table-cell office:value-type="float" office:value="833" table:style-name="ce4">
            <text:p>833</text:p>
          </table:table-cell>
          <table:table-cell office:value-type="float" office:value="90.62" table:style-name="ce5">
            <text:p>90,62</text:p>
          </table:table-cell>
          <table:table-cell office:value-type="float" office:value="1800.6873758552199" table:style-name="ce5">
            <text:p>1.800,69</text:p>
          </table:table-cell>
          <table:table-cell office:value-type="float" office:value="163178.29" table:style-name="ce5">
            <text:p>163.178,29</text:p>
          </table:table-cell>
          <table:table-cell office:value-type="float" office:value="0" table:style-name="ce5">
            <text:p>0,00</text:p>
          </table:table-cell>
          <table:table-cell office:value-type="float" office:value="163178.29" table:style-name="ce5">
            <text:p>163.178,29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Solar térmica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Cogeneración</text:p>
          </table:table-cell>
          <table:table-cell office:value-type="float" office:value="10" table:style-name="ce4">
            <text:p>10</text:p>
          </table:table-cell>
          <table:table-cell office:value-type="float" office:value="148.63999999999999" table:style-name="ce5">
            <text:p>148,64</text:p>
          </table:table-cell>
          <table:table-cell office:value-type="float" office:value="7414.6533234660901" table:style-name="ce5">
            <text:p>7.414,65</text:p>
          </table:table-cell>
          <table:table-cell office:value-type="float" office:value="1102114.07" table:style-name="ce5">
            <text:p>1.102.114,07</text:p>
          </table:table-cell>
          <table:table-cell office:value-type="float" office:value="32271.63" table:style-name="ce5">
            <text:p>32.271,63</text:p>
          </table:table-cell>
          <table:table-cell office:value-type="float" office:value="1069842.44" table:style-name="ce5">
            <text:p>1.069.842,44</text:p>
          </table:table-cell>
          <table:table-cell office:value-type="float" office:value="24.52" table:style-name="ce5">
            <text:p>24,52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Térmica renovable y resto</text:p>
          </table:table-cell>
          <table:table-cell office:value-type="float" office:value="4" table:style-name="ce4">
            <text:p>4</text:p>
          </table:table-cell>
          <table:table-cell office:value-type="float" office:value="37.4" table:style-name="ce5">
            <text:p>37,40</text:p>
          </table:table-cell>
          <table:table-cell office:value-type="float" office:value="4849.3852941176501" table:style-name="ce5">
            <text:p>4.849,39</text:p>
          </table:table-cell>
          <table:table-cell office:value-type="float" office:value="181367.01" table:style-name="ce5">
            <text:p>181.367,01</text:p>
          </table:table-cell>
          <table:table-cell office:value-type="float" office:value="16094.09" table:style-name="ce5">
            <text:p>16.094,09</text:p>
          </table:table-cell>
          <table:table-cell office:value-type="float" office:value="165272.92000000001" table:style-name="ce5">
            <text:p>165.272,92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TOTAL</text:p>
          </table:table-cell>
          <table:table-cell office:value-type="float" office:value="869" table:style-name="ce4">
            <text:p>869</text:p>
          </table:table-cell>
          <table:table-cell office:value-type="float" office:value="493.86" table:style-name="ce5">
            <text:p>493,86</text:p>
          </table:table-cell>
          <table:table-cell office:value-type="float" office:value="3376.5789697485102" table:style-name="ce5">
            <text:p>3.376,58</text:p>
          </table:table-cell>
          <table:table-cell office:value-type="float" office:value="1667557.29" table:style-name="ce5">
            <text:p>1.667.557,29</text:p>
          </table:table-cell>
          <table:table-cell office:value-type="float" office:value="54264.72" table:style-name="ce5">
            <text:p>54.264,72</text:p>
          </table:table-cell>
          <table:table-cell office:value-type="float" office:value="1613292.57" table:style-name="ce5">
            <text:p>1.613.292,57</text:p>
          </table:table-cell>
          <table:table-cell office:value-type="float" office:value="28.52" table:style-name="ce5">
            <text:p>28,52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number-rows-repeated="1048562" table:style-name="ro1">
          <table:table-cell table:number-columns-repeated="16384"/>
        </table:table-row>
      </table:table>
      <table:table table:name="LEÓN" table:style-name="ta1"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number-columns-repeated="16375" table:default-cell-style-name="ce1"/>
        <table:table-row table:style-name="ro2">
          <table:table-cell office:value-type="string" table:style-name="ce2">
            <text:p>DESCRIPCION_FILA</text:p>
          </table:table-cell>
          <table:table-cell office:value-type="string" table:style-name="ce2">
            <text:p>CENTRALES ACTIVAS</text:p>
          </table:table-cell>
          <table:table-cell office:value-type="string" table:style-name="ce2">
            <text:p>POTENCIA ACTIVA (MW)</text:p>
          </table:table-cell>
          <table:table-cell office:value-type="string" table:style-name="ce2">
            <text:p>HORAS UTILIZACION</text:p>
          </table:table-cell>
          <table:table-cell office:value-type="string" table:style-name="ce2">
            <text:p>PRODUCCION EN BORNES DE LOS GENERADORES (MWh)</text:p>
          </table:table-cell>
          <table:table-cell office:value-type="string" table:style-name="ce2">
            <text:p>CONSUMOS EN GENERACION (MWh)</text:p>
          </table:table-cell>
          <table:table-cell office:value-type="string" table:style-name="ce2">
            <text:p>PRODUCCION NETA (MWH)</text:p>
          </table:table-cell>
          <table:table-cell office:value-type="string" table:style-name="ce2">
            <text:p>AUTOCONSUMOS (MWh)</text:p>
          </table:table-cell>
          <table:table-cell office:value-type="string" table:style-name="ce2">
            <text:p>CONSUMOS EN BOMBEO (MWh)</text:p>
          </table:table-cell>
          <table:table-cell table:number-columns-repeated="16375" table:style-name="ce6"/>
        </table:table-row>
        <table:table-row table:style-name="ro1">
          <table:table-cell office:value-type="string" table:style-name="ce3">
            <text:p>Hidraúlica</text:p>
          </table:table-cell>
          <table:table-cell office:value-type="float" office:value="14" table:style-name="ce4">
            <text:p>14</text:p>
          </table:table-cell>
          <table:table-cell office:value-type="float" office:value="398.04" table:style-name="ce5">
            <text:p>398,04</text:p>
          </table:table-cell>
          <table:table-cell office:value-type="float" office:value="1703.4300572806801" table:style-name="ce5">
            <text:p>1.703,43</text:p>
          </table:table-cell>
          <table:table-cell office:value-type="float" office:value="678033.3" table:style-name="ce5">
            <text:p>678.033,30</text:p>
          </table:table-cell>
          <table:table-cell office:value-type="float" office:value="13562.95" table:style-name="ce5">
            <text:p>13.562,95</text:p>
          </table:table-cell>
          <table:table-cell office:value-type="float" office:value="664470.35" table:style-name="ce5">
            <text:p>664.470,35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 text:c="8"/>Bombeo puro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 text:c="8"/>Bombeo mixto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Nuclear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Carbón</text:p>
          </table:table-cell>
          <table:table-cell office:value-type="float" office:value="3" table:style-name="ce4">
            <text:p>3</text:p>
          </table:table-cell>
          <table:table-cell office:value-type="float" office:value="2219.6999999999998" table:style-name="ce5">
            <text:p>2.219,70</text:p>
          </table:table-cell>
          <table:table-cell office:value-type="float" office:value="3658.6430598729598" table:style-name="ce5">
            <text:p>3.658,64</text:p>
          </table:table-cell>
          <table:table-cell office:value-type="float" office:value="8121090" table:style-name="ce5">
            <text:p>8.121.090,00</text:p>
          </table:table-cell>
          <table:table-cell office:value-type="float" office:value="646912" table:style-name="ce5">
            <text:p>646.912,00</text:p>
          </table:table-cell>
          <table:table-cell office:value-type="float" office:value="7474178" table:style-name="ce5">
            <text:p>7.474.178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Fuel+gas y ciclo combinado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Resto hidráulica</text:p>
          </table:table-cell>
          <table:table-cell office:value-type="float" office:value="30" table:style-name="ce4">
            <text:p>30</text:p>
          </table:table-cell>
          <table:table-cell office:value-type="float" office:value="64.510000000000005" table:style-name="ce5">
            <text:p>64,51</text:p>
          </table:table-cell>
          <table:table-cell office:value-type="float" office:value="2791.8919547357" table:style-name="ce5">
            <text:p>2.791,89</text:p>
          </table:table-cell>
          <table:table-cell office:value-type="float" office:value="180104.95" table:style-name="ce5">
            <text:p>180.104,95</text:p>
          </table:table-cell>
          <table:table-cell office:value-type="float" office:value="2671.35" table:style-name="ce5">
            <text:p>2.671,35</text:p>
          </table:table-cell>
          <table:table-cell office:value-type="float" office:value="177433.60000000001" table:style-name="ce5">
            <text:p>177.433,6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Eólica</text:p>
          </table:table-cell>
          <table:table-cell office:value-type="float" office:value="17" table:style-name="ce4">
            <text:p>17</text:p>
          </table:table-cell>
          <table:table-cell office:value-type="float" office:value="422.6" table:style-name="ce5">
            <text:p>422,60</text:p>
          </table:table-cell>
          <table:table-cell office:value-type="float" office:value="1849.2830809275899" table:style-name="ce5">
            <text:p>1.849,28</text:p>
          </table:table-cell>
          <table:table-cell office:value-type="float" office:value="781507.03" table:style-name="ce5">
            <text:p>781.507,03</text:p>
          </table:table-cell>
          <table:table-cell office:value-type="float" office:value="16287.75" table:style-name="ce5">
            <text:p>16.287,75</text:p>
          </table:table-cell>
          <table:table-cell office:value-type="float" office:value="765219.28" table:style-name="ce5">
            <text:p>765.219,28</text:p>
          </table:table-cell>
          <table:table-cell office:value-type="float" office:value="596.17999999999995" table:style-name="ce5">
            <text:p>596,18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Solar fotovoltaica</text:p>
          </table:table-cell>
          <table:table-cell office:value-type="float" office:value="391" table:style-name="ce4">
            <text:p>391</text:p>
          </table:table-cell>
          <table:table-cell office:value-type="float" office:value="40.79" table:style-name="ce5">
            <text:p>40,79</text:p>
          </table:table-cell>
          <table:table-cell office:value-type="float" office:value="1888.5140965922999" table:style-name="ce5">
            <text:p>1.888,51</text:p>
          </table:table-cell>
          <table:table-cell office:value-type="float" office:value="77032.490000000005" table:style-name="ce5">
            <text:p>77.032,49</text:p>
          </table:table-cell>
          <table:table-cell office:value-type="float" office:value="0" table:style-name="ce5">
            <text:p>0,00</text:p>
          </table:table-cell>
          <table:table-cell office:value-type="float" office:value="77032.490000000005" table:style-name="ce5">
            <text:p>77.032,49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Solar térmica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Cogeneración</text:p>
          </table:table-cell>
          <table:table-cell office:value-type="float" office:value="9" table:style-name="ce4">
            <text:p>9</text:p>
          </table:table-cell>
          <table:table-cell office:value-type="float" office:value="39.770000000000003" table:style-name="ce5">
            <text:p>39,77</text:p>
          </table:table-cell>
          <table:table-cell office:value-type="float" office:value="3901.26703545386" table:style-name="ce5">
            <text:p>3.901,27</text:p>
          </table:table-cell>
          <table:table-cell office:value-type="float" office:value="155153.39000000001" table:style-name="ce5">
            <text:p>155.153,39</text:p>
          </table:table-cell>
          <table:table-cell office:value-type="float" office:value="6239.6" table:style-name="ce5">
            <text:p>6.239,60</text:p>
          </table:table-cell>
          <table:table-cell office:value-type="float" office:value="148913.79" table:style-name="ce5">
            <text:p>148.913,79</text:p>
          </table:table-cell>
          <table:table-cell office:value-type="float" office:value="25782.07" table:style-name="ce5">
            <text:p>25.782,07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Térmica renovable y resto</text:p>
          </table:table-cell>
          <table:table-cell office:value-type="float" office:value="1" table:style-name="ce4">
            <text:p>1</text:p>
          </table:table-cell>
          <table:table-cell office:value-type="float" office:value="1.7" table:style-name="ce5">
            <text:p>1,70</text:p>
          </table:table-cell>
          <table:table-cell office:value-type="float" office:value="3200.5294117647099" table:style-name="ce5">
            <text:p>3.200,53</text:p>
          </table:table-cell>
          <table:table-cell office:value-type="float" office:value="5440.9" table:style-name="ce5">
            <text:p>5.440,90</text:p>
          </table:table-cell>
          <table:table-cell office:value-type="float" office:value="163.22999999999999" table:style-name="ce5">
            <text:p>163,23</text:p>
          </table:table-cell>
          <table:table-cell office:value-type="float" office:value="5277.67" table:style-name="ce5">
            <text:p>5.277,67</text:p>
          </table:table-cell>
          <table:table-cell office:value-type="float" office:value="4671" table:style-name="ce5">
            <text:p>4.671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TOTAL</text:p>
          </table:table-cell>
          <table:table-cell office:value-type="float" office:value="465" table:style-name="ce4">
            <text:p>465</text:p>
          </table:table-cell>
          <table:table-cell office:value-type="float" office:value="3187.11" table:style-name="ce5">
            <text:p>3.187,11</text:p>
          </table:table-cell>
          <table:table-cell office:value-type="float" office:value="3137.1248748866501" table:style-name="ce5">
            <text:p>3.137,12</text:p>
          </table:table-cell>
          <table:table-cell office:value-type="float" office:value="9998362.0600000005" table:style-name="ce5">
            <text:p>9.998.362,06</text:p>
          </table:table-cell>
          <table:table-cell office:value-type="float" office:value="685836.88" table:style-name="ce5">
            <text:p>685.836,88</text:p>
          </table:table-cell>
          <table:table-cell office:value-type="float" office:value="9312525.1799999997" table:style-name="ce5">
            <text:p>9.312.525,18</text:p>
          </table:table-cell>
          <table:table-cell office:value-type="float" office:value="31049.25" table:style-name="ce5">
            <text:p>31.049,25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number-rows-repeated="1048562" table:style-name="ro1">
          <table:table-cell table:number-columns-repeated="16384"/>
        </table:table-row>
      </table:table>
      <table:table table:name="LLEIDA" table:style-name="ta1"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number-columns-repeated="16375" table:default-cell-style-name="ce1"/>
        <table:table-row table:style-name="ro2">
          <table:table-cell office:value-type="string" table:style-name="ce2">
            <text:p>DESCRIPCION_FILA</text:p>
          </table:table-cell>
          <table:table-cell office:value-type="string" table:style-name="ce2">
            <text:p>CENTRALES ACTIVAS</text:p>
          </table:table-cell>
          <table:table-cell office:value-type="string" table:style-name="ce2">
            <text:p>POTENCIA ACTIVA (MW)</text:p>
          </table:table-cell>
          <table:table-cell office:value-type="string" table:style-name="ce2">
            <text:p>HORAS UTILIZACION</text:p>
          </table:table-cell>
          <table:table-cell office:value-type="string" table:style-name="ce2">
            <text:p>PRODUCCION EN BORNES DE LOS GENERADORES (MWh)</text:p>
          </table:table-cell>
          <table:table-cell office:value-type="string" table:style-name="ce2">
            <text:p>CONSUMOS EN GENERACION (MWh)</text:p>
          </table:table-cell>
          <table:table-cell office:value-type="string" table:style-name="ce2">
            <text:p>PRODUCCION NETA (MWH)</text:p>
          </table:table-cell>
          <table:table-cell office:value-type="string" table:style-name="ce2">
            <text:p>AUTOCONSUMOS (MWh)</text:p>
          </table:table-cell>
          <table:table-cell office:value-type="string" table:style-name="ce2">
            <text:p>CONSUMOS EN BOMBEO (MWh)</text:p>
          </table:table-cell>
          <table:table-cell table:number-columns-repeated="16375" table:style-name="ce6"/>
        </table:table-row>
        <table:table-row table:style-name="ro1">
          <table:table-cell office:value-type="string" table:style-name="ce3">
            <text:p>Hidraúlica</text:p>
          </table:table-cell>
          <table:table-cell office:value-type="float" office:value="38" table:style-name="ce4">
            <text:p>38</text:p>
          </table:table-cell>
          <table:table-cell office:value-type="float" office:value="1615.29" table:style-name="ce5">
            <text:p>1.615,29</text:p>
          </table:table-cell>
          <table:table-cell office:value-type="float" office:value="1709.6968531966399" table:style-name="ce5">
            <text:p>1.709,70</text:p>
          </table:table-cell>
          <table:table-cell office:value-type="float" office:value="2761656.23" table:style-name="ce5">
            <text:p>2.761.656,23</text:p>
          </table:table-cell>
          <table:table-cell office:value-type="float" office:value="42395.35" table:style-name="ce5">
            <text:p>42.395,35</text:p>
          </table:table-cell>
          <table:table-cell office:value-type="float" office:value="2719260.88" table:style-name="ce5">
            <text:p>2.719.260,88</text:p>
          </table:table-cell>
          <table:table-cell office:value-type="float" office:value="0" table:style-name="ce5">
            <text:p>0,00</text:p>
          </table:table-cell>
          <table:table-cell office:value-type="float" office:value="425251" table:style-name="ce5">
            <text:p>425.251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 text:c="8"/>Bombeo puro</text:p>
          </table:table-cell>
          <table:table-cell office:value-type="float" office:value="1" table:style-name="ce4">
            <text:p>1</text:p>
          </table:table-cell>
          <table:table-cell office:value-type="float" office:value="446" table:style-name="ce5">
            <text:p>446,00</text:p>
          </table:table-cell>
          <table:table-cell office:value-type="float" office:value="666.932735426009" table:style-name="ce5">
            <text:p>666,93</text:p>
          </table:table-cell>
          <table:table-cell office:value-type="float" office:value="297452" table:style-name="ce5">
            <text:p>297.452,00</text:p>
          </table:table-cell>
          <table:table-cell office:value-type="float" office:value="916" table:style-name="ce5">
            <text:p>916,00</text:p>
          </table:table-cell>
          <table:table-cell office:value-type="float" office:value="296536" table:style-name="ce5">
            <text:p>296.536,00</text:p>
          </table:table-cell>
          <table:table-cell office:value-type="float" office:value="0" table:style-name="ce5">
            <text:p>0,00</text:p>
          </table:table-cell>
          <table:table-cell office:value-type="float" office:value="392659" table:style-name="ce5">
            <text:p>392.659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 text:c="8"/>Bombeo mixto</text:p>
          </table:table-cell>
          <table:table-cell office:value-type="float" office:value="1" table:style-name="ce4">
            <text:p>1</text:p>
          </table:table-cell>
          <table:table-cell office:value-type="float" office:value="88" table:style-name="ce5">
            <text:p>88,00</text:p>
          </table:table-cell>
          <table:table-cell office:value-type="float" office:value="290.625" table:style-name="ce5">
            <text:p>290,63</text:p>
          </table:table-cell>
          <table:table-cell office:value-type="float" office:value="25575" table:style-name="ce5">
            <text:p>25.575,00</text:p>
          </table:table-cell>
          <table:table-cell office:value-type="float" office:value="656" table:style-name="ce5">
            <text:p>656,00</text:p>
          </table:table-cell>
          <table:table-cell office:value-type="float" office:value="24919" table:style-name="ce5">
            <text:p>24.919,00</text:p>
          </table:table-cell>
          <table:table-cell office:value-type="float" office:value="0" table:style-name="ce5">
            <text:p>0,00</text:p>
          </table:table-cell>
          <table:table-cell office:value-type="float" office:value="32592" table:style-name="ce5">
            <text:p>32.592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Nuclear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Carbón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Fuel+gas y ciclo combinado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Resto hidráulica</text:p>
          </table:table-cell>
          <table:table-cell office:value-type="float" office:value="72" table:style-name="ce4">
            <text:p>72</text:p>
          </table:table-cell>
          <table:table-cell office:value-type="float" office:value="145.99" table:style-name="ce5">
            <text:p>145,99</text:p>
          </table:table-cell>
          <table:table-cell office:value-type="float" office:value="3446.06493595452" table:style-name="ce5">
            <text:p>3.446,06</text:p>
          </table:table-cell>
          <table:table-cell office:value-type="float" office:value="503091.02" table:style-name="ce5">
            <text:p>503.091,02</text:p>
          </table:table-cell>
          <table:table-cell office:value-type="float" office:value="2743.09" table:style-name="ce5">
            <text:p>2.743,09</text:p>
          </table:table-cell>
          <table:table-cell office:value-type="float" office:value="500347.93" table:style-name="ce5">
            <text:p>500.347,93</text:p>
          </table:table-cell>
          <table:table-cell office:value-type="float" office:value="144" table:style-name="ce5">
            <text:p>144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Eólica</text:p>
          </table:table-cell>
          <table:table-cell office:value-type="float" office:value="9" table:style-name="ce4">
            <text:p>9</text:p>
          </table:table-cell>
          <table:table-cell office:value-type="float" office:value="329.4" table:style-name="ce5">
            <text:p>329,40</text:p>
          </table:table-cell>
          <table:table-cell office:value-type="float" office:value="2015.60683060109" table:style-name="ce5">
            <text:p>2.015,61</text:p>
          </table:table-cell>
          <table:table-cell office:value-type="float" office:value="663940.89" table:style-name="ce5">
            <text:p>663.940,89</text:p>
          </table:table-cell>
          <table:table-cell office:value-type="float" office:value="10186.23" table:style-name="ce5">
            <text:p>10.186,23</text:p>
          </table:table-cell>
          <table:table-cell office:value-type="float" office:value="653754.66" table:style-name="ce5">
            <text:p>653.754,66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Solar fotovoltaica</text:p>
          </table:table-cell>
          <table:table-cell office:value-type="float" office:value="1014" table:style-name="ce4">
            <text:p>1.014</text:p>
          </table:table-cell>
          <table:table-cell office:value-type="float" office:value="87.57" table:style-name="ce5">
            <text:p>87,57</text:p>
          </table:table-cell>
          <table:table-cell office:value-type="float" office:value="1808.67648738152" table:style-name="ce5">
            <text:p>1.808,68</text:p>
          </table:table-cell>
          <table:table-cell office:value-type="float" office:value="158385.79999999999" table:style-name="ce5">
            <text:p>158.385,80</text:p>
          </table:table-cell>
          <table:table-cell office:value-type="float" office:value="0" table:style-name="ce5">
            <text:p>0,00</text:p>
          </table:table-cell>
          <table:table-cell office:value-type="float" office:value="158385.79999999999" table:style-name="ce5">
            <text:p>158.385,8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Solar térmica</text:p>
          </table:table-cell>
          <table:table-cell office:value-type="float" office:value="1" table:style-name="ce4">
            <text:p>1</text:p>
          </table:table-cell>
          <table:table-cell office:value-type="float" office:value="22.5" table:style-name="ce5">
            <text:p>22,50</text:p>
          </table:table-cell>
          <table:table-cell office:value-type="float" office:value="3695.6026666666698" table:style-name="ce5">
            <text:p>3.695,60</text:p>
          </table:table-cell>
          <table:table-cell office:value-type="float" office:value="83151.06" table:style-name="ce5">
            <text:p>83.151,06</text:p>
          </table:table-cell>
          <table:table-cell office:value-type="float" office:value="7559.19" table:style-name="ce5">
            <text:p>7.559,19</text:p>
          </table:table-cell>
          <table:table-cell office:value-type="float" office:value="75591.87" table:style-name="ce5">
            <text:p>75.591,87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Cogeneración</text:p>
          </table:table-cell>
          <table:table-cell office:value-type="float" office:value="22" table:style-name="ce4">
            <text:p>22</text:p>
          </table:table-cell>
          <table:table-cell office:value-type="float" office:value="145.81" table:style-name="ce5">
            <text:p>145,81</text:p>
          </table:table-cell>
          <table:table-cell office:value-type="float" office:value="4531.6188875934404" table:style-name="ce5">
            <text:p>4.531,62</text:p>
          </table:table-cell>
          <table:table-cell office:value-type="float" office:value="660755.35" table:style-name="ce5">
            <text:p>660.755,35</text:p>
          </table:table-cell>
          <table:table-cell office:value-type="float" office:value="23064.2" table:style-name="ce5">
            <text:p>23.064,20</text:p>
          </table:table-cell>
          <table:table-cell office:value-type="float" office:value="637691.15" table:style-name="ce5">
            <text:p>637.691,15</text:p>
          </table:table-cell>
          <table:table-cell office:value-type="float" office:value="118883.23" table:style-name="ce5">
            <text:p>118.883,23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Térmica renovable y resto</text:p>
          </table:table-cell>
          <table:table-cell office:value-type="float" office:value="5" table:style-name="ce4">
            <text:p>5</text:p>
          </table:table-cell>
          <table:table-cell office:value-type="float" office:value="5.18" table:style-name="ce5">
            <text:p>5,18</text:p>
          </table:table-cell>
          <table:table-cell office:value-type="float" office:value="5326.5598455598501" table:style-name="ce5">
            <text:p>5.326,56</text:p>
          </table:table-cell>
          <table:table-cell office:value-type="float" office:value="27591.58" table:style-name="ce5">
            <text:p>27.591,58</text:p>
          </table:table-cell>
          <table:table-cell office:value-type="float" office:value="1177.1500000000001" table:style-name="ce5">
            <text:p>1.177,15</text:p>
          </table:table-cell>
          <table:table-cell office:value-type="float" office:value="26414.43" table:style-name="ce5">
            <text:p>26.414,43</text:p>
          </table:table-cell>
          <table:table-cell office:value-type="float" office:value="1630.18" table:style-name="ce5">
            <text:p>1.630,18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TOTAL</text:p>
          </table:table-cell>
          <table:table-cell office:value-type="float" office:value="1161" table:style-name="ce4">
            <text:p>1.161</text:p>
          </table:table-cell>
          <table:table-cell office:value-type="float" office:value="2351.7399999999998" table:style-name="ce5">
            <text:p>2.351,74</text:p>
          </table:table-cell>
          <table:table-cell office:value-type="float" office:value="2065.9477365695202" table:style-name="ce5">
            <text:p>2.065,95</text:p>
          </table:table-cell>
          <table:table-cell office:value-type="float" office:value="4858571.93" table:style-name="ce5">
            <text:p>4.858.571,93</text:p>
          </table:table-cell>
          <table:table-cell office:value-type="float" office:value="87125.21" table:style-name="ce5">
            <text:p>87.125,21</text:p>
          </table:table-cell>
          <table:table-cell office:value-type="float" office:value="4771446.72" table:style-name="ce5">
            <text:p>4.771.446,72</text:p>
          </table:table-cell>
          <table:table-cell office:value-type="float" office:value="120657.41" table:style-name="ce5">
            <text:p>120.657,41</text:p>
          </table:table-cell>
          <table:table-cell office:value-type="float" office:value="425251" table:style-name="ce5">
            <text:p>425.251,00</text:p>
          </table:table-cell>
          <table:table-cell table:number-columns-repeated="16375"/>
        </table:table-row>
        <table:table-row table:number-rows-repeated="1048562" table:style-name="ro1">
          <table:table-cell table:number-columns-repeated="16384"/>
        </table:table-row>
      </table:table>
      <table:table table:name="RIOJA_(LA)" table:style-name="ta1"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number-columns-repeated="16375" table:default-cell-style-name="ce1"/>
        <table:table-row table:style-name="ro2">
          <table:table-cell office:value-type="string" table:style-name="ce2">
            <text:p>DESCRIPCION_FILA</text:p>
          </table:table-cell>
          <table:table-cell office:value-type="string" table:style-name="ce2">
            <text:p>CENTRALES ACTIVAS</text:p>
          </table:table-cell>
          <table:table-cell office:value-type="string" table:style-name="ce2">
            <text:p>POTENCIA ACTIVA (MW)</text:p>
          </table:table-cell>
          <table:table-cell office:value-type="string" table:style-name="ce2">
            <text:p>HORAS UTILIZACION</text:p>
          </table:table-cell>
          <table:table-cell office:value-type="string" table:style-name="ce2">
            <text:p>PRODUCCION EN BORNES DE LOS GENERADORES (MWh)</text:p>
          </table:table-cell>
          <table:table-cell office:value-type="string" table:style-name="ce2">
            <text:p>CONSUMOS EN GENERACION (MWh)</text:p>
          </table:table-cell>
          <table:table-cell office:value-type="string" table:style-name="ce2">
            <text:p>PRODUCCION NETA (MWH)</text:p>
          </table:table-cell>
          <table:table-cell office:value-type="string" table:style-name="ce2">
            <text:p>AUTOCONSUMOS (MWh)</text:p>
          </table:table-cell>
          <table:table-cell office:value-type="string" table:style-name="ce2">
            <text:p>CONSUMOS EN BOMBEO (MWh)</text:p>
          </table:table-cell>
          <table:table-cell table:number-columns-repeated="16375" table:style-name="ce6"/>
        </table:table-row>
        <table:table-row table:style-name="ro1">
          <table:table-cell office:value-type="string" table:style-name="ce3">
            <text:p>Hidraúlica</text:p>
          </table:table-cell>
          <table:table-cell office:value-type="float" office:value="8" table:style-name="ce4">
            <text:p>8</text:p>
          </table:table-cell>
          <table:table-cell office:value-type="float" office:value="27.63" table:style-name="ce5">
            <text:p>27,63</text:p>
          </table:table-cell>
          <table:table-cell office:value-type="float" office:value="3465.2551574375698" table:style-name="ce5">
            <text:p>3.465,26</text:p>
          </table:table-cell>
          <table:table-cell office:value-type="float" office:value="95745" table:style-name="ce5">
            <text:p>95.745,00</text:p>
          </table:table-cell>
          <table:table-cell office:value-type="float" office:value="3075" table:style-name="ce5">
            <text:p>3.075,00</text:p>
          </table:table-cell>
          <table:table-cell office:value-type="float" office:value="92670" table:style-name="ce5">
            <text:p>92.67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 text:c="8"/>Bombeo puro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 text:c="8"/>Bombeo mixto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Nuclear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Carbón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Fuel+gas y ciclo combinado</text:p>
          </table:table-cell>
          <table:table-cell office:value-type="float" office:value="1" table:style-name="ce4">
            <text:p>1</text:p>
          </table:table-cell>
          <table:table-cell office:value-type="float" office:value="799.14" table:style-name="ce5">
            <text:p>799,14</text:p>
          </table:table-cell>
          <table:table-cell office:value-type="float" office:value="749.50822133793804" table:style-name="ce5">
            <text:p>749,51</text:p>
          </table:table-cell>
          <table:table-cell office:value-type="float" office:value="598962" table:style-name="ce5">
            <text:p>598.962,00</text:p>
          </table:table-cell>
          <table:table-cell office:value-type="float" office:value="23009" table:style-name="ce5">
            <text:p>23.009,00</text:p>
          </table:table-cell>
          <table:table-cell office:value-type="float" office:value="575953" table:style-name="ce5">
            <text:p>575.953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Resto hidráulica</text:p>
          </table:table-cell>
          <table:table-cell office:value-type="float" office:value="16" table:style-name="ce4">
            <text:p>16</text:p>
          </table:table-cell>
          <table:table-cell office:value-type="float" office:value="21.84" table:style-name="ce5">
            <text:p>21,84</text:p>
          </table:table-cell>
          <table:table-cell office:value-type="float" office:value="2492.4546703296701" table:style-name="ce5">
            <text:p>2.492,45</text:p>
          </table:table-cell>
          <table:table-cell office:value-type="float" office:value="54435.21" table:style-name="ce5">
            <text:p>54.435,21</text:p>
          </table:table-cell>
          <table:table-cell office:value-type="float" office:value="60.5" table:style-name="ce5">
            <text:p>60,50</text:p>
          </table:table-cell>
          <table:table-cell office:value-type="float" office:value="54374.71" table:style-name="ce5">
            <text:p>54.374,71</text:p>
          </table:table-cell>
          <table:table-cell office:value-type="float" office:value="633.63" table:style-name="ce5">
            <text:p>633,63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Eólica</text:p>
          </table:table-cell>
          <table:table-cell office:value-type="float" office:value="13" table:style-name="ce4">
            <text:p>13</text:p>
          </table:table-cell>
          <table:table-cell office:value-type="float" office:value="448.12" table:style-name="ce5">
            <text:p>448,12</text:p>
          </table:table-cell>
          <table:table-cell office:value-type="float" office:value="2165.8439703650802" table:style-name="ce5">
            <text:p>2.165,84</text:p>
          </table:table-cell>
          <table:table-cell office:value-type="float" office:value="970558" table:style-name="ce5">
            <text:p>970.558,00</text:p>
          </table:table-cell>
          <table:table-cell office:value-type="float" office:value="35845" table:style-name="ce5">
            <text:p>35.845,00</text:p>
          </table:table-cell>
          <table:table-cell office:value-type="float" office:value="934713" table:style-name="ce5">
            <text:p>934.713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Solar fotovoltaica</text:p>
          </table:table-cell>
          <table:table-cell office:value-type="float" office:value="578" table:style-name="ce4">
            <text:p>578</text:p>
          </table:table-cell>
          <table:table-cell office:value-type="float" office:value="85.73" table:style-name="ce5">
            <text:p>85,73</text:p>
          </table:table-cell>
          <table:table-cell office:value-type="float" office:value="1541.77475796104" table:style-name="ce5">
            <text:p>1.541,77</text:p>
          </table:table-cell>
          <table:table-cell office:value-type="float" office:value="132176.35" table:style-name="ce5">
            <text:p>132.176,35</text:p>
          </table:table-cell>
          <table:table-cell office:value-type="float" office:value="0" table:style-name="ce5">
            <text:p>0,00</text:p>
          </table:table-cell>
          <table:table-cell office:value-type="float" office:value="132176.35" table:style-name="ce5">
            <text:p>132.176,35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Solar térmica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Cogeneración</text:p>
          </table:table-cell>
          <table:table-cell office:value-type="float" office:value="4" table:style-name="ce4">
            <text:p>4</text:p>
          </table:table-cell>
          <table:table-cell office:value-type="float" office:value="11.05" table:style-name="ce5">
            <text:p>11,05</text:p>
          </table:table-cell>
          <table:table-cell office:value-type="float" office:value="7071.6361990950199" table:style-name="ce5">
            <text:p>7.071,64</text:p>
          </table:table-cell>
          <table:table-cell office:value-type="float" office:value="78141.58" table:style-name="ce5">
            <text:p>78.141,58</text:p>
          </table:table-cell>
          <table:table-cell office:value-type="float" office:value="3706.55" table:style-name="ce5">
            <text:p>3.706,55</text:p>
          </table:table-cell>
          <table:table-cell office:value-type="float" office:value="74435.03" table:style-name="ce5">
            <text:p>74.435,03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Térmica renovable y resto</text:p>
          </table:table-cell>
          <table:table-cell office:value-type="float" office:value="2" table:style-name="ce4">
            <text:p>2</text:p>
          </table:table-cell>
          <table:table-cell office:value-type="float" office:value="2.63" table:style-name="ce5">
            <text:p>2,63</text:p>
          </table:table-cell>
          <table:table-cell office:value-type="float" office:value="2784.9581749049398" table:style-name="ce5">
            <text:p>2.784,96</text:p>
          </table:table-cell>
          <table:table-cell office:value-type="float" office:value="7324.44" table:style-name="ce5">
            <text:p>7.324,44</text:p>
          </table:table-cell>
          <table:table-cell office:value-type="float" office:value="770.92" table:style-name="ce5">
            <text:p>770,92</text:p>
          </table:table-cell>
          <table:table-cell office:value-type="float" office:value="6553.52" table:style-name="ce5">
            <text:p>6.553,52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TOTAL</text:p>
          </table:table-cell>
          <table:table-cell office:value-type="float" office:value="622" table:style-name="ce4">
            <text:p>622</text:p>
          </table:table-cell>
          <table:table-cell office:value-type="float" office:value="1396.14" table:style-name="ce5">
            <text:p>1.396,14</text:p>
          </table:table-cell>
          <table:table-cell office:value-type="float" office:value="1387.6420559542701" table:style-name="ce5">
            <text:p>1.387,64</text:p>
          </table:table-cell>
          <table:table-cell office:value-type="float" office:value="1937342.58" table:style-name="ce5">
            <text:p>1.937.342,58</text:p>
          </table:table-cell>
          <table:table-cell office:value-type="float" office:value="66466.97" table:style-name="ce5">
            <text:p>66.466,97</text:p>
          </table:table-cell>
          <table:table-cell office:value-type="float" office:value="1870875.61" table:style-name="ce5">
            <text:p>1.870.875,61</text:p>
          </table:table-cell>
          <table:table-cell office:value-type="float" office:value="633.63" table:style-name="ce5">
            <text:p>633,63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number-rows-repeated="1048562" table:style-name="ro1">
          <table:table-cell table:number-columns-repeated="16384"/>
        </table:table-row>
      </table:table>
      <table:table table:name="LUGO" table:style-name="ta1"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number-columns-repeated="16375" table:default-cell-style-name="ce1"/>
        <table:table-row table:style-name="ro2">
          <table:table-cell office:value-type="string" table:style-name="ce2">
            <text:p>DESCRIPCION_FILA</text:p>
          </table:table-cell>
          <table:table-cell office:value-type="string" table:style-name="ce2">
            <text:p>CENTRALES ACTIVAS</text:p>
          </table:table-cell>
          <table:table-cell office:value-type="string" table:style-name="ce2">
            <text:p>POTENCIA ACTIVA (MW)</text:p>
          </table:table-cell>
          <table:table-cell office:value-type="string" table:style-name="ce2">
            <text:p>HORAS UTILIZACION</text:p>
          </table:table-cell>
          <table:table-cell office:value-type="string" table:style-name="ce2">
            <text:p>PRODUCCION EN BORNES DE LOS GENERADORES (MWh)</text:p>
          </table:table-cell>
          <table:table-cell office:value-type="string" table:style-name="ce2">
            <text:p>CONSUMOS EN GENERACION (MWh)</text:p>
          </table:table-cell>
          <table:table-cell office:value-type="string" table:style-name="ce2">
            <text:p>PRODUCCION NETA (MWH)</text:p>
          </table:table-cell>
          <table:table-cell office:value-type="string" table:style-name="ce2">
            <text:p>AUTOCONSUMOS (MWh)</text:p>
          </table:table-cell>
          <table:table-cell office:value-type="string" table:style-name="ce2">
            <text:p>CONSUMOS EN BOMBEO (MWh)</text:p>
          </table:table-cell>
          <table:table-cell table:number-columns-repeated="16375" table:style-name="ce6"/>
        </table:table-row>
        <table:table-row table:style-name="ro1">
          <table:table-cell office:value-type="string" table:style-name="ce3">
            <text:p>Hidraúlica</text:p>
          </table:table-cell>
          <table:table-cell office:value-type="float" office:value="10" table:style-name="ce4">
            <text:p>10</text:p>
          </table:table-cell>
          <table:table-cell office:value-type="float" office:value="503.96" table:style-name="ce5">
            <text:p>503,96</text:p>
          </table:table-cell>
          <table:table-cell office:value-type="float" office:value="2238.81657274387" table:style-name="ce5">
            <text:p>2.238,82</text:p>
          </table:table-cell>
          <table:table-cell office:value-type="float" office:value="1128274" table:style-name="ce5">
            <text:p>1.128.274,00</text:p>
          </table:table-cell>
          <table:table-cell office:value-type="float" office:value="13730" table:style-name="ce5">
            <text:p>13.730,00</text:p>
          </table:table-cell>
          <table:table-cell office:value-type="float" office:value="1114544" table:style-name="ce5">
            <text:p>1.114.544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 text:c="8"/>Bombeo puro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 text:c="8"/>Bombeo mixto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Nuclear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Carbón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Fuel+gas y ciclo combinado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Resto hidráulica</text:p>
          </table:table-cell>
          <table:table-cell office:value-type="float" office:value="20" table:style-name="ce4">
            <text:p>20</text:p>
          </table:table-cell>
          <table:table-cell office:value-type="float" office:value="68.63" table:style-name="ce5">
            <text:p>68,63</text:p>
          </table:table-cell>
          <table:table-cell office:value-type="float" office:value="4084.6593326533598" table:style-name="ce5">
            <text:p>4.084,66</text:p>
          </table:table-cell>
          <table:table-cell office:value-type="float" office:value="280330.17" table:style-name="ce5">
            <text:p>280.330,17</text:p>
          </table:table-cell>
          <table:table-cell office:value-type="float" office:value="1130.33" table:style-name="ce5">
            <text:p>1.130,33</text:p>
          </table:table-cell>
          <table:table-cell office:value-type="float" office:value="279199.84000000003" table:style-name="ce5">
            <text:p>279.199,84</text:p>
          </table:table-cell>
          <table:table-cell office:value-type="float" office:value="22.13" table:style-name="ce5">
            <text:p>22,13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Eólica</text:p>
          </table:table-cell>
          <table:table-cell office:value-type="float" office:value="58" table:style-name="ce4">
            <text:p>58</text:p>
          </table:table-cell>
          <table:table-cell office:value-type="float" office:value="1374.26" table:style-name="ce5">
            <text:p>1.374,26</text:p>
          </table:table-cell>
          <table:table-cell office:value-type="float" office:value="2643.5029688705199" table:style-name="ce5">
            <text:p>2.643,50</text:p>
          </table:table-cell>
          <table:table-cell office:value-type="float" office:value="3632860.39" table:style-name="ce5">
            <text:p>3.632.860,39</text:p>
          </table:table-cell>
          <table:table-cell office:value-type="float" office:value="45842.27" table:style-name="ce5">
            <text:p>45.842,27</text:p>
          </table:table-cell>
          <table:table-cell office:value-type="float" office:value="3587018.12" table:style-name="ce5">
            <text:p>3.587.018,12</text:p>
          </table:table-cell>
          <table:table-cell office:value-type="float" office:value="2491.9499999999998" table:style-name="ce5">
            <text:p>2.491,95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Solar fotovoltaica</text:p>
          </table:table-cell>
          <table:table-cell office:value-type="float" office:value="300" table:style-name="ce4">
            <text:p>300</text:p>
          </table:table-cell>
          <table:table-cell office:value-type="float" office:value="6.19" table:style-name="ce5">
            <text:p>6,19</text:p>
          </table:table-cell>
          <table:table-cell office:value-type="float" office:value="1391.9240710823899" table:style-name="ce5">
            <text:p>1.391,92</text:p>
          </table:table-cell>
          <table:table-cell office:value-type="float" office:value="8616.01" table:style-name="ce5">
            <text:p>8.616,01</text:p>
          </table:table-cell>
          <table:table-cell office:value-type="float" office:value="0" table:style-name="ce5">
            <text:p>0,00</text:p>
          </table:table-cell>
          <table:table-cell office:value-type="float" office:value="8616.01" table:style-name="ce5">
            <text:p>8.616,01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Solar térmica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Cogeneración</text:p>
          </table:table-cell>
          <table:table-cell office:value-type="float" office:value="4" table:style-name="ce4">
            <text:p>4</text:p>
          </table:table-cell>
          <table:table-cell office:value-type="float" office:value="13.3" table:style-name="ce5">
            <text:p>13,30</text:p>
          </table:table-cell>
          <table:table-cell office:value-type="float" office:value="4904.8466165413502" table:style-name="ce5">
            <text:p>4.904,85</text:p>
          </table:table-cell>
          <table:table-cell office:value-type="float" office:value="65234.46" table:style-name="ce5">
            <text:p>65.234,46</text:p>
          </table:table-cell>
          <table:table-cell office:value-type="float" office:value="2550.2199999999998" table:style-name="ce5">
            <text:p>2.550,22</text:p>
          </table:table-cell>
          <table:table-cell office:value-type="float" office:value="62684.24" table:style-name="ce5">
            <text:p>62.684,24</text:p>
          </table:table-cell>
          <table:table-cell office:value-type="float" office:value="9870" table:style-name="ce5">
            <text:p>9.87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Térmica renovable y resto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TOTAL</text:p>
          </table:table-cell>
          <table:table-cell office:value-type="float" office:value="392" table:style-name="ce4">
            <text:p>392</text:p>
          </table:table-cell>
          <table:table-cell office:value-type="float" office:value="1966.34" table:style-name="ce5">
            <text:p>1.966,34</text:p>
          </table:table-cell>
          <table:table-cell office:value-type="float" office:value="2601.4397459238999" table:style-name="ce5">
            <text:p>2.601,44</text:p>
          </table:table-cell>
          <table:table-cell office:value-type="float" office:value="5115315.03" table:style-name="ce5">
            <text:p>5.115.315,03</text:p>
          </table:table-cell>
          <table:table-cell office:value-type="float" office:value="63252.82" table:style-name="ce5">
            <text:p>63.252,82</text:p>
          </table:table-cell>
          <table:table-cell office:value-type="float" office:value="5052062.21" table:style-name="ce5">
            <text:p>5.052.062,21</text:p>
          </table:table-cell>
          <table:table-cell office:value-type="float" office:value="12384.08" table:style-name="ce5">
            <text:p>12.384,08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number-rows-repeated="1048562" table:style-name="ro1">
          <table:table-cell table:number-columns-repeated="16384"/>
        </table:table-row>
      </table:table>
      <table:table table:name="MADRID" table:style-name="ta1"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number-columns-repeated="16375" table:default-cell-style-name="ce1"/>
        <table:table-row table:style-name="ro2">
          <table:table-cell office:value-type="string" table:style-name="ce2">
            <text:p>DESCRIPCION_FILA</text:p>
          </table:table-cell>
          <table:table-cell office:value-type="string" table:style-name="ce2">
            <text:p>CENTRALES ACTIVAS</text:p>
          </table:table-cell>
          <table:table-cell office:value-type="string" table:style-name="ce2">
            <text:p>POTENCIA ACTIVA (MW)</text:p>
          </table:table-cell>
          <table:table-cell office:value-type="string" table:style-name="ce2">
            <text:p>HORAS UTILIZACION</text:p>
          </table:table-cell>
          <table:table-cell office:value-type="string" table:style-name="ce2">
            <text:p>PRODUCCION EN BORNES DE LOS GENERADORES (MWh)</text:p>
          </table:table-cell>
          <table:table-cell office:value-type="string" table:style-name="ce2">
            <text:p>CONSUMOS EN GENERACION (MWh)</text:p>
          </table:table-cell>
          <table:table-cell office:value-type="string" table:style-name="ce2">
            <text:p>PRODUCCION NETA (MWH)</text:p>
          </table:table-cell>
          <table:table-cell office:value-type="string" table:style-name="ce2">
            <text:p>AUTOCONSUMOS (MWh)</text:p>
          </table:table-cell>
          <table:table-cell office:value-type="string" table:style-name="ce2">
            <text:p>CONSUMOS EN BOMBEO (MWh)</text:p>
          </table:table-cell>
          <table:table-cell table:number-columns-repeated="16375" table:style-name="ce6"/>
        </table:table-row>
        <table:table-row table:style-name="ro1">
          <table:table-cell office:value-type="string" table:style-name="ce3">
            <text:p>Hidraúlica</text:p>
          </table:table-cell>
          <table:table-cell office:value-type="float" office:value="3" table:style-name="ce4">
            <text:p>3</text:p>
          </table:table-cell>
          <table:table-cell office:value-type="float" office:value="58.2" table:style-name="ce5">
            <text:p>58,20</text:p>
          </table:table-cell>
          <table:table-cell office:value-type="float" office:value="1146.6666666666699" table:style-name="ce5">
            <text:p>1.146,67</text:p>
          </table:table-cell>
          <table:table-cell office:value-type="float" office:value="66736" table:style-name="ce5">
            <text:p>66.736,00</text:p>
          </table:table-cell>
          <table:table-cell office:value-type="float" office:value="1308" table:style-name="ce5">
            <text:p>1.308,00</text:p>
          </table:table-cell>
          <table:table-cell office:value-type="float" office:value="65428" table:style-name="ce5">
            <text:p>65.428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 text:c="8"/>Bombeo puro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 text:c="8"/>Bombeo mixto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Nuclear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Carbón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Fuel+gas y ciclo combinado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Resto hidráulica</text:p>
          </table:table-cell>
          <table:table-cell office:value-type="float" office:value="11" table:style-name="ce4">
            <text:p>11</text:p>
          </table:table-cell>
          <table:table-cell office:value-type="float" office:value="56.33" table:style-name="ce5">
            <text:p>56,33</text:p>
          </table:table-cell>
          <table:table-cell office:value-type="float" office:value="2400.4597905201499" table:style-name="ce5">
            <text:p>2.400,46</text:p>
          </table:table-cell>
          <table:table-cell office:value-type="float" office:value="135217.9" table:style-name="ce5">
            <text:p>135.217,90</text:p>
          </table:table-cell>
          <table:table-cell office:value-type="float" office:value="756.53" table:style-name="ce5">
            <text:p>756,53</text:p>
          </table:table-cell>
          <table:table-cell office:value-type="float" office:value="134461.37" table:style-name="ce5">
            <text:p>134.461,37</text:p>
          </table:table-cell>
          <table:table-cell office:value-type="float" office:value="17277.900000000001" table:style-name="ce5">
            <text:p>17.277,9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Eólica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Solar fotovoltaica</text:p>
          </table:table-cell>
          <table:table-cell office:value-type="float" office:value="1683" table:style-name="ce4">
            <text:p>1.683</text:p>
          </table:table-cell>
          <table:table-cell office:value-type="float" office:value="66.650000000000006" table:style-name="ce5">
            <text:p>66,65</text:p>
          </table:table-cell>
          <table:table-cell office:value-type="float" office:value="1494.5488372093" table:style-name="ce5">
            <text:p>1.494,55</text:p>
          </table:table-cell>
          <table:table-cell office:value-type="float" office:value="99611.68" table:style-name="ce5">
            <text:p>99.611,68</text:p>
          </table:table-cell>
          <table:table-cell office:value-type="float" office:value="0" table:style-name="ce5">
            <text:p>0,00</text:p>
          </table:table-cell>
          <table:table-cell office:value-type="float" office:value="99611.68" table:style-name="ce5">
            <text:p>99.611,68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Solar térmica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Cogeneración</text:p>
          </table:table-cell>
          <table:table-cell office:value-type="float" office:value="20" table:style-name="ce4">
            <text:p>20</text:p>
          </table:table-cell>
          <table:table-cell office:value-type="float" office:value="205.47" table:style-name="ce5">
            <text:p>205,47</text:p>
          </table:table-cell>
          <table:table-cell office:value-type="float" office:value="3689.3596632111698" table:style-name="ce5">
            <text:p>3.689,36</text:p>
          </table:table-cell>
          <table:table-cell office:value-type="float" office:value="758052.73" table:style-name="ce5">
            <text:p>758.052,73</text:p>
          </table:table-cell>
          <table:table-cell office:value-type="float" office:value="33486.74" table:style-name="ce5">
            <text:p>33.486,74</text:p>
          </table:table-cell>
          <table:table-cell office:value-type="float" office:value="724565.99" table:style-name="ce5">
            <text:p>724.565,99</text:p>
          </table:table-cell>
          <table:table-cell office:value-type="float" office:value="23170.240000000002" table:style-name="ce5">
            <text:p>23.170,24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Térmica renovable y resto</text:p>
          </table:table-cell>
          <table:table-cell office:value-type="float" office:value="6" table:style-name="ce4">
            <text:p>6</text:p>
          </table:table-cell>
          <table:table-cell office:value-type="float" office:value="72.38" table:style-name="ce5">
            <text:p>72,38</text:p>
          </table:table-cell>
          <table:table-cell office:value-type="float" office:value="4908.1146725614799" table:style-name="ce5">
            <text:p>4.908,11</text:p>
          </table:table-cell>
          <table:table-cell office:value-type="float" office:value="355249.34" table:style-name="ce5">
            <text:p>355.249,34</text:p>
          </table:table-cell>
          <table:table-cell office:value-type="float" office:value="61489.89" table:style-name="ce5">
            <text:p>61.489,89</text:p>
          </table:table-cell>
          <table:table-cell office:value-type="float" office:value="293759.45" table:style-name="ce5">
            <text:p>293.759,45</text:p>
          </table:table-cell>
          <table:table-cell office:value-type="float" office:value="11424" table:style-name="ce5">
            <text:p>11.424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TOTAL</text:p>
          </table:table-cell>
          <table:table-cell office:value-type="float" office:value="1723" table:style-name="ce4">
            <text:p>1.723</text:p>
          </table:table-cell>
          <table:table-cell office:value-type="float" office:value="459.03" table:style-name="ce5">
            <text:p>459,03</text:p>
          </table:table-cell>
          <table:table-cell office:value-type="float" office:value="3082.2988693549401" table:style-name="ce5">
            <text:p>3.082,30</text:p>
          </table:table-cell>
          <table:table-cell office:value-type="float" office:value="1414867.65" table:style-name="ce5">
            <text:p>1.414.867,65</text:p>
          </table:table-cell>
          <table:table-cell office:value-type="float" office:value="97041.16" table:style-name="ce5">
            <text:p>97.041,16</text:p>
          </table:table-cell>
          <table:table-cell office:value-type="float" office:value="1317826.49" table:style-name="ce5">
            <text:p>1.317.826,49</text:p>
          </table:table-cell>
          <table:table-cell office:value-type="float" office:value="51872.14" table:style-name="ce5">
            <text:p>51.872,14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number-rows-repeated="1048562" table:style-name="ro1">
          <table:table-cell table:number-columns-repeated="16384"/>
        </table:table-row>
      </table:table>
      <table:table table:name="MÁLAGA" table:style-name="ta1"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number-columns-repeated="16375" table:default-cell-style-name="ce1"/>
        <table:table-row table:style-name="ro2">
          <table:table-cell office:value-type="string" table:style-name="ce2">
            <text:p>DESCRIPCION_FILA</text:p>
          </table:table-cell>
          <table:table-cell office:value-type="string" table:style-name="ce2">
            <text:p>CENTRALES ACTIVAS</text:p>
          </table:table-cell>
          <table:table-cell office:value-type="string" table:style-name="ce2">
            <text:p>POTENCIA ACTIVA (MW)</text:p>
          </table:table-cell>
          <table:table-cell office:value-type="string" table:style-name="ce2">
            <text:p>HORAS UTILIZACION</text:p>
          </table:table-cell>
          <table:table-cell office:value-type="string" table:style-name="ce2">
            <text:p>PRODUCCION EN BORNES DE LOS GENERADORES (MWh)</text:p>
          </table:table-cell>
          <table:table-cell office:value-type="string" table:style-name="ce2">
            <text:p>CONSUMOS EN GENERACION (MWh)</text:p>
          </table:table-cell>
          <table:table-cell office:value-type="string" table:style-name="ce2">
            <text:p>PRODUCCION NETA (MWH)</text:p>
          </table:table-cell>
          <table:table-cell office:value-type="string" table:style-name="ce2">
            <text:p>AUTOCONSUMOS (MWh)</text:p>
          </table:table-cell>
          <table:table-cell office:value-type="string" table:style-name="ce2">
            <text:p>CONSUMOS EN BOMBEO (MWh)</text:p>
          </table:table-cell>
          <table:table-cell table:number-columns-repeated="16375" table:style-name="ce6"/>
        </table:table-row>
        <table:table-row table:style-name="ro1">
          <table:table-cell office:value-type="string" table:style-name="ce3">
            <text:p>Hidraúlica</text:p>
          </table:table-cell>
          <table:table-cell office:value-type="float" office:value="11" table:style-name="ce4">
            <text:p>11</text:p>
          </table:table-cell>
          <table:table-cell office:value-type="float" office:value="501.18" table:style-name="ce5">
            <text:p>501,18</text:p>
          </table:table-cell>
          <table:table-cell office:value-type="float" office:value="668.88942096651897" table:style-name="ce5">
            <text:p>668,89</text:p>
          </table:table-cell>
          <table:table-cell office:value-type="float" office:value="335234" table:style-name="ce5">
            <text:p>335.234,00</text:p>
          </table:table-cell>
          <table:table-cell office:value-type="float" office:value="3862" table:style-name="ce5">
            <text:p>3.862,00</text:p>
          </table:table-cell>
          <table:table-cell office:value-type="float" office:value="331372" table:style-name="ce5">
            <text:p>331.372,00</text:p>
          </table:table-cell>
          <table:table-cell office:value-type="float" office:value="0" table:style-name="ce5">
            <text:p>0,00</text:p>
          </table:table-cell>
          <table:table-cell office:value-type="float" office:value="261099" table:style-name="ce5">
            <text:p>261.099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 text:c="8"/>Bombeo puro</text:p>
          </table:table-cell>
          <table:table-cell office:value-type="float" office:value="1" table:style-name="ce4">
            <text:p>1</text:p>
          </table:table-cell>
          <table:table-cell office:value-type="float" office:value="379.77" table:style-name="ce5">
            <text:p>379,77</text:p>
          </table:table-cell>
          <table:table-cell office:value-type="float" office:value="481.78371119361702" table:style-name="ce5">
            <text:p>481,78</text:p>
          </table:table-cell>
          <table:table-cell office:value-type="float" office:value="182967" table:style-name="ce5">
            <text:p>182.967,00</text:p>
          </table:table-cell>
          <table:table-cell office:value-type="float" office:value="1045" table:style-name="ce5">
            <text:p>1.045,00</text:p>
          </table:table-cell>
          <table:table-cell office:value-type="float" office:value="181922" table:style-name="ce5">
            <text:p>181.922,00</text:p>
          </table:table-cell>
          <table:table-cell office:value-type="float" office:value="0" table:style-name="ce5">
            <text:p>0,00</text:p>
          </table:table-cell>
          <table:table-cell office:value-type="float" office:value="261099" table:style-name="ce5">
            <text:p>261.099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 text:c="8"/>Bombeo mixto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Nuclear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Carbón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Fuel+gas y ciclo combinado</text:p>
          </table:table-cell>
          <table:table-cell office:value-type="float" office:value="1" table:style-name="ce4">
            <text:p>1</text:p>
          </table:table-cell>
          <table:table-cell office:value-type="float" office:value="421.04" table:style-name="ce5">
            <text:p>421,04</text:p>
          </table:table-cell>
          <table:table-cell office:value-type="float" office:value="4495.5229906897202" table:style-name="ce5">
            <text:p>4.495,52</text:p>
          </table:table-cell>
          <table:table-cell office:value-type="float" office:value="1892795" table:style-name="ce5">
            <text:p>1.892.795,00</text:p>
          </table:table-cell>
          <table:table-cell office:value-type="float" office:value="43306" table:style-name="ce5">
            <text:p>43.306,00</text:p>
          </table:table-cell>
          <table:table-cell office:value-type="float" office:value="1849489" table:style-name="ce5">
            <text:p>1.849.489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Resto hidráulica</text:p>
          </table:table-cell>
          <table:table-cell office:value-type="float" office:value="1" table:style-name="ce4">
            <text:p>1</text:p>
          </table:table-cell>
          <table:table-cell office:value-type="float" office:value="5.2" table:style-name="ce5">
            <text:p>5,20</text:p>
          </table:table-cell>
          <table:table-cell office:value-type="float" office:value="1348.1461538461499" table:style-name="ce5">
            <text:p>1.348,15</text:p>
          </table:table-cell>
          <table:table-cell office:value-type="float" office:value="7010.36" table:style-name="ce5">
            <text:p>7.010,36</text:p>
          </table:table-cell>
          <table:table-cell office:value-type="float" office:value="0" table:style-name="ce5">
            <text:p>0,00</text:p>
          </table:table-cell>
          <table:table-cell office:value-type="float" office:value="7010.36" table:style-name="ce5">
            <text:p>7.010,36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Eólica</text:p>
          </table:table-cell>
          <table:table-cell office:value-type="float" office:value="20" table:style-name="ce4">
            <text:p>20</text:p>
          </table:table-cell>
          <table:table-cell office:value-type="float" office:value="522.5" table:style-name="ce5">
            <text:p>522,50</text:p>
          </table:table-cell>
          <table:table-cell office:value-type="float" office:value="2323.4191004784702" table:style-name="ce5">
            <text:p>2.323,42</text:p>
          </table:table-cell>
          <table:table-cell office:value-type="float" office:value="1213986.48" table:style-name="ce5">
            <text:p>1.213.986,48</text:p>
          </table:table-cell>
          <table:table-cell office:value-type="float" office:value="20556.61" table:style-name="ce5">
            <text:p>20.556,61</text:p>
          </table:table-cell>
          <table:table-cell office:value-type="float" office:value="1193429.8700000001" table:style-name="ce5">
            <text:p>1.193.429,87</text:p>
          </table:table-cell>
          <table:table-cell office:value-type="float" office:value="276.67" table:style-name="ce5">
            <text:p>276,67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Solar fotovoltaica</text:p>
          </table:table-cell>
          <table:table-cell office:value-type="float" office:value="583" table:style-name="ce4">
            <text:p>583</text:p>
          </table:table-cell>
          <table:table-cell office:value-type="float" office:value="52.04" table:style-name="ce5">
            <text:p>52,04</text:p>
          </table:table-cell>
          <table:table-cell office:value-type="float" office:value="1715.5574558032299" table:style-name="ce5">
            <text:p>1.715,56</text:p>
          </table:table-cell>
          <table:table-cell office:value-type="float" office:value="89277.61" table:style-name="ce5">
            <text:p>89.277,61</text:p>
          </table:table-cell>
          <table:table-cell office:value-type="float" office:value="0" table:style-name="ce5">
            <text:p>0,00</text:p>
          </table:table-cell>
          <table:table-cell office:value-type="float" office:value="89277.61" table:style-name="ce5">
            <text:p>89.277,61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Solar térmica</text:p>
          </table:table-cell>
          <table:table-cell office:value-type="float" office:value="1" table:style-name="ce4">
            <text:p>1</text:p>
          </table:table-cell>
          <table:table-cell office:value-type="float" office:value="0.01" table:style-name="ce5">
            <text:p>0,01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Cogeneración</text:p>
          </table:table-cell>
          <table:table-cell office:value-type="float" office:value="5" table:style-name="ce4">
            <text:p>5</text:p>
          </table:table-cell>
          <table:table-cell office:value-type="float" office:value="47.46" table:style-name="ce5">
            <text:p>47,46</text:p>
          </table:table-cell>
          <table:table-cell office:value-type="float" office:value="6566.87273493468" table:style-name="ce5">
            <text:p>6.566,87</text:p>
          </table:table-cell>
          <table:table-cell office:value-type="float" office:value="311663.78000000003" table:style-name="ce5">
            <text:p>311.663,78</text:p>
          </table:table-cell>
          <table:table-cell office:value-type="float" office:value="12526.26" table:style-name="ce5">
            <text:p>12.526,26</text:p>
          </table:table-cell>
          <table:table-cell office:value-type="float" office:value="299137.52" table:style-name="ce5">
            <text:p>299.137,52</text:p>
          </table:table-cell>
          <table:table-cell office:value-type="float" office:value="3045.96" table:style-name="ce5">
            <text:p>3.045,96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Térmica renovable y resto</text:p>
          </table:table-cell>
          <table:table-cell office:value-type="float" office:value="4" table:style-name="ce4">
            <text:p>4</text:p>
          </table:table-cell>
          <table:table-cell office:value-type="float" office:value="22.9" table:style-name="ce5">
            <text:p>22,90</text:p>
          </table:table-cell>
          <table:table-cell office:value-type="float" office:value="6894.3283842794799" table:style-name="ce5">
            <text:p>6.894,33</text:p>
          </table:table-cell>
          <table:table-cell office:value-type="float" office:value="157880.12" table:style-name="ce5">
            <text:p>157.880,12</text:p>
          </table:table-cell>
          <table:table-cell office:value-type="float" office:value="11243.58" table:style-name="ce5">
            <text:p>11.243,58</text:p>
          </table:table-cell>
          <table:table-cell office:value-type="float" office:value="146636.54" table:style-name="ce5">
            <text:p>146.636,54</text:p>
          </table:table-cell>
          <table:table-cell office:value-type="float" office:value="3139" table:style-name="ce5">
            <text:p>3.139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TOTAL</text:p>
          </table:table-cell>
          <table:table-cell office:value-type="float" office:value="626" table:style-name="ce4">
            <text:p>626</text:p>
          </table:table-cell>
          <table:table-cell office:value-type="float" office:value="1572.33" table:style-name="ce5">
            <text:p>1.572,33</text:p>
          </table:table-cell>
          <table:table-cell office:value-type="float" office:value="2548.9861225060899" table:style-name="ce5">
            <text:p>2.548,99</text:p>
          </table:table-cell>
          <table:table-cell office:value-type="float" office:value="4007847.35" table:style-name="ce5">
            <text:p>4.007.847,35</text:p>
          </table:table-cell>
          <table:table-cell office:value-type="float" office:value="91494.45" table:style-name="ce5">
            <text:p>91.494,45</text:p>
          </table:table-cell>
          <table:table-cell office:value-type="float" office:value="3916352.9" table:style-name="ce5">
            <text:p>3.916.352,90</text:p>
          </table:table-cell>
          <table:table-cell office:value-type="float" office:value="6461.63" table:style-name="ce5">
            <text:p>6.461,63</text:p>
          </table:table-cell>
          <table:table-cell office:value-type="float" office:value="261099" table:style-name="ce5">
            <text:p>261.099,00</text:p>
          </table:table-cell>
          <table:table-cell table:number-columns-repeated="16375"/>
        </table:table-row>
        <table:table-row table:number-rows-repeated="1048562" table:style-name="ro1">
          <table:table-cell table:number-columns-repeated="16384"/>
        </table:table-row>
      </table:table>
      <table:table table:name="MURCIA" table:style-name="ta1"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number-columns-repeated="16375" table:default-cell-style-name="ce1"/>
        <table:table-row table:style-name="ro2">
          <table:table-cell office:value-type="string" table:style-name="ce2">
            <text:p>DESCRIPCION_FILA</text:p>
          </table:table-cell>
          <table:table-cell office:value-type="string" table:style-name="ce2">
            <text:p>CENTRALES ACTIVAS</text:p>
          </table:table-cell>
          <table:table-cell office:value-type="string" table:style-name="ce2">
            <text:p>POTENCIA ACTIVA (MW)</text:p>
          </table:table-cell>
          <table:table-cell office:value-type="string" table:style-name="ce2">
            <text:p>HORAS UTILIZACION</text:p>
          </table:table-cell>
          <table:table-cell office:value-type="string" table:style-name="ce2">
            <text:p>PRODUCCION EN BORNES DE LOS GENERADORES (MWh)</text:p>
          </table:table-cell>
          <table:table-cell office:value-type="string" table:style-name="ce2">
            <text:p>CONSUMOS EN GENERACION (MWh)</text:p>
          </table:table-cell>
          <table:table-cell office:value-type="string" table:style-name="ce2">
            <text:p>PRODUCCION NETA (MWH)</text:p>
          </table:table-cell>
          <table:table-cell office:value-type="string" table:style-name="ce2">
            <text:p>AUTOCONSUMOS (MWh)</text:p>
          </table:table-cell>
          <table:table-cell office:value-type="string" table:style-name="ce2">
            <text:p>CONSUMOS EN BOMBEO (MWh)</text:p>
          </table:table-cell>
          <table:table-cell table:number-columns-repeated="16375" table:style-name="ce6"/>
        </table:table-row>
        <table:table-row table:style-name="ro1">
          <table:table-cell office:value-type="string" table:style-name="ce3">
            <text:p>Hidraúlica</text:p>
          </table:table-cell>
          <table:table-cell office:value-type="float" office:value="5" table:style-name="ce4">
            <text:p>5</text:p>
          </table:table-cell>
          <table:table-cell office:value-type="float" office:value="21.39" table:style-name="ce5">
            <text:p>21,39</text:p>
          </table:table-cell>
          <table:table-cell office:value-type="float" office:value="3121.1313697989699" table:style-name="ce5">
            <text:p>3.121,13</text:p>
          </table:table-cell>
          <table:table-cell office:value-type="float" office:value="66761" table:style-name="ce5">
            <text:p>66.761,00</text:p>
          </table:table-cell>
          <table:table-cell office:value-type="float" office:value="374" table:style-name="ce5">
            <text:p>374,00</text:p>
          </table:table-cell>
          <table:table-cell office:value-type="float" office:value="66387" table:style-name="ce5">
            <text:p>66.387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 text:c="8"/>Bombeo puro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 text:c="8"/>Bombeo mixto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Nuclear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Carbón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Fuel+gas y ciclo combinado</text:p>
          </table:table-cell>
          <table:table-cell office:value-type="float" office:value="4" table:style-name="ce4">
            <text:p>4</text:p>
          </table:table-cell>
          <table:table-cell office:value-type="float" office:value="2487.23" table:style-name="ce5">
            <text:p>2.487,23</text:p>
          </table:table-cell>
          <table:table-cell office:value-type="float" office:value="846.73713327677797" table:style-name="ce5">
            <text:p>846,74</text:p>
          </table:table-cell>
          <table:table-cell office:value-type="float" office:value="2106030" table:style-name="ce5">
            <text:p>2.106.030,00</text:p>
          </table:table-cell>
          <table:table-cell office:value-type="float" office:value="63170" table:style-name="ce5">
            <text:p>63.170,00</text:p>
          </table:table-cell>
          <table:table-cell office:value-type="float" office:value="2042860" table:style-name="ce5">
            <text:p>2.042.86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Resto hidráulica</text:p>
          </table:table-cell>
          <table:table-cell office:value-type="float" office:value="9" table:style-name="ce4">
            <text:p>9</text:p>
          </table:table-cell>
          <table:table-cell office:value-type="float" office:value="11.36" table:style-name="ce5">
            <text:p>11,36</text:p>
          </table:table-cell>
          <table:table-cell office:value-type="float" office:value="4058.4639084506998" table:style-name="ce5">
            <text:p>4.058,46</text:p>
          </table:table-cell>
          <table:table-cell office:value-type="float" office:value="46104.15" table:style-name="ce5">
            <text:p>46.104,15</text:p>
          </table:table-cell>
          <table:table-cell office:value-type="float" office:value="94" table:style-name="ce5">
            <text:p>94,00</text:p>
          </table:table-cell>
          <table:table-cell office:value-type="float" office:value="46010.15" table:style-name="ce5">
            <text:p>46.010,15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Eólica</text:p>
          </table:table-cell>
          <table:table-cell office:value-type="float" office:value="11" table:style-name="ce4">
            <text:p>11</text:p>
          </table:table-cell>
          <table:table-cell office:value-type="float" office:value="270.36" table:style-name="ce5">
            <text:p>270,36</text:p>
          </table:table-cell>
          <table:table-cell office:value-type="float" office:value="1622.1260541500201" table:style-name="ce5">
            <text:p>1.622,13</text:p>
          </table:table-cell>
          <table:table-cell office:value-type="float" office:value="438558" table:style-name="ce5">
            <text:p>438.558,00</text:p>
          </table:table-cell>
          <table:table-cell office:value-type="float" office:value="11479.6" table:style-name="ce5">
            <text:p>11.479,60</text:p>
          </table:table-cell>
          <table:table-cell office:value-type="float" office:value="427078.40000000002" table:style-name="ce5">
            <text:p>427.078,4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Solar fotovoltaica</text:p>
          </table:table-cell>
          <table:table-cell office:value-type="float" office:value="5137" table:style-name="ce4">
            <text:p>5.137</text:p>
          </table:table-cell>
          <table:table-cell office:value-type="float" office:value="439.9" table:style-name="ce5">
            <text:p>439,90</text:p>
          </table:table-cell>
          <table:table-cell office:value-type="float" office:value="1726.89713571266" table:style-name="ce5">
            <text:p>1.726,90</text:p>
          </table:table-cell>
          <table:table-cell office:value-type="float" office:value="759662.05" table:style-name="ce5">
            <text:p>759.662,05</text:p>
          </table:table-cell>
          <table:table-cell office:value-type="float" office:value="0" table:style-name="ce5">
            <text:p>0,00</text:p>
          </table:table-cell>
          <table:table-cell office:value-type="float" office:value="759662.05" table:style-name="ce5">
            <text:p>759.662,05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Solar térmica</text:p>
          </table:table-cell>
          <table:table-cell office:value-type="float" office:value="2" table:style-name="ce4">
            <text:p>2</text:p>
          </table:table-cell>
          <table:table-cell office:value-type="float" office:value="31.4" table:style-name="ce5">
            <text:p>31,40</text:p>
          </table:table-cell>
          <table:table-cell office:value-type="float" office:value="1248.46242038217" table:style-name="ce5">
            <text:p>1.248,46</text:p>
          </table:table-cell>
          <table:table-cell office:value-type="float" office:value="39201.72" table:style-name="ce5">
            <text:p>39.201,72</text:p>
          </table:table-cell>
          <table:table-cell office:value-type="float" office:value="3563.79" table:style-name="ce5">
            <text:p>3.563,79</text:p>
          </table:table-cell>
          <table:table-cell office:value-type="float" office:value="35637.93" table:style-name="ce5">
            <text:p>35.637,93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Cogeneración</text:p>
          </table:table-cell>
          <table:table-cell office:value-type="float" office:value="14" table:style-name="ce4">
            <text:p>14</text:p>
          </table:table-cell>
          <table:table-cell office:value-type="float" office:value="247.72" table:style-name="ce5">
            <text:p>247,72</text:p>
          </table:table-cell>
          <table:table-cell office:value-type="float" office:value="6957.9252785402896" table:style-name="ce5">
            <text:p>6.957,93</text:p>
          </table:table-cell>
          <table:table-cell office:value-type="float" office:value="1723617.25" table:style-name="ce5">
            <text:p>1.723.617,25</text:p>
          </table:table-cell>
          <table:table-cell office:value-type="float" office:value="34711.56" table:style-name="ce5">
            <text:p>34.711,56</text:p>
          </table:table-cell>
          <table:table-cell office:value-type="float" office:value="1688905.69" table:style-name="ce5">
            <text:p>1.688.905,69</text:p>
          </table:table-cell>
          <table:table-cell office:value-type="float" office:value="246249" table:style-name="ce5">
            <text:p>246.249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Térmica renovable y resto</text:p>
          </table:table-cell>
          <table:table-cell office:value-type="float" office:value="4" table:style-name="ce4">
            <text:p>4</text:p>
          </table:table-cell>
          <table:table-cell office:value-type="float" office:value="7.82" table:style-name="ce5">
            <text:p>7,82</text:p>
          </table:table-cell>
          <table:table-cell office:value-type="float" office:value="5256.9462915600998" table:style-name="ce5">
            <text:p>5.256,95</text:p>
          </table:table-cell>
          <table:table-cell office:value-type="float" office:value="41109.32" table:style-name="ce5">
            <text:p>41.109,32</text:p>
          </table:table-cell>
          <table:table-cell office:value-type="float" office:value="628.13" table:style-name="ce5">
            <text:p>628,13</text:p>
          </table:table-cell>
          <table:table-cell office:value-type="float" office:value="40481.19" table:style-name="ce5">
            <text:p>40.481,19</text:p>
          </table:table-cell>
          <table:table-cell office:value-type="float" office:value="7984.07" table:style-name="ce5">
            <text:p>7.984,07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TOTAL</text:p>
          </table:table-cell>
          <table:table-cell office:value-type="float" office:value="5186" table:style-name="ce4">
            <text:p>5.186</text:p>
          </table:table-cell>
          <table:table-cell office:value-type="float" office:value="3517.18" table:style-name="ce5">
            <text:p>3.517,18</text:p>
          </table:table-cell>
          <table:table-cell office:value-type="float" office:value="1484.4402305255901" table:style-name="ce5">
            <text:p>1.484,44</text:p>
          </table:table-cell>
          <table:table-cell office:value-type="float" office:value="5221043.49" table:style-name="ce5">
            <text:p>5.221.043,49</text:p>
          </table:table-cell>
          <table:table-cell office:value-type="float" office:value="114021.08" table:style-name="ce5">
            <text:p>114.021,08</text:p>
          </table:table-cell>
          <table:table-cell office:value-type="float" office:value="5107022.41" table:style-name="ce5">
            <text:p>5.107.022,41</text:p>
          </table:table-cell>
          <table:table-cell office:value-type="float" office:value="254233.07" table:style-name="ce5">
            <text:p>254.233,07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number-rows-repeated="1048562" table:style-name="ro1">
          <table:table-cell table:number-columns-repeated="16384"/>
        </table:table-row>
      </table:table>
      <table:table table:name="NAVARRA" table:style-name="ta1"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number-columns-repeated="16375" table:default-cell-style-name="ce1"/>
        <table:table-row table:style-name="ro2">
          <table:table-cell office:value-type="string" table:style-name="ce2">
            <text:p>DESCRIPCION_FILA</text:p>
          </table:table-cell>
          <table:table-cell office:value-type="string" table:style-name="ce2">
            <text:p>CENTRALES ACTIVAS</text:p>
          </table:table-cell>
          <table:table-cell office:value-type="string" table:style-name="ce2">
            <text:p>POTENCIA ACTIVA (MW)</text:p>
          </table:table-cell>
          <table:table-cell office:value-type="string" table:style-name="ce2">
            <text:p>HORAS UTILIZACION</text:p>
          </table:table-cell>
          <table:table-cell office:value-type="string" table:style-name="ce2">
            <text:p>PRODUCCION EN BORNES DE LOS GENERADORES (MWh)</text:p>
          </table:table-cell>
          <table:table-cell office:value-type="string" table:style-name="ce2">
            <text:p>CONSUMOS EN GENERACION (MWh)</text:p>
          </table:table-cell>
          <table:table-cell office:value-type="string" table:style-name="ce2">
            <text:p>PRODUCCION NETA (MWH)</text:p>
          </table:table-cell>
          <table:table-cell office:value-type="string" table:style-name="ce2">
            <text:p>AUTOCONSUMOS (MWh)</text:p>
          </table:table-cell>
          <table:table-cell office:value-type="string" table:style-name="ce2">
            <text:p>CONSUMOS EN BOMBEO (MWh)</text:p>
          </table:table-cell>
          <table:table-cell table:number-columns-repeated="16375" table:style-name="ce6"/>
        </table:table-row>
        <table:table-row table:style-name="ro1">
          <table:table-cell office:value-type="string" table:style-name="ce3">
            <text:p>Hidraúlica</text:p>
          </table:table-cell>
          <table:table-cell office:value-type="float" office:value="20" table:style-name="ce4">
            <text:p>20</text:p>
          </table:table-cell>
          <table:table-cell office:value-type="float" office:value="50.95" table:style-name="ce5">
            <text:p>50,95</text:p>
          </table:table-cell>
          <table:table-cell office:value-type="float" office:value="2024.15368007851" table:style-name="ce5">
            <text:p>2.024,15</text:p>
          </table:table-cell>
          <table:table-cell office:value-type="float" office:value="103130.63" table:style-name="ce5">
            <text:p>103.130,63</text:p>
          </table:table-cell>
          <table:table-cell office:value-type="float" office:value="3278.8" table:style-name="ce5">
            <text:p>3.278,80</text:p>
          </table:table-cell>
          <table:table-cell office:value-type="float" office:value="99851.83" table:style-name="ce5">
            <text:p>99.851,83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 text:c="8"/>Bombeo puro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 text:c="8"/>Bombeo mixto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Nuclear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Carbón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Fuel+gas y ciclo combinado</text:p>
          </table:table-cell>
          <table:table-cell office:value-type="float" office:value="2" table:style-name="ce4">
            <text:p>2</text:p>
          </table:table-cell>
          <table:table-cell office:value-type="float" office:value="855.35" table:style-name="ce5">
            <text:p>855,35</text:p>
          </table:table-cell>
          <table:table-cell office:value-type="float" office:value="881.38890512655598" table:style-name="ce5">
            <text:p>881,39</text:p>
          </table:table-cell>
          <table:table-cell office:value-type="float" office:value="753896" table:style-name="ce5">
            <text:p>753.896,00</text:p>
          </table:table-cell>
          <table:table-cell office:value-type="float" office:value="30325" table:style-name="ce5">
            <text:p>30.325,00</text:p>
          </table:table-cell>
          <table:table-cell office:value-type="float" office:value="723571" table:style-name="ce5">
            <text:p>723.571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Resto hidráulica</text:p>
          </table:table-cell>
          <table:table-cell office:value-type="float" office:value="69" table:style-name="ce4">
            <text:p>69</text:p>
          </table:table-cell>
          <table:table-cell office:value-type="float" office:value="171.32" table:style-name="ce5">
            <text:p>171,32</text:p>
          </table:table-cell>
          <table:table-cell office:value-type="float" office:value="2329.03087788933" table:style-name="ce5">
            <text:p>2.329,03</text:p>
          </table:table-cell>
          <table:table-cell office:value-type="float" office:value="399009.57" table:style-name="ce5">
            <text:p>399.009,57</text:p>
          </table:table-cell>
          <table:table-cell office:value-type="float" office:value="2008.13" table:style-name="ce5">
            <text:p>2.008,13</text:p>
          </table:table-cell>
          <table:table-cell office:value-type="float" office:value="397001.44" table:style-name="ce5">
            <text:p>397.001,44</text:p>
          </table:table-cell>
          <table:table-cell office:value-type="float" office:value="2106.89" table:style-name="ce5">
            <text:p>2.106,89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Eólica</text:p>
          </table:table-cell>
          <table:table-cell office:value-type="float" office:value="41" table:style-name="ce4">
            <text:p>41</text:p>
          </table:table-cell>
          <table:table-cell office:value-type="float" office:value="920.66" table:style-name="ce5">
            <text:p>920,66</text:p>
          </table:table-cell>
          <table:table-cell office:value-type="float" office:value="2475.9327764864302" table:style-name="ce5">
            <text:p>2.475,93</text:p>
          </table:table-cell>
          <table:table-cell office:value-type="float" office:value="2279492.27" table:style-name="ce5">
            <text:p>2.279.492,27</text:p>
          </table:table-cell>
          <table:table-cell office:value-type="float" office:value="22600.46" table:style-name="ce5">
            <text:p>22.600,46</text:p>
          </table:table-cell>
          <table:table-cell office:value-type="float" office:value="2256891.81" table:style-name="ce5">
            <text:p>2.256.891,81</text:p>
          </table:table-cell>
          <table:table-cell office:value-type="float" office:value="1135.08" table:style-name="ce5">
            <text:p>1.135,08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Solar fotovoltaica</text:p>
          </table:table-cell>
          <table:table-cell office:value-type="float" office:value="9071" table:style-name="ce4">
            <text:p>9.071</text:p>
          </table:table-cell>
          <table:table-cell office:value-type="float" office:value="161.29" table:style-name="ce5">
            <text:p>161,29</text:p>
          </table:table-cell>
          <table:table-cell office:value-type="float" office:value="1881.6660053320099" table:style-name="ce5">
            <text:p>1.881,67</text:p>
          </table:table-cell>
          <table:table-cell office:value-type="float" office:value="303493.90999999997" table:style-name="ce5">
            <text:p>303.493,91</text:p>
          </table:table-cell>
          <table:table-cell office:value-type="float" office:value="0" table:style-name="ce5">
            <text:p>0,00</text:p>
          </table:table-cell>
          <table:table-cell office:value-type="float" office:value="303493.90999999997" table:style-name="ce5">
            <text:p>303.493,91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Solar térmica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Cogeneración</text:p>
          </table:table-cell>
          <table:table-cell office:value-type="float" office:value="26" table:style-name="ce4">
            <text:p>26</text:p>
          </table:table-cell>
          <table:table-cell office:value-type="float" office:value="129.24" table:style-name="ce5">
            <text:p>129,24</text:p>
          </table:table-cell>
          <table:table-cell office:value-type="float" office:value="6039.5615908387499" table:style-name="ce5">
            <text:p>6.039,56</text:p>
          </table:table-cell>
          <table:table-cell office:value-type="float" office:value="780552.94" table:style-name="ce5">
            <text:p>780.552,94</text:p>
          </table:table-cell>
          <table:table-cell office:value-type="float" office:value="22446.09" table:style-name="ce5">
            <text:p>22.446,09</text:p>
          </table:table-cell>
          <table:table-cell office:value-type="float" office:value="758106.85" table:style-name="ce5">
            <text:p>758.106,85</text:p>
          </table:table-cell>
          <table:table-cell office:value-type="float" office:value="12337.27" table:style-name="ce5">
            <text:p>12.337,27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Térmica renovable y resto</text:p>
          </table:table-cell>
          <table:table-cell office:value-type="float" office:value="6" table:style-name="ce4">
            <text:p>6</text:p>
          </table:table-cell>
          <table:table-cell office:value-type="float" office:value="37.74" table:style-name="ce5">
            <text:p>37,74</text:p>
          </table:table-cell>
          <table:table-cell office:value-type="float" office:value="6777.7008479067299" table:style-name="ce5">
            <text:p>6.777,70</text:p>
          </table:table-cell>
          <table:table-cell office:value-type="float" office:value="255790.43" table:style-name="ce5">
            <text:p>255.790,43</text:p>
          </table:table-cell>
          <table:table-cell office:value-type="float" office:value="17798" table:style-name="ce5">
            <text:p>17.798,00</text:p>
          </table:table-cell>
          <table:table-cell office:value-type="float" office:value="237992.43" table:style-name="ce5">
            <text:p>237.992,43</text:p>
          </table:table-cell>
          <table:table-cell office:value-type="float" office:value="5218" table:style-name="ce5">
            <text:p>5.218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TOTAL</text:p>
          </table:table-cell>
          <table:table-cell office:value-type="float" office:value="9235" table:style-name="ce4">
            <text:p>9.235</text:p>
          </table:table-cell>
          <table:table-cell office:value-type="float" office:value="2326.5500000000002" table:style-name="ce5">
            <text:p>2.326,55</text:p>
          </table:table-cell>
          <table:table-cell office:value-type="float" office:value="2095.5344823880901" table:style-name="ce5">
            <text:p>2.095,53</text:p>
          </table:table-cell>
          <table:table-cell office:value-type="float" office:value="4875365.75" table:style-name="ce5">
            <text:p>4.875.365,75</text:p>
          </table:table-cell>
          <table:table-cell office:value-type="float" office:value="98456.48" table:style-name="ce5">
            <text:p>98.456,48</text:p>
          </table:table-cell>
          <table:table-cell office:value-type="float" office:value="4776909.2699999996" table:style-name="ce5">
            <text:p>4.776.909,27</text:p>
          </table:table-cell>
          <table:table-cell office:value-type="float" office:value="20797.240000000002" table:style-name="ce5">
            <text:p>20.797,24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number-rows-repeated="1048562" table:style-name="ro1">
          <table:table-cell table:number-columns-repeated="16384"/>
        </table:table-row>
      </table:table>
      <table:table table:name="OURENSE" table:style-name="ta1"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number-columns-repeated="16375" table:default-cell-style-name="ce1"/>
        <table:table-row table:style-name="ro2">
          <table:table-cell office:value-type="string" table:style-name="ce2">
            <text:p>DESCRIPCION_FILA</text:p>
          </table:table-cell>
          <table:table-cell office:value-type="string" table:style-name="ce2">
            <text:p>CENTRALES ACTIVAS</text:p>
          </table:table-cell>
          <table:table-cell office:value-type="string" table:style-name="ce2">
            <text:p>POTENCIA ACTIVA (MW)</text:p>
          </table:table-cell>
          <table:table-cell office:value-type="string" table:style-name="ce2">
            <text:p>HORAS UTILIZACION</text:p>
          </table:table-cell>
          <table:table-cell office:value-type="string" table:style-name="ce2">
            <text:p>PRODUCCION EN BORNES DE LOS GENERADORES (MWh)</text:p>
          </table:table-cell>
          <table:table-cell office:value-type="string" table:style-name="ce2">
            <text:p>CONSUMOS EN GENERACION (MWh)</text:p>
          </table:table-cell>
          <table:table-cell office:value-type="string" table:style-name="ce2">
            <text:p>PRODUCCION NETA (MWH)</text:p>
          </table:table-cell>
          <table:table-cell office:value-type="string" table:style-name="ce2">
            <text:p>AUTOCONSUMOS (MWh)</text:p>
          </table:table-cell>
          <table:table-cell office:value-type="string" table:style-name="ce2">
            <text:p>CONSUMOS EN BOMBEO (MWh)</text:p>
          </table:table-cell>
          <table:table-cell table:number-columns-repeated="16375" table:style-name="ce6"/>
        </table:table-row>
        <table:table-row table:style-name="ro1">
          <table:table-cell office:value-type="string" table:style-name="ce3">
            <text:p>Hidraúlica</text:p>
          </table:table-cell>
          <table:table-cell office:value-type="float" office:value="28" table:style-name="ce4">
            <text:p>28</text:p>
          </table:table-cell>
          <table:table-cell office:value-type="float" office:value="2263.9499999999998" table:style-name="ce5">
            <text:p>2.263,95</text:p>
          </table:table-cell>
          <table:table-cell office:value-type="float" office:value="1487.91846109676" table:style-name="ce5">
            <text:p>1.487,92</text:p>
          </table:table-cell>
          <table:table-cell office:value-type="float" office:value="3368573" table:style-name="ce5">
            <text:p>3.368.573,00</text:p>
          </table:table-cell>
          <table:table-cell office:value-type="float" office:value="40074" table:style-name="ce5">
            <text:p>40.074,00</text:p>
          </table:table-cell>
          <table:table-cell office:value-type="float" office:value="3328499" table:style-name="ce5">
            <text:p>3.328.499,00</text:p>
          </table:table-cell>
          <table:table-cell office:value-type="float" office:value="0" table:style-name="ce5">
            <text:p>0,00</text:p>
          </table:table-cell>
          <table:table-cell office:value-type="float" office:value="233345" table:style-name="ce5">
            <text:p>233.345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 text:c="8"/>Bombeo puro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 text:c="8"/>Bombeo mixto</text:p>
          </table:table-cell>
          <table:table-cell office:value-type="float" office:value="3" table:style-name="ce4">
            <text:p>3</text:p>
          </table:table-cell>
          <table:table-cell office:value-type="float" office:value="752.03" table:style-name="ce5">
            <text:p>752,03</text:p>
          </table:table-cell>
          <table:table-cell office:value-type="float" office:value="862.12917037884097" table:style-name="ce5">
            <text:p>862,13</text:p>
          </table:table-cell>
          <table:table-cell office:value-type="float" office:value="648347" table:style-name="ce5">
            <text:p>648.347,00</text:p>
          </table:table-cell>
          <table:table-cell office:value-type="float" office:value="3307" table:style-name="ce5">
            <text:p>3.307,00</text:p>
          </table:table-cell>
          <table:table-cell office:value-type="float" office:value="645040" table:style-name="ce5">
            <text:p>645.040,00</text:p>
          </table:table-cell>
          <table:table-cell office:value-type="float" office:value="0" table:style-name="ce5">
            <text:p>0,00</text:p>
          </table:table-cell>
          <table:table-cell office:value-type="float" office:value="233345" table:style-name="ce5">
            <text:p>233.345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Nuclear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Carbón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Fuel+gas y ciclo combinado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Resto hidráulica</text:p>
          </table:table-cell>
          <table:table-cell office:value-type="float" office:value="19" table:style-name="ce4">
            <text:p>19</text:p>
          </table:table-cell>
          <table:table-cell office:value-type="float" office:value="91.76" table:style-name="ce5">
            <text:p>91,76</text:p>
          </table:table-cell>
          <table:table-cell office:value-type="float" office:value="2261.9149956408" table:style-name="ce5">
            <text:p>2.261,91</text:p>
          </table:table-cell>
          <table:table-cell office:value-type="float" office:value="207553.32" table:style-name="ce5">
            <text:p>207.553,32</text:p>
          </table:table-cell>
          <table:table-cell office:value-type="float" office:value="900.57" table:style-name="ce5">
            <text:p>900,57</text:p>
          </table:table-cell>
          <table:table-cell office:value-type="float" office:value="206652.75" table:style-name="ce5">
            <text:p>206.652,75</text:p>
          </table:table-cell>
          <table:table-cell office:value-type="float" office:value="130.4" table:style-name="ce5">
            <text:p>130,4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Eólica</text:p>
          </table:table-cell>
          <table:table-cell office:value-type="float" office:value="11" table:style-name="ce4">
            <text:p>11</text:p>
          </table:table-cell>
          <table:table-cell office:value-type="float" office:value="348.39" table:style-name="ce5">
            <text:p>348,39</text:p>
          </table:table-cell>
          <table:table-cell office:value-type="float" office:value="2326.8337208301" table:style-name="ce5">
            <text:p>2.326,83</text:p>
          </table:table-cell>
          <table:table-cell office:value-type="float" office:value="810645.6" table:style-name="ce5">
            <text:p>810.645,60</text:p>
          </table:table-cell>
          <table:table-cell office:value-type="float" office:value="2012.05" table:style-name="ce5">
            <text:p>2.012,05</text:p>
          </table:table-cell>
          <table:table-cell office:value-type="float" office:value="808633.55" table:style-name="ce5">
            <text:p>808.633,55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Solar fotovoltaica</text:p>
          </table:table-cell>
          <table:table-cell office:value-type="float" office:value="103" table:style-name="ce4">
            <text:p>103</text:p>
          </table:table-cell>
          <table:table-cell office:value-type="float" office:value="2.2999999999999998" table:style-name="ce5">
            <text:p>2,30</text:p>
          </table:table-cell>
          <table:table-cell office:value-type="float" office:value="1365.52608695652" table:style-name="ce5">
            <text:p>1.365,53</text:p>
          </table:table-cell>
          <table:table-cell office:value-type="float" office:value="3140.71" table:style-name="ce5">
            <text:p>3.140,71</text:p>
          </table:table-cell>
          <table:table-cell office:value-type="float" office:value="0" table:style-name="ce5">
            <text:p>0,00</text:p>
          </table:table-cell>
          <table:table-cell office:value-type="float" office:value="3140.71" table:style-name="ce5">
            <text:p>3.140,71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Solar térmica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Cogeneración</text:p>
          </table:table-cell>
          <table:table-cell office:value-type="float" office:value="5" table:style-name="ce4">
            <text:p>5</text:p>
          </table:table-cell>
          <table:table-cell office:value-type="float" office:value="30.36" table:style-name="ce5">
            <text:p>30,36</text:p>
          </table:table-cell>
          <table:table-cell office:value-type="float" office:value="5535.2371541501998" table:style-name="ce5">
            <text:p>5.535,24</text:p>
          </table:table-cell>
          <table:table-cell office:value-type="float" office:value="168049.8" table:style-name="ce5">
            <text:p>168.049,80</text:p>
          </table:table-cell>
          <table:table-cell office:value-type="float" office:value="6077.22" table:style-name="ce5">
            <text:p>6.077,22</text:p>
          </table:table-cell>
          <table:table-cell office:value-type="float" office:value="161972.57999999999" table:style-name="ce5">
            <text:p>161.972,58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Térmica renovable y resto</text:p>
          </table:table-cell>
          <table:table-cell office:value-type="float" office:value="1" table:style-name="ce4">
            <text:p>1</text:p>
          </table:table-cell>
          <table:table-cell office:value-type="float" office:value="2.35" table:style-name="ce5">
            <text:p>2,35</text:p>
          </table:table-cell>
          <table:table-cell office:value-type="float" office:value="5242.1276595744703" table:style-name="ce5">
            <text:p>5.242,13</text:p>
          </table:table-cell>
          <table:table-cell office:value-type="float" office:value="12319" table:style-name="ce5">
            <text:p>12.319,00</text:p>
          </table:table-cell>
          <table:table-cell office:value-type="float" office:value="2453.4499999999998" table:style-name="ce5">
            <text:p>2.453,45</text:p>
          </table:table-cell>
          <table:table-cell office:value-type="float" office:value="9865.5499999999993" table:style-name="ce5">
            <text:p>9.865,55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TOTAL</text:p>
          </table:table-cell>
          <table:table-cell office:value-type="float" office:value="167" table:style-name="ce4">
            <text:p>167</text:p>
          </table:table-cell>
          <table:table-cell office:value-type="float" office:value="2739.11" table:style-name="ce5">
            <text:p>2.739,11</text:p>
          </table:table-cell>
          <table:table-cell office:value-type="float" office:value="1668.52789044617" table:style-name="ce5">
            <text:p>1.668,53</text:p>
          </table:table-cell>
          <table:table-cell office:value-type="float" office:value="4570281.43" table:style-name="ce5">
            <text:p>4.570.281,43</text:p>
          </table:table-cell>
          <table:table-cell office:value-type="float" office:value="51517.29" table:style-name="ce5">
            <text:p>51.517,29</text:p>
          </table:table-cell>
          <table:table-cell office:value-type="float" office:value="4518764.1399999997" table:style-name="ce5">
            <text:p>4.518.764,14</text:p>
          </table:table-cell>
          <table:table-cell office:value-type="float" office:value="130.4" table:style-name="ce5">
            <text:p>130,40</text:p>
          </table:table-cell>
          <table:table-cell office:value-type="float" office:value="233345" table:style-name="ce5">
            <text:p>233.345,00</text:p>
          </table:table-cell>
          <table:table-cell table:number-columns-repeated="16375"/>
        </table:table-row>
        <table:table-row table:number-rows-repeated="1048562" table:style-name="ro1">
          <table:table-cell table:number-columns-repeated="16384"/>
        </table:table-row>
      </table:table>
      <table:table table:name="ASTURIAS" table:style-name="ta1"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number-columns-repeated="16375" table:default-cell-style-name="ce1"/>
        <table:table-row table:style-name="ro2">
          <table:table-cell office:value-type="string" table:style-name="ce2">
            <text:p>DESCRIPCION_FILA</text:p>
          </table:table-cell>
          <table:table-cell office:value-type="string" table:style-name="ce2">
            <text:p>CENTRALES ACTIVAS</text:p>
          </table:table-cell>
          <table:table-cell office:value-type="string" table:style-name="ce2">
            <text:p>POTENCIA ACTIVA (MW)</text:p>
          </table:table-cell>
          <table:table-cell office:value-type="string" table:style-name="ce2">
            <text:p>HORAS UTILIZACION</text:p>
          </table:table-cell>
          <table:table-cell office:value-type="string" table:style-name="ce2">
            <text:p>PRODUCCION EN BORNES DE LOS GENERADORES (MWh)</text:p>
          </table:table-cell>
          <table:table-cell office:value-type="string" table:style-name="ce2">
            <text:p>CONSUMOS EN GENERACION (MWh)</text:p>
          </table:table-cell>
          <table:table-cell office:value-type="string" table:style-name="ce2">
            <text:p>PRODUCCION NETA (MWH)</text:p>
          </table:table-cell>
          <table:table-cell office:value-type="string" table:style-name="ce2">
            <text:p>AUTOCONSUMOS (MWh)</text:p>
          </table:table-cell>
          <table:table-cell office:value-type="string" table:style-name="ce2">
            <text:p>CONSUMOS EN BOMBEO (MWh)</text:p>
          </table:table-cell>
          <table:table-cell table:number-columns-repeated="16375" table:style-name="ce6"/>
        </table:table-row>
        <table:table-row table:style-name="ro1">
          <table:table-cell office:value-type="string" table:style-name="ce3">
            <text:p>Hidraúlica</text:p>
          </table:table-cell>
          <table:table-cell office:value-type="float" office:value="18" table:style-name="ce4">
            <text:p>18</text:p>
          </table:table-cell>
          <table:table-cell office:value-type="float" office:value="713.09" table:style-name="ce5">
            <text:p>713,09</text:p>
          </table:table-cell>
          <table:table-cell office:value-type="float" office:value="1939.94267203298" table:style-name="ce5">
            <text:p>1.939,94</text:p>
          </table:table-cell>
          <table:table-cell office:value-type="float" office:value="1383353.72" table:style-name="ce5">
            <text:p>1.383.353,72</text:p>
          </table:table-cell>
          <table:table-cell office:value-type="float" office:value="103352.61" table:style-name="ce5">
            <text:p>103.352,61</text:p>
          </table:table-cell>
          <table:table-cell office:value-type="float" office:value="1280001.1100000001" table:style-name="ce5">
            <text:p>1.280.001,11</text:p>
          </table:table-cell>
          <table:table-cell office:value-type="float" office:value="0" table:style-name="ce5">
            <text:p>0,00</text:p>
          </table:table-cell>
          <table:table-cell office:value-type="float" office:value="41476" table:style-name="ce5">
            <text:p>41.476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 text:c="8"/>Bombeo puro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 text:c="8"/>Bombeo mixto</text:p>
          </table:table-cell>
          <table:table-cell office:value-type="float" office:value="1" table:style-name="ce4">
            <text:p>1</text:p>
          </table:table-cell>
          <table:table-cell office:value-type="float" office:value="133" table:style-name="ce5">
            <text:p>133,00</text:p>
          </table:table-cell>
          <table:table-cell office:value-type="float" office:value="837.81954887218001" table:style-name="ce5">
            <text:p>837,82</text:p>
          </table:table-cell>
          <table:table-cell office:value-type="float" office:value="111430" table:style-name="ce5">
            <text:p>111.430,00</text:p>
          </table:table-cell>
          <table:table-cell office:value-type="float" office:value="1716" table:style-name="ce5">
            <text:p>1.716,00</text:p>
          </table:table-cell>
          <table:table-cell office:value-type="float" office:value="109714" table:style-name="ce5">
            <text:p>109.714,00</text:p>
          </table:table-cell>
          <table:table-cell office:value-type="float" office:value="0" table:style-name="ce5">
            <text:p>0,00</text:p>
          </table:table-cell>
          <table:table-cell office:value-type="float" office:value="41476" table:style-name="ce5">
            <text:p>41.476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Nuclear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Carbón</text:p>
          </table:table-cell>
          <table:table-cell office:value-type="float" office:value="4" table:style-name="ce4">
            <text:p>4</text:p>
          </table:table-cell>
          <table:table-cell office:value-type="float" office:value="2474.1" table:style-name="ce5">
            <text:p>2.474,10</text:p>
          </table:table-cell>
          <table:table-cell office:value-type="float" office:value="5421.6983953761001" table:style-name="ce5">
            <text:p>5.421,70</text:p>
          </table:table-cell>
          <table:table-cell office:value-type="float" office:value="13413824" table:style-name="ce5">
            <text:p>13.413.824,00</text:p>
          </table:table-cell>
          <table:table-cell office:value-type="float" office:value="938184" table:style-name="ce5">
            <text:p>938.184,00</text:p>
          </table:table-cell>
          <table:table-cell office:value-type="float" office:value="12475640" table:style-name="ce5">
            <text:p>12.475.64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Fuel+gas y ciclo combinado</text:p>
          </table:table-cell>
          <table:table-cell office:value-type="float" office:value="2" table:style-name="ce4">
            <text:p>2</text:p>
          </table:table-cell>
          <table:table-cell office:value-type="float" office:value="865.49" table:style-name="ce5">
            <text:p>865,49</text:p>
          </table:table-cell>
          <table:table-cell office:value-type="float" office:value="439.38231522028002" table:style-name="ce5">
            <text:p>439,38</text:p>
          </table:table-cell>
          <table:table-cell office:value-type="float" office:value="380281" table:style-name="ce5">
            <text:p>380.281,00</text:p>
          </table:table-cell>
          <table:table-cell office:value-type="float" office:value="22020" table:style-name="ce5">
            <text:p>22.020,00</text:p>
          </table:table-cell>
          <table:table-cell office:value-type="float" office:value="358261" table:style-name="ce5">
            <text:p>358.261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Resto hidráulica</text:p>
          </table:table-cell>
          <table:table-cell office:value-type="float" office:value="23" table:style-name="ce4">
            <text:p>23</text:p>
          </table:table-cell>
          <table:table-cell office:value-type="float" office:value="75.81" table:style-name="ce5">
            <text:p>75,81</text:p>
          </table:table-cell>
          <table:table-cell office:value-type="float" office:value="2990.31077694236" table:style-name="ce5">
            <text:p>2.990,31</text:p>
          </table:table-cell>
          <table:table-cell office:value-type="float" office:value="226695.46" table:style-name="ce5">
            <text:p>226.695,46</text:p>
          </table:table-cell>
          <table:table-cell office:value-type="float" office:value="3019.07" table:style-name="ce5">
            <text:p>3.019,07</text:p>
          </table:table-cell>
          <table:table-cell office:value-type="float" office:value="223676.39" table:style-name="ce5">
            <text:p>223.676,39</text:p>
          </table:table-cell>
          <table:table-cell office:value-type="float" office:value="0.55000000000000004" table:style-name="ce5">
            <text:p>0,55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Eólica</text:p>
          </table:table-cell>
          <table:table-cell office:value-type="float" office:value="19" table:style-name="ce4">
            <text:p>19</text:p>
          </table:table-cell>
          <table:table-cell office:value-type="float" office:value="518.45000000000005" table:style-name="ce5">
            <text:p>518,45</text:p>
          </table:table-cell>
          <table:table-cell office:value-type="float" office:value="2031.43805574308" table:style-name="ce5">
            <text:p>2.031,44</text:p>
          </table:table-cell>
          <table:table-cell office:value-type="float" office:value="1053199.06" table:style-name="ce5">
            <text:p>1.053.199,06</text:p>
          </table:table-cell>
          <table:table-cell office:value-type="float" office:value="14412.11" table:style-name="ce5">
            <text:p>14.412,11</text:p>
          </table:table-cell>
          <table:table-cell office:value-type="float" office:value="1038786.95" table:style-name="ce5">
            <text:p>1.038.786,95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Solar fotovoltaica</text:p>
          </table:table-cell>
          <table:table-cell office:value-type="float" office:value="91" table:style-name="ce4">
            <text:p>91</text:p>
          </table:table-cell>
          <table:table-cell office:value-type="float" office:value="0.76" table:style-name="ce5">
            <text:p>0,76</text:p>
          </table:table-cell>
          <table:table-cell office:value-type="float" office:value="775.28947368421098" table:style-name="ce5">
            <text:p>775,29</text:p>
          </table:table-cell>
          <table:table-cell office:value-type="float" office:value="589.22" table:style-name="ce5">
            <text:p>589,22</text:p>
          </table:table-cell>
          <table:table-cell office:value-type="float" office:value="0" table:style-name="ce5">
            <text:p>0,00</text:p>
          </table:table-cell>
          <table:table-cell office:value-type="float" office:value="589.22" table:style-name="ce5">
            <text:p>589,22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Solar térmica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Cogeneración</text:p>
          </table:table-cell>
          <table:table-cell office:value-type="float" office:value="19" table:style-name="ce4">
            <text:p>19</text:p>
          </table:table-cell>
          <table:table-cell office:value-type="float" office:value="102.35" table:style-name="ce5">
            <text:p>102,35</text:p>
          </table:table-cell>
          <table:table-cell office:value-type="float" office:value="6522.7150952613601" table:style-name="ce5">
            <text:p>6.522,72</text:p>
          </table:table-cell>
          <table:table-cell office:value-type="float" office:value="667599.89" table:style-name="ce5">
            <text:p>667.599,89</text:p>
          </table:table-cell>
          <table:table-cell office:value-type="float" office:value="16950.87" table:style-name="ce5">
            <text:p>16.950,87</text:p>
          </table:table-cell>
          <table:table-cell office:value-type="float" office:value="650649.02" table:style-name="ce5">
            <text:p>650.649,02</text:p>
          </table:table-cell>
          <table:table-cell office:value-type="float" office:value="9224.4" table:style-name="ce5">
            <text:p>9.224,4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Térmica renovable y resto</text:p>
          </table:table-cell>
          <table:table-cell office:value-type="float" office:value="5" table:style-name="ce4">
            <text:p>5</text:p>
          </table:table-cell>
          <table:table-cell office:value-type="float" office:value="119.08" table:style-name="ce5">
            <text:p>119,08</text:p>
          </table:table-cell>
          <table:table-cell office:value-type="float" office:value="6236.4723715149503" table:style-name="ce5">
            <text:p>6.236,47</text:p>
          </table:table-cell>
          <table:table-cell office:value-type="float" office:value="742639.13" table:style-name="ce5">
            <text:p>742.639,13</text:p>
          </table:table-cell>
          <table:table-cell office:value-type="float" office:value="77339.78" table:style-name="ce5">
            <text:p>77.339,78</text:p>
          </table:table-cell>
          <table:table-cell office:value-type="float" office:value="665299.35" table:style-name="ce5">
            <text:p>665.299,35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TOTAL</text:p>
          </table:table-cell>
          <table:table-cell office:value-type="float" office:value="181" table:style-name="ce4">
            <text:p>181</text:p>
          </table:table-cell>
          <table:table-cell office:value-type="float" office:value="4869.13" table:style-name="ce5">
            <text:p>4.869,13</text:p>
          </table:table-cell>
          <table:table-cell office:value-type="float" office:value="3669.6866750323002" table:style-name="ce5">
            <text:p>3.669,69</text:p>
          </table:table-cell>
          <table:table-cell office:value-type="float" office:value="17868181.48" table:style-name="ce5">
            <text:p>17.868.181,48</text:p>
          </table:table-cell>
          <table:table-cell office:value-type="float" office:value="1175278.44" table:style-name="ce5">
            <text:p>1.175.278,44</text:p>
          </table:table-cell>
          <table:table-cell office:value-type="float" office:value="16692903.039999999" table:style-name="ce5">
            <text:p>16.692.903,04</text:p>
          </table:table-cell>
          <table:table-cell office:value-type="float" office:value="9224.9500000000007" table:style-name="ce5">
            <text:p>9.224,95</text:p>
          </table:table-cell>
          <table:table-cell office:value-type="float" office:value="41476" table:style-name="ce5">
            <text:p>41.476,00</text:p>
          </table:table-cell>
          <table:table-cell table:number-columns-repeated="16375"/>
        </table:table-row>
        <table:table-row table:number-rows-repeated="1048562" table:style-name="ro1">
          <table:table-cell table:number-columns-repeated="16384"/>
        </table:table-row>
      </table:table>
      <table:table table:name="PALENCIA" table:style-name="ta1"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number-columns-repeated="16375" table:default-cell-style-name="ce1"/>
        <table:table-row table:style-name="ro2">
          <table:table-cell office:value-type="string" table:style-name="ce2">
            <text:p>DESCRIPCION_FILA</text:p>
          </table:table-cell>
          <table:table-cell office:value-type="string" table:style-name="ce2">
            <text:p>CENTRALES ACTIVAS</text:p>
          </table:table-cell>
          <table:table-cell office:value-type="string" table:style-name="ce2">
            <text:p>POTENCIA ACTIVA (MW)</text:p>
          </table:table-cell>
          <table:table-cell office:value-type="string" table:style-name="ce2">
            <text:p>HORAS UTILIZACION</text:p>
          </table:table-cell>
          <table:table-cell office:value-type="string" table:style-name="ce2">
            <text:p>PRODUCCION EN BORNES DE LOS GENERADORES (MWh)</text:p>
          </table:table-cell>
          <table:table-cell office:value-type="string" table:style-name="ce2">
            <text:p>CONSUMOS EN GENERACION (MWh)</text:p>
          </table:table-cell>
          <table:table-cell office:value-type="string" table:style-name="ce2">
            <text:p>PRODUCCION NETA (MWH)</text:p>
          </table:table-cell>
          <table:table-cell office:value-type="string" table:style-name="ce2">
            <text:p>AUTOCONSUMOS (MWh)</text:p>
          </table:table-cell>
          <table:table-cell office:value-type="string" table:style-name="ce2">
            <text:p>CONSUMOS EN BOMBEO (MWh)</text:p>
          </table:table-cell>
          <table:table-cell table:number-columns-repeated="16375" table:style-name="ce6"/>
        </table:table-row>
        <table:table-row table:style-name="ro1">
          <table:table-cell office:value-type="string" table:style-name="ce3">
            <text:p>Hidraúlica</text:p>
          </table:table-cell>
          <table:table-cell office:value-type="float" office:value="5" table:style-name="ce4">
            <text:p>5</text:p>
          </table:table-cell>
          <table:table-cell office:value-type="float" office:value="54.11" table:style-name="ce5">
            <text:p>54,11</text:p>
          </table:table-cell>
          <table:table-cell office:value-type="float" office:value="2658.2249122158601" table:style-name="ce5">
            <text:p>2.658,22</text:p>
          </table:table-cell>
          <table:table-cell office:value-type="float" office:value="143836.54999999999" table:style-name="ce5">
            <text:p>143.836,55</text:p>
          </table:table-cell>
          <table:table-cell office:value-type="float" office:value="1350.83" table:style-name="ce5">
            <text:p>1.350,83</text:p>
          </table:table-cell>
          <table:table-cell office:value-type="float" office:value="142485.72" table:style-name="ce5">
            <text:p>142.485,72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 text:c="8"/>Bombeo puro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 text:c="8"/>Bombeo mixto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Nuclear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Carbón</text:p>
          </table:table-cell>
          <table:table-cell office:value-type="float" office:value="1" table:style-name="ce4">
            <text:p>1</text:p>
          </table:table-cell>
          <table:table-cell office:value-type="float" office:value="515.64" table:style-name="ce5">
            <text:p>515,64</text:p>
          </table:table-cell>
          <table:table-cell office:value-type="float" office:value="3762.80156698472" table:style-name="ce5">
            <text:p>3.762,80</text:p>
          </table:table-cell>
          <table:table-cell office:value-type="float" office:value="1940251" table:style-name="ce5">
            <text:p>1.940.251,00</text:p>
          </table:table-cell>
          <table:table-cell office:value-type="float" office:value="140255" table:style-name="ce5">
            <text:p>140.255,00</text:p>
          </table:table-cell>
          <table:table-cell office:value-type="float" office:value="1799996" table:style-name="ce5">
            <text:p>1.799.996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Fuel+gas y ciclo combinado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Resto hidráulica</text:p>
          </table:table-cell>
          <table:table-cell office:value-type="float" office:value="25" table:style-name="ce4">
            <text:p>25</text:p>
          </table:table-cell>
          <table:table-cell office:value-type="float" office:value="31.42" table:style-name="ce5">
            <text:p>31,42</text:p>
          </table:table-cell>
          <table:table-cell office:value-type="float" office:value="2431.45194143857" table:style-name="ce5">
            <text:p>2.431,45</text:p>
          </table:table-cell>
          <table:table-cell office:value-type="float" office:value="76396.22" table:style-name="ce5">
            <text:p>76.396,22</text:p>
          </table:table-cell>
          <table:table-cell office:value-type="float" office:value="1145.97" table:style-name="ce5">
            <text:p>1.145,97</text:p>
          </table:table-cell>
          <table:table-cell office:value-type="float" office:value="75250.25" table:style-name="ce5">
            <text:p>75.250,25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Eólica</text:p>
          </table:table-cell>
          <table:table-cell office:value-type="float" office:value="39" table:style-name="ce4">
            <text:p>39</text:p>
          </table:table-cell>
          <table:table-cell office:value-type="float" office:value="773.77" table:style-name="ce5">
            <text:p>773,77</text:p>
          </table:table-cell>
          <table:table-cell office:value-type="float" office:value="2033.9301472013599" table:style-name="ce5">
            <text:p>2.033,93</text:p>
          </table:table-cell>
          <table:table-cell office:value-type="float" office:value="1573794.13" table:style-name="ce5">
            <text:p>1.573.794,13</text:p>
          </table:table-cell>
          <table:table-cell office:value-type="float" office:value="33660.699999999997" table:style-name="ce5">
            <text:p>33.660,70</text:p>
          </table:table-cell>
          <table:table-cell office:value-type="float" office:value="1540133.43" table:style-name="ce5">
            <text:p>1.540.133,43</text:p>
          </table:table-cell>
          <table:table-cell office:value-type="float" office:value="344.27" table:style-name="ce5">
            <text:p>344,27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Solar fotovoltaica</text:p>
          </table:table-cell>
          <table:table-cell office:value-type="float" office:value="440" table:style-name="ce4">
            <text:p>440</text:p>
          </table:table-cell>
          <table:table-cell office:value-type="float" office:value="29.45" table:style-name="ce5">
            <text:p>29,45</text:p>
          </table:table-cell>
          <table:table-cell office:value-type="float" office:value="1559.5273344652001" table:style-name="ce5">
            <text:p>1.559,53</text:p>
          </table:table-cell>
          <table:table-cell office:value-type="float" office:value="45928.08" table:style-name="ce5">
            <text:p>45.928,08</text:p>
          </table:table-cell>
          <table:table-cell office:value-type="float" office:value="0" table:style-name="ce5">
            <text:p>0,00</text:p>
          </table:table-cell>
          <table:table-cell office:value-type="float" office:value="45928.08" table:style-name="ce5">
            <text:p>45.928,08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Solar térmica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Cogeneración</text:p>
          </table:table-cell>
          <table:table-cell office:value-type="float" office:value="4" table:style-name="ce4">
            <text:p>4</text:p>
          </table:table-cell>
          <table:table-cell office:value-type="float" office:value="50.26" table:style-name="ce5">
            <text:p>50,26</text:p>
          </table:table-cell>
          <table:table-cell office:value-type="float" office:value="7383.1430561082398" table:style-name="ce5">
            <text:p>7.383,14</text:p>
          </table:table-cell>
          <table:table-cell office:value-type="float" office:value="371076.77" table:style-name="ce5">
            <text:p>371.076,77</text:p>
          </table:table-cell>
          <table:table-cell office:value-type="float" office:value="8600.35" table:style-name="ce5">
            <text:p>8.600,35</text:p>
          </table:table-cell>
          <table:table-cell office:value-type="float" office:value="362476.42" table:style-name="ce5">
            <text:p>362.476,42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Térmica renovable y resto</text:p>
          </table:table-cell>
          <table:table-cell office:value-type="float" office:value="1" table:style-name="ce4">
            <text:p>1</text:p>
          </table:table-cell>
          <table:table-cell office:value-type="float" office:value="0.5" table:style-name="ce5">
            <text:p>0,50</text:p>
          </table:table-cell>
          <table:table-cell office:value-type="float" office:value="3859.74" table:style-name="ce5">
            <text:p>3.859,74</text:p>
          </table:table-cell>
          <table:table-cell office:value-type="float" office:value="1929.87" table:style-name="ce5">
            <text:p>1.929,87</text:p>
          </table:table-cell>
          <table:table-cell office:value-type="float" office:value="668.4" table:style-name="ce5">
            <text:p>668,40</text:p>
          </table:table-cell>
          <table:table-cell office:value-type="float" office:value="1261.47" table:style-name="ce5">
            <text:p>1.261,47</text:p>
          </table:table-cell>
          <table:table-cell office:value-type="float" office:value="621.95000000000005" table:style-name="ce5">
            <text:p>621,95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TOTAL</text:p>
          </table:table-cell>
          <table:table-cell office:value-type="float" office:value="515" table:style-name="ce4">
            <text:p>515</text:p>
          </table:table-cell>
          <table:table-cell office:value-type="float" office:value="1455.15" table:style-name="ce5">
            <text:p>1.455,15</text:p>
          </table:table-cell>
          <table:table-cell office:value-type="float" office:value="2854.14742122805" table:style-name="ce5">
            <text:p>2.854,15</text:p>
          </table:table-cell>
          <table:table-cell office:value-type="float" office:value="4153212.62" table:style-name="ce5">
            <text:p>4.153.212,62</text:p>
          </table:table-cell>
          <table:table-cell office:value-type="float" office:value="185681.25" table:style-name="ce5">
            <text:p>185.681,25</text:p>
          </table:table-cell>
          <table:table-cell office:value-type="float" office:value="3967531.37" table:style-name="ce5">
            <text:p>3.967.531,37</text:p>
          </table:table-cell>
          <table:table-cell office:value-type="float" office:value="966.22" table:style-name="ce5">
            <text:p>966,22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number-rows-repeated="1048562" table:style-name="ro1">
          <table:table-cell table:number-columns-repeated="16384"/>
        </table:table-row>
      </table:table>
      <table:table table:name="PALMAS_(LAS)" table:style-name="ta1"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number-columns-repeated="16375" table:default-cell-style-name="ce1"/>
        <table:table-row table:style-name="ro2">
          <table:table-cell office:value-type="string" table:style-name="ce2">
            <text:p>DESCRIPCION_FILA</text:p>
          </table:table-cell>
          <table:table-cell office:value-type="string" table:style-name="ce2">
            <text:p>CENTRALES ACTIVAS</text:p>
          </table:table-cell>
          <table:table-cell office:value-type="string" table:style-name="ce2">
            <text:p>POTENCIA ACTIVA (MW)</text:p>
          </table:table-cell>
          <table:table-cell office:value-type="string" table:style-name="ce2">
            <text:p>HORAS UTILIZACION</text:p>
          </table:table-cell>
          <table:table-cell office:value-type="string" table:style-name="ce2">
            <text:p>PRODUCCION EN BORNES DE LOS GENERADORES (MWh)</text:p>
          </table:table-cell>
          <table:table-cell office:value-type="string" table:style-name="ce2">
            <text:p>CONSUMOS EN GENERACION (MWh)</text:p>
          </table:table-cell>
          <table:table-cell office:value-type="string" table:style-name="ce2">
            <text:p>PRODUCCION NETA (MWH)</text:p>
          </table:table-cell>
          <table:table-cell office:value-type="string" table:style-name="ce2">
            <text:p>AUTOCONSUMOS (MWh)</text:p>
          </table:table-cell>
          <table:table-cell office:value-type="string" table:style-name="ce2">
            <text:p>CONSUMOS EN BOMBEO (MWh)</text:p>
          </table:table-cell>
          <table:table-cell table:number-columns-repeated="16375" table:style-name="ce6"/>
        </table:table-row>
        <table:table-row table:style-name="ro1">
          <table:table-cell office:value-type="string" table:style-name="ce3">
            <text:p>Hidraúlica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 text:c="8"/>Bombeo puro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 text:c="8"/>Bombeo mixto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Nuclear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Carbón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Fuel+gas y ciclo combinado</text:p>
          </table:table-cell>
          <table:table-cell office:value-type="float" office:value="5" table:style-name="ce4">
            <text:p>5</text:p>
          </table:table-cell>
          <table:table-cell office:value-type="float" office:value="2092.9" table:style-name="ce5">
            <text:p>2.092,90</text:p>
          </table:table-cell>
          <table:table-cell office:value-type="float" office:value="3646.1579960819899" table:style-name="ce5">
            <text:p>3.646,16</text:p>
          </table:table-cell>
          <table:table-cell office:value-type="float" office:value="7631044.0700000003" table:style-name="ce5">
            <text:p>7.631.044,07</text:p>
          </table:table-cell>
          <table:table-cell office:value-type="float" office:value="386160.96" table:style-name="ce5">
            <text:p>386.160,96</text:p>
          </table:table-cell>
          <table:table-cell office:value-type="float" office:value="7244883.1100000003" table:style-name="ce5">
            <text:p>7.244.883,11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Resto hidráulica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Eólica</text:p>
          </table:table-cell>
          <table:table-cell office:value-type="float" office:value="27" table:style-name="ce4">
            <text:p>27</text:p>
          </table:table-cell>
          <table:table-cell office:value-type="float" office:value="96.92" table:style-name="ce5">
            <text:p>96,92</text:p>
          </table:table-cell>
          <table:table-cell office:value-type="float" office:value="3090.52703260421" table:style-name="ce5">
            <text:p>3.090,53</text:p>
          </table:table-cell>
          <table:table-cell office:value-type="float" office:value="299533.88" table:style-name="ce5">
            <text:p>299.533,88</text:p>
          </table:table-cell>
          <table:table-cell office:value-type="float" office:value="4380.37" table:style-name="ce5">
            <text:p>4.380,37</text:p>
          </table:table-cell>
          <table:table-cell office:value-type="float" office:value="295153.51" table:style-name="ce5">
            <text:p>295.153,51</text:p>
          </table:table-cell>
          <table:table-cell office:value-type="float" office:value="23598.27" table:style-name="ce5">
            <text:p>23.598,27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Solar fotovoltaica</text:p>
          </table:table-cell>
          <table:table-cell office:value-type="float" office:value="922" table:style-name="ce4">
            <text:p>922</text:p>
          </table:table-cell>
          <table:table-cell office:value-type="float" office:value="55.41" table:style-name="ce5">
            <text:p>55,41</text:p>
          </table:table-cell>
          <table:table-cell office:value-type="float" office:value="1479.819707634" table:style-name="ce5">
            <text:p>1.479,82</text:p>
          </table:table-cell>
          <table:table-cell office:value-type="float" office:value="81996.81" table:style-name="ce5">
            <text:p>81.996,81</text:p>
          </table:table-cell>
          <table:table-cell office:value-type="float" office:value="0" table:style-name="ce5">
            <text:p>0,00</text:p>
          </table:table-cell>
          <table:table-cell office:value-type="float" office:value="81996.81" table:style-name="ce5">
            <text:p>81.996,81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Solar térmica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Cogeneración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Térmica renovable y resto</text:p>
          </table:table-cell>
          <table:table-cell office:value-type="float" office:value="1" table:style-name="ce4">
            <text:p>1</text:p>
          </table:table-cell>
          <table:table-cell office:value-type="float" office:value="2.1" table:style-name="ce5">
            <text:p>2,10</text:p>
          </table:table-cell>
          <table:table-cell office:value-type="float" office:value="680.28571428571399" table:style-name="ce5">
            <text:p>680,29</text:p>
          </table:table-cell>
          <table:table-cell office:value-type="float" office:value="1428.6" table:style-name="ce5">
            <text:p>1.428,60</text:p>
          </table:table-cell>
          <table:table-cell office:value-type="float" office:value="0" table:style-name="ce5">
            <text:p>0,00</text:p>
          </table:table-cell>
          <table:table-cell office:value-type="float" office:value="1428.6" table:style-name="ce5">
            <text:p>1.428,60</text:p>
          </table:table-cell>
          <table:table-cell office:value-type="float" office:value="393.28" table:style-name="ce5">
            <text:p>393,28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TOTAL</text:p>
          </table:table-cell>
          <table:table-cell office:value-type="float" office:value="955" table:style-name="ce4">
            <text:p>955</text:p>
          </table:table-cell>
          <table:table-cell office:value-type="float" office:value="2247.33" table:style-name="ce5">
            <text:p>2.247,33</text:p>
          </table:table-cell>
          <table:table-cell office:value-type="float" office:value="3566.0109374235199" table:style-name="ce5">
            <text:p>3.566,01</text:p>
          </table:table-cell>
          <table:table-cell office:value-type="float" office:value="8014003.3600000003" table:style-name="ce5">
            <text:p>8.014.003,36</text:p>
          </table:table-cell>
          <table:table-cell office:value-type="float" office:value="390541.33" table:style-name="ce5">
            <text:p>390.541,33</text:p>
          </table:table-cell>
          <table:table-cell office:value-type="float" office:value="7623462.0300000003" table:style-name="ce5">
            <text:p>7.623.462,03</text:p>
          </table:table-cell>
          <table:table-cell office:value-type="float" office:value="23991.55" table:style-name="ce5">
            <text:p>23.991,55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number-rows-repeated="1048562" table:style-name="ro1">
          <table:table-cell table:number-columns-repeated="16384"/>
        </table:table-row>
      </table:table>
      <table:table table:name="PONTEVEDRA" table:style-name="ta1"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number-columns-repeated="16375" table:default-cell-style-name="ce1"/>
        <table:table-row table:style-name="ro2">
          <table:table-cell office:value-type="string" table:style-name="ce2">
            <text:p>DESCRIPCION_FILA</text:p>
          </table:table-cell>
          <table:table-cell office:value-type="string" table:style-name="ce2">
            <text:p>CENTRALES ACTIVAS</text:p>
          </table:table-cell>
          <table:table-cell office:value-type="string" table:style-name="ce2">
            <text:p>POTENCIA ACTIVA (MW)</text:p>
          </table:table-cell>
          <table:table-cell office:value-type="string" table:style-name="ce2">
            <text:p>HORAS UTILIZACION</text:p>
          </table:table-cell>
          <table:table-cell office:value-type="string" table:style-name="ce2">
            <text:p>PRODUCCION EN BORNES DE LOS GENERADORES (MWh)</text:p>
          </table:table-cell>
          <table:table-cell office:value-type="string" table:style-name="ce2">
            <text:p>CONSUMOS EN GENERACION (MWh)</text:p>
          </table:table-cell>
          <table:table-cell office:value-type="string" table:style-name="ce2">
            <text:p>PRODUCCION NETA (MWH)</text:p>
          </table:table-cell>
          <table:table-cell office:value-type="string" table:style-name="ce2">
            <text:p>AUTOCONSUMOS (MWh)</text:p>
          </table:table-cell>
          <table:table-cell office:value-type="string" table:style-name="ce2">
            <text:p>CONSUMOS EN BOMBEO (MWh)</text:p>
          </table:table-cell>
          <table:table-cell table:number-columns-repeated="16375" table:style-name="ce6"/>
        </table:table-row>
        <table:table-row table:style-name="ro1">
          <table:table-cell office:value-type="string" table:style-name="ce3">
            <text:p>Hidraúlica</text:p>
          </table:table-cell>
          <table:table-cell office:value-type="float" office:value="1" table:style-name="ce4">
            <text:p>1</text:p>
          </table:table-cell>
          <table:table-cell office:value-type="float" office:value="76" table:style-name="ce5">
            <text:p>76,00</text:p>
          </table:table-cell>
          <table:table-cell office:value-type="float" office:value="611.5" table:style-name="ce5">
            <text:p>611,50</text:p>
          </table:table-cell>
          <table:table-cell office:value-type="float" office:value="46474" table:style-name="ce5">
            <text:p>46.474,00</text:p>
          </table:table-cell>
          <table:table-cell office:value-type="float" office:value="1029" table:style-name="ce5">
            <text:p>1.029,00</text:p>
          </table:table-cell>
          <table:table-cell office:value-type="float" office:value="45445" table:style-name="ce5">
            <text:p>45.445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 text:c="8"/>Bombeo puro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 text:c="8"/>Bombeo mixto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Nuclear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Carbón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Fuel+gas y ciclo combinado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Resto hidráulica</text:p>
          </table:table-cell>
          <table:table-cell office:value-type="float" office:value="30" table:style-name="ce4">
            <text:p>30</text:p>
          </table:table-cell>
          <table:table-cell office:value-type="float" office:value="148.72999999999999" table:style-name="ce5">
            <text:p>148,73</text:p>
          </table:table-cell>
          <table:table-cell office:value-type="float" office:value="2555.9197202985301" table:style-name="ce5">
            <text:p>2.555,92</text:p>
          </table:table-cell>
          <table:table-cell office:value-type="float" office:value="380141.94" table:style-name="ce5">
            <text:p>380.141,94</text:p>
          </table:table-cell>
          <table:table-cell office:value-type="float" office:value="4017.67" table:style-name="ce5">
            <text:p>4.017,67</text:p>
          </table:table-cell>
          <table:table-cell office:value-type="float" office:value="376124.27" table:style-name="ce5">
            <text:p>376.124,27</text:p>
          </table:table-cell>
          <table:table-cell office:value-type="float" office:value="154.53" table:style-name="ce5">
            <text:p>154,53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Eólica</text:p>
          </table:table-cell>
          <table:table-cell office:value-type="float" office:value="17" table:style-name="ce4">
            <text:p>17</text:p>
          </table:table-cell>
          <table:table-cell office:value-type="float" office:value="417.06" table:style-name="ce5">
            <text:p>417,06</text:p>
          </table:table-cell>
          <table:table-cell office:value-type="float" office:value="2431.0900829616799" table:style-name="ce5">
            <text:p>2.431,09</text:p>
          </table:table-cell>
          <table:table-cell office:value-type="float" office:value="1013910.43" table:style-name="ce5">
            <text:p>1.013.910,43</text:p>
          </table:table-cell>
          <table:table-cell office:value-type="float" office:value="19050.84" table:style-name="ce5">
            <text:p>19.050,84</text:p>
          </table:table-cell>
          <table:table-cell office:value-type="float" office:value="994859.59" table:style-name="ce5">
            <text:p>994.859,59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Solar fotovoltaica</text:p>
          </table:table-cell>
          <table:table-cell office:value-type="float" office:value="174" table:style-name="ce4">
            <text:p>174</text:p>
          </table:table-cell>
          <table:table-cell office:value-type="float" office:value="5.37" table:style-name="ce5">
            <text:p>5,37</text:p>
          </table:table-cell>
          <table:table-cell office:value-type="float" office:value="1157.46927374302" table:style-name="ce5">
            <text:p>1.157,47</text:p>
          </table:table-cell>
          <table:table-cell office:value-type="float" office:value="6215.61" table:style-name="ce5">
            <text:p>6.215,61</text:p>
          </table:table-cell>
          <table:table-cell office:value-type="float" office:value="0" table:style-name="ce5">
            <text:p>0,00</text:p>
          </table:table-cell>
          <table:table-cell office:value-type="float" office:value="6215.61" table:style-name="ce5">
            <text:p>6.215,61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Solar térmica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Cogeneración</text:p>
          </table:table-cell>
          <table:table-cell office:value-type="float" office:value="6" table:style-name="ce4">
            <text:p>6</text:p>
          </table:table-cell>
          <table:table-cell office:value-type="float" office:value="43.07" table:style-name="ce5">
            <text:p>43,07</text:p>
          </table:table-cell>
          <table:table-cell office:value-type="float" office:value="5807.4102623635899" table:style-name="ce5">
            <text:p>5.807,41</text:p>
          </table:table-cell>
          <table:table-cell office:value-type="float" office:value="250125.16" table:style-name="ce5">
            <text:p>250.125,16</text:p>
          </table:table-cell>
          <table:table-cell office:value-type="float" office:value="8746.5499999999993" table:style-name="ce5">
            <text:p>8.746,55</text:p>
          </table:table-cell>
          <table:table-cell office:value-type="float" office:value="241378.61" table:style-name="ce5">
            <text:p>241.378,61</text:p>
          </table:table-cell>
          <table:table-cell office:value-type="float" office:value="776" table:style-name="ce5">
            <text:p>776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Térmica renovable y resto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TOTAL</text:p>
          </table:table-cell>
          <table:table-cell office:value-type="float" office:value="228" table:style-name="ce4">
            <text:p>228</text:p>
          </table:table-cell>
          <table:table-cell office:value-type="float" office:value="690.23" table:style-name="ce5">
            <text:p>690,23</text:p>
          </table:table-cell>
          <table:table-cell office:value-type="float" office:value="2458.4082697071999" table:style-name="ce5">
            <text:p>2.458,41</text:p>
          </table:table-cell>
          <table:table-cell office:value-type="float" office:value="1696867.14" table:style-name="ce5">
            <text:p>1.696.867,14</text:p>
          </table:table-cell>
          <table:table-cell office:value-type="float" office:value="32844.06" table:style-name="ce5">
            <text:p>32.844,06</text:p>
          </table:table-cell>
          <table:table-cell office:value-type="float" office:value="1664023.08" table:style-name="ce5">
            <text:p>1.664.023,08</text:p>
          </table:table-cell>
          <table:table-cell office:value-type="float" office:value="930.53" table:style-name="ce5">
            <text:p>930,53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number-rows-repeated="1048562" table:style-name="ro1">
          <table:table-cell table:number-columns-repeated="16384"/>
        </table:table-row>
      </table:table>
      <table:table table:name="SALAMANCA" table:style-name="ta1"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number-columns-repeated="16375" table:default-cell-style-name="ce1"/>
        <table:table-row table:style-name="ro2">
          <table:table-cell office:value-type="string" table:style-name="ce2">
            <text:p>DESCRIPCION_FILA</text:p>
          </table:table-cell>
          <table:table-cell office:value-type="string" table:style-name="ce2">
            <text:p>CENTRALES ACTIVAS</text:p>
          </table:table-cell>
          <table:table-cell office:value-type="string" table:style-name="ce2">
            <text:p>POTENCIA ACTIVA (MW)</text:p>
          </table:table-cell>
          <table:table-cell office:value-type="string" table:style-name="ce2">
            <text:p>HORAS UTILIZACION</text:p>
          </table:table-cell>
          <table:table-cell office:value-type="string" table:style-name="ce2">
            <text:p>PRODUCCION EN BORNES DE LOS GENERADORES (MWh)</text:p>
          </table:table-cell>
          <table:table-cell office:value-type="string" table:style-name="ce2">
            <text:p>CONSUMOS EN GENERACION (MWh)</text:p>
          </table:table-cell>
          <table:table-cell office:value-type="string" table:style-name="ce2">
            <text:p>PRODUCCION NETA (MWH)</text:p>
          </table:table-cell>
          <table:table-cell office:value-type="string" table:style-name="ce2">
            <text:p>AUTOCONSUMOS (MWh)</text:p>
          </table:table-cell>
          <table:table-cell office:value-type="string" table:style-name="ce2">
            <text:p>CONSUMOS EN BOMBEO (MWh)</text:p>
          </table:table-cell>
          <table:table-cell table:number-columns-repeated="16375" table:style-name="ce6"/>
        </table:table-row>
        <table:table-row table:style-name="ro1">
          <table:table-cell office:value-type="string" table:style-name="ce3">
            <text:p>Hidraúlica</text:p>
          </table:table-cell>
          <table:table-cell office:value-type="float" office:value="10" table:style-name="ce4">
            <text:p>10</text:p>
          </table:table-cell>
          <table:table-cell office:value-type="float" office:value="2631.56" table:style-name="ce5">
            <text:p>2.631,56</text:p>
          </table:table-cell>
          <table:table-cell office:value-type="float" office:value="1725.5833041997901" table:style-name="ce5">
            <text:p>1.725,58</text:p>
          </table:table-cell>
          <table:table-cell office:value-type="float" office:value="4540976" table:style-name="ce5">
            <text:p>4.540.976,00</text:p>
          </table:table-cell>
          <table:table-cell office:value-type="float" office:value="30127" table:style-name="ce5">
            <text:p>30.127,00</text:p>
          </table:table-cell>
          <table:table-cell office:value-type="float" office:value="4510849" table:style-name="ce5">
            <text:p>4.510.849,00</text:p>
          </table:table-cell>
          <table:table-cell office:value-type="float" office:value="0" table:style-name="ce5">
            <text:p>0,00</text:p>
          </table:table-cell>
          <table:table-cell office:value-type="float" office:value="889760" table:style-name="ce5">
            <text:p>889.76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 text:c="8"/>Bombeo puro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 text:c="8"/>Bombeo mixto</text:p>
          </table:table-cell>
          <table:table-cell office:value-type="float" office:value="2" table:style-name="ce4">
            <text:p>2</text:p>
          </table:table-cell>
          <table:table-cell office:value-type="float" office:value="1285.2" table:style-name="ce5">
            <text:p>1.285,20</text:p>
          </table:table-cell>
          <table:table-cell office:value-type="float" office:value="1088.65001556178" table:style-name="ce5">
            <text:p>1.088,65</text:p>
          </table:table-cell>
          <table:table-cell office:value-type="float" office:value="1399133" table:style-name="ce5">
            <text:p>1.399.133,00</text:p>
          </table:table-cell>
          <table:table-cell office:value-type="float" office:value="9119" table:style-name="ce5">
            <text:p>9.119,00</text:p>
          </table:table-cell>
          <table:table-cell office:value-type="float" office:value="1390014" table:style-name="ce5">
            <text:p>1.390.014,00</text:p>
          </table:table-cell>
          <table:table-cell office:value-type="float" office:value="0" table:style-name="ce5">
            <text:p>0,00</text:p>
          </table:table-cell>
          <table:table-cell office:value-type="float" office:value="889760" table:style-name="ce5">
            <text:p>889.76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Nuclear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Carbón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Fuel+gas y ciclo combinado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Resto hidráulica</text:p>
          </table:table-cell>
          <table:table-cell office:value-type="float" office:value="25" table:style-name="ce4">
            <text:p>25</text:p>
          </table:table-cell>
          <table:table-cell office:value-type="float" office:value="26.88" table:style-name="ce5">
            <text:p>26,88</text:p>
          </table:table-cell>
          <table:table-cell office:value-type="float" office:value="1596.5238095238101" table:style-name="ce5">
            <text:p>1.596,52</text:p>
          </table:table-cell>
          <table:table-cell office:value-type="float" office:value="42914.559999999998" table:style-name="ce5">
            <text:p>42.914,56</text:p>
          </table:table-cell>
          <table:table-cell office:value-type="float" office:value="524.02" table:style-name="ce5">
            <text:p>524,02</text:p>
          </table:table-cell>
          <table:table-cell office:value-type="float" office:value="42390.54" table:style-name="ce5">
            <text:p>42.390,54</text:p>
          </table:table-cell>
          <table:table-cell office:value-type="float" office:value="81.97" table:style-name="ce5">
            <text:p>81,97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Eólica</text:p>
          </table:table-cell>
          <table:table-cell office:value-type="float" office:value="6" table:style-name="ce4">
            <text:p>6</text:p>
          </table:table-cell>
          <table:table-cell office:value-type="float" office:value="179.34" table:style-name="ce5">
            <text:p>179,34</text:p>
          </table:table-cell>
          <table:table-cell office:value-type="float" office:value="2068.4584030333399" table:style-name="ce5">
            <text:p>2.068,46</text:p>
          </table:table-cell>
          <table:table-cell office:value-type="float" office:value="370957.33" table:style-name="ce5">
            <text:p>370.957,33</text:p>
          </table:table-cell>
          <table:table-cell office:value-type="float" office:value="2960.55" table:style-name="ce5">
            <text:p>2.960,55</text:p>
          </table:table-cell>
          <table:table-cell office:value-type="float" office:value="367996.78" table:style-name="ce5">
            <text:p>367.996,78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Solar fotovoltaica</text:p>
          </table:table-cell>
          <table:table-cell office:value-type="float" office:value="799" table:style-name="ce4">
            <text:p>799</text:p>
          </table:table-cell>
          <table:table-cell office:value-type="float" office:value="60.49" table:style-name="ce5">
            <text:p>60,49</text:p>
          </table:table-cell>
          <table:table-cell office:value-type="float" office:value="1710.10150438089" table:style-name="ce5">
            <text:p>1.710,10</text:p>
          </table:table-cell>
          <table:table-cell office:value-type="float" office:value="103444.04" table:style-name="ce5">
            <text:p>103.444,04</text:p>
          </table:table-cell>
          <table:table-cell office:value-type="float" office:value="0" table:style-name="ce5">
            <text:p>0,00</text:p>
          </table:table-cell>
          <table:table-cell office:value-type="float" office:value="103444.04" table:style-name="ce5">
            <text:p>103.444,04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Solar térmica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Cogeneración</text:p>
          </table:table-cell>
          <table:table-cell office:value-type="float" office:value="3" table:style-name="ce4">
            <text:p>3</text:p>
          </table:table-cell>
          <table:table-cell office:value-type="float" office:value="27.76" table:style-name="ce5">
            <text:p>27,76</text:p>
          </table:table-cell>
          <table:table-cell office:value-type="float" office:value="7449.2298270893398" table:style-name="ce5">
            <text:p>7.449,23</text:p>
          </table:table-cell>
          <table:table-cell office:value-type="float" office:value="206790.62" table:style-name="ce5">
            <text:p>206.790,62</text:p>
          </table:table-cell>
          <table:table-cell office:value-type="float" office:value="3065.84" table:style-name="ce5">
            <text:p>3.065,84</text:p>
          </table:table-cell>
          <table:table-cell office:value-type="float" office:value="203724.78" table:style-name="ce5">
            <text:p>203.724,78</text:p>
          </table:table-cell>
          <table:table-cell office:value-type="float" office:value="1577.41" table:style-name="ce5">
            <text:p>1.577,41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Térmica renovable y resto</text:p>
          </table:table-cell>
          <table:table-cell office:value-type="float" office:value="1" table:style-name="ce4">
            <text:p>1</text:p>
          </table:table-cell>
          <table:table-cell office:value-type="float" office:value="0.48" table:style-name="ce5">
            <text:p>0,48</text:p>
          </table:table-cell>
          <table:table-cell office:value-type="float" office:value="4050" table:style-name="ce5">
            <text:p>4.050,00</text:p>
          </table:table-cell>
          <table:table-cell office:value-type="float" office:value="1944" table:style-name="ce5">
            <text:p>1.944,00</text:p>
          </table:table-cell>
          <table:table-cell office:value-type="float" office:value="142" table:style-name="ce5">
            <text:p>142,00</text:p>
          </table:table-cell>
          <table:table-cell office:value-type="float" office:value="1802" table:style-name="ce5">
            <text:p>1.802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TOTAL</text:p>
          </table:table-cell>
          <table:table-cell office:value-type="float" office:value="844" table:style-name="ce4">
            <text:p>844</text:p>
          </table:table-cell>
          <table:table-cell office:value-type="float" office:value="2926.51" table:style-name="ce5">
            <text:p>2.926,51</text:p>
          </table:table-cell>
          <table:table-cell office:value-type="float" office:value="1799.76372881008" table:style-name="ce5">
            <text:p>1.799,76</text:p>
          </table:table-cell>
          <table:table-cell office:value-type="float" office:value="5267026.55" table:style-name="ce5">
            <text:p>5.267.026,55</text:p>
          </table:table-cell>
          <table:table-cell office:value-type="float" office:value="36819.410000000003" table:style-name="ce5">
            <text:p>36.819,41</text:p>
          </table:table-cell>
          <table:table-cell office:value-type="float" office:value="5230207.1399999997" table:style-name="ce5">
            <text:p>5.230.207,14</text:p>
          </table:table-cell>
          <table:table-cell office:value-type="float" office:value="1659.38" table:style-name="ce5">
            <text:p>1.659,38</text:p>
          </table:table-cell>
          <table:table-cell office:value-type="float" office:value="889760" table:style-name="ce5">
            <text:p>889.760,00</text:p>
          </table:table-cell>
          <table:table-cell table:number-columns-repeated="16375"/>
        </table:table-row>
        <table:table-row table:number-rows-repeated="1048562" table:style-name="ro1">
          <table:table-cell table:number-columns-repeated="16384"/>
        </table:table-row>
      </table:table>
      <table:table table:name="SANTA_CRUZ_TENERIFE" table:style-name="ta1"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number-columns-repeated="16375" table:default-cell-style-name="ce1"/>
        <table:table-row table:style-name="ro2">
          <table:table-cell office:value-type="string" table:style-name="ce2">
            <text:p>DESCRIPCION_FILA</text:p>
          </table:table-cell>
          <table:table-cell office:value-type="string" table:style-name="ce2">
            <text:p>CENTRALES ACTIVAS</text:p>
          </table:table-cell>
          <table:table-cell office:value-type="string" table:style-name="ce2">
            <text:p>POTENCIA ACTIVA (MW)</text:p>
          </table:table-cell>
          <table:table-cell office:value-type="string" table:style-name="ce2">
            <text:p>HORAS UTILIZACION</text:p>
          </table:table-cell>
          <table:table-cell office:value-type="string" table:style-name="ce2">
            <text:p>PRODUCCION EN BORNES DE LOS GENERADORES (MWh)</text:p>
          </table:table-cell>
          <table:table-cell office:value-type="string" table:style-name="ce2">
            <text:p>CONSUMOS EN GENERACION (MWh)</text:p>
          </table:table-cell>
          <table:table-cell office:value-type="string" table:style-name="ce2">
            <text:p>PRODUCCION NETA (MWH)</text:p>
          </table:table-cell>
          <table:table-cell office:value-type="string" table:style-name="ce2">
            <text:p>AUTOCONSUMOS (MWh)</text:p>
          </table:table-cell>
          <table:table-cell office:value-type="string" table:style-name="ce2">
            <text:p>CONSUMOS EN BOMBEO (MWh)</text:p>
          </table:table-cell>
          <table:table-cell table:number-columns-repeated="16375" table:style-name="ce6"/>
        </table:table-row>
        <table:table-row table:style-name="ro1">
          <table:table-cell office:value-type="string" table:style-name="ce3">
            <text:p>Hidraúlica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 text:c="8"/>Bombeo puro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 text:c="8"/>Bombeo mixto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Nuclear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Carbón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Fuel+gas y ciclo combinado</text:p>
          </table:table-cell>
          <table:table-cell office:value-type="float" office:value="4" table:style-name="ce4">
            <text:p>4</text:p>
          </table:table-cell>
          <table:table-cell office:value-type="float" office:value="370.81" table:style-name="ce5">
            <text:p>370,81</text:p>
          </table:table-cell>
          <table:table-cell office:value-type="float" office:value="2103.019605728" table:style-name="ce5">
            <text:p>2.103,02</text:p>
          </table:table-cell>
          <table:table-cell office:value-type="float" office:value="779820.7" table:style-name="ce5">
            <text:p>779.820,70</text:p>
          </table:table-cell>
          <table:table-cell office:value-type="float" office:value="47355.040000000001" table:style-name="ce5">
            <text:p>47.355,04</text:p>
          </table:table-cell>
          <table:table-cell office:value-type="float" office:value="732465.66" table:style-name="ce5">
            <text:p>732.465,66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Resto hidráulica</text:p>
          </table:table-cell>
          <table:table-cell office:value-type="float" office:value="1" table:style-name="ce4">
            <text:p>1</text:p>
          </table:table-cell>
          <table:table-cell office:value-type="float" office:value="0.46" table:style-name="ce5">
            <text:p>0,46</text:p>
          </table:table-cell>
          <table:table-cell office:value-type="float" office:value="7796.2173913043498" table:style-name="ce5">
            <text:p>7.796,22</text:p>
          </table:table-cell>
          <table:table-cell office:value-type="float" office:value="3586.26" table:style-name="ce5">
            <text:p>3.586,26</text:p>
          </table:table-cell>
          <table:table-cell office:value-type="float" office:value="0" table:style-name="ce5">
            <text:p>0,00</text:p>
          </table:table-cell>
          <table:table-cell office:value-type="float" office:value="3586.26" table:style-name="ce5">
            <text:p>3.586,26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Eólica</text:p>
          </table:table-cell>
          <table:table-cell office:value-type="float" office:value="13" table:style-name="ce4">
            <text:p>13</text:p>
          </table:table-cell>
          <table:table-cell office:value-type="float" office:value="44.28" table:style-name="ce5">
            <text:p>44,28</text:p>
          </table:table-cell>
          <table:table-cell office:value-type="float" office:value="2312.7303523035198" table:style-name="ce5">
            <text:p>2.312,73</text:p>
          </table:table-cell>
          <table:table-cell office:value-type="float" office:value="102407.7" table:style-name="ce5">
            <text:p>102.407,70</text:p>
          </table:table-cell>
          <table:table-cell office:value-type="float" office:value="1727.49" table:style-name="ce5">
            <text:p>1.727,49</text:p>
          </table:table-cell>
          <table:table-cell office:value-type="float" office:value="100680.21" table:style-name="ce5">
            <text:p>100.680,21</text:p>
          </table:table-cell>
          <table:table-cell office:value-type="float" office:value="2047.78" table:style-name="ce5">
            <text:p>2.047,78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Solar fotovoltaica</text:p>
          </table:table-cell>
          <table:table-cell office:value-type="float" office:value="590" table:style-name="ce4">
            <text:p>590</text:p>
          </table:table-cell>
          <table:table-cell office:value-type="float" office:value="110.97" table:style-name="ce5">
            <text:p>110,97</text:p>
          </table:table-cell>
          <table:table-cell office:value-type="float" office:value="1717.3527079390799" table:style-name="ce5">
            <text:p>1.717,35</text:p>
          </table:table-cell>
          <table:table-cell office:value-type="float" office:value="190574.63" table:style-name="ce5">
            <text:p>190.574,63</text:p>
          </table:table-cell>
          <table:table-cell office:value-type="float" office:value="0" table:style-name="ce5">
            <text:p>0,00</text:p>
          </table:table-cell>
          <table:table-cell office:value-type="float" office:value="190574.63" table:style-name="ce5">
            <text:p>190.574,63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Solar térmica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Cogeneración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Térmica renovable y resto</text:p>
          </table:table-cell>
          <table:table-cell office:value-type="float" office:value="2" table:style-name="ce4">
            <text:p>2</text:p>
          </table:table-cell>
          <table:table-cell office:value-type="float" office:value="6.1" table:style-name="ce5">
            <text:p>6,10</text:p>
          </table:table-cell>
          <table:table-cell office:value-type="float" office:value="2003.56229508197" table:style-name="ce5">
            <text:p>2.003,56</text:p>
          </table:table-cell>
          <table:table-cell office:value-type="float" office:value="12221.73" table:style-name="ce5">
            <text:p>12.221,73</text:p>
          </table:table-cell>
          <table:table-cell office:value-type="float" office:value="937.26" table:style-name="ce5">
            <text:p>937,26</text:p>
          </table:table-cell>
          <table:table-cell office:value-type="float" office:value="11284.47" table:style-name="ce5">
            <text:p>11.284,47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TOTAL</text:p>
          </table:table-cell>
          <table:table-cell office:value-type="float" office:value="610" table:style-name="ce4">
            <text:p>610</text:p>
          </table:table-cell>
          <table:table-cell office:value-type="float" office:value="532.62" table:style-name="ce5">
            <text:p>532,62</text:p>
          </table:table-cell>
          <table:table-cell office:value-type="float" office:value="2043.8793511321401" table:style-name="ce5">
            <text:p>2.043,88</text:p>
          </table:table-cell>
          <table:table-cell office:value-type="float" office:value="1088611.02" table:style-name="ce5">
            <text:p>1.088.611,02</text:p>
          </table:table-cell>
          <table:table-cell office:value-type="float" office:value="50019.79" table:style-name="ce5">
            <text:p>50.019,79</text:p>
          </table:table-cell>
          <table:table-cell office:value-type="float" office:value="1038591.23" table:style-name="ce5">
            <text:p>1.038.591,23</text:p>
          </table:table-cell>
          <table:table-cell office:value-type="float" office:value="2047.78" table:style-name="ce5">
            <text:p>2.047,78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number-rows-repeated="1048562" table:style-name="ro1">
          <table:table-cell table:number-columns-repeated="16384"/>
        </table:table-row>
      </table:table>
      <table:table table:name="CANTABRIA" table:style-name="ta1"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number-columns-repeated="16375" table:default-cell-style-name="ce1"/>
        <table:table-row table:style-name="ro2">
          <table:table-cell office:value-type="string" table:style-name="ce2">
            <text:p>DESCRIPCION_FILA</text:p>
          </table:table-cell>
          <table:table-cell office:value-type="string" table:style-name="ce2">
            <text:p>CENTRALES ACTIVAS</text:p>
          </table:table-cell>
          <table:table-cell office:value-type="string" table:style-name="ce2">
            <text:p>POTENCIA ACTIVA (MW)</text:p>
          </table:table-cell>
          <table:table-cell office:value-type="string" table:style-name="ce2">
            <text:p>HORAS UTILIZACION</text:p>
          </table:table-cell>
          <table:table-cell office:value-type="string" table:style-name="ce2">
            <text:p>PRODUCCION EN BORNES DE LOS GENERADORES (MWh)</text:p>
          </table:table-cell>
          <table:table-cell office:value-type="string" table:style-name="ce2">
            <text:p>CONSUMOS EN GENERACION (MWh)</text:p>
          </table:table-cell>
          <table:table-cell office:value-type="string" table:style-name="ce2">
            <text:p>PRODUCCION NETA (MWH)</text:p>
          </table:table-cell>
          <table:table-cell office:value-type="string" table:style-name="ce2">
            <text:p>AUTOCONSUMOS (MWh)</text:p>
          </table:table-cell>
          <table:table-cell office:value-type="string" table:style-name="ce2">
            <text:p>CONSUMOS EN BOMBEO (MWh)</text:p>
          </table:table-cell>
          <table:table-cell table:number-columns-repeated="16375" table:style-name="ce6"/>
        </table:table-row>
        <table:table-row table:style-name="ro1">
          <table:table-cell office:value-type="string" table:style-name="ce3">
            <text:p>Hidraúlica</text:p>
          </table:table-cell>
          <table:table-cell office:value-type="float" office:value="5" table:style-name="ce4">
            <text:p>5</text:p>
          </table:table-cell>
          <table:table-cell office:value-type="float" office:value="386.35" table:style-name="ce5">
            <text:p>386,35</text:p>
          </table:table-cell>
          <table:table-cell office:value-type="float" office:value="1396.860903326" table:style-name="ce5">
            <text:p>1.396,86</text:p>
          </table:table-cell>
          <table:table-cell office:value-type="float" office:value="539677.21" table:style-name="ce5">
            <text:p>539.677,21</text:p>
          </table:table-cell>
          <table:table-cell office:value-type="float" office:value="3803.09" table:style-name="ce5">
            <text:p>3.803,09</text:p>
          </table:table-cell>
          <table:table-cell office:value-type="float" office:value="535874.12" table:style-name="ce5">
            <text:p>535.874,12</text:p>
          </table:table-cell>
          <table:table-cell office:value-type="float" office:value="0" table:style-name="ce5">
            <text:p>0,00</text:p>
          </table:table-cell>
          <table:table-cell office:value-type="float" office:value="687886.39" table:style-name="ce5">
            <text:p>687.886,39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 text:c="8"/>Bombeo puro</text:p>
          </table:table-cell>
          <table:table-cell office:value-type="float" office:value="1" table:style-name="ce4">
            <text:p>1</text:p>
          </table:table-cell>
          <table:table-cell office:value-type="float" office:value="361.9" table:style-name="ce5">
            <text:p>361,90</text:p>
          </table:table-cell>
          <table:table-cell office:value-type="float" office:value="1326.59107488256" table:style-name="ce5">
            <text:p>1.326,59</text:p>
          </table:table-cell>
          <table:table-cell office:value-type="float" office:value="480093.31" table:style-name="ce5">
            <text:p>480.093,31</text:p>
          </table:table-cell>
          <table:table-cell office:value-type="float" office:value="2763.18" table:style-name="ce5">
            <text:p>2.763,18</text:p>
          </table:table-cell>
          <table:table-cell office:value-type="float" office:value="477330.13" table:style-name="ce5">
            <text:p>477.330,13</text:p>
          </table:table-cell>
          <table:table-cell office:value-type="float" office:value="0" table:style-name="ce5">
            <text:p>0,00</text:p>
          </table:table-cell>
          <table:table-cell office:value-type="float" office:value="687886.39" table:style-name="ce5">
            <text:p>687.886,39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 text:c="8"/>Bombeo mixto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Nuclear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Carbón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Fuel+gas y ciclo combinado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Resto hidráulica</text:p>
          </table:table-cell>
          <table:table-cell office:value-type="float" office:value="18" table:style-name="ce4">
            <text:p>18</text:p>
          </table:table-cell>
          <table:table-cell office:value-type="float" office:value="71.28" table:style-name="ce5">
            <text:p>71,28</text:p>
          </table:table-cell>
          <table:table-cell office:value-type="float" office:value="3121.6352413019099" table:style-name="ce5">
            <text:p>3.121,64</text:p>
          </table:table-cell>
          <table:table-cell office:value-type="float" office:value="222510.16" table:style-name="ce5">
            <text:p>222.510,16</text:p>
          </table:table-cell>
          <table:table-cell office:value-type="float" office:value="3169.51" table:style-name="ce5">
            <text:p>3.169,51</text:p>
          </table:table-cell>
          <table:table-cell office:value-type="float" office:value="219340.65" table:style-name="ce5">
            <text:p>219.340,65</text:p>
          </table:table-cell>
          <table:table-cell office:value-type="float" office:value="25.87" table:style-name="ce5">
            <text:p>25,87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Eólica</text:p>
          </table:table-cell>
          <table:table-cell office:value-type="float" office:value="1" table:style-name="ce4">
            <text:p>1</text:p>
          </table:table-cell>
          <table:table-cell office:value-type="float" office:value="32.299999999999997" table:style-name="ce5">
            <text:p>32,30</text:p>
          </table:table-cell>
          <table:table-cell office:value-type="float" office:value="1952.97213622291" table:style-name="ce5">
            <text:p>1.952,97</text:p>
          </table:table-cell>
          <table:table-cell office:value-type="float" office:value="63081" table:style-name="ce5">
            <text:p>63.081,00</text:p>
          </table:table-cell>
          <table:table-cell office:value-type="float" office:value="763" table:style-name="ce5">
            <text:p>763,00</text:p>
          </table:table-cell>
          <table:table-cell office:value-type="float" office:value="62318" table:style-name="ce5">
            <text:p>62.318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Solar fotovoltaica</text:p>
          </table:table-cell>
          <table:table-cell office:value-type="float" office:value="139" table:style-name="ce4">
            <text:p>139</text:p>
          </table:table-cell>
          <table:table-cell office:value-type="float" office:value="2.0699999999999998" table:style-name="ce5">
            <text:p>2,07</text:p>
          </table:table-cell>
          <table:table-cell office:value-type="float" office:value="958.37198067632801" table:style-name="ce5">
            <text:p>958,37</text:p>
          </table:table-cell>
          <table:table-cell office:value-type="float" office:value="1983.83" table:style-name="ce5">
            <text:p>1.983,83</text:p>
          </table:table-cell>
          <table:table-cell office:value-type="float" office:value="0" table:style-name="ce5">
            <text:p>0,00</text:p>
          </table:table-cell>
          <table:table-cell office:value-type="float" office:value="1983.83" table:style-name="ce5">
            <text:p>1.983,83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Solar térmica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Cogeneración</text:p>
          </table:table-cell>
          <table:table-cell office:value-type="float" office:value="7" table:style-name="ce4">
            <text:p>7</text:p>
          </table:table-cell>
          <table:table-cell office:value-type="float" office:value="173.38" table:style-name="ce5">
            <text:p>173,38</text:p>
          </table:table-cell>
          <table:table-cell office:value-type="float" office:value="5414.9477448379303" table:style-name="ce5">
            <text:p>5.414,95</text:p>
          </table:table-cell>
          <table:table-cell office:value-type="float" office:value="938843.64" table:style-name="ce5">
            <text:p>938.843,64</text:p>
          </table:table-cell>
          <table:table-cell office:value-type="float" office:value="50004.12" table:style-name="ce5">
            <text:p>50.004,12</text:p>
          </table:table-cell>
          <table:table-cell office:value-type="float" office:value="888839.52" table:style-name="ce5">
            <text:p>888.839,52</text:p>
          </table:table-cell>
          <table:table-cell office:value-type="float" office:value="216042" table:style-name="ce5">
            <text:p>216.042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Térmica renovable y resto</text:p>
          </table:table-cell>
          <table:table-cell office:value-type="float" office:value="3" table:style-name="ce4">
            <text:p>3</text:p>
          </table:table-cell>
          <table:table-cell office:value-type="float" office:value="24.36" table:style-name="ce5">
            <text:p>24,36</text:p>
          </table:table-cell>
          <table:table-cell office:value-type="float" office:value="7723.2692939244698" table:style-name="ce5">
            <text:p>7.723,27</text:p>
          </table:table-cell>
          <table:table-cell office:value-type="float" office:value="188138.84" table:style-name="ce5">
            <text:p>188.138,84</text:p>
          </table:table-cell>
          <table:table-cell office:value-type="float" office:value="23776.43" table:style-name="ce5">
            <text:p>23.776,43</text:p>
          </table:table-cell>
          <table:table-cell office:value-type="float" office:value="164362.41" table:style-name="ce5">
            <text:p>164.362,41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TOTAL</text:p>
          </table:table-cell>
          <table:table-cell office:value-type="float" office:value="173" table:style-name="ce4">
            <text:p>173</text:p>
          </table:table-cell>
          <table:table-cell office:value-type="float" office:value="689.74" table:style-name="ce5">
            <text:p>689,74</text:p>
          </table:table-cell>
          <table:table-cell office:value-type="float" office:value="2833.2917911096902" table:style-name="ce5">
            <text:p>2.833,29</text:p>
          </table:table-cell>
          <table:table-cell office:value-type="float" office:value="1954234.68" table:style-name="ce5">
            <text:p>1.954.234,68</text:p>
          </table:table-cell>
          <table:table-cell office:value-type="float" office:value="81516.149999999994" table:style-name="ce5">
            <text:p>81.516,15</text:p>
          </table:table-cell>
          <table:table-cell office:value-type="float" office:value="1872718.53" table:style-name="ce5">
            <text:p>1.872.718,53</text:p>
          </table:table-cell>
          <table:table-cell office:value-type="float" office:value="216067.87" table:style-name="ce5">
            <text:p>216.067,87</text:p>
          </table:table-cell>
          <table:table-cell office:value-type="float" office:value="687886.39" table:style-name="ce5">
            <text:p>687.886,39</text:p>
          </table:table-cell>
          <table:table-cell table:number-columns-repeated="16375"/>
        </table:table-row>
        <table:table-row table:number-rows-repeated="1048562" table:style-name="ro1">
          <table:table-cell table:number-columns-repeated="16384"/>
        </table:table-row>
      </table:table>
      <table:table table:name="SEGOVIA" table:style-name="ta1"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number-columns-repeated="16375" table:default-cell-style-name="ce1"/>
        <table:table-row table:style-name="ro2">
          <table:table-cell office:value-type="string" table:style-name="ce2">
            <text:p>DESCRIPCION_FILA</text:p>
          </table:table-cell>
          <table:table-cell office:value-type="string" table:style-name="ce2">
            <text:p>CENTRALES ACTIVAS</text:p>
          </table:table-cell>
          <table:table-cell office:value-type="string" table:style-name="ce2">
            <text:p>POTENCIA ACTIVA (MW)</text:p>
          </table:table-cell>
          <table:table-cell office:value-type="string" table:style-name="ce2">
            <text:p>HORAS UTILIZACION</text:p>
          </table:table-cell>
          <table:table-cell office:value-type="string" table:style-name="ce2">
            <text:p>PRODUCCION EN BORNES DE LOS GENERADORES (MWh)</text:p>
          </table:table-cell>
          <table:table-cell office:value-type="string" table:style-name="ce2">
            <text:p>CONSUMOS EN GENERACION (MWh)</text:p>
          </table:table-cell>
          <table:table-cell office:value-type="string" table:style-name="ce2">
            <text:p>PRODUCCION NETA (MWH)</text:p>
          </table:table-cell>
          <table:table-cell office:value-type="string" table:style-name="ce2">
            <text:p>AUTOCONSUMOS (MWh)</text:p>
          </table:table-cell>
          <table:table-cell office:value-type="string" table:style-name="ce2">
            <text:p>CONSUMOS EN BOMBEO (MWh)</text:p>
          </table:table-cell>
          <table:table-cell table:number-columns-repeated="16375" table:style-name="ce6"/>
        </table:table-row>
        <table:table-row table:style-name="ro1">
          <table:table-cell office:value-type="string" table:style-name="ce3">
            <text:p>Hidraúlica</text:p>
          </table:table-cell>
          <table:table-cell office:value-type="float" office:value="3" table:style-name="ce4">
            <text:p>3</text:p>
          </table:table-cell>
          <table:table-cell office:value-type="float" office:value="7.5" table:style-name="ce5">
            <text:p>7,50</text:p>
          </table:table-cell>
          <table:table-cell office:value-type="float" office:value="898.53333333333296" table:style-name="ce5">
            <text:p>898,53</text:p>
          </table:table-cell>
          <table:table-cell office:value-type="float" office:value="6739" table:style-name="ce5">
            <text:p>6.739,00</text:p>
          </table:table-cell>
          <table:table-cell office:value-type="float" office:value="859" table:style-name="ce5">
            <text:p>859,00</text:p>
          </table:table-cell>
          <table:table-cell office:value-type="float" office:value="5880" table:style-name="ce5">
            <text:p>5.88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 text:c="8"/>Bombeo puro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 text:c="8"/>Bombeo mixto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Nuclear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Carbón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Fuel+gas y ciclo combinado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Resto hidráulica</text:p>
          </table:table-cell>
          <table:table-cell office:value-type="float" office:value="8" table:style-name="ce4">
            <text:p>8</text:p>
          </table:table-cell>
          <table:table-cell office:value-type="float" office:value="5.19" table:style-name="ce5">
            <text:p>5,19</text:p>
          </table:table-cell>
          <table:table-cell office:value-type="float" office:value="1465.21579961464" table:style-name="ce5">
            <text:p>1.465,22</text:p>
          </table:table-cell>
          <table:table-cell office:value-type="float" office:value="7604.47" table:style-name="ce5">
            <text:p>7.604,47</text:p>
          </table:table-cell>
          <table:table-cell office:value-type="float" office:value="20" table:style-name="ce5">
            <text:p>20,00</text:p>
          </table:table-cell>
          <table:table-cell office:value-type="float" office:value="7584.47" table:style-name="ce5">
            <text:p>7.584,47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Eólica</text:p>
          </table:table-cell>
          <table:table-cell office:value-type="float" office:value="3" table:style-name="ce4">
            <text:p>3</text:p>
          </table:table-cell>
          <table:table-cell office:value-type="float" office:value="75.72" table:style-name="ce5">
            <text:p>75,72</text:p>
          </table:table-cell>
          <table:table-cell office:value-type="float" office:value="1709.5129424194399" table:style-name="ce5">
            <text:p>1.709,51</text:p>
          </table:table-cell>
          <table:table-cell office:value-type="float" office:value="129444.32" table:style-name="ce5">
            <text:p>129.444,32</text:p>
          </table:table-cell>
          <table:table-cell office:value-type="float" office:value="2682" table:style-name="ce5">
            <text:p>2.682,00</text:p>
          </table:table-cell>
          <table:table-cell office:value-type="float" office:value="126762.32" table:style-name="ce5">
            <text:p>126.762,32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Solar fotovoltaica</text:p>
          </table:table-cell>
          <table:table-cell office:value-type="float" office:value="329" table:style-name="ce4">
            <text:p>329</text:p>
          </table:table-cell>
          <table:table-cell office:value-type="float" office:value="24.64" table:style-name="ce5">
            <text:p>24,64</text:p>
          </table:table-cell>
          <table:table-cell office:value-type="float" office:value="1809.3084415584401" table:style-name="ce5">
            <text:p>1.809,31</text:p>
          </table:table-cell>
          <table:table-cell office:value-type="float" office:value="44581.36" table:style-name="ce5">
            <text:p>44.581,36</text:p>
          </table:table-cell>
          <table:table-cell office:value-type="float" office:value="0" table:style-name="ce5">
            <text:p>0,00</text:p>
          </table:table-cell>
          <table:table-cell office:value-type="float" office:value="44581.36" table:style-name="ce5">
            <text:p>44.581,36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Solar térmica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Cogeneración</text:p>
          </table:table-cell>
          <table:table-cell office:value-type="float" office:value="4" table:style-name="ce4">
            <text:p>4</text:p>
          </table:table-cell>
          <table:table-cell office:value-type="float" office:value="20.38" table:style-name="ce5">
            <text:p>20,38</text:p>
          </table:table-cell>
          <table:table-cell office:value-type="float" office:value="6583.3660451423002" table:style-name="ce5">
            <text:p>6.583,37</text:p>
          </table:table-cell>
          <table:table-cell office:value-type="float" office:value="134169" table:style-name="ce5">
            <text:p>134.169,00</text:p>
          </table:table-cell>
          <table:table-cell office:value-type="float" office:value="8981" table:style-name="ce5">
            <text:p>8.981,00</text:p>
          </table:table-cell>
          <table:table-cell office:value-type="float" office:value="125188" table:style-name="ce5">
            <text:p>125.188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Térmica renovable y resto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TOTAL</text:p>
          </table:table-cell>
          <table:table-cell office:value-type="float" office:value="347" table:style-name="ce4">
            <text:p>347</text:p>
          </table:table-cell>
          <table:table-cell office:value-type="float" office:value="133.43" table:style-name="ce5">
            <text:p>133,43</text:p>
          </table:table-cell>
          <table:table-cell office:value-type="float" office:value="2417.2835943940599" table:style-name="ce5">
            <text:p>2.417,28</text:p>
          </table:table-cell>
          <table:table-cell office:value-type="float" office:value="322538.15000000002" table:style-name="ce5">
            <text:p>322.538,15</text:p>
          </table:table-cell>
          <table:table-cell office:value-type="float" office:value="12542" table:style-name="ce5">
            <text:p>12.542,00</text:p>
          </table:table-cell>
          <table:table-cell office:value-type="float" office:value="309996.15000000002" table:style-name="ce5">
            <text:p>309.996,15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number-rows-repeated="1048562" table:style-name="ro1">
          <table:table-cell table:number-columns-repeated="16384"/>
        </table:table-row>
      </table:table>
      <table:table table:name="SEVILLA" table:style-name="ta1"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number-columns-repeated="16375" table:default-cell-style-name="ce1"/>
        <table:table-row table:style-name="ro2">
          <table:table-cell office:value-type="string" table:style-name="ce2">
            <text:p>DESCRIPCION_FILA</text:p>
          </table:table-cell>
          <table:table-cell office:value-type="string" table:style-name="ce2">
            <text:p>CENTRALES ACTIVAS</text:p>
          </table:table-cell>
          <table:table-cell office:value-type="string" table:style-name="ce2">
            <text:p>POTENCIA ACTIVA (MW)</text:p>
          </table:table-cell>
          <table:table-cell office:value-type="string" table:style-name="ce2">
            <text:p>HORAS UTILIZACION</text:p>
          </table:table-cell>
          <table:table-cell office:value-type="string" table:style-name="ce2">
            <text:p>PRODUCCION EN BORNES DE LOS GENERADORES (MWh)</text:p>
          </table:table-cell>
          <table:table-cell office:value-type="string" table:style-name="ce2">
            <text:p>CONSUMOS EN GENERACION (MWh)</text:p>
          </table:table-cell>
          <table:table-cell office:value-type="string" table:style-name="ce2">
            <text:p>PRODUCCION NETA (MWH)</text:p>
          </table:table-cell>
          <table:table-cell office:value-type="string" table:style-name="ce2">
            <text:p>AUTOCONSUMOS (MWh)</text:p>
          </table:table-cell>
          <table:table-cell office:value-type="string" table:style-name="ce2">
            <text:p>CONSUMOS EN BOMBEO (MWh)</text:p>
          </table:table-cell>
          <table:table-cell table:number-columns-repeated="16375" table:style-name="ce6"/>
        </table:table-row>
        <table:table-row table:style-name="ro1">
          <table:table-cell office:value-type="string" table:style-name="ce3">
            <text:p>Hidraúlica</text:p>
          </table:table-cell>
          <table:table-cell office:value-type="float" office:value="6" table:style-name="ce4">
            <text:p>6</text:p>
          </table:table-cell>
          <table:table-cell office:value-type="float" office:value="263.57" table:style-name="ce5">
            <text:p>263,57</text:p>
          </table:table-cell>
          <table:table-cell office:value-type="float" office:value="495.65580301248201" table:style-name="ce5">
            <text:p>495,66</text:p>
          </table:table-cell>
          <table:table-cell office:value-type="float" office:value="130640" table:style-name="ce5">
            <text:p>130.640,00</text:p>
          </table:table-cell>
          <table:table-cell office:value-type="float" office:value="2773" table:style-name="ce5">
            <text:p>2.773,00</text:p>
          </table:table-cell>
          <table:table-cell office:value-type="float" office:value="127867" table:style-name="ce5">
            <text:p>127.867,00</text:p>
          </table:table-cell>
          <table:table-cell office:value-type="float" office:value="0" table:style-name="ce5">
            <text:p>0,00</text:p>
          </table:table-cell>
          <table:table-cell office:value-type="float" office:value="113867" table:style-name="ce5">
            <text:p>113.867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 text:c="8"/>Bombeo puro</text:p>
          </table:table-cell>
          <table:table-cell office:value-type="float" office:value="1" table:style-name="ce4">
            <text:p>1</text:p>
          </table:table-cell>
          <table:table-cell office:value-type="float" office:value="210" table:style-name="ce5">
            <text:p>210,00</text:p>
          </table:table-cell>
          <table:table-cell office:value-type="float" office:value="380.7" table:style-name="ce5">
            <text:p>380,70</text:p>
          </table:table-cell>
          <table:table-cell office:value-type="float" office:value="79947" table:style-name="ce5">
            <text:p>79.947,00</text:p>
          </table:table-cell>
          <table:table-cell office:value-type="float" office:value="382" table:style-name="ce5">
            <text:p>382,00</text:p>
          </table:table-cell>
          <table:table-cell office:value-type="float" office:value="79565" table:style-name="ce5">
            <text:p>79.565,00</text:p>
          </table:table-cell>
          <table:table-cell office:value-type="float" office:value="0" table:style-name="ce5">
            <text:p>0,00</text:p>
          </table:table-cell>
          <table:table-cell office:value-type="float" office:value="107497" table:style-name="ce5">
            <text:p>107.497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 text:c="8"/>Bombeo mixto</text:p>
          </table:table-cell>
          <table:table-cell office:value-type="float" office:value="1" table:style-name="ce4">
            <text:p>1</text:p>
          </table:table-cell>
          <table:table-cell office:value-type="float" office:value="33.200000000000003" table:style-name="ce5">
            <text:p>33,20</text:p>
          </table:table-cell>
          <table:table-cell office:value-type="float" office:value="798.01204819277098" table:style-name="ce5">
            <text:p>798,01</text:p>
          </table:table-cell>
          <table:table-cell office:value-type="float" office:value="26494" table:style-name="ce5">
            <text:p>26.494,00</text:p>
          </table:table-cell>
          <table:table-cell office:value-type="float" office:value="1641" table:style-name="ce5">
            <text:p>1.641,00</text:p>
          </table:table-cell>
          <table:table-cell office:value-type="float" office:value="24853" table:style-name="ce5">
            <text:p>24.853,00</text:p>
          </table:table-cell>
          <table:table-cell office:value-type="float" office:value="0" table:style-name="ce5">
            <text:p>0,00</text:p>
          </table:table-cell>
          <table:table-cell office:value-type="float" office:value="6370" table:style-name="ce5">
            <text:p>6.37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Nuclear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Carbón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Fuel+gas y ciclo combinado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Resto hidráulica</text:p>
          </table:table-cell>
          <table:table-cell office:value-type="float" office:value="2" table:style-name="ce4">
            <text:p>2</text:p>
          </table:table-cell>
          <table:table-cell office:value-type="float" office:value="2.9" table:style-name="ce5">
            <text:p>2,90</text:p>
          </table:table-cell>
          <table:table-cell office:value-type="float" office:value="3897.7931034482799" table:style-name="ce5">
            <text:p>3.897,79</text:p>
          </table:table-cell>
          <table:table-cell office:value-type="float" office:value="11303.6" table:style-name="ce5">
            <text:p>11.303,60</text:p>
          </table:table-cell>
          <table:table-cell office:value-type="float" office:value="58" table:style-name="ce5">
            <text:p>58,00</text:p>
          </table:table-cell>
          <table:table-cell office:value-type="float" office:value="11245.6" table:style-name="ce5">
            <text:p>11.245,6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Eólica</text:p>
          </table:table-cell>
          <table:table-cell office:value-type="float" office:value="5" table:style-name="ce4">
            <text:p>5</text:p>
          </table:table-cell>
          <table:table-cell office:value-type="float" office:value="135.5" table:style-name="ce5">
            <text:p>135,50</text:p>
          </table:table-cell>
          <table:table-cell office:value-type="float" office:value="2234.3837638376399" table:style-name="ce5">
            <text:p>2.234,38</text:p>
          </table:table-cell>
          <table:table-cell office:value-type="float" office:value="302759" table:style-name="ce5">
            <text:p>302.759,00</text:p>
          </table:table-cell>
          <table:table-cell office:value-type="float" office:value="7781.06" table:style-name="ce5">
            <text:p>7.781,06</text:p>
          </table:table-cell>
          <table:table-cell office:value-type="float" office:value="294977.94" table:style-name="ce5">
            <text:p>294.977,94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Solar fotovoltaica</text:p>
          </table:table-cell>
          <table:table-cell office:value-type="float" office:value="2088" table:style-name="ce4">
            <text:p>2.088</text:p>
          </table:table-cell>
          <table:table-cell office:value-type="float" office:value="220.79" table:style-name="ce5">
            <text:p>220,79</text:p>
          </table:table-cell>
          <table:table-cell office:value-type="float" office:value="1793.8527560125001" table:style-name="ce5">
            <text:p>1.793,85</text:p>
          </table:table-cell>
          <table:table-cell office:value-type="float" office:value="396064.75" table:style-name="ce5">
            <text:p>396.064,75</text:p>
          </table:table-cell>
          <table:table-cell office:value-type="float" office:value="0" table:style-name="ce5">
            <text:p>0,00</text:p>
          </table:table-cell>
          <table:table-cell office:value-type="float" office:value="396064.75" table:style-name="ce5">
            <text:p>396.064,75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Solar térmica</text:p>
          </table:table-cell>
          <table:table-cell office:value-type="float" office:value="11" table:style-name="ce4">
            <text:p>11</text:p>
          </table:table-cell>
          <table:table-cell office:value-type="float" office:value="447.72" table:style-name="ce5">
            <text:p>447,72</text:p>
          </table:table-cell>
          <table:table-cell office:value-type="float" office:value="2089.0648172965198" table:style-name="ce5">
            <text:p>2.089,06</text:p>
          </table:table-cell>
          <table:table-cell office:value-type="float" office:value="935316.1" table:style-name="ce5">
            <text:p>935.316,10</text:p>
          </table:table-cell>
          <table:table-cell office:value-type="float" office:value="85028.7" table:style-name="ce5">
            <text:p>85.028,70</text:p>
          </table:table-cell>
          <table:table-cell office:value-type="float" office:value="850287.4" table:style-name="ce5">
            <text:p>850.287,4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Cogeneración</text:p>
          </table:table-cell>
          <table:table-cell office:value-type="float" office:value="10" table:style-name="ce4">
            <text:p>10</text:p>
          </table:table-cell>
          <table:table-cell office:value-type="float" office:value="54.23" table:style-name="ce5">
            <text:p>54,23</text:p>
          </table:table-cell>
          <table:table-cell office:value-type="float" office:value="5998.8751613498098" table:style-name="ce5">
            <text:p>5.998,88</text:p>
          </table:table-cell>
          <table:table-cell office:value-type="float" office:value="325319" table:style-name="ce5">
            <text:p>325.319,00</text:p>
          </table:table-cell>
          <table:table-cell office:value-type="float" office:value="13084.36" table:style-name="ce5">
            <text:p>13.084,36</text:p>
          </table:table-cell>
          <table:table-cell office:value-type="float" office:value="312234.64" table:style-name="ce5">
            <text:p>312.234,64</text:p>
          </table:table-cell>
          <table:table-cell office:value-type="float" office:value="10010.379999999999" table:style-name="ce5">
            <text:p>10.010,38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Térmica renovable y resto</text:p>
          </table:table-cell>
          <table:table-cell office:value-type="float" office:value="3" table:style-name="ce4">
            <text:p>3</text:p>
          </table:table-cell>
          <table:table-cell office:value-type="float" office:value="17.88" table:style-name="ce5">
            <text:p>17,88</text:p>
          </table:table-cell>
          <table:table-cell office:value-type="float" office:value="4668.8618568232696" table:style-name="ce5">
            <text:p>4.668,86</text:p>
          </table:table-cell>
          <table:table-cell office:value-type="float" office:value="83479.25" table:style-name="ce5">
            <text:p>83.479,25</text:p>
          </table:table-cell>
          <table:table-cell office:value-type="float" office:value="3873.08" table:style-name="ce5">
            <text:p>3.873,08</text:p>
          </table:table-cell>
          <table:table-cell office:value-type="float" office:value="79606.17" table:style-name="ce5">
            <text:p>79.606,17</text:p>
          </table:table-cell>
          <table:table-cell office:value-type="float" office:value="4612.8999999999996" table:style-name="ce5">
            <text:p>4.612,9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TOTAL</text:p>
          </table:table-cell>
          <table:table-cell office:value-type="float" office:value="2125" table:style-name="ce4">
            <text:p>2.125</text:p>
          </table:table-cell>
          <table:table-cell office:value-type="float" office:value="1142.5899999999999" table:style-name="ce5">
            <text:p>1.142,59</text:p>
          </table:table-cell>
          <table:table-cell office:value-type="float" office:value="1912.21846856703" table:style-name="ce5">
            <text:p>1.912,22</text:p>
          </table:table-cell>
          <table:table-cell office:value-type="float" office:value="2184881.7000000002" table:style-name="ce5">
            <text:p>2.184.881,70</text:p>
          </table:table-cell>
          <table:table-cell office:value-type="float" office:value="112598.2" table:style-name="ce5">
            <text:p>112.598,20</text:p>
          </table:table-cell>
          <table:table-cell office:value-type="float" office:value="2072283.5" table:style-name="ce5">
            <text:p>2.072.283,50</text:p>
          </table:table-cell>
          <table:table-cell office:value-type="float" office:value="14623.28" table:style-name="ce5">
            <text:p>14.623,28</text:p>
          </table:table-cell>
          <table:table-cell office:value-type="float" office:value="113867" table:style-name="ce5">
            <text:p>113.867,00</text:p>
          </table:table-cell>
          <table:table-cell table:number-columns-repeated="16375"/>
        </table:table-row>
        <table:table-row table:number-rows-repeated="1048562" table:style-name="ro1">
          <table:table-cell table:number-columns-repeated="16384"/>
        </table:table-row>
      </table:table>
      <table:table table:name="SORIA" table:style-name="ta1"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number-columns-repeated="16375" table:default-cell-style-name="ce1"/>
        <table:table-row table:style-name="ro2">
          <table:table-cell office:value-type="string" table:style-name="ce2">
            <text:p>DESCRIPCION_FILA</text:p>
          </table:table-cell>
          <table:table-cell office:value-type="string" table:style-name="ce2">
            <text:p>CENTRALES ACTIVAS</text:p>
          </table:table-cell>
          <table:table-cell office:value-type="string" table:style-name="ce2">
            <text:p>POTENCIA ACTIVA (MW)</text:p>
          </table:table-cell>
          <table:table-cell office:value-type="string" table:style-name="ce2">
            <text:p>HORAS UTILIZACION</text:p>
          </table:table-cell>
          <table:table-cell office:value-type="string" table:style-name="ce2">
            <text:p>PRODUCCION EN BORNES DE LOS GENERADORES (MWh)</text:p>
          </table:table-cell>
          <table:table-cell office:value-type="string" table:style-name="ce2">
            <text:p>CONSUMOS EN GENERACION (MWh)</text:p>
          </table:table-cell>
          <table:table-cell office:value-type="string" table:style-name="ce2">
            <text:p>PRODUCCION NETA (MWH)</text:p>
          </table:table-cell>
          <table:table-cell office:value-type="string" table:style-name="ce2">
            <text:p>AUTOCONSUMOS (MWh)</text:p>
          </table:table-cell>
          <table:table-cell office:value-type="string" table:style-name="ce2">
            <text:p>CONSUMOS EN BOMBEO (MWh)</text:p>
          </table:table-cell>
          <table:table-cell table:number-columns-repeated="16375" table:style-name="ce6"/>
        </table:table-row>
        <table:table-row table:style-name="ro1">
          <table:table-cell office:value-type="string" table:style-name="ce3">
            <text:p>Hidraúlica</text:p>
          </table:table-cell>
          <table:table-cell office:value-type="float" office:value="4" table:style-name="ce4">
            <text:p>4</text:p>
          </table:table-cell>
          <table:table-cell office:value-type="float" office:value="12.64" table:style-name="ce5">
            <text:p>12,64</text:p>
          </table:table-cell>
          <table:table-cell office:value-type="float" office:value="1502.55696202532" table:style-name="ce5">
            <text:p>1.502,56</text:p>
          </table:table-cell>
          <table:table-cell office:value-type="float" office:value="18992.32" table:style-name="ce5">
            <text:p>18.992,32</text:p>
          </table:table-cell>
          <table:table-cell office:value-type="float" office:value="554.08000000000004" table:style-name="ce5">
            <text:p>554,08</text:p>
          </table:table-cell>
          <table:table-cell office:value-type="float" office:value="18438.240000000002" table:style-name="ce5">
            <text:p>18.438,24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 text:c="8"/>Bombeo puro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 text:c="8"/>Bombeo mixto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Nuclear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Carbón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Fuel+gas y ciclo combinado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Resto hidráulica</text:p>
          </table:table-cell>
          <table:table-cell office:value-type="float" office:value="9" table:style-name="ce4">
            <text:p>9</text:p>
          </table:table-cell>
          <table:table-cell office:value-type="float" office:value="6" table:style-name="ce5">
            <text:p>6,00</text:p>
          </table:table-cell>
          <table:table-cell office:value-type="float" office:value="2737.71333333333" table:style-name="ce5">
            <text:p>2.737,71</text:p>
          </table:table-cell>
          <table:table-cell office:value-type="float" office:value="16426.28" table:style-name="ce5">
            <text:p>16.426,28</text:p>
          </table:table-cell>
          <table:table-cell office:value-type="float" office:value="126" table:style-name="ce5">
            <text:p>126,00</text:p>
          </table:table-cell>
          <table:table-cell office:value-type="float" office:value="16300.28" table:style-name="ce5">
            <text:p>16.300,28</text:p>
          </table:table-cell>
          <table:table-cell office:value-type="float" office:value="110" table:style-name="ce5">
            <text:p>11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Eólica</text:p>
          </table:table-cell>
          <table:table-cell office:value-type="float" office:value="40" table:style-name="ce4">
            <text:p>40</text:p>
          </table:table-cell>
          <table:table-cell office:value-type="float" office:value="1164.57" table:style-name="ce5">
            <text:p>1.164,57</text:p>
          </table:table-cell>
          <table:table-cell office:value-type="float" office:value="2263.4828391595202" table:style-name="ce5">
            <text:p>2.263,48</text:p>
          </table:table-cell>
          <table:table-cell office:value-type="float" office:value="2635984.21" table:style-name="ce5">
            <text:p>2.635.984,21</text:p>
          </table:table-cell>
          <table:table-cell office:value-type="float" office:value="60197.4" table:style-name="ce5">
            <text:p>60.197,40</text:p>
          </table:table-cell>
          <table:table-cell office:value-type="float" office:value="2575786.81" table:style-name="ce5">
            <text:p>2.575.786,81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Solar fotovoltaica</text:p>
          </table:table-cell>
          <table:table-cell office:value-type="float" office:value="288" table:style-name="ce4">
            <text:p>288</text:p>
          </table:table-cell>
          <table:table-cell office:value-type="float" office:value="20.96" table:style-name="ce5">
            <text:p>20,96</text:p>
          </table:table-cell>
          <table:table-cell office:value-type="float" office:value="1663.89933206107" table:style-name="ce5">
            <text:p>1.663,90</text:p>
          </table:table-cell>
          <table:table-cell office:value-type="float" office:value="34875.33" table:style-name="ce5">
            <text:p>34.875,33</text:p>
          </table:table-cell>
          <table:table-cell office:value-type="float" office:value="0" table:style-name="ce5">
            <text:p>0,00</text:p>
          </table:table-cell>
          <table:table-cell office:value-type="float" office:value="34875.33" table:style-name="ce5">
            <text:p>34.875,33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Solar térmica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Cogeneración</text:p>
          </table:table-cell>
          <table:table-cell office:value-type="float" office:value="1" table:style-name="ce4">
            <text:p>1</text:p>
          </table:table-cell>
          <table:table-cell office:value-type="float" office:value="0.5" table:style-name="ce5">
            <text:p>0,50</text:p>
          </table:table-cell>
          <table:table-cell office:value-type="float" office:value="8129.6" table:style-name="ce5">
            <text:p>8.129,60</text:p>
          </table:table-cell>
          <table:table-cell office:value-type="float" office:value="4064.8" table:style-name="ce5">
            <text:p>4.064,80</text:p>
          </table:table-cell>
          <table:table-cell office:value-type="float" office:value="113.03" table:style-name="ce5">
            <text:p>113,03</text:p>
          </table:table-cell>
          <table:table-cell office:value-type="float" office:value="3951.77" table:style-name="ce5">
            <text:p>3.951,77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Térmica renovable y resto</text:p>
          </table:table-cell>
          <table:table-cell office:value-type="float" office:value="3" table:style-name="ce4">
            <text:p>3</text:p>
          </table:table-cell>
          <table:table-cell office:value-type="float" office:value="21.47" table:style-name="ce5">
            <text:p>21,47</text:p>
          </table:table-cell>
          <table:table-cell office:value-type="float" office:value="6273.9818351187696" table:style-name="ce5">
            <text:p>6.273,98</text:p>
          </table:table-cell>
          <table:table-cell office:value-type="float" office:value="134702.39000000001" table:style-name="ce5">
            <text:p>134.702,39</text:p>
          </table:table-cell>
          <table:table-cell office:value-type="float" office:value="11826.65" table:style-name="ce5">
            <text:p>11.826,65</text:p>
          </table:table-cell>
          <table:table-cell office:value-type="float" office:value="122875.74" table:style-name="ce5">
            <text:p>122.875,74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TOTAL</text:p>
          </table:table-cell>
          <table:table-cell office:value-type="float" office:value="345" table:style-name="ce4">
            <text:p>345</text:p>
          </table:table-cell>
          <table:table-cell office:value-type="float" office:value="1226.1400000000001" table:style-name="ce5">
            <text:p>1.226,14</text:p>
          </table:table-cell>
          <table:table-cell office:value-type="float" office:value="2320.3266592721902" table:style-name="ce5">
            <text:p>2.320,33</text:p>
          </table:table-cell>
          <table:table-cell office:value-type="float" office:value="2845045.33" table:style-name="ce5">
            <text:p>2.845.045,33</text:p>
          </table:table-cell>
          <table:table-cell office:value-type="float" office:value="72817.16" table:style-name="ce5">
            <text:p>72.817,16</text:p>
          </table:table-cell>
          <table:table-cell office:value-type="float" office:value="2772228.17" table:style-name="ce5">
            <text:p>2.772.228,17</text:p>
          </table:table-cell>
          <table:table-cell office:value-type="float" office:value="110" table:style-name="ce5">
            <text:p>11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number-rows-repeated="1048562" table:style-name="ro1">
          <table:table-cell table:number-columns-repeated="16384"/>
        </table:table-row>
      </table:table>
      <table:table table:name="TARRAGONA" table:style-name="ta1"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number-columns-repeated="16375" table:default-cell-style-name="ce1"/>
        <table:table-row table:style-name="ro2">
          <table:table-cell office:value-type="string" table:style-name="ce2">
            <text:p>DESCRIPCION_FILA</text:p>
          </table:table-cell>
          <table:table-cell office:value-type="string" table:style-name="ce2">
            <text:p>CENTRALES ACTIVAS</text:p>
          </table:table-cell>
          <table:table-cell office:value-type="string" table:style-name="ce2">
            <text:p>POTENCIA ACTIVA (MW)</text:p>
          </table:table-cell>
          <table:table-cell office:value-type="string" table:style-name="ce2">
            <text:p>HORAS UTILIZACION</text:p>
          </table:table-cell>
          <table:table-cell office:value-type="string" table:style-name="ce2">
            <text:p>PRODUCCION EN BORNES DE LOS GENERADORES (MWh)</text:p>
          </table:table-cell>
          <table:table-cell office:value-type="string" table:style-name="ce2">
            <text:p>CONSUMOS EN GENERACION (MWh)</text:p>
          </table:table-cell>
          <table:table-cell office:value-type="string" table:style-name="ce2">
            <text:p>PRODUCCION NETA (MWH)</text:p>
          </table:table-cell>
          <table:table-cell office:value-type="string" table:style-name="ce2">
            <text:p>AUTOCONSUMOS (MWh)</text:p>
          </table:table-cell>
          <table:table-cell office:value-type="string" table:style-name="ce2">
            <text:p>CONSUMOS EN BOMBEO (MWh)</text:p>
          </table:table-cell>
          <table:table-cell table:number-columns-repeated="16375" table:style-name="ce6"/>
        </table:table-row>
        <table:table-row table:style-name="ro1">
          <table:table-cell office:value-type="string" table:style-name="ce3">
            <text:p>Hidraúlica</text:p>
          </table:table-cell>
          <table:table-cell office:value-type="float" office:value="2" table:style-name="ce4">
            <text:p>2</text:p>
          </table:table-cell>
          <table:table-cell office:value-type="float" office:value="305.66000000000003" table:style-name="ce5">
            <text:p>305,66</text:p>
          </table:table-cell>
          <table:table-cell office:value-type="float" office:value="2547.7491330236198" table:style-name="ce5">
            <text:p>2.547,75</text:p>
          </table:table-cell>
          <table:table-cell office:value-type="float" office:value="778745" table:style-name="ce5">
            <text:p>778.745,00</text:p>
          </table:table-cell>
          <table:table-cell office:value-type="float" office:value="11215" table:style-name="ce5">
            <text:p>11.215,00</text:p>
          </table:table-cell>
          <table:table-cell office:value-type="float" office:value="767530" table:style-name="ce5">
            <text:p>767.53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 text:c="8"/>Bombeo puro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 text:c="8"/>Bombeo mixto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Nuclear</text:p>
          </table:table-cell>
          <table:table-cell office:value-type="float" office:value="3" table:style-name="ce4">
            <text:p>3</text:p>
          </table:table-cell>
          <table:table-cell office:value-type="float" office:value="3867.14" table:style-name="ce5">
            <text:p>3.867,14</text:p>
          </table:table-cell>
          <table:table-cell office:value-type="float" office:value="6280.1905284008299" table:style-name="ce5">
            <text:p>6.280,19</text:p>
          </table:table-cell>
          <table:table-cell office:value-type="float" office:value="24286376" table:style-name="ce5">
            <text:p>24.286.376,00</text:p>
          </table:table-cell>
          <table:table-cell office:value-type="float" office:value="994547.08" table:style-name="ce5">
            <text:p>994.547,08</text:p>
          </table:table-cell>
          <table:table-cell office:value-type="float" office:value="23291828.920000002" table:style-name="ce5">
            <text:p>23.291.828,92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Carbón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Fuel+gas y ciclo combinado</text:p>
          </table:table-cell>
          <table:table-cell office:value-type="float" office:value="3" table:style-name="ce4">
            <text:p>3</text:p>
          </table:table-cell>
          <table:table-cell office:value-type="float" office:value="1619.02" table:style-name="ce5">
            <text:p>1.619,02</text:p>
          </table:table-cell>
          <table:table-cell office:value-type="float" office:value="508.40962434065102" table:style-name="ce5">
            <text:p>508,41</text:p>
          </table:table-cell>
          <table:table-cell office:value-type="float" office:value="823125.35" table:style-name="ce5">
            <text:p>823.125,35</text:p>
          </table:table-cell>
          <table:table-cell office:value-type="float" office:value="45270.45" table:style-name="ce5">
            <text:p>45.270,45</text:p>
          </table:table-cell>
          <table:table-cell office:value-type="float" office:value="777854.9" table:style-name="ce5">
            <text:p>777.854,9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Resto hidráulica</text:p>
          </table:table-cell>
          <table:table-cell office:value-type="float" office:value="2" table:style-name="ce4">
            <text:p>2</text:p>
          </table:table-cell>
          <table:table-cell office:value-type="float" office:value="28" table:style-name="ce5">
            <text:p>28,00</text:p>
          </table:table-cell>
          <table:table-cell office:value-type="float" office:value="3719.0357142857101" table:style-name="ce5">
            <text:p>3.719,04</text:p>
          </table:table-cell>
          <table:table-cell office:value-type="float" office:value="104133" table:style-name="ce5">
            <text:p>104.133,00</text:p>
          </table:table-cell>
          <table:table-cell office:value-type="float" office:value="455" table:style-name="ce5">
            <text:p>455,00</text:p>
          </table:table-cell>
          <table:table-cell office:value-type="float" office:value="103678" table:style-name="ce5">
            <text:p>103.678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Eólica</text:p>
          </table:table-cell>
          <table:table-cell office:value-type="float" office:value="27" table:style-name="ce4">
            <text:p>27</text:p>
          </table:table-cell>
          <table:table-cell office:value-type="float" office:value="733.91" table:style-name="ce5">
            <text:p>733,91</text:p>
          </table:table-cell>
          <table:table-cell office:value-type="float" office:value="2196.0028613862701" table:style-name="ce5">
            <text:p>2.196,00</text:p>
          </table:table-cell>
          <table:table-cell office:value-type="float" office:value="1611668.46" table:style-name="ce5">
            <text:p>1.611.668,46</text:p>
          </table:table-cell>
          <table:table-cell office:value-type="float" office:value="13920.34" table:style-name="ce5">
            <text:p>13.920,34</text:p>
          </table:table-cell>
          <table:table-cell office:value-type="float" office:value="1597748.12" table:style-name="ce5">
            <text:p>1.597.748,12</text:p>
          </table:table-cell>
          <table:table-cell office:value-type="float" office:value="543.04" table:style-name="ce5">
            <text:p>543,04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Solar fotovoltaica</text:p>
          </table:table-cell>
          <table:table-cell office:value-type="float" office:value="527" table:style-name="ce4">
            <text:p>527</text:p>
          </table:table-cell>
          <table:table-cell office:value-type="float" office:value="49.13" table:style-name="ce5">
            <text:p>49,13</text:p>
          </table:table-cell>
          <table:table-cell office:value-type="float" office:value="1582.85141461429" table:style-name="ce5">
            <text:p>1.582,85</text:p>
          </table:table-cell>
          <table:table-cell office:value-type="float" office:value="77765.490000000005" table:style-name="ce5">
            <text:p>77.765,49</text:p>
          </table:table-cell>
          <table:table-cell office:value-type="float" office:value="0" table:style-name="ce5">
            <text:p>0,00</text:p>
          </table:table-cell>
          <table:table-cell office:value-type="float" office:value="77765.490000000005" table:style-name="ce5">
            <text:p>77.765,49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Solar térmica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Cogeneración</text:p>
          </table:table-cell>
          <table:table-cell office:value-type="float" office:value="16" table:style-name="ce4">
            <text:p>16</text:p>
          </table:table-cell>
          <table:table-cell office:value-type="float" office:value="343.9" table:style-name="ce5">
            <text:p>343,90</text:p>
          </table:table-cell>
          <table:table-cell office:value-type="float" office:value="6621.8723466123902" table:style-name="ce5">
            <text:p>6.621,87</text:p>
          </table:table-cell>
          <table:table-cell office:value-type="float" office:value="2277261.9" table:style-name="ce5">
            <text:p>2.277.261,90</text:p>
          </table:table-cell>
          <table:table-cell office:value-type="float" office:value="61432.17" table:style-name="ce5">
            <text:p>61.432,17</text:p>
          </table:table-cell>
          <table:table-cell office:value-type="float" office:value="2215829.73" table:style-name="ce5">
            <text:p>2.215.829,73</text:p>
          </table:table-cell>
          <table:table-cell office:value-type="float" office:value="150811.70000000001" table:style-name="ce5">
            <text:p>150.811,7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Térmica renovable y resto</text:p>
          </table:table-cell>
          <table:table-cell office:value-type="float" office:value="5" table:style-name="ce4">
            <text:p>5</text:p>
          </table:table-cell>
          <table:table-cell office:value-type="float" office:value="21.7" table:style-name="ce5">
            <text:p>21,70</text:p>
          </table:table-cell>
          <table:table-cell office:value-type="float" office:value="4611.0138248847898" table:style-name="ce5">
            <text:p>4.611,01</text:p>
          </table:table-cell>
          <table:table-cell office:value-type="float" office:value="100059" table:style-name="ce5">
            <text:p>100.059,00</text:p>
          </table:table-cell>
          <table:table-cell office:value-type="float" office:value="12305.7" table:style-name="ce5">
            <text:p>12.305,70</text:p>
          </table:table-cell>
          <table:table-cell office:value-type="float" office:value="87753.3" table:style-name="ce5">
            <text:p>87.753,30</text:p>
          </table:table-cell>
          <table:table-cell office:value-type="float" office:value="29442" table:style-name="ce5">
            <text:p>29.442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TOTAL</text:p>
          </table:table-cell>
          <table:table-cell office:value-type="float" office:value="585" table:style-name="ce4">
            <text:p>585</text:p>
          </table:table-cell>
          <table:table-cell office:value-type="float" office:value="6968.46" table:style-name="ce5">
            <text:p>6.968,46</text:p>
          </table:table-cell>
          <table:table-cell office:value-type="float" office:value="4313.5978681085899" table:style-name="ce5">
            <text:p>4.313,60</text:p>
          </table:table-cell>
          <table:table-cell office:value-type="float" office:value="30059134.199999999" table:style-name="ce5">
            <text:p>30.059.134,20</text:p>
          </table:table-cell>
          <table:table-cell office:value-type="float" office:value="1139145.74" table:style-name="ce5">
            <text:p>1.139.145,74</text:p>
          </table:table-cell>
          <table:table-cell office:value-type="float" office:value="28919988.460000001" table:style-name="ce5">
            <text:p>28.919.988,46</text:p>
          </table:table-cell>
          <table:table-cell office:value-type="float" office:value="180796.74" table:style-name="ce5">
            <text:p>180.796,74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number-rows-repeated="1048562" table:style-name="ro1">
          <table:table-cell table:number-columns-repeated="16384"/>
        </table:table-row>
      </table:table>
      <table:table table:name="TERUEL" table:style-name="ta1"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number-columns-repeated="16375" table:default-cell-style-name="ce1"/>
        <table:table-row table:style-name="ro2">
          <table:table-cell office:value-type="string" table:style-name="ce2">
            <text:p>DESCRIPCION_FILA</text:p>
          </table:table-cell>
          <table:table-cell office:value-type="string" table:style-name="ce2">
            <text:p>CENTRALES ACTIVAS</text:p>
          </table:table-cell>
          <table:table-cell office:value-type="string" table:style-name="ce2">
            <text:p>POTENCIA ACTIVA (MW)</text:p>
          </table:table-cell>
          <table:table-cell office:value-type="string" table:style-name="ce2">
            <text:p>HORAS UTILIZACION</text:p>
          </table:table-cell>
          <table:table-cell office:value-type="string" table:style-name="ce2">
            <text:p>PRODUCCION EN BORNES DE LOS GENERADORES (MWh)</text:p>
          </table:table-cell>
          <table:table-cell office:value-type="string" table:style-name="ce2">
            <text:p>CONSUMOS EN GENERACION (MWh)</text:p>
          </table:table-cell>
          <table:table-cell office:value-type="string" table:style-name="ce2">
            <text:p>PRODUCCION NETA (MWH)</text:p>
          </table:table-cell>
          <table:table-cell office:value-type="string" table:style-name="ce2">
            <text:p>AUTOCONSUMOS (MWh)</text:p>
          </table:table-cell>
          <table:table-cell office:value-type="string" table:style-name="ce2">
            <text:p>CONSUMOS EN BOMBEO (MWh)</text:p>
          </table:table-cell>
          <table:table-cell table:number-columns-repeated="16375" table:style-name="ce6"/>
        </table:table-row>
        <table:table-row table:style-name="ro1">
          <table:table-cell office:value-type="string" table:style-name="ce3">
            <text:p>Hidraúlica</text:p>
          </table:table-cell>
          <table:table-cell office:value-type="float" office:value="3" table:style-name="ce4">
            <text:p>3</text:p>
          </table:table-cell>
          <table:table-cell office:value-type="float" office:value="16.78" table:style-name="ce5">
            <text:p>16,78</text:p>
          </table:table-cell>
          <table:table-cell office:value-type="float" office:value="870.03337306316996" table:style-name="ce5">
            <text:p>870,03</text:p>
          </table:table-cell>
          <table:table-cell office:value-type="float" office:value="14599.16" table:style-name="ce5">
            <text:p>14.599,16</text:p>
          </table:table-cell>
          <table:table-cell office:value-type="float" office:value="296.14999999999998" table:style-name="ce5">
            <text:p>296,15</text:p>
          </table:table-cell>
          <table:table-cell office:value-type="float" office:value="14303.01" table:style-name="ce5">
            <text:p>14.303,01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 text:c="8"/>Bombeo puro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 text:c="8"/>Bombeo mixto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Nuclear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Carbón</text:p>
          </table:table-cell>
          <table:table-cell office:value-type="float" office:value="1" table:style-name="ce4">
            <text:p>1</text:p>
          </table:table-cell>
          <table:table-cell office:value-type="float" office:value="1101.4000000000001" table:style-name="ce5">
            <text:p>1.101,40</text:p>
          </table:table-cell>
          <table:table-cell office:value-type="float" office:value="4367.4886508080599" table:style-name="ce5">
            <text:p>4.367,49</text:p>
          </table:table-cell>
          <table:table-cell office:value-type="float" office:value="4810352" table:style-name="ce5">
            <text:p>4.810.352,00</text:p>
          </table:table-cell>
          <table:table-cell office:value-type="float" office:value="417429" table:style-name="ce5">
            <text:p>417.429,00</text:p>
          </table:table-cell>
          <table:table-cell office:value-type="float" office:value="4392923" table:style-name="ce5">
            <text:p>4.392.923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Fuel+gas y ciclo combinado</text:p>
          </table:table-cell>
          <table:table-cell office:value-type="float" office:value="1" table:style-name="ce4">
            <text:p>1</text:p>
          </table:table-cell>
          <table:table-cell office:value-type="float" office:value="797.83" table:style-name="ce5">
            <text:p>797,83</text:p>
          </table:table-cell>
          <table:table-cell office:value-type="float" office:value="128.96030482684299" table:style-name="ce5">
            <text:p>128,96</text:p>
          </table:table-cell>
          <table:table-cell office:value-type="float" office:value="102888.4" table:style-name="ce5">
            <text:p>102.888,40</text:p>
          </table:table-cell>
          <table:table-cell office:value-type="float" office:value="0" table:style-name="ce5">
            <text:p>0,00</text:p>
          </table:table-cell>
          <table:table-cell office:value-type="float" office:value="102888.4" table:style-name="ce5">
            <text:p>102.888,4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Resto hidráulica</text:p>
          </table:table-cell>
          <table:table-cell office:value-type="float" office:value="9" table:style-name="ce4">
            <text:p>9</text:p>
          </table:table-cell>
          <table:table-cell office:value-type="float" office:value="9.01" table:style-name="ce5">
            <text:p>9,01</text:p>
          </table:table-cell>
          <table:table-cell office:value-type="float" office:value="1683.4728079911199" table:style-name="ce5">
            <text:p>1.683,47</text:p>
          </table:table-cell>
          <table:table-cell office:value-type="float" office:value="15168.09" table:style-name="ce5">
            <text:p>15.168,09</text:p>
          </table:table-cell>
          <table:table-cell office:value-type="float" office:value="270.3" table:style-name="ce5">
            <text:p>270,30</text:p>
          </table:table-cell>
          <table:table-cell office:value-type="float" office:value="14897.79" table:style-name="ce5">
            <text:p>14.897,79</text:p>
          </table:table-cell>
          <table:table-cell office:value-type="float" office:value="686" table:style-name="ce5">
            <text:p>686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Eólica</text:p>
          </table:table-cell>
          <table:table-cell office:value-type="float" office:value="7" table:style-name="ce4">
            <text:p>7</text:p>
          </table:table-cell>
          <table:table-cell office:value-type="float" office:value="216.57" table:style-name="ce5">
            <text:p>216,57</text:p>
          </table:table-cell>
          <table:table-cell office:value-type="float" office:value="2154.04488156254" table:style-name="ce5">
            <text:p>2.154,04</text:p>
          </table:table-cell>
          <table:table-cell office:value-type="float" office:value="466501.5" table:style-name="ce5">
            <text:p>466.501,50</text:p>
          </table:table-cell>
          <table:table-cell office:value-type="float" office:value="8381.9" table:style-name="ce5">
            <text:p>8.381,90</text:p>
          </table:table-cell>
          <table:table-cell office:value-type="float" office:value="458119.6" table:style-name="ce5">
            <text:p>458.119,6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Solar fotovoltaica</text:p>
          </table:table-cell>
          <table:table-cell office:value-type="float" office:value="409" table:style-name="ce4">
            <text:p>409</text:p>
          </table:table-cell>
          <table:table-cell office:value-type="float" office:value="27.73" table:style-name="ce5">
            <text:p>27,73</text:p>
          </table:table-cell>
          <table:table-cell office:value-type="float" office:value="1846.08186080058" table:style-name="ce5">
            <text:p>1.846,08</text:p>
          </table:table-cell>
          <table:table-cell office:value-type="float" office:value="51191.85" table:style-name="ce5">
            <text:p>51.191,85</text:p>
          </table:table-cell>
          <table:table-cell office:value-type="float" office:value="0" table:style-name="ce5">
            <text:p>0,00</text:p>
          </table:table-cell>
          <table:table-cell office:value-type="float" office:value="51191.85" table:style-name="ce5">
            <text:p>51.191,85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Solar térmica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Cogeneración</text:p>
          </table:table-cell>
          <table:table-cell office:value-type="float" office:value="2" table:style-name="ce4">
            <text:p>2</text:p>
          </table:table-cell>
          <table:table-cell office:value-type="float" office:value="25.92" table:style-name="ce5">
            <text:p>25,92</text:p>
          </table:table-cell>
          <table:table-cell office:value-type="float" office:value="2342.9783950617302" table:style-name="ce5">
            <text:p>2.342,98</text:p>
          </table:table-cell>
          <table:table-cell office:value-type="float" office:value="60730" table:style-name="ce5">
            <text:p>60.730,00</text:p>
          </table:table-cell>
          <table:table-cell office:value-type="float" office:value="3437.52" table:style-name="ce5">
            <text:p>3.437,52</text:p>
          </table:table-cell>
          <table:table-cell office:value-type="float" office:value="57292.480000000003" table:style-name="ce5">
            <text:p>57.292,48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Térmica renovable y resto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TOTAL</text:p>
          </table:table-cell>
          <table:table-cell office:value-type="float" office:value="432" table:style-name="ce4">
            <text:p>432</text:p>
          </table:table-cell>
          <table:table-cell office:value-type="float" office:value="2195.2399999999998" table:style-name="ce5">
            <text:p>2.195,24</text:p>
          </table:table-cell>
          <table:table-cell office:value-type="float" office:value="2515.1833056977798" table:style-name="ce5">
            <text:p>2.515,18</text:p>
          </table:table-cell>
          <table:table-cell office:value-type="float" office:value="5521431" table:style-name="ce5">
            <text:p>5.521.431,00</text:p>
          </table:table-cell>
          <table:table-cell office:value-type="float" office:value="429814.87" table:style-name="ce5">
            <text:p>429.814,87</text:p>
          </table:table-cell>
          <table:table-cell office:value-type="float" office:value="5091616.13" table:style-name="ce5">
            <text:p>5.091.616,13</text:p>
          </table:table-cell>
          <table:table-cell office:value-type="float" office:value="686" table:style-name="ce5">
            <text:p>686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number-rows-repeated="1048562" table:style-name="ro1">
          <table:table-cell table:number-columns-repeated="16384"/>
        </table:table-row>
      </table:table>
      <table:table table:name="TOLEDO" table:style-name="ta1"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number-columns-repeated="16375" table:default-cell-style-name="ce1"/>
        <table:table-row table:style-name="ro2">
          <table:table-cell office:value-type="string" table:style-name="ce2">
            <text:p>DESCRIPCION_FILA</text:p>
          </table:table-cell>
          <table:table-cell office:value-type="string" table:style-name="ce2">
            <text:p>CENTRALES ACTIVAS</text:p>
          </table:table-cell>
          <table:table-cell office:value-type="string" table:style-name="ce2">
            <text:p>POTENCIA ACTIVA (MW)</text:p>
          </table:table-cell>
          <table:table-cell office:value-type="string" table:style-name="ce2">
            <text:p>HORAS UTILIZACION</text:p>
          </table:table-cell>
          <table:table-cell office:value-type="string" table:style-name="ce2">
            <text:p>PRODUCCION EN BORNES DE LOS GENERADORES (MWh)</text:p>
          </table:table-cell>
          <table:table-cell office:value-type="string" table:style-name="ce2">
            <text:p>CONSUMOS EN GENERACION (MWh)</text:p>
          </table:table-cell>
          <table:table-cell office:value-type="string" table:style-name="ce2">
            <text:p>PRODUCCION NETA (MWH)</text:p>
          </table:table-cell>
          <table:table-cell office:value-type="string" table:style-name="ce2">
            <text:p>AUTOCONSUMOS (MWh)</text:p>
          </table:table-cell>
          <table:table-cell office:value-type="string" table:style-name="ce2">
            <text:p>CONSUMOS EN BOMBEO (MWh)</text:p>
          </table:table-cell>
          <table:table-cell table:number-columns-repeated="16375" table:style-name="ce6"/>
        </table:table-row>
        <table:table-row table:style-name="ro1">
          <table:table-cell office:value-type="string" table:style-name="ce3">
            <text:p>Hidraúlica</text:p>
          </table:table-cell>
          <table:table-cell office:value-type="float" office:value="3" table:style-name="ce4">
            <text:p>3</text:p>
          </table:table-cell>
          <table:table-cell office:value-type="float" office:value="261.41000000000003" table:style-name="ce5">
            <text:p>261,41</text:p>
          </table:table-cell>
          <table:table-cell office:value-type="float" office:value="610.73792127309605" table:style-name="ce5">
            <text:p>610,74</text:p>
          </table:table-cell>
          <table:table-cell office:value-type="float" office:value="159653" table:style-name="ce5">
            <text:p>159.653,00</text:p>
          </table:table-cell>
          <table:table-cell office:value-type="float" office:value="2172" table:style-name="ce5">
            <text:p>2.172,00</text:p>
          </table:table-cell>
          <table:table-cell office:value-type="float" office:value="157481" table:style-name="ce5">
            <text:p>157.481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 text:c="8"/>Bombeo puro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 text:c="8"/>Bombeo mixto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Nuclear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Carbón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Fuel+gas y ciclo combinado</text:p>
          </table:table-cell>
          <table:table-cell office:value-type="float" office:value="2" table:style-name="ce4">
            <text:p>2</text:p>
          </table:table-cell>
          <table:table-cell office:value-type="float" office:value="770.83" table:style-name="ce5">
            <text:p>770,83</text:p>
          </table:table-cell>
          <table:table-cell office:value-type="float" office:value="1738.4942205155501" table:style-name="ce5">
            <text:p>1.738,49</text:p>
          </table:table-cell>
          <table:table-cell office:value-type="float" office:value="1340083.5" table:style-name="ce5">
            <text:p>1.340.083,50</text:p>
          </table:table-cell>
          <table:table-cell office:value-type="float" office:value="50563.8" table:style-name="ce5">
            <text:p>50.563,80</text:p>
          </table:table-cell>
          <table:table-cell office:value-type="float" office:value="1289519.7" table:style-name="ce5">
            <text:p>1.289.519,7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Resto hidráulica</text:p>
          </table:table-cell>
          <table:table-cell office:value-type="float" office:value="11" table:style-name="ce4">
            <text:p>11</text:p>
          </table:table-cell>
          <table:table-cell office:value-type="float" office:value="21.27" table:style-name="ce5">
            <text:p>21,27</text:p>
          </table:table-cell>
          <table:table-cell office:value-type="float" office:value="2996.5679360601798" table:style-name="ce5">
            <text:p>2.996,57</text:p>
          </table:table-cell>
          <table:table-cell office:value-type="float" office:value="63737" table:style-name="ce5">
            <text:p>63.737,00</text:p>
          </table:table-cell>
          <table:table-cell office:value-type="float" office:value="864" table:style-name="ce5">
            <text:p>864,00</text:p>
          </table:table-cell>
          <table:table-cell office:value-type="float" office:value="62873" table:style-name="ce5">
            <text:p>62.873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Eólica</text:p>
          </table:table-cell>
          <table:table-cell office:value-type="float" office:value="7" table:style-name="ce4">
            <text:p>7</text:p>
          </table:table-cell>
          <table:table-cell office:value-type="float" office:value="89.7" table:style-name="ce5">
            <text:p>89,70</text:p>
          </table:table-cell>
          <table:table-cell office:value-type="float" office:value="1952.3968784838401" table:style-name="ce5">
            <text:p>1.952,40</text:p>
          </table:table-cell>
          <table:table-cell office:value-type="float" office:value="175130" table:style-name="ce5">
            <text:p>175.130,00</text:p>
          </table:table-cell>
          <table:table-cell office:value-type="float" office:value="2805" table:style-name="ce5">
            <text:p>2.805,00</text:p>
          </table:table-cell>
          <table:table-cell office:value-type="float" office:value="172325" table:style-name="ce5">
            <text:p>172.325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Solar fotovoltaica</text:p>
          </table:table-cell>
          <table:table-cell office:value-type="float" office:value="1922" table:style-name="ce4">
            <text:p>1.922</text:p>
          </table:table-cell>
          <table:table-cell office:value-type="float" office:value="181.42" table:style-name="ce5">
            <text:p>181,42</text:p>
          </table:table-cell>
          <table:table-cell office:value-type="float" office:value="1798.8421342740601" table:style-name="ce5">
            <text:p>1.798,84</text:p>
          </table:table-cell>
          <table:table-cell office:value-type="float" office:value="326345.94" table:style-name="ce5">
            <text:p>326.345,94</text:p>
          </table:table-cell>
          <table:table-cell office:value-type="float" office:value="0" table:style-name="ce5">
            <text:p>0,00</text:p>
          </table:table-cell>
          <table:table-cell office:value-type="float" office:value="326345.94" table:style-name="ce5">
            <text:p>326.345,94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Solar térmica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Cogeneración</text:p>
          </table:table-cell>
          <table:table-cell office:value-type="float" office:value="13" table:style-name="ce4">
            <text:p>13</text:p>
          </table:table-cell>
          <table:table-cell office:value-type="float" office:value="24.05" table:style-name="ce5">
            <text:p>24,05</text:p>
          </table:table-cell>
          <table:table-cell office:value-type="float" office:value="3768.4923076923101" table:style-name="ce5">
            <text:p>3.768,49</text:p>
          </table:table-cell>
          <table:table-cell office:value-type="float" office:value="90632.24" table:style-name="ce5">
            <text:p>90.632,24</text:p>
          </table:table-cell>
          <table:table-cell office:value-type="float" office:value="3360.95" table:style-name="ce5">
            <text:p>3.360,95</text:p>
          </table:table-cell>
          <table:table-cell office:value-type="float" office:value="87271.29" table:style-name="ce5">
            <text:p>87.271,29</text:p>
          </table:table-cell>
          <table:table-cell office:value-type="float" office:value="1598.88" table:style-name="ce5">
            <text:p>1.598,88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Térmica renovable y resto</text:p>
          </table:table-cell>
          <table:table-cell office:value-type="float" office:value="3" table:style-name="ce4">
            <text:p>3</text:p>
          </table:table-cell>
          <table:table-cell office:value-type="float" office:value="12.98" table:style-name="ce5">
            <text:p>12,98</text:p>
          </table:table-cell>
          <table:table-cell office:value-type="float" office:value="5148.59784283513" table:style-name="ce5">
            <text:p>5.148,60</text:p>
          </table:table-cell>
          <table:table-cell office:value-type="float" office:value="66828.800000000003" table:style-name="ce5">
            <text:p>66.828,80</text:p>
          </table:table-cell>
          <table:table-cell office:value-type="float" office:value="5490.25" table:style-name="ce5">
            <text:p>5.490,25</text:p>
          </table:table-cell>
          <table:table-cell office:value-type="float" office:value="61338.55" table:style-name="ce5">
            <text:p>61.338,55</text:p>
          </table:table-cell>
          <table:table-cell office:value-type="float" office:value="973.9" table:style-name="ce5">
            <text:p>973,9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TOTAL</text:p>
          </table:table-cell>
          <table:table-cell office:value-type="float" office:value="1961" table:style-name="ce4">
            <text:p>1.961</text:p>
          </table:table-cell>
          <table:table-cell office:value-type="float" office:value="1361.66" table:style-name="ce5">
            <text:p>1.361,66</text:p>
          </table:table-cell>
          <table:table-cell office:value-type="float" office:value="1632.13319037058" table:style-name="ce5">
            <text:p>1.632,13</text:p>
          </table:table-cell>
          <table:table-cell office:value-type="float" office:value="2222410.48" table:style-name="ce5">
            <text:p>2.222.410,48</text:p>
          </table:table-cell>
          <table:table-cell office:value-type="float" office:value="65256" table:style-name="ce5">
            <text:p>65.256,00</text:p>
          </table:table-cell>
          <table:table-cell office:value-type="float" office:value="2157154.48" table:style-name="ce5">
            <text:p>2.157.154,48</text:p>
          </table:table-cell>
          <table:table-cell office:value-type="float" office:value="2572.7800000000002" table:style-name="ce5">
            <text:p>2.572,78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number-rows-repeated="1048562" table:style-name="ro1">
          <table:table-cell table:number-columns-repeated="16384"/>
        </table:table-row>
      </table:table>
      <table:table table:name="VALENCIA-VALÈNCIA" table:style-name="ta1"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number-columns-repeated="16375" table:default-cell-style-name="ce1"/>
        <table:table-row table:style-name="ro2">
          <table:table-cell office:value-type="string" table:style-name="ce2">
            <text:p>DESCRIPCION_FILA</text:p>
          </table:table-cell>
          <table:table-cell office:value-type="string" table:style-name="ce2">
            <text:p>CENTRALES ACTIVAS</text:p>
          </table:table-cell>
          <table:table-cell office:value-type="string" table:style-name="ce2">
            <text:p>POTENCIA ACTIVA (MW)</text:p>
          </table:table-cell>
          <table:table-cell office:value-type="string" table:style-name="ce2">
            <text:p>HORAS UTILIZACION</text:p>
          </table:table-cell>
          <table:table-cell office:value-type="string" table:style-name="ce2">
            <text:p>PRODUCCION EN BORNES DE LOS GENERADORES (MWh)</text:p>
          </table:table-cell>
          <table:table-cell office:value-type="string" table:style-name="ce2">
            <text:p>CONSUMOS EN GENERACION (MWh)</text:p>
          </table:table-cell>
          <table:table-cell office:value-type="string" table:style-name="ce2">
            <text:p>PRODUCCION NETA (MWH)</text:p>
          </table:table-cell>
          <table:table-cell office:value-type="string" table:style-name="ce2">
            <text:p>AUTOCONSUMOS (MWh)</text:p>
          </table:table-cell>
          <table:table-cell office:value-type="string" table:style-name="ce2">
            <text:p>CONSUMOS EN BOMBEO (MWh)</text:p>
          </table:table-cell>
          <table:table-cell table:number-columns-repeated="16375" table:style-name="ce6"/>
        </table:table-row>
        <table:table-row table:style-name="ro1">
          <table:table-cell office:value-type="string" table:style-name="ce3">
            <text:p>Hidraúlica</text:p>
          </table:table-cell>
          <table:table-cell office:value-type="float" office:value="14" table:style-name="ce4">
            <text:p>14</text:p>
          </table:table-cell>
          <table:table-cell office:value-type="float" office:value="2065.98" table:style-name="ce5">
            <text:p>2.065,98</text:p>
          </table:table-cell>
          <table:table-cell office:value-type="float" office:value="713.16387380323101" table:style-name="ce5">
            <text:p>713,16</text:p>
          </table:table-cell>
          <table:table-cell office:value-type="float" office:value="1473382.3" table:style-name="ce5">
            <text:p>1.473.382,30</text:p>
          </table:table-cell>
          <table:table-cell office:value-type="float" office:value="8646.0400000000009" table:style-name="ce5">
            <text:p>8.646,04</text:p>
          </table:table-cell>
          <table:table-cell office:value-type="float" office:value="1464736.26" table:style-name="ce5">
            <text:p>1.464.736,26</text:p>
          </table:table-cell>
          <table:table-cell office:value-type="float" office:value="0" table:style-name="ce5">
            <text:p>0,00</text:p>
          </table:table-cell>
          <table:table-cell office:value-type="float" office:value="1376436" table:style-name="ce5">
            <text:p>1.376.436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 text:c="8"/>Bombeo puro</text:p>
          </table:table-cell>
          <table:table-cell office:value-type="float" office:value="2" table:style-name="ce4">
            <text:p>2</text:p>
          </table:table-cell>
          <table:table-cell office:value-type="float" office:value="1510.08" table:style-name="ce5">
            <text:p>1.510,08</text:p>
          </table:table-cell>
          <table:table-cell office:value-type="float" office:value="662.09339902521697" table:style-name="ce5">
            <text:p>662,09</text:p>
          </table:table-cell>
          <table:table-cell office:value-type="float" office:value="999814" table:style-name="ce5">
            <text:p>999.814,00</text:p>
          </table:table-cell>
          <table:table-cell office:value-type="float" office:value="5084" table:style-name="ce5">
            <text:p>5.084,00</text:p>
          </table:table-cell>
          <table:table-cell office:value-type="float" office:value="994730" table:style-name="ce5">
            <text:p>994.730,00</text:p>
          </table:table-cell>
          <table:table-cell office:value-type="float" office:value="0" table:style-name="ce5">
            <text:p>0,00</text:p>
          </table:table-cell>
          <table:table-cell office:value-type="float" office:value="1376436" table:style-name="ce5">
            <text:p>1.376.436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 text:c="8"/>Bombeo mixto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Nuclear</text:p>
          </table:table-cell>
          <table:table-cell office:value-type="float" office:value="1" table:style-name="ce4">
            <text:p>1</text:p>
          </table:table-cell>
          <table:table-cell office:value-type="float" office:value="1092.02" table:style-name="ce5">
            <text:p>1.092,02</text:p>
          </table:table-cell>
          <table:table-cell office:value-type="float" office:value="7088.4644969872297" table:style-name="ce5">
            <text:p>7.088,46</text:p>
          </table:table-cell>
          <table:table-cell office:value-type="float" office:value="7740745" table:style-name="ce5">
            <text:p>7.740.745,00</text:p>
          </table:table-cell>
          <table:table-cell office:value-type="float" office:value="309943" table:style-name="ce5">
            <text:p>309.943,00</text:p>
          </table:table-cell>
          <table:table-cell office:value-type="float" office:value="7430802" table:style-name="ce5">
            <text:p>7.430.802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Carbón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Fuel+gas y ciclo combinado</text:p>
          </table:table-cell>
          <table:table-cell office:value-type="float" office:value="3" table:style-name="ce4">
            <text:p>3</text:p>
          </table:table-cell>
          <table:table-cell office:value-type="float" office:value="1255.42" table:style-name="ce5">
            <text:p>1.255,42</text:p>
          </table:table-cell>
          <table:table-cell office:value-type="float" office:value="2970.46088161731" table:style-name="ce5">
            <text:p>2.970,46</text:p>
          </table:table-cell>
          <table:table-cell office:value-type="float" office:value="3729176" table:style-name="ce5">
            <text:p>3.729.176,00</text:p>
          </table:table-cell>
          <table:table-cell office:value-type="float" office:value="98927" table:style-name="ce5">
            <text:p>98.927,00</text:p>
          </table:table-cell>
          <table:table-cell office:value-type="float" office:value="3630249" table:style-name="ce5">
            <text:p>3.630.249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Resto hidráulica</text:p>
          </table:table-cell>
          <table:table-cell office:value-type="float" office:value="4" table:style-name="ce4">
            <text:p>4</text:p>
          </table:table-cell>
          <table:table-cell office:value-type="float" office:value="29.34" table:style-name="ce5">
            <text:p>29,34</text:p>
          </table:table-cell>
          <table:table-cell office:value-type="float" office:value="993.66053169734198" table:style-name="ce5">
            <text:p>993,66</text:p>
          </table:table-cell>
          <table:table-cell office:value-type="float" office:value="29154" table:style-name="ce5">
            <text:p>29.154,00</text:p>
          </table:table-cell>
          <table:table-cell office:value-type="float" office:value="276" table:style-name="ce5">
            <text:p>276,00</text:p>
          </table:table-cell>
          <table:table-cell office:value-type="float" office:value="28878" table:style-name="ce5">
            <text:p>28.878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Eólica</text:p>
          </table:table-cell>
          <table:table-cell office:value-type="float" office:value="18" table:style-name="ce4">
            <text:p>18</text:p>
          </table:table-cell>
          <table:table-cell office:value-type="float" office:value="602.46" table:style-name="ce5">
            <text:p>602,46</text:p>
          </table:table-cell>
          <table:table-cell office:value-type="float" office:value="1617.8250838229901" table:style-name="ce5">
            <text:p>1.617,83</text:p>
          </table:table-cell>
          <table:table-cell office:value-type="float" office:value="974674.9" table:style-name="ce5">
            <text:p>974.674,90</text:p>
          </table:table-cell>
          <table:table-cell office:value-type="float" office:value="6197.53" table:style-name="ce5">
            <text:p>6.197,53</text:p>
          </table:table-cell>
          <table:table-cell office:value-type="float" office:value="968477.37" table:style-name="ce5">
            <text:p>968.477,37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Solar fotovoltaica</text:p>
          </table:table-cell>
          <table:table-cell office:value-type="float" office:value="2871" table:style-name="ce4">
            <text:p>2.871</text:p>
          </table:table-cell>
          <table:table-cell office:value-type="float" office:value="162.13999999999999" table:style-name="ce5">
            <text:p>162,14</text:p>
          </table:table-cell>
          <table:table-cell office:value-type="float" office:value="1441.8778833107201" table:style-name="ce5">
            <text:p>1.441,88</text:p>
          </table:table-cell>
          <table:table-cell office:value-type="float" office:value="233786.08" table:style-name="ce5">
            <text:p>233.786,08</text:p>
          </table:table-cell>
          <table:table-cell office:value-type="float" office:value="0" table:style-name="ce5">
            <text:p>0,00</text:p>
          </table:table-cell>
          <table:table-cell office:value-type="float" office:value="233786.08" table:style-name="ce5">
            <text:p>233.786,08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Solar térmica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Cogeneración</text:p>
          </table:table-cell>
          <table:table-cell office:value-type="float" office:value="27" table:style-name="ce4">
            <text:p>27</text:p>
          </table:table-cell>
          <table:table-cell office:value-type="float" office:value="62.89" table:style-name="ce5">
            <text:p>62,89</text:p>
          </table:table-cell>
          <table:table-cell office:value-type="float" office:value="4582.8707266656102" table:style-name="ce5">
            <text:p>4.582,87</text:p>
          </table:table-cell>
          <table:table-cell office:value-type="float" office:value="288216.74" table:style-name="ce5">
            <text:p>288.216,74</text:p>
          </table:table-cell>
          <table:table-cell office:value-type="float" office:value="15748.59" table:style-name="ce5">
            <text:p>15.748,59</text:p>
          </table:table-cell>
          <table:table-cell office:value-type="float" office:value="272468.15000000002" table:style-name="ce5">
            <text:p>272.468,15</text:p>
          </table:table-cell>
          <table:table-cell office:value-type="float" office:value="68179.08" table:style-name="ce5">
            <text:p>68.179,08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Térmica renovable y resto</text:p>
          </table:table-cell>
          <table:table-cell office:value-type="float" office:value="4" table:style-name="ce4">
            <text:p>4</text:p>
          </table:table-cell>
          <table:table-cell office:value-type="float" office:value="12.65" table:style-name="ce5">
            <text:p>12,65</text:p>
          </table:table-cell>
          <table:table-cell office:value-type="float" office:value="4315.6189723320203" table:style-name="ce5">
            <text:p>4.315,62</text:p>
          </table:table-cell>
          <table:table-cell office:value-type="float" office:value="54592.58" table:style-name="ce5">
            <text:p>54.592,58</text:p>
          </table:table-cell>
          <table:table-cell office:value-type="float" office:value="2200.79" table:style-name="ce5">
            <text:p>2.200,79</text:p>
          </table:table-cell>
          <table:table-cell office:value-type="float" office:value="52391.79" table:style-name="ce5">
            <text:p>52.391,79</text:p>
          </table:table-cell>
          <table:table-cell office:value-type="float" office:value="34283" table:style-name="ce5">
            <text:p>34.283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TOTAL</text:p>
          </table:table-cell>
          <table:table-cell office:value-type="float" office:value="2942" table:style-name="ce4">
            <text:p>2.942</text:p>
          </table:table-cell>
          <table:table-cell office:value-type="float" office:value="5282.9" table:style-name="ce5">
            <text:p>5.282,90</text:p>
          </table:table-cell>
          <table:table-cell office:value-type="float" office:value="2749.19600976736" table:style-name="ce5">
            <text:p>2.749,20</text:p>
          </table:table-cell>
          <table:table-cell office:value-type="float" office:value="14523727.6" table:style-name="ce5">
            <text:p>14.523.727,60</text:p>
          </table:table-cell>
          <table:table-cell office:value-type="float" office:value="441938.95" table:style-name="ce5">
            <text:p>441.938,95</text:p>
          </table:table-cell>
          <table:table-cell office:value-type="float" office:value="14081788.65" table:style-name="ce5">
            <text:p>14.081.788,65</text:p>
          </table:table-cell>
          <table:table-cell office:value-type="float" office:value="102462.08" table:style-name="ce5">
            <text:p>102.462,08</text:p>
          </table:table-cell>
          <table:table-cell office:value-type="float" office:value="1376436" table:style-name="ce5">
            <text:p>1.376.436,00</text:p>
          </table:table-cell>
          <table:table-cell table:number-columns-repeated="16375"/>
        </table:table-row>
        <table:table-row table:number-rows-repeated="1048562" table:style-name="ro1">
          <table:table-cell table:number-columns-repeated="16384"/>
        </table:table-row>
      </table:table>
      <table:table table:name="VALLADOLID" table:style-name="ta1"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number-columns-repeated="16375" table:default-cell-style-name="ce1"/>
        <table:table-row table:style-name="ro2">
          <table:table-cell office:value-type="string" table:style-name="ce2">
            <text:p>DESCRIPCION_FILA</text:p>
          </table:table-cell>
          <table:table-cell office:value-type="string" table:style-name="ce2">
            <text:p>CENTRALES ACTIVAS</text:p>
          </table:table-cell>
          <table:table-cell office:value-type="string" table:style-name="ce2">
            <text:p>POTENCIA ACTIVA (MW)</text:p>
          </table:table-cell>
          <table:table-cell office:value-type="string" table:style-name="ce2">
            <text:p>HORAS UTILIZACION</text:p>
          </table:table-cell>
          <table:table-cell office:value-type="string" table:style-name="ce2">
            <text:p>PRODUCCION EN BORNES DE LOS GENERADORES (MWh)</text:p>
          </table:table-cell>
          <table:table-cell office:value-type="string" table:style-name="ce2">
            <text:p>CONSUMOS EN GENERACION (MWh)</text:p>
          </table:table-cell>
          <table:table-cell office:value-type="string" table:style-name="ce2">
            <text:p>PRODUCCION NETA (MWH)</text:p>
          </table:table-cell>
          <table:table-cell office:value-type="string" table:style-name="ce2">
            <text:p>AUTOCONSUMOS (MWh)</text:p>
          </table:table-cell>
          <table:table-cell office:value-type="string" table:style-name="ce2">
            <text:p>CONSUMOS EN BOMBEO (MWh)</text:p>
          </table:table-cell>
          <table:table-cell table:number-columns-repeated="16375" table:style-name="ce6"/>
        </table:table-row>
        <table:table-row table:style-name="ro1">
          <table:table-cell office:value-type="string" table:style-name="ce3">
            <text:p>Hidraúlica</text:p>
          </table:table-cell>
          <table:table-cell office:value-type="float" office:value="2" table:style-name="ce4">
            <text:p>2</text:p>
          </table:table-cell>
          <table:table-cell office:value-type="float" office:value="2.83" table:style-name="ce5">
            <text:p>2,83</text:p>
          </table:table-cell>
          <table:table-cell office:value-type="float" office:value="2309.5406360423999" table:style-name="ce5">
            <text:p>2.309,54</text:p>
          </table:table-cell>
          <table:table-cell office:value-type="float" office:value="6536" table:style-name="ce5">
            <text:p>6.536,00</text:p>
          </table:table-cell>
          <table:table-cell office:value-type="float" office:value="153" table:style-name="ce5">
            <text:p>153,00</text:p>
          </table:table-cell>
          <table:table-cell office:value-type="float" office:value="6383" table:style-name="ce5">
            <text:p>6.383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 text:c="8"/>Bombeo puro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 text:c="8"/>Bombeo mixto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Nuclear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Carbón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Fuel+gas y ciclo combinado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Resto hidráulica</text:p>
          </table:table-cell>
          <table:table-cell office:value-type="float" office:value="18" table:style-name="ce4">
            <text:p>18</text:p>
          </table:table-cell>
          <table:table-cell office:value-type="float" office:value="27.13" table:style-name="ce5">
            <text:p>27,13</text:p>
          </table:table-cell>
          <table:table-cell office:value-type="float" office:value="3425.1890895687402" table:style-name="ce5">
            <text:p>3.425,19</text:p>
          </table:table-cell>
          <table:table-cell office:value-type="float" office:value="92925.38" table:style-name="ce5">
            <text:p>92.925,38</text:p>
          </table:table-cell>
          <table:table-cell office:value-type="float" office:value="665.11" table:style-name="ce5">
            <text:p>665,11</text:p>
          </table:table-cell>
          <table:table-cell office:value-type="float" office:value="92260.27" table:style-name="ce5">
            <text:p>92.260,27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Eólica</text:p>
          </table:table-cell>
          <table:table-cell office:value-type="float" office:value="7" table:style-name="ce4">
            <text:p>7</text:p>
          </table:table-cell>
          <table:table-cell office:value-type="float" office:value="257.88" table:style-name="ce5">
            <text:p>257,88</text:p>
          </table:table-cell>
          <table:table-cell office:value-type="float" office:value="1417.6695362184" table:style-name="ce5">
            <text:p>1.417,67</text:p>
          </table:table-cell>
          <table:table-cell office:value-type="float" office:value="365588.62" table:style-name="ce5">
            <text:p>365.588,62</text:p>
          </table:table-cell>
          <table:table-cell office:value-type="float" office:value="9794.18" table:style-name="ce5">
            <text:p>9.794,18</text:p>
          </table:table-cell>
          <table:table-cell office:value-type="float" office:value="355794.44" table:style-name="ce5">
            <text:p>355.794,44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Solar fotovoltaica</text:p>
          </table:table-cell>
          <table:table-cell office:value-type="float" office:value="1181" table:style-name="ce4">
            <text:p>1.181</text:p>
          </table:table-cell>
          <table:table-cell office:value-type="float" office:value="137.16999999999999" table:style-name="ce5">
            <text:p>137,17</text:p>
          </table:table-cell>
          <table:table-cell office:value-type="float" office:value="1713.4019100386399" table:style-name="ce5">
            <text:p>1.713,40</text:p>
          </table:table-cell>
          <table:table-cell office:value-type="float" office:value="235027.34" table:style-name="ce5">
            <text:p>235.027,34</text:p>
          </table:table-cell>
          <table:table-cell office:value-type="float" office:value="0" table:style-name="ce5">
            <text:p>0,00</text:p>
          </table:table-cell>
          <table:table-cell office:value-type="float" office:value="235027.34" table:style-name="ce5">
            <text:p>235.027,34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Solar térmica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Cogeneración</text:p>
          </table:table-cell>
          <table:table-cell office:value-type="float" office:value="9" table:style-name="ce4">
            <text:p>9</text:p>
          </table:table-cell>
          <table:table-cell office:value-type="float" office:value="80.02" table:style-name="ce5">
            <text:p>80,02</text:p>
          </table:table-cell>
          <table:table-cell office:value-type="float" office:value="5525.53236690827" table:style-name="ce5">
            <text:p>5.525,53</text:p>
          </table:table-cell>
          <table:table-cell office:value-type="float" office:value="442153.1" table:style-name="ce5">
            <text:p>442.153,10</text:p>
          </table:table-cell>
          <table:table-cell office:value-type="float" office:value="14053.05" table:style-name="ce5">
            <text:p>14.053,05</text:p>
          </table:table-cell>
          <table:table-cell office:value-type="float" office:value="428100.05" table:style-name="ce5">
            <text:p>428.100,05</text:p>
          </table:table-cell>
          <table:table-cell office:value-type="float" office:value="65014.48" table:style-name="ce5">
            <text:p>65.014,48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Térmica renovable y resto</text:p>
          </table:table-cell>
          <table:table-cell office:value-type="float" office:value="2" table:style-name="ce4">
            <text:p>2</text:p>
          </table:table-cell>
          <table:table-cell office:value-type="float" office:value="1.96" table:style-name="ce5">
            <text:p>1,96</text:p>
          </table:table-cell>
          <table:table-cell office:value-type="float" office:value="5625.0561224489802" table:style-name="ce5">
            <text:p>5.625,06</text:p>
          </table:table-cell>
          <table:table-cell office:value-type="float" office:value="11025.11" table:style-name="ce5">
            <text:p>11.025,11</text:p>
          </table:table-cell>
          <table:table-cell office:value-type="float" office:value="337.64" table:style-name="ce5">
            <text:p>337,64</text:p>
          </table:table-cell>
          <table:table-cell office:value-type="float" office:value="10687.47" table:style-name="ce5">
            <text:p>10.687,47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TOTAL</text:p>
          </table:table-cell>
          <table:table-cell office:value-type="float" office:value="1219" table:style-name="ce4">
            <text:p>1.219</text:p>
          </table:table-cell>
          <table:table-cell office:value-type="float" office:value="506.99" table:style-name="ce5">
            <text:p>506,99</text:p>
          </table:table-cell>
          <table:table-cell office:value-type="float" office:value="2274.7106451803802" table:style-name="ce5">
            <text:p>2.274,71</text:p>
          </table:table-cell>
          <table:table-cell office:value-type="float" office:value="1153255.55" table:style-name="ce5">
            <text:p>1.153.255,55</text:p>
          </table:table-cell>
          <table:table-cell office:value-type="float" office:value="25002.98" table:style-name="ce5">
            <text:p>25.002,98</text:p>
          </table:table-cell>
          <table:table-cell office:value-type="float" office:value="1128252.57" table:style-name="ce5">
            <text:p>1.128.252,57</text:p>
          </table:table-cell>
          <table:table-cell office:value-type="float" office:value="65014.48" table:style-name="ce5">
            <text:p>65.014,48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number-rows-repeated="1048562" table:style-name="ro1">
          <table:table-cell table:number-columns-repeated="16384"/>
        </table:table-row>
      </table:table>
      <table:table table:name="BIZKAIA" table:style-name="ta1"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number-columns-repeated="16375" table:default-cell-style-name="ce1"/>
        <table:table-row table:style-name="ro2">
          <table:table-cell office:value-type="string" table:style-name="ce2">
            <text:p>DESCRIPCION_FILA</text:p>
          </table:table-cell>
          <table:table-cell office:value-type="string" table:style-name="ce2">
            <text:p>CENTRALES ACTIVAS</text:p>
          </table:table-cell>
          <table:table-cell office:value-type="string" table:style-name="ce2">
            <text:p>POTENCIA ACTIVA (MW)</text:p>
          </table:table-cell>
          <table:table-cell office:value-type="string" table:style-name="ce2">
            <text:p>HORAS UTILIZACION</text:p>
          </table:table-cell>
          <table:table-cell office:value-type="string" table:style-name="ce2">
            <text:p>PRODUCCION EN BORNES DE LOS GENERADORES (MWh)</text:p>
          </table:table-cell>
          <table:table-cell office:value-type="string" table:style-name="ce2">
            <text:p>CONSUMOS EN GENERACION (MWh)</text:p>
          </table:table-cell>
          <table:table-cell office:value-type="string" table:style-name="ce2">
            <text:p>PRODUCCION NETA (MWH)</text:p>
          </table:table-cell>
          <table:table-cell office:value-type="string" table:style-name="ce2">
            <text:p>AUTOCONSUMOS (MWh)</text:p>
          </table:table-cell>
          <table:table-cell office:value-type="string" table:style-name="ce2">
            <text:p>CONSUMOS EN BOMBEO (MWh)</text:p>
          </table:table-cell>
          <table:table-cell table:number-columns-repeated="16375" table:style-name="ce6"/>
        </table:table-row>
        <table:table-row table:style-name="ro1">
          <table:table-cell office:value-type="string" table:style-name="ce3">
            <text:p>Hidraúlica</text:p>
          </table:table-cell>
          <table:table-cell office:value-type="float" office:value="3" table:style-name="ce4">
            <text:p>3</text:p>
          </table:table-cell>
          <table:table-cell office:value-type="float" office:value="84.33" table:style-name="ce5">
            <text:p>84,33</text:p>
          </table:table-cell>
          <table:table-cell office:value-type="float" office:value="1978.7145736985699" table:style-name="ce5">
            <text:p>1.978,71</text:p>
          </table:table-cell>
          <table:table-cell office:value-type="float" office:value="166865" table:style-name="ce5">
            <text:p>166.865,00</text:p>
          </table:table-cell>
          <table:table-cell office:value-type="float" office:value="1590" table:style-name="ce5">
            <text:p>1.590,00</text:p>
          </table:table-cell>
          <table:table-cell office:value-type="float" office:value="165275" table:style-name="ce5">
            <text:p>165.275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 text:c="8"/>Bombeo puro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 text:c="8"/>Bombeo mixto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Nuclear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Carbón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Fuel+gas y ciclo combinado</text:p>
          </table:table-cell>
          <table:table-cell office:value-type="float" office:value="2" table:style-name="ce4">
            <text:p>2</text:p>
          </table:table-cell>
          <table:table-cell office:value-type="float" office:value="1550.3" table:style-name="ce5">
            <text:p>1.550,30</text:p>
          </table:table-cell>
          <table:table-cell office:value-type="float" office:value="1608.9821324904899" table:style-name="ce5">
            <text:p>1.608,98</text:p>
          </table:table-cell>
          <table:table-cell office:value-type="float" office:value="2494405" table:style-name="ce5">
            <text:p>2.494.405,00</text:p>
          </table:table-cell>
          <table:table-cell office:value-type="float" office:value="71344" table:style-name="ce5">
            <text:p>71.344,00</text:p>
          </table:table-cell>
          <table:table-cell office:value-type="float" office:value="2423061" table:style-name="ce5">
            <text:p>2.423.061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Resto hidráulica</text:p>
          </table:table-cell>
          <table:table-cell office:value-type="float" office:value="21" table:style-name="ce4">
            <text:p>21</text:p>
          </table:table-cell>
          <table:table-cell office:value-type="float" office:value="10.61" table:style-name="ce5">
            <text:p>10,61</text:p>
          </table:table-cell>
          <table:table-cell office:value-type="float" office:value="1861.0565504241299" table:style-name="ce5">
            <text:p>1.861,06</text:p>
          </table:table-cell>
          <table:table-cell office:value-type="float" office:value="19745.810000000001" table:style-name="ce5">
            <text:p>19.745,81</text:p>
          </table:table-cell>
          <table:table-cell office:value-type="float" office:value="319.58" table:style-name="ce5">
            <text:p>319,58</text:p>
          </table:table-cell>
          <table:table-cell office:value-type="float" office:value="19426.23" table:style-name="ce5">
            <text:p>19.426,23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Eólica</text:p>
          </table:table-cell>
          <table:table-cell office:value-type="float" office:value="2" table:style-name="ce4">
            <text:p>2</text:p>
          </table:table-cell>
          <table:table-cell office:value-type="float" office:value="44" table:style-name="ce5">
            <text:p>44,00</text:p>
          </table:table-cell>
          <table:table-cell office:value-type="float" office:value="1862.9749999999999" table:style-name="ce5">
            <text:p>1.862,98</text:p>
          </table:table-cell>
          <table:table-cell office:value-type="float" office:value="81970.899999999994" table:style-name="ce5">
            <text:p>81.970,90</text:p>
          </table:table-cell>
          <table:table-cell office:value-type="float" office:value="1093" table:style-name="ce5">
            <text:p>1.093,00</text:p>
          </table:table-cell>
          <table:table-cell office:value-type="float" office:value="80877.899999999994" table:style-name="ce5">
            <text:p>80.877,9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Solar fotovoltaica</text:p>
          </table:table-cell>
          <table:table-cell office:value-type="float" office:value="407" table:style-name="ce4">
            <text:p>407</text:p>
          </table:table-cell>
          <table:table-cell office:value-type="float" office:value="4.6399999999999997" table:style-name="ce5">
            <text:p>4,64</text:p>
          </table:table-cell>
          <table:table-cell office:value-type="float" office:value="921.39655172413802" table:style-name="ce5">
            <text:p>921,40</text:p>
          </table:table-cell>
          <table:table-cell office:value-type="float" office:value="4275.28" table:style-name="ce5">
            <text:p>4.275,28</text:p>
          </table:table-cell>
          <table:table-cell office:value-type="float" office:value="0" table:style-name="ce5">
            <text:p>0,00</text:p>
          </table:table-cell>
          <table:table-cell office:value-type="float" office:value="4275.28" table:style-name="ce5">
            <text:p>4.275,28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Solar térmica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Cogeneración</text:p>
          </table:table-cell>
          <table:table-cell office:value-type="float" office:value="19" table:style-name="ce4">
            <text:p>19</text:p>
          </table:table-cell>
          <table:table-cell office:value-type="float" office:value="151.27000000000001" table:style-name="ce5">
            <text:p>151,27</text:p>
          </table:table-cell>
          <table:table-cell office:value-type="float" office:value="6547.5990612811502" table:style-name="ce5">
            <text:p>6.547,60</text:p>
          </table:table-cell>
          <table:table-cell office:value-type="float" office:value="990455.31" table:style-name="ce5">
            <text:p>990.455,31</text:p>
          </table:table-cell>
          <table:table-cell office:value-type="float" office:value="10602.02" table:style-name="ce5">
            <text:p>10.602,02</text:p>
          </table:table-cell>
          <table:table-cell office:value-type="float" office:value="979853.29" table:style-name="ce5">
            <text:p>979.853,29</text:p>
          </table:table-cell>
          <table:table-cell office:value-type="float" office:value="23854.28" table:style-name="ce5">
            <text:p>23.854,28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Térmica renovable y resto</text:p>
          </table:table-cell>
          <table:table-cell office:value-type="float" office:value="7" table:style-name="ce4">
            <text:p>7</text:p>
          </table:table-cell>
          <table:table-cell office:value-type="float" office:value="142.11000000000001" table:style-name="ce5">
            <text:p>142,11</text:p>
          </table:table-cell>
          <table:table-cell office:value-type="float" office:value="4826.9443388924101" table:style-name="ce5">
            <text:p>4.826,94</text:p>
          </table:table-cell>
          <table:table-cell office:value-type="float" office:value="685957.06" table:style-name="ce5">
            <text:p>685.957,06</text:p>
          </table:table-cell>
          <table:table-cell office:value-type="float" office:value="40387.370000000003" table:style-name="ce5">
            <text:p>40.387,37</text:p>
          </table:table-cell>
          <table:table-cell office:value-type="float" office:value="645569.68999999994" table:style-name="ce5">
            <text:p>645.569,69</text:p>
          </table:table-cell>
          <table:table-cell office:value-type="float" office:value="62060.49" table:style-name="ce5">
            <text:p>62.060,49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TOTAL</text:p>
          </table:table-cell>
          <table:table-cell office:value-type="float" office:value="461" table:style-name="ce4">
            <text:p>461</text:p>
          </table:table-cell>
          <table:table-cell office:value-type="float" office:value="1987.26" table:style-name="ce5">
            <text:p>1.987,26</text:p>
          </table:table-cell>
          <table:table-cell office:value-type="float" office:value="2236.08101607238" table:style-name="ce5">
            <text:p>2.236,08</text:p>
          </table:table-cell>
          <table:table-cell office:value-type="float" office:value="4443674.3600000003" table:style-name="ce5">
            <text:p>4.443.674,36</text:p>
          </table:table-cell>
          <table:table-cell office:value-type="float" office:value="125335.97" table:style-name="ce5">
            <text:p>125.335,97</text:p>
          </table:table-cell>
          <table:table-cell office:value-type="float" office:value="4318338.3899999997" table:style-name="ce5">
            <text:p>4.318.338,39</text:p>
          </table:table-cell>
          <table:table-cell office:value-type="float" office:value="85914.77" table:style-name="ce5">
            <text:p>85.914,77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number-rows-repeated="1048562" table:style-name="ro1">
          <table:table-cell table:number-columns-repeated="16384"/>
        </table:table-row>
      </table:table>
      <table:table table:name="ZAMORA" table:style-name="ta1"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number-columns-repeated="16375" table:default-cell-style-name="ce1"/>
        <table:table-row table:style-name="ro2">
          <table:table-cell office:value-type="string" table:style-name="ce2">
            <text:p>DESCRIPCION_FILA</text:p>
          </table:table-cell>
          <table:table-cell office:value-type="string" table:style-name="ce2">
            <text:p>CENTRALES ACTIVAS</text:p>
          </table:table-cell>
          <table:table-cell office:value-type="string" table:style-name="ce2">
            <text:p>POTENCIA ACTIVA (MW)</text:p>
          </table:table-cell>
          <table:table-cell office:value-type="string" table:style-name="ce2">
            <text:p>HORAS UTILIZACION</text:p>
          </table:table-cell>
          <table:table-cell office:value-type="string" table:style-name="ce2">
            <text:p>PRODUCCION EN BORNES DE LOS GENERADORES (MWh)</text:p>
          </table:table-cell>
          <table:table-cell office:value-type="string" table:style-name="ce2">
            <text:p>CONSUMOS EN GENERACION (MWh)</text:p>
          </table:table-cell>
          <table:table-cell office:value-type="string" table:style-name="ce2">
            <text:p>PRODUCCION NETA (MWH)</text:p>
          </table:table-cell>
          <table:table-cell office:value-type="string" table:style-name="ce2">
            <text:p>AUTOCONSUMOS (MWh)</text:p>
          </table:table-cell>
          <table:table-cell office:value-type="string" table:style-name="ce2">
            <text:p>CONSUMOS EN BOMBEO (MWh)</text:p>
          </table:table-cell>
          <table:table-cell table:number-columns-repeated="16375" table:style-name="ce6"/>
        </table:table-row>
        <table:table-row table:style-name="ro1">
          <table:table-cell office:value-type="string" table:style-name="ce3">
            <text:p>Hidraúlica</text:p>
          </table:table-cell>
          <table:table-cell office:value-type="float" office:value="13" table:style-name="ce4">
            <text:p>13</text:p>
          </table:table-cell>
          <table:table-cell office:value-type="float" office:value="885.72" table:style-name="ce5">
            <text:p>885,72</text:p>
          </table:table-cell>
          <table:table-cell office:value-type="float" office:value="2203.5361062186698" table:style-name="ce5">
            <text:p>2.203,54</text:p>
          </table:table-cell>
          <table:table-cell office:value-type="float" office:value="1951716" table:style-name="ce5">
            <text:p>1.951.716,00</text:p>
          </table:table-cell>
          <table:table-cell office:value-type="float" office:value="13311" table:style-name="ce5">
            <text:p>13.311,00</text:p>
          </table:table-cell>
          <table:table-cell office:value-type="float" office:value="1938405" table:style-name="ce5">
            <text:p>1.938.405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 text:c="8"/>Bombeo puro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 text:c="8"/>Bombeo mixto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Nuclear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Carbón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Fuel+gas y ciclo combinado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Resto hidráulica</text:p>
          </table:table-cell>
          <table:table-cell office:value-type="float" office:value="8" table:style-name="ce4">
            <text:p>8</text:p>
          </table:table-cell>
          <table:table-cell office:value-type="float" office:value="25.21" table:style-name="ce5">
            <text:p>25,21</text:p>
          </table:table-cell>
          <table:table-cell office:value-type="float" office:value="2480.5632685442301" table:style-name="ce5">
            <text:p>2.480,56</text:p>
          </table:table-cell>
          <table:table-cell office:value-type="float" office:value="62535" table:style-name="ce5">
            <text:p>62.535,00</text:p>
          </table:table-cell>
          <table:table-cell office:value-type="float" office:value="758" table:style-name="ce5">
            <text:p>758,00</text:p>
          </table:table-cell>
          <table:table-cell office:value-type="float" office:value="61777" table:style-name="ce5">
            <text:p>61.777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Eólica</text:p>
          </table:table-cell>
          <table:table-cell office:value-type="float" office:value="27" table:style-name="ce4">
            <text:p>27</text:p>
          </table:table-cell>
          <table:table-cell office:value-type="float" office:value="568.91" table:style-name="ce5">
            <text:p>568,91</text:p>
          </table:table-cell>
          <table:table-cell office:value-type="float" office:value="1949.5817088819001" table:style-name="ce5">
            <text:p>1.949,58</text:p>
          </table:table-cell>
          <table:table-cell office:value-type="float" office:value="1109136.53" table:style-name="ce5">
            <text:p>1.109.136,53</text:p>
          </table:table-cell>
          <table:table-cell office:value-type="float" office:value="21664.09" table:style-name="ce5">
            <text:p>21.664,09</text:p>
          </table:table-cell>
          <table:table-cell office:value-type="float" office:value="1087472.44" table:style-name="ce5">
            <text:p>1.087.472,44</text:p>
          </table:table-cell>
          <table:table-cell office:value-type="float" office:value="7462" table:style-name="ce5">
            <text:p>7.462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Solar fotovoltaica</text:p>
          </table:table-cell>
          <table:table-cell office:value-type="float" office:value="986" table:style-name="ce4">
            <text:p>986</text:p>
          </table:table-cell>
          <table:table-cell office:value-type="float" office:value="82.46" table:style-name="ce5">
            <text:p>82,46</text:p>
          </table:table-cell>
          <table:table-cell office:value-type="float" office:value="1686.40710647587" table:style-name="ce5">
            <text:p>1.686,41</text:p>
          </table:table-cell>
          <table:table-cell office:value-type="float" office:value="139061.13" table:style-name="ce5">
            <text:p>139.061,13</text:p>
          </table:table-cell>
          <table:table-cell office:value-type="float" office:value="0" table:style-name="ce5">
            <text:p>0,00</text:p>
          </table:table-cell>
          <table:table-cell office:value-type="float" office:value="139061.13" table:style-name="ce5">
            <text:p>139.061,13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Solar térmica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Cogeneración</text:p>
          </table:table-cell>
          <table:table-cell office:value-type="float" office:value="4" table:style-name="ce4">
            <text:p>4</text:p>
          </table:table-cell>
          <table:table-cell office:value-type="float" office:value="18.95" table:style-name="ce5">
            <text:p>18,95</text:p>
          </table:table-cell>
          <table:table-cell office:value-type="float" office:value="2828.66596306069" table:style-name="ce5">
            <text:p>2.828,67</text:p>
          </table:table-cell>
          <table:table-cell office:value-type="float" office:value="53603.22" table:style-name="ce5">
            <text:p>53.603,22</text:p>
          </table:table-cell>
          <table:table-cell office:value-type="float" office:value="1036.6600000000001" table:style-name="ce5">
            <text:p>1.036,66</text:p>
          </table:table-cell>
          <table:table-cell office:value-type="float" office:value="52566.559999999998" table:style-name="ce5">
            <text:p>52.566,56</text:p>
          </table:table-cell>
          <table:table-cell office:value-type="float" office:value="24180.720000000001" table:style-name="ce5">
            <text:p>24.180,72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Térmica renovable y resto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TOTAL</text:p>
          </table:table-cell>
          <table:table-cell office:value-type="float" office:value="1038" table:style-name="ce4">
            <text:p>1.038</text:p>
          </table:table-cell>
          <table:table-cell office:value-type="float" office:value="1581.25" table:style-name="ce5">
            <text:p>1.581,25</text:p>
          </table:table-cell>
          <table:table-cell office:value-type="float" office:value="2097.1079083004001" table:style-name="ce5">
            <text:p>2.097,11</text:p>
          </table:table-cell>
          <table:table-cell office:value-type="float" office:value="3316051.88" table:style-name="ce5">
            <text:p>3.316.051,88</text:p>
          </table:table-cell>
          <table:table-cell office:value-type="float" office:value="36769.75" table:style-name="ce5">
            <text:p>36.769,75</text:p>
          </table:table-cell>
          <table:table-cell office:value-type="float" office:value="3279282.13" table:style-name="ce5">
            <text:p>3.279.282,13</text:p>
          </table:table-cell>
          <table:table-cell office:value-type="float" office:value="31642.720000000001" table:style-name="ce5">
            <text:p>31.642,72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number-rows-repeated="1048562" table:style-name="ro1">
          <table:table-cell table:number-columns-repeated="16384"/>
        </table:table-row>
      </table:table>
      <table:table table:name="ZARAGOZA" table:style-name="ta1"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number-columns-repeated="16375" table:default-cell-style-name="ce1"/>
        <table:table-row table:style-name="ro2">
          <table:table-cell office:value-type="string" table:style-name="ce2">
            <text:p>DESCRIPCION_FILA</text:p>
          </table:table-cell>
          <table:table-cell office:value-type="string" table:style-name="ce2">
            <text:p>CENTRALES ACTIVAS</text:p>
          </table:table-cell>
          <table:table-cell office:value-type="string" table:style-name="ce2">
            <text:p>POTENCIA ACTIVA (MW)</text:p>
          </table:table-cell>
          <table:table-cell office:value-type="string" table:style-name="ce2">
            <text:p>HORAS UTILIZACION</text:p>
          </table:table-cell>
          <table:table-cell office:value-type="string" table:style-name="ce2">
            <text:p>PRODUCCION EN BORNES DE LOS GENERADORES (MWh)</text:p>
          </table:table-cell>
          <table:table-cell office:value-type="string" table:style-name="ce2">
            <text:p>CONSUMOS EN GENERACION (MWh)</text:p>
          </table:table-cell>
          <table:table-cell office:value-type="string" table:style-name="ce2">
            <text:p>PRODUCCION NETA (MWH)</text:p>
          </table:table-cell>
          <table:table-cell office:value-type="string" table:style-name="ce2">
            <text:p>AUTOCONSUMOS (MWh)</text:p>
          </table:table-cell>
          <table:table-cell office:value-type="string" table:style-name="ce2">
            <text:p>CONSUMOS EN BOMBEO (MWh)</text:p>
          </table:table-cell>
          <table:table-cell table:number-columns-repeated="16375" table:style-name="ce6"/>
        </table:table-row>
        <table:table-row table:style-name="ro1">
          <table:table-cell office:value-type="string" table:style-name="ce3">
            <text:p>Hidraúlica</text:p>
          </table:table-cell>
          <table:table-cell office:value-type="float" office:value="9" table:style-name="ce4">
            <text:p>9</text:p>
          </table:table-cell>
          <table:table-cell office:value-type="float" office:value="337.47" table:style-name="ce5">
            <text:p>337,47</text:p>
          </table:table-cell>
          <table:table-cell office:value-type="float" office:value="2412.4299345127001" table:style-name="ce5">
            <text:p>2.412,43</text:p>
          </table:table-cell>
          <table:table-cell office:value-type="float" office:value="814122.73" table:style-name="ce5">
            <text:p>814.122,73</text:p>
          </table:table-cell>
          <table:table-cell office:value-type="float" office:value="7352.71" table:style-name="ce5">
            <text:p>7.352,71</text:p>
          </table:table-cell>
          <table:table-cell office:value-type="float" office:value="806770.02" table:style-name="ce5">
            <text:p>806.770,02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 text:c="8"/>Bombeo puro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 text:c="8"/>Bombeo mixto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Nuclear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Carbón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Fuel+gas y ciclo combinado</text:p>
          </table:table-cell>
          <table:table-cell office:value-type="float" office:value="2" table:style-name="ce4">
            <text:p>2</text:p>
          </table:table-cell>
          <table:table-cell office:value-type="float" office:value="1100.72" table:style-name="ce5">
            <text:p>1.100,72</text:p>
          </table:table-cell>
          <table:table-cell office:value-type="float" office:value="78.351151973253906" table:style-name="ce5">
            <text:p>78,35</text:p>
          </table:table-cell>
          <table:table-cell office:value-type="float" office:value="86242.68" table:style-name="ce5">
            <text:p>86.242,68</text:p>
          </table:table-cell>
          <table:table-cell office:value-type="float" office:value="8345.93" table:style-name="ce5">
            <text:p>8.345,93</text:p>
          </table:table-cell>
          <table:table-cell office:value-type="float" office:value="77896.75" table:style-name="ce5">
            <text:p>77.896,75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Resto hidráulica</text:p>
          </table:table-cell>
          <table:table-cell office:value-type="float" office:value="13" table:style-name="ce4">
            <text:p>13</text:p>
          </table:table-cell>
          <table:table-cell office:value-type="float" office:value="72.959999999999994" table:style-name="ce5">
            <text:p>72,96</text:p>
          </table:table-cell>
          <table:table-cell office:value-type="float" office:value="3226.1141721491199" table:style-name="ce5">
            <text:p>3.226,11</text:p>
          </table:table-cell>
          <table:table-cell office:value-type="float" office:value="235377.29" table:style-name="ce5">
            <text:p>235.377,29</text:p>
          </table:table-cell>
          <table:table-cell office:value-type="float" office:value="3223.21" table:style-name="ce5">
            <text:p>3.223,21</text:p>
          </table:table-cell>
          <table:table-cell office:value-type="float" office:value="232154.08" table:style-name="ce5">
            <text:p>232.154,08</text:p>
          </table:table-cell>
          <table:table-cell office:value-type="float" office:value="2643" table:style-name="ce5">
            <text:p>2.643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Eólica</text:p>
          </table:table-cell>
          <table:table-cell office:value-type="float" office:value="64" table:style-name="ce4">
            <text:p>64</text:p>
          </table:table-cell>
          <table:table-cell office:value-type="float" office:value="1398.63" table:style-name="ce5">
            <text:p>1.398,63</text:p>
          </table:table-cell>
          <table:table-cell office:value-type="float" office:value="2430.8688144827402" table:style-name="ce5">
            <text:p>2.430,87</text:p>
          </table:table-cell>
          <table:table-cell office:value-type="float" office:value="3399886.05" table:style-name="ce5">
            <text:p>3.399.886,05</text:p>
          </table:table-cell>
          <table:table-cell office:value-type="float" office:value="44210.93" table:style-name="ce5">
            <text:p>44.210,93</text:p>
          </table:table-cell>
          <table:table-cell office:value-type="float" office:value="3355675.12" table:style-name="ce5">
            <text:p>3.355.675,12</text:p>
          </table:table-cell>
          <table:table-cell office:value-type="float" office:value="209.15" table:style-name="ce5">
            <text:p>209,15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Solar fotovoltaica</text:p>
          </table:table-cell>
          <table:table-cell office:value-type="float" office:value="973" table:style-name="ce4">
            <text:p>973</text:p>
          </table:table-cell>
          <table:table-cell office:value-type="float" office:value="108.41" table:style-name="ce5">
            <text:p>108,41</text:p>
          </table:table-cell>
          <table:table-cell office:value-type="float" office:value="1764.35494880546" table:style-name="ce5">
            <text:p>1.764,35</text:p>
          </table:table-cell>
          <table:table-cell office:value-type="float" office:value="191273.72" table:style-name="ce5">
            <text:p>191.273,72</text:p>
          </table:table-cell>
          <table:table-cell office:value-type="float" office:value="0" table:style-name="ce5">
            <text:p>0,00</text:p>
          </table:table-cell>
          <table:table-cell office:value-type="float" office:value="191273.72" table:style-name="ce5">
            <text:p>191.273,72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Solar térmica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Cogeneración</text:p>
          </table:table-cell>
          <table:table-cell office:value-type="float" office:value="13" table:style-name="ce4">
            <text:p>13</text:p>
          </table:table-cell>
          <table:table-cell office:value-type="float" office:value="288.92" table:style-name="ce5">
            <text:p>288,92</text:p>
          </table:table-cell>
          <table:table-cell office:value-type="float" office:value="7568.1692163920798" table:style-name="ce5">
            <text:p>7.568,17</text:p>
          </table:table-cell>
          <table:table-cell office:value-type="float" office:value="2186595.4500000002" table:style-name="ce5">
            <text:p>2.186.595,45</text:p>
          </table:table-cell>
          <table:table-cell office:value-type="float" office:value="63345.46" table:style-name="ce5">
            <text:p>63.345,46</text:p>
          </table:table-cell>
          <table:table-cell office:value-type="float" office:value="2123249.9900000002" table:style-name="ce5">
            <text:p>2.123.249,99</text:p>
          </table:table-cell>
          <table:table-cell office:value-type="float" office:value="9528.6299999999992" table:style-name="ce5">
            <text:p>9.528,63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Térmica renovable y resto</text:p>
          </table:table-cell>
          <table:table-cell office:value-type="float" office:value="3" table:style-name="ce4">
            <text:p>3</text:p>
          </table:table-cell>
          <table:table-cell office:value-type="float" office:value="55.82" table:style-name="ce5">
            <text:p>55,82</text:p>
          </table:table-cell>
          <table:table-cell office:value-type="float" office:value="6687.3522035112901" table:style-name="ce5">
            <text:p>6.687,35</text:p>
          </table:table-cell>
          <table:table-cell office:value-type="float" office:value="373288" table:style-name="ce5">
            <text:p>373.288,00</text:p>
          </table:table-cell>
          <table:table-cell office:value-type="float" office:value="49572.68" table:style-name="ce5">
            <text:p>49.572,68</text:p>
          </table:table-cell>
          <table:table-cell office:value-type="float" office:value="323715.32" table:style-name="ce5">
            <text:p>323.715,32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TOTAL</text:p>
          </table:table-cell>
          <table:table-cell office:value-type="float" office:value="1077" table:style-name="ce4">
            <text:p>1.077</text:p>
          </table:table-cell>
          <table:table-cell office:value-type="float" office:value="3362.93" table:style-name="ce5">
            <text:p>3.362,93</text:p>
          </table:table-cell>
          <table:table-cell office:value-type="float" office:value="2166.7967873253401" table:style-name="ce5">
            <text:p>2.166,80</text:p>
          </table:table-cell>
          <table:table-cell office:value-type="float" office:value="7286785.9199999999" table:style-name="ce5">
            <text:p>7.286.785,92</text:p>
          </table:table-cell>
          <table:table-cell office:value-type="float" office:value="176050.92" table:style-name="ce5">
            <text:p>176.050,92</text:p>
          </table:table-cell>
          <table:table-cell office:value-type="float" office:value="7110735" table:style-name="ce5">
            <text:p>7.110.735,00</text:p>
          </table:table-cell>
          <table:table-cell office:value-type="float" office:value="12380.78" table:style-name="ce5">
            <text:p>12.380,78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number-rows-repeated="1048562" table:style-name="ro1">
          <table:table-cell table:number-columns-repeated="16384"/>
        </table:table-row>
      </table:table>
      <table:table table:name="CEUTA" table:style-name="ta1"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number-columns-repeated="16375" table:default-cell-style-name="ce1"/>
        <table:table-row table:style-name="ro2">
          <table:table-cell office:value-type="string" table:style-name="ce2">
            <text:p>DESCRIPCION_FILA</text:p>
          </table:table-cell>
          <table:table-cell office:value-type="string" table:style-name="ce2">
            <text:p>CENTRALES ACTIVAS</text:p>
          </table:table-cell>
          <table:table-cell office:value-type="string" table:style-name="ce2">
            <text:p>POTENCIA ACTIVA (MW)</text:p>
          </table:table-cell>
          <table:table-cell office:value-type="string" table:style-name="ce2">
            <text:p>HORAS UTILIZACION</text:p>
          </table:table-cell>
          <table:table-cell office:value-type="string" table:style-name="ce2">
            <text:p>PRODUCCION EN BORNES DE LOS GENERADORES (MWh)</text:p>
          </table:table-cell>
          <table:table-cell office:value-type="string" table:style-name="ce2">
            <text:p>CONSUMOS EN GENERACION (MWh)</text:p>
          </table:table-cell>
          <table:table-cell office:value-type="string" table:style-name="ce2">
            <text:p>PRODUCCION NETA (MWH)</text:p>
          </table:table-cell>
          <table:table-cell office:value-type="string" table:style-name="ce2">
            <text:p>AUTOCONSUMOS (MWh)</text:p>
          </table:table-cell>
          <table:table-cell office:value-type="string" table:style-name="ce2">
            <text:p>CONSUMOS EN BOMBEO (MWh)</text:p>
          </table:table-cell>
          <table:table-cell table:number-columns-repeated="16375" table:style-name="ce6"/>
        </table:table-row>
        <table:table-row table:style-name="ro1">
          <table:table-cell office:value-type="string" table:style-name="ce3">
            <text:p>Hidraúlica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 text:c="8"/>Bombeo puro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 text:c="8"/>Bombeo mixto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Nuclear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Carbón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Fuel+gas y ciclo combinado</text:p>
          </table:table-cell>
          <table:table-cell office:value-type="float" office:value="1" table:style-name="ce4">
            <text:p>1</text:p>
          </table:table-cell>
          <table:table-cell office:value-type="float" office:value="97.36" table:style-name="ce5">
            <text:p>97,36</text:p>
          </table:table-cell>
          <table:table-cell office:value-type="float" office:value="2283.8331963845499" table:style-name="ce5">
            <text:p>2.283,83</text:p>
          </table:table-cell>
          <table:table-cell office:value-type="float" office:value="222354" table:style-name="ce5">
            <text:p>222.354,00</text:p>
          </table:table-cell>
          <table:table-cell office:value-type="float" office:value="18331" table:style-name="ce5">
            <text:p>18.331,00</text:p>
          </table:table-cell>
          <table:table-cell office:value-type="float" office:value="204023" table:style-name="ce5">
            <text:p>204.023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Resto hidráulica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Eólica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Solar fotovoltaica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Solar térmica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Cogeneración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Térmica renovable y resto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TOTAL</text:p>
          </table:table-cell>
          <table:table-cell office:value-type="float" office:value="1" table:style-name="ce4">
            <text:p>1</text:p>
          </table:table-cell>
          <table:table-cell office:value-type="float" office:value="97.36" table:style-name="ce5">
            <text:p>97,36</text:p>
          </table:table-cell>
          <table:table-cell office:value-type="float" office:value="2283.8331963845499" table:style-name="ce5">
            <text:p>2.283,83</text:p>
          </table:table-cell>
          <table:table-cell office:value-type="float" office:value="222354" table:style-name="ce5">
            <text:p>222.354,00</text:p>
          </table:table-cell>
          <table:table-cell office:value-type="float" office:value="18331" table:style-name="ce5">
            <text:p>18.331,00</text:p>
          </table:table-cell>
          <table:table-cell office:value-type="float" office:value="204023" table:style-name="ce5">
            <text:p>204.023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number-rows-repeated="1048562" table:style-name="ro1">
          <table:table-cell table:number-columns-repeated="16384"/>
        </table:table-row>
      </table:table>
      <table:table table:name="MELILLA" table:style-name="ta1"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number-columns-repeated="16375" table:default-cell-style-name="ce1"/>
        <table:table-row table:style-name="ro2">
          <table:table-cell office:value-type="string" table:style-name="ce2">
            <text:p>DESCRIPCION_FILA</text:p>
          </table:table-cell>
          <table:table-cell office:value-type="string" table:style-name="ce2">
            <text:p>CENTRALES ACTIVAS</text:p>
          </table:table-cell>
          <table:table-cell office:value-type="string" table:style-name="ce2">
            <text:p>POTENCIA ACTIVA (MW)</text:p>
          </table:table-cell>
          <table:table-cell office:value-type="string" table:style-name="ce2">
            <text:p>HORAS UTILIZACION</text:p>
          </table:table-cell>
          <table:table-cell office:value-type="string" table:style-name="ce2">
            <text:p>PRODUCCION EN BORNES DE LOS GENERADORES (MWh)</text:p>
          </table:table-cell>
          <table:table-cell office:value-type="string" table:style-name="ce2">
            <text:p>CONSUMOS EN GENERACION (MWh)</text:p>
          </table:table-cell>
          <table:table-cell office:value-type="string" table:style-name="ce2">
            <text:p>PRODUCCION NETA (MWH)</text:p>
          </table:table-cell>
          <table:table-cell office:value-type="string" table:style-name="ce2">
            <text:p>AUTOCONSUMOS (MWh)</text:p>
          </table:table-cell>
          <table:table-cell office:value-type="string" table:style-name="ce2">
            <text:p>CONSUMOS EN BOMBEO (MWh)</text:p>
          </table:table-cell>
          <table:table-cell table:number-columns-repeated="16375" table:style-name="ce6"/>
        </table:table-row>
        <table:table-row table:style-name="ro1">
          <table:table-cell office:value-type="string" table:style-name="ce3">
            <text:p>Hidraúlica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 text:c="8"/>Bombeo puro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 text:c="8"/>Bombeo mixto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Nuclear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Carbón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Fuel+gas y ciclo combinado</text:p>
          </table:table-cell>
          <table:table-cell office:value-type="float" office:value="1" table:style-name="ce4">
            <text:p>1</text:p>
          </table:table-cell>
          <table:table-cell office:value-type="float" office:value="84.2" table:style-name="ce5">
            <text:p>84,20</text:p>
          </table:table-cell>
          <table:table-cell office:value-type="float" office:value="2600.4156769596202" table:style-name="ce5">
            <text:p>2.600,42</text:p>
          </table:table-cell>
          <table:table-cell office:value-type="float" office:value="218955" table:style-name="ce5">
            <text:p>218.955,00</text:p>
          </table:table-cell>
          <table:table-cell office:value-type="float" office:value="14426" table:style-name="ce5">
            <text:p>14.426,00</text:p>
          </table:table-cell>
          <table:table-cell office:value-type="float" office:value="204529" table:style-name="ce5">
            <text:p>204.529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Resto hidráulica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Eólica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Solar fotovoltaica</text:p>
          </table:table-cell>
          <table:table-cell office:value-type="float" office:value="2" table:style-name="ce4">
            <text:p>2</text:p>
          </table:table-cell>
          <table:table-cell office:value-type="float" office:value="0.06" table:style-name="ce5">
            <text:p>0,06</text:p>
          </table:table-cell>
          <table:table-cell office:value-type="float" office:value="1332.6666666666699" table:style-name="ce5">
            <text:p>1.332,67</text:p>
          </table:table-cell>
          <table:table-cell office:value-type="float" office:value="79.959999999999994" table:style-name="ce5">
            <text:p>79,96</text:p>
          </table:table-cell>
          <table:table-cell office:value-type="float" office:value="0" table:style-name="ce5">
            <text:p>0,00</text:p>
          </table:table-cell>
          <table:table-cell office:value-type="float" office:value="79.959999999999994" table:style-name="ce5">
            <text:p>79,96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Solar térmica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Cogeneración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Térmica renovable y resto</text:p>
          </table:table-cell>
          <table:table-cell office:value-type="float" office:value="1" table:style-name="ce4">
            <text:p>1</text:p>
          </table:table-cell>
          <table:table-cell office:value-type="float" office:value="2.17" table:style-name="ce5">
            <text:p>2,17</text:p>
          </table:table-cell>
          <table:table-cell office:value-type="float" office:value="5539.4239631336404" table:style-name="ce5">
            <text:p>5.539,42</text:p>
          </table:table-cell>
          <table:table-cell office:value-type="float" office:value="12020.55" table:style-name="ce5">
            <text:p>12.020,55</text:p>
          </table:table-cell>
          <table:table-cell office:value-type="float" office:value="3288.3" table:style-name="ce5">
            <text:p>3.288,30</text:p>
          </table:table-cell>
          <table:table-cell office:value-type="float" office:value="8732.25" table:style-name="ce5">
            <text:p>8.732,25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TOTAL</text:p>
          </table:table-cell>
          <table:table-cell office:value-type="float" office:value="4" table:style-name="ce4">
            <text:p>4</text:p>
          </table:table-cell>
          <table:table-cell office:value-type="float" office:value="86.43" table:style-name="ce5">
            <text:p>86,43</text:p>
          </table:table-cell>
          <table:table-cell office:value-type="float" office:value="2673.3253499942098" table:style-name="ce5">
            <text:p>2.673,33</text:p>
          </table:table-cell>
          <table:table-cell office:value-type="float" office:value="231055.51" table:style-name="ce5">
            <text:p>231.055,51</text:p>
          </table:table-cell>
          <table:table-cell office:value-type="float" office:value="17714.3" table:style-name="ce5">
            <text:p>17.714,30</text:p>
          </table:table-cell>
          <table:table-cell office:value-type="float" office:value="213341.21" table:style-name="ce5">
            <text:p>213.341,21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number-rows-repeated="104856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5in" fo:margin-bottom="0.5in" fo:margin-left="0.75in" fo:margin-right="0.75in" style:print-orientation="portrait" style:print-page-order="ttb" style:first-page-number="continue" style:scale-to="100%" style:table-centering="none" style:print="objects charts drawings"/>
      <style:header-style>
        <style:header-footer-properties fo:min-height="0.25in" fo:margin-left="0.75in" fo:margin-right="0.75in" fo:margin-bottom="0in"/>
      </style:header-style>
      <style:footer-style>
        <style:header-footer-properties fo:min-height="0in" fo:margin-left="0.75in" fo:margin-right="0.75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/>
    <dc:creator/>
    <meta:creation-date>2017-05-22T11:27:09Z</meta:creation-date>
    <dc:date>2017-05-22T11:27:34Z</dc:date>
  </office:meta>
</office:document-meta>
</file>